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Verdana" svg:font-family="Verdan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color="#ff0000"/>
    </style:style>
    <style:style style:name="P4" style:family="paragraph" style:parent-style-name="Standard">
      <style:paragraph-properties fo:line-height="130%" fo:break-before="auto" fo:break-after="auto" style:writing-mode="lr-tb"/>
      <style:text-properties fo:color="#ff0000" fo:font-size="10pt" fo:background-color="#ffffff" style:font-size-asian="10pt" style:font-size-complex="10pt"/>
    </style:style>
    <style:style style:name="P5" style:family="paragraph" style:parent-style-name="Standard">
      <style:paragraph-properties fo:line-height="130%" fo:break-before="auto" fo:break-after="auto" style:writing-mode="lr-tb"/>
    </style:style>
    <style:style style:name="P6" style:family="paragraph" style:parent-style-name="Standard">
      <style:paragraph-properties fo:line-height="130%" fo:break-before="auto" fo:break-after="auto" style:writing-mode="lr-tb"/>
      <style:text-properties fo:font-size="10pt" fo:background-color="#ffffff" style:font-size-asian="10pt" style:font-size-complex="10pt"/>
    </style:style>
    <style:style style:name="P7" style:family="paragraph" style:parent-style-name="Standard">
      <style:paragraph-properties fo:line-height="164%" fo:break-before="auto" fo:break-after="auto" style:writing-mode="lr-tb"/>
    </style:style>
    <style:style style:name="P8" style:family="paragraph" style:parent-style-name="Standard">
      <style:paragraph-properties fo:margin-top="0in" fo:margin-bottom="0.139in" fo:line-height="115%" fo:text-align="center" style:justify-single-word="false" fo:break-before="auto" fo:break-after="auto" style:writing-mode="lr-tb"/>
    </style:style>
    <style:style style:name="P9" style:family="paragraph" style:parent-style-name="Standard">
      <style:paragraph-properties fo:margin-left="0in" fo:margin-right="0in" fo:line-height="115%" fo:text-indent="0in" style:auto-text-indent="false" fo:break-before="auto" fo:break-after="auto" style:writing-mode="lr-tb"/>
    </style:style>
    <style:style style:name="P10" style:family="paragraph" style:parent-style-name="Standard">
      <style:paragraph-properties fo:line-height="115%" fo:break-before="page" style:writing-mode="lr-tb"/>
    </style:style>
    <style:style style:name="P11" style:family="paragraph" style:parent-style-name="Standard">
      <style:paragraph-properties fo:margin-left="0in" fo:margin-right="0in" fo:line-height="130%" fo:text-indent="0.0417in" style:auto-text-indent="false" fo:break-before="auto" fo:break-after="auto" style:writing-mode="lr-tb"/>
    </style:style>
    <style:style style:name="P12" style:family="paragraph" style:parent-style-name="Standard">
      <style:paragraph-properties fo:margin-left="0in" fo:margin-right="0in" fo:line-height="130%" fo:text-indent="0.0417in" style:auto-text-indent="false" fo:break-before="auto" fo:break-after="auto" style:writing-mode="lr-tb"/>
      <style:text-properties fo:color="#ff0000" fo:font-size="10pt" fo:background-color="#ffffff" style:font-size-asian="10pt" style:font-size-complex="10pt"/>
    </style:style>
    <style:style style:name="P13" style:family="paragraph" style:parent-style-name="Standard">
      <style:paragraph-properties fo:margin-left="0in" fo:margin-right="0in" fo:line-height="115%" fo:text-indent="0.5in" style:auto-text-indent="false" fo:break-before="auto" fo:break-after="auto" style:writing-mode="lr-tb"/>
    </style:style>
    <style:style style:name="P14" style:family="paragraph" style:parent-style-name="Standard">
      <style:paragraph-properties fo:margin-top="0.0693in" fo:margin-bottom="0.0835in" fo:line-height="130%" fo:break-before="auto" fo:break-after="auto" style:writing-mode="lr-tb"/>
    </style:style>
    <style:style style:name="P15" style:family="paragraph" style:parent-style-name="Standard">
      <style:paragraph-properties fo:margin-top="0in" fo:margin-bottom="0.0138in" fo:line-height="164%" fo:break-before="auto" fo:break-after="auto" style:writing-mode="lr-tb"/>
    </style:style>
    <style:style style:name="P16" style:family="paragraph" style:parent-style-name="Standard">
      <style:paragraph-properties fo:margin-top="0.028in" fo:margin-bottom="0.0835in" fo:line-height="164%" fo:break-before="auto" fo:break-after="auto" style:writing-mode="lr-tb"/>
    </style:style>
    <style:style style:name="P17" style:family="paragraph" style:parent-style-name="Standard" style:master-page-name="Standard">
      <style:paragraph-properties fo:line-height="115%" fo:text-align="end" style:justify-single-word="false" style:page-number="auto" fo:break-before="auto" fo:break-after="auto" style:writing-mode="lr-tb"/>
    </style:style>
    <style:style style:name="P18" style:family="paragraph" style:parent-style-name="Standard">
      <style:paragraph-properties fo:line-height="115%" fo:break-before="auto" fo:break-after="auto" style:writing-mode="lr-tb"/>
      <style:text-properties fo:font-weight="bold" style:font-weight-asian="bold" style:font-weight-complex="bold"/>
    </style:style>
    <style:style style:name="P19" style:family="paragraph" style:parent-style-name="Standard">
      <style:paragraph-properties fo:line-height="115%" fo:break-before="auto" fo:break-after="auto" style:writing-mode="lr-tb"/>
      <style:text-properties fo:color="#ff0000"/>
    </style:style>
    <style:style style:name="P20" style:family="paragraph" style:parent-style-name="Standard">
      <style:paragraph-properties fo:line-height="130%" fo:break-before="auto" fo:break-after="auto" style:writing-mode="lr-tb"/>
      <style:text-properties fo:color="#ff0000" fo:font-size="10pt" fo:background-color="#ffffff" style:font-size-asian="10pt" style:font-size-complex="10pt"/>
    </style:style>
    <style:style style:name="P21" style:family="paragraph" style:parent-style-name="Standard">
      <style:paragraph-properties fo:line-height="115%" fo:break-before="auto" fo:break-after="auto" style:writing-mode="lr-tb"/>
      <style:text-properties fo:font-size="10pt" fo:background-color="#ffffff" style:font-size-asian="10pt" style:font-size-complex="10pt"/>
    </style:style>
    <style:style style:name="P22" style:family="paragraph" style:parent-style-name="Standard">
      <style:paragraph-properties fo:line-height="164%" fo:break-before="auto" fo:break-after="auto" style:writing-mode="lr-tb"/>
      <style:text-properties fo:font-size="10pt" fo:background-color="#ffffff" style:font-size-asian="10pt" style:font-size-complex="10pt"/>
    </style:style>
    <style:style style:name="P23" style:family="paragraph" style:parent-style-name="Standard">
      <style:paragraph-properties fo:margin-top="0.0693in" fo:margin-bottom="0.0835in" fo:line-height="130%" fo:break-before="auto" fo:break-after="auto" style:writing-mode="lr-tb"/>
      <style:text-properties fo:font-size="10pt" fo:background-color="#ffffff" style:font-size-asian="10pt" style:font-size-complex="10pt"/>
    </style:style>
    <style:style style:name="P24" style:family="paragraph" style:parent-style-name="Standard">
      <style:paragraph-properties fo:margin-top="0.0693in" fo:margin-bottom="0.0835in" fo:line-height="130%" fo:break-before="auto" fo:break-after="auto" style:writing-mode="lr-tb"/>
      <style:text-properties fo:color="#ff0000" fo:font-size="10pt" fo:background-color="#ffffff" style:font-size-asian="10pt" style:font-size-complex="10pt"/>
    </style:style>
    <style:style style:name="P25" style:family="paragraph" style:parent-style-name="Title" style:master-page-name="Standard">
      <style:paragraph-properties fo:line-height="115%" fo:text-align="center" style:justify-single-word="false" style:page-number="auto" fo:break-before="auto" fo:break-after="auto" style:writing-mode="lr-tb"/>
    </style:style>
    <style:style style:name="P26" style:family="paragraph" style:parent-style-name="Heading_20_1">
      <style:paragraph-properties fo:line-height="115%" fo:break-before="auto" fo:break-after="auto" style:writing-mode="lr-tb"/>
    </style:style>
    <style:style style:name="P27" style:family="paragraph" style:parent-style-name="Heading_20_1">
      <style:paragraph-properties fo:line-height="130%" fo:break-before="auto" fo:break-after="auto" style:writing-mode="lr-tb"/>
    </style:style>
    <style:style style:name="P28" style:family="paragraph" style:parent-style-name="Heading_20_1">
      <style:paragraph-properties fo:line-height="164%" fo:break-before="auto" fo:break-after="auto" style:writing-mode="lr-tb"/>
    </style:style>
    <style:style style:name="P29" style:family="paragraph" style:parent-style-name="Heading_20_1">
      <style:paragraph-properties fo:margin-top="0in" fo:margin-bottom="0.0138in" fo:line-height="164%" fo:break-before="auto" fo:break-after="auto" style:writing-mode="lr-tb"/>
    </style:style>
    <style:style style:name="P30" style:family="paragraph" style:parent-style-name="Heading_20_1">
      <style:paragraph-properties fo:margin-top="0.0693in" fo:margin-bottom="0.0835in" fo:line-height="130%" fo:break-before="auto" fo:break-after="auto" style:writing-mode="lr-tb"/>
    </style:style>
    <style:style style:name="T1" style:family="text">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2" style:family="text">
      <style:text-properties style:font-name="Arial" style:font-name-asian="Arial" style:font-name-complex="Arial"/>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fo:color="#ff0000" fo:font-size="10pt" fo:background-color="#ffffff" style:font-size-asian="10pt" style:font-size-complex="10pt"/>
    </style:style>
    <style:style style:name="T6" style:family="text">
      <style:text-properties fo:font-size="7pt" style:font-size-asian="7pt" style:font-size-complex="7pt"/>
    </style:style>
    <style:style style:name="T7" style:family="text">
      <style:text-properties fo:font-size="7pt" fo:background-color="#ffffff" style:font-size-asian="7pt" style:font-size-complex="7pt"/>
    </style:style>
    <style:style style:name="T8" style:family="text">
      <style:text-properties fo:color="#0000ff"/>
    </style:style>
    <style:style style:name="T9" style:family="text">
      <style:text-properties fo:font-size="10pt" fo:background-color="#ffffff" style:font-size-asian="10pt" style:font-size-complex="10pt"/>
    </style:style>
    <style:style style:name="T10" style:family="text">
      <style:text-properties style:font-name="Verdana" fo:font-size="10pt" fo:background-color="#ffffff" style:font-name-asian="Verdana" style:font-size-asian="10pt" style:font-name-complex="Verdana" style:font-size-complex="10pt"/>
    </style:style>
    <style:style style:name="T11" style:family="text">
      <style:text-properties style:font-name="Times New Roman" fo:font-size="7pt" fo:background-color="#ffffff" style:font-name-asian="Times New Roman" style:font-size-asian="7pt" style:font-name-complex="Times New Roman"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h.mzk1ch1mesxd"/>Bylaws</text:p>
      <text:p text:style-name="P8"><text:span text:style-name="T1">Ratified</text:span><text:span text:style-name="T1"> </text:span><text:span text:style-name="T1">by</text:span><text:span text:style-name="T1"> </text:span><text:span text:style-name="T1">the</text:span><text:span text:style-name="T1"> </text:span><text:span text:style-name="T1">Board</text:span><text:span text:style-name="T1"> </text:span><text:span text:style-name="T1">of</text:span><text:span text:style-name="T1"> </text:span><text:span text:style-name="T1">Counter</text:span><text:span text:style-name="T1"> </text:span><text:span text:style-name="T1">Culture</text:span><text:span text:style-name="T1"> </text:span><text:span text:style-name="T1">Labs</text:span><text:span text:style-name="T1"> </text:span><text:span text:style-name="T1">on</text:span><text:span text:style-name="T1"> 11/20/2013</text:span></text:p>
      <text:h text:style-name="P26" text:outline-level="10"><text:span text:style-name="T2">ARTICLE 1 <text:s/><text:tab/>NAME</text:span></text:h>
      <text:p text:style-name="P1">Section 1.1 <text:s text:c="5"/><text:tab/>Corporate Name</text:p>
      <text:p text:style-name="P1">The name of this Corporation is Counter Culture Labs.</text:p>
      <text:p text:style-name="P1"><text:s/></text:p>
      <text:h text:style-name="P26" text:outline-level="10"><text:bookmark text:name="h.be5j72idwhjr"/>ARTICLE 2 <text:s text:c="7"/>OFFICES</text:h>
      <text:p text:style-name="P1"><text:s/></text:p>
      <text:p text:style-name="P1">Section 2.1 <text:s text:c="5"/><text:tab/>Principal Office</text:p>
      <text:p text:style-name="P1">The principal office for the transaction of the business of the Corporation may be established at any place or places within or without the State of California by resolution of the Board. </text:p>
      <text:p text:style-name="P1"><text:s/></text:p>
      <text:p text:style-name="P1">Section 2.2 <text:s text:c="5"/><text:tab/>Other Offices</text:p>
      <text:p text:style-name="P1">The Board may at any time establish branch or subordinate offices at any place or places where the Corporation is qualified to transact business.</text:p>
      <text:p text:style-name="P1"><text:s/></text:p>
      <text:h text:style-name="P26" text:outline-level="10">ARTICLE 3 <text:s text:c="7"/>PURPOSES</text:h>
      <text:p text:style-name="P1"><text:s/></text:p>
      <text:p text:style-name="P1">Section 3.1 <text:s text:c="5"/><text:tab/>General Purpose</text:p>
      <text:p text:style-name="P1">The Corporation is a nonprofit public benefit Corporation and is not organized for the private gain of any person. It is organized under the Nonprofit Corporation Law of California (“California Nonprofit Corporation Law”) for public, scientific, and charitable purposes.</text:p>
      <text:p text:style-name="P1"/>
      <text:p text:style-name="P1">Section 3.2 <text:s text:c="5"/><text:tab/>Specific Purpose</text:p>
      <text:p text:style-name="P1">The specific purpose of the Corporation shall include without limitation, to foster citizen science, scientific literacy, exploration, discovery, and innovation by providing an open space for learning, experimentation, tinkering, socializing and community projects for the public good. </text:p>
      <text:p text:style-name="P1"/>
      <text:p text:style-name="P1">Section 3.3 <text:s text:c="5"/><text:tab/>Value statement</text:p>
      <text:p text:style-name="P1"><text:span text:style-name="T3">Counter</text:span><text:span text:style-name="T3"> </text:span><text:span text:style-name="T3">Culture</text:span><text:span text:style-name="T3"> </text:span><text:span text:style-name="T3">Labs</text:span><text:span text:style-name="T3"> </text:span><text:span text:style-name="T3">agrees</text:span><text:span text:style-name="T3"> </text:span><text:span text:style-name="T3">to</text:span><text:span text:style-name="T3"> </text:span><text:span text:style-name="T3">adhere</text:span><text:span text:style-name="T3"> </text:span><text:span text:style-name="T3">to</text:span><text:span text:style-name="T3"> </text:span><text:span text:style-name="T3">the</text:span><text:span text:style-name="T3"> </text:span><text:span text:style-name="T3">following</text:span><text:span text:style-name="T3"> </text:span><text:span text:style-name="T3">DIYbio</text:span><text:span text:style-name="T3"> </text:span><text:span text:style-name="T3">code</text:span><text:span text:style-name="T3"> </text:span><text:span text:style-name="T3">of</text:span><text:span text:style-name="T3"> </text:span><text:span text:style-name="T3">ethics</text:span><text:span text:style-name="T3">.</text:span><text:tab/></text:p>
      <text:p text:style-name="P1"/>
      <text:p text:style-name="P1"><text:span text:style-name="T3">OPEN</text:span><text:span text:style-name="T3"> </text:span><text:span text:style-name="T3">ACCESS</text:span></text:p>
      <text:p text:style-name="P1">Promote citizen science and decentralized access to the tools of science.</text:p>
      <text:p text:style-name="P18">TRANSPARENCY</text:p>
      <text:p text:style-name="P1">Emphasize transparency, the sharing of ideas, knowledge and data.</text:p>
      <text:p text:style-name="P18">EDUCATION</text:p>
      <text:p text:style-name="P1">Engage the public about science and its possibilities.</text:p>
      <text:p text:style-name="P18">SAFETY</text:p>
      <text:p text:style-name="P1">Adopt safe practices.</text:p>
      <text:p text:style-name="P18">ENVIRONMENT</text:p>
      <text:p text:style-name="P1">Respect the environment.</text:p>
      <text:p text:style-name="P1"><text:soft-page-break/><text:span text:style-name="T3">PEACEFUL</text:span><text:span text:style-name="T3"> </text:span><text:span text:style-name="T3">PURPOSES</text:span></text:p>
      <text:p text:style-name="P1">Science should only be used for peaceful purposes.</text:p>
      <text:p text:style-name="P18">TINKERING</text:p>
      <text:p text:style-name="P1">Tinkering with science leads to insight; insight leads to innovation.</text:p>
      <text:p text:style-name="P1"><text:span text:style-name="T3">COMMUNITY</text:span></text:p>
      <text:p text:style-name="P1">Reach out to the local community, carefully listen to any concerns and questions and respond honestly.</text:p>
      <text:p text:style-name="P3"/>
      <text:p text:style-name="P1">The Board shall make reasonable efforts to include Directors, committee members, and members who represent the diversity of the State of California, including, but not limited to, factors such as race, age, ethnicity, gender, sexual orientation or geography. Directors shall support the goals, philosophies and objectives of the Corporation and the laws and regulations under which it is founded.</text:p>
      <text:p text:style-name="P3"/>
      <text:h text:style-name="P26" text:outline-level="10"><text:bookmark text:name="h.7wehlf30nea5"/>ARTICLE 4 <text:s text:c="7"/><text:tab/>LIMITATIONS</text:h>
      <text:p text:style-name="P1"/>
      <text:p text:style-name="P1">Section 4.1 <text:s text:c="5"/><text:tab/>Political Activities</text:p>
      <text:p text:style-name="P1">The Corporation has been formed under California Nonprofit Law for the charitable purposes described in Article 3, and it shall be a nonprofit and nonpartisan. No substantial part of the activities of the Corporation shall consist of carrying on propaganda, or otherwise attempting to influence legislation, and the Corporation shall not participate in or intervene in any political campaign (including the publishing or distribution if statements) on behalf of, or in opposition to, any candidate for public office.</text:p>
      <text:p text:style-name="P1"/>
      <text:p text:style-name="P1">Section 4.2 <text:s text:c="5"/><text:tab/>Prohibited Activities</text:p>
      <text:p text:style-name="P1">The Corporation shall not engage in any activities or exercise powers that are not in furtherance of the purposes described in Article 3. The Corporation may not carry on any activity for the profit of its Officers, Board members or other persons or distribute any gains, profits or dividends to its Officers, Board members, or other persons as such. Furthermore, nothing in Article 3 shall be construed as to engage in any activity not permitted to be carried on (i) by a Corporation exempt from federal income tax under section 501(c)(3) of the Internal Revenue Service Code of 1986, amended (the “Code”) or (ii) by a Corporation, contributions to which are deducted under section 170(c)(2) of the Code.</text:p>
      <text:p text:style-name="P1"><text:s/></text:p>
      <text:p text:style-name="P10"/>
      <text:h text:style-name="P26" text:outline-level="10"><text:bookmark text:name="h.w324ce7ctedx"/>ARTICLE 5 <text:s text:c="7"/><text:tab/>DEDICATION OF ASSETS</text:h>
      <text:p text:style-name="P1"><text:s/></text:p>
      <text:p text:style-name="P1">Section 5.1 <text:s text:c="5"/><text:tab/>Property Dedicated to Nonprofit Purposes</text:p>
      <text:p text:style-name="P1">The property of the Corporation is irrevocably dedicated to public and charitable purposes. No part of the net income or the assets of the Corporation shall ever inure to the benefit of any of its Board members or Offices or to the benefit of any private person, except that the Corporation is authorized and empowered to pay reasonable compensation for services rendered and to make payments and distributions in the furtherance of the purposes set forth in Article 3 hereof.</text:p>
      <text:p text:style-name="P1"><text:s/></text:p>
      <text:p text:style-name="P1">Section 5.2 <text:s text:c="5"/><text:tab/>Distribution of Assets Upon Dissolution</text:p>
      <text:p text:style-name="P1">Upon the dissolution or winding up of the Corporation, its assets remaining after payment, or provision for payment, of all debts and liabilities of the Corporation shall be distributed to a nonprofit fund, foundation, or Corporation which is organized and operated exclusively for public and charitable purposes and which has established this tax exempt status under Section 501(c)(3) of the Code.</text:p>
      <text:p text:style-name="P3"><text:s/></text:p>
      <text:h text:style-name="P26" text:outline-level="10">ARTICLE 6 <text:s text:c="7"/><text:tab/>MEMBERSHIPS</text:h>
      <text:p text:style-name="P1"><text:span text:style-name="T4"><text:s/></text:span></text:p>
      <text:p text:style-name="P1">Section 6.1 <text:s text:c="5"/><text:tab/>Members</text:p>
      <text:p text:style-name="P1">This Corporation will have one class of members. <text:s/>Any person who has signed the membership agreement, and pays monthly dues (directly or subsidized by the Board), is a valid member.</text:p>
      <text:p text:style-name="P1"><text:s/></text:p>
      <text:p text:style-name="P1">Section 6.2 <text:s text:c="5"/><text:tab/>Membership Rights</text:p>
      <text:p text:style-name="P1">All members, in good standing, have the right to vote as set forth in the bylaws, on the election of Board members; removal of Board members; the disposition of all or substantially all of the Corporation’s assets; any merger and its principal terms; any amendment to those terms; and on any election to dissolve the Corporation. In addition, members have the right to enter Counter Culture Labs premises and facilities, and shall have all the rights afforded members under California Nonprofit Public Benefit Corporation Law, section 5056.</text:p>
      <text:p text:style-name="P1"/>
      <text:p text:style-name="P1">Section 6.3 <text:s text:c="5"/><text:tab/>Members’ Dues, Fees, and Assessments</text:p>
      <text:p text:style-name="P1">Each member must pay within the time and on the conditions set by the Board; the dues, fees, and assessments are to be fixed by the Board. Members' monthly dues may be subsidized by the Corporation for services rendered as considered on a case-by-case basis with the Board.</text:p>
      <text:p text:style-name="P1"/>
      <text:p text:style-name="P1">Section 6.5 <text:s text:c="5"/><text:tab/>Members in Good Standing</text:p>
      <text:p text:style-name="P1">Members who have paid the required dues, fees, and assessments in accordance with the bylaws, who are not suspended, are members in good standing.</text:p>
      <text:p text:style-name="P1"/>
      <text:p text:style-name="P1">Section 6.6 <text:s text:c="5"/><text:tab/>Termination of Membership</text:p>
      <text:p text:style-name="P1">A membership shall terminate on the occurrence of any of the following events:</text:p>
      <text:p text:style-name="P1">(a)<text:span text:style-name="T6"> <text:s text:c="3"/></text:span>Resignation of the member;</text:p>
      <text:p text:style-name="P1"><text:soft-page-break/>(b)<text:span text:style-name="T6"> <text:s text:c="2"/></text:span>Expiration of the period of membership, unless the membership is renewed on the renewal terms fixed by the Board;</text:p>
      <text:p text:style-name="P1">(c)<text:span text:style-name="T6"> <text:s text:c="3"/></text:span>The member’s failure to pay dues, fees, or assessments set by the Board within 30 days after they are due and payable;</text:p>
      <text:p text:style-name="P1">(d)<text:span text:style-name="T6"> <text:s text:c="2"/></text:span>Any event that renders the member ineligible for membership;</text:p>
      <text:p text:style-name="P1">(e)<text:span text:style-name="T6"> <text:s text:c="4"/></text:span>Good faith determination of the Board or a committee authorized by the Board to make such a determination, that a member has failed in a material and serious degree to observe the rules of conduct of the Corporation, or has engaged in conduct materially and seriously prejudicial to the Corporation’s purposes and interests. </text:p>
      <text:p text:style-name="P3"/>
      <text:p text:style-name="P1">Section 6.7 <text:s text:c="5"/><text:tab/>Termination of Membership-Procedure</text:p>
      <text:p text:style-name="P1">If grounds for termination of a member under 6.6 of these bylaws, the following procedure shall be followed:</text:p>
      <text:p text:style-name="P1">(a)<text:span text:style-name="T6"> <text:s text:c="3"/></text:span>The Board shall give the member 15 days prior notice of the proposed termination and the reasons for the proposed termination. Lab access will be suspended immediately until the suspension is ratified or nullified by the Board. Notice shall be given by any method reasonably calculated to provide notice. Notice given by email to the member’s address as shown on the Corporation’s records. <text:span text:style-name="T4"><text:s/></text:span></text:p>
      <text:p text:style-name="P1">(b)<text:span text:style-name="T6"> <text:s text:c="2"/></text:span>The member shall be given the opportunity to be heard, either orally or in writing, at least five days before the effective date of the proposed termination. The hearing shall be held, or the written statement considered, by the Board or by a committee authorized by the Board to determine whether the termination should occur.</text:p>
      <text:p text:style-name="P1">(c)<text:span text:style-name="T6"> <text:s text:c="3"/></text:span>The Board, or committee, shall decide whether the member should be suspended, expelled, or sanctioned in any way. The decision must be found by consensus of the Board members in attendance and shall be final.</text:p>
      <text:p text:style-name="P1">(d)<text:span text:style-name="T6"> <text:s text:c="2"/></text:span>Any action challenging the expulsion, suspension, or termination of the membership, including a claim alleging defective notice, must be commenced within one year after the day of the arbitration. </text:p>
      <text:p text:style-name="P1">(e)<text:span text:style-name="T6"> <text:s text:c="2"/></text:span>Renewal of membership shall be subject to Board approval in the case of termination.</text:p>
      <text:p text:style-name="P1">(f) <text:s text:c="2"/>If this Corporation has provided for the payment of dues by members, any person expelled from the Corporation shall receive a refund of dues already paid. The refund shall be prorated to return only the unaccrued balance remaining for the period of the dues payment.</text:p>
      <text:p text:style-name="P1"/>
      <text:p text:style-name="P1">Section 6.8 <text:s text:c="5"/><text:tab/>Non-Transferability of Memberships</text:p>
      <text:p text:style-name="P1">No membership or right arising from membership shall be transferred. All membership rights cease on the member’s death or incapacity<text:span text:style-name="T8"> </text:span>or suspension.</text:p>
      <text:p text:style-name="P1"/>
      <text:p text:style-name="P1">Section 6.9 <text:s text:c="5"/><text:tab/>Meetings</text:p>
      <text:p text:style-name="P1">A.<text:span text:style-name="T6"> <text:s text:c="5"/></text:span>General Meetings</text:p>
      <text:p text:style-name="P1">1.<text:span text:style-name="T6"> <text:s text:c="6"/></text:span>Quarterly Meeting</text:p>
      <text:p text:style-name="P1">A general meeting of members shall be held at least quarterly at such time and place, and on such notice as the Board may determine.</text:p>
      <text:p text:style-name="P1">2.<text:span text:style-name="T6"> <text:s text:c="6"/></text:span>Place of Meeting</text:p>
      <text:p text:style-name="P1">Meetings of members shall be held at any place within or outside California designated by the Board or by the written consent of all members entitled to vote at the meeting, given before the meeting. In the absence of any such designation, members’ meetings shall be held at the <text:soft-page-break/>Corporation’s principal office. The Board may authorize members who are not present in person to participate by electronic transmission or electronic video communication.</text:p>
      <text:p text:style-name="P1">3.<text:span text:style-name="T6"> <text:s text:c="6"/></text:span>Meeting Conducted by Electronic Transmission</text:p>
      <text:p text:style-name="P1">A meeting of members may be conducted, in whole or in part, by electronic transmission by and to the Corporation or by electronic video screen communication</text:p>
      <text:p text:style-name="P1"><text:span text:style-name="T6"><text:s text:c="17"/></text:span>a.<text:span text:style-name="T6"> <text:s text:c="5"/></text:span>if the Corporation implements reasonable measure to provide members in person or by proxy a reasonable opportunity to participate in the meeting and to vote on matters submitted to the members, including an opportunity to read or hear the proceedings of the meeting, and</text:p>
      <text:p text:style-name="P1"><text:span text:style-name="T6"><text:s text:c="18"/></text:span>b.<text:span text:style-name="T6"> <text:s text:c="5"/></text:span>if any member votes or takes other action at the meeting by means of electronic transmission to the Corporation or electronic video screen communication, a record of the vote or action is maintained by the Corporation. Any request by the Corporation to a member pursuant to Corporations Code section 20(b) for consent to conduct a meeting of members by electronic transmission by and to the Corporation shall include a notice that absent consent of the member pursuant to the Corporations Code section 20 (b), the meeting shall be held at a physical location in accordance with Section 6.9.a.2 of these bylaws.</text:p>
      <text:p text:style-name="P1">B.<text:span text:style-name="T6"> <text:s text:c="5"/></text:span>Special Meetings</text:p>
      <text:p text:style-name="P1">1.<text:span text:style-name="T6"> <text:s text:c="6"/></text:span>Authority to Call Special Meetings</text:p>
      <text:p text:style-name="P1">Any officer of the Board may call a special meeting of members for any lawful purpose at any time or any group that consists of 5 members, or 10% of membership, whichever is greater, may call a special meeting of members for any lawful purpose at any time.</text:p>
      <text:p text:style-name="P1">2.<text:span text:style-name="T6"> <text:s text:c="6"/></text:span>Calling Special Meetings</text:p>
      <text:p text:style-name="P1">A special meeting called by any person entitled to call a meeting of the members shall be called by written request, specifying the general nature of the business proposed to be transacted and submitted to the Board. The Board shall cause notice to be given promptly to the members entitled to vote, under section 6.10 of these bylaws, stating that a meeting will be held at a specified time and date fixed by the Board provided, however, that the meeting date shall be at least 35 but no more than 90 days after the receipt of the request. If the notice is not given within 20 days after the request is received the persons requesting the meeting shall give notice. Nothing in this section shall be construed as limiting, fixing, or affecting the time at which a meeting of members may be held when a meeting is called by the Board.</text:p>
      <text:p text:style-name="P1">3.<text:span text:style-name="T6"> <text:s text:c="6"/></text:span>Proper Business of Special Meeting</text:p>
      <text:p text:style-name="P1">No Business, other than the business that was set forth in the notice of the meeting, may be transacted at a special meeting.</text:p>
      <text:p text:style-name="P1"/>
      <text:p text:style-name="P1">Section 6.10 Notice</text:p>
      <text:p text:style-name="P1">All <text:span text:style-name="T8">notice</text:span> communications shall follow California Nonprofit Corporation Code Section 5511. In brief, the following considerations shall be observed:</text:p>
      <text:p text:style-name="P1">1)<text:span text:style-name="T6"> <text:s text:c="5"/></text:span>Written notice shall be given not less than 10 nor more than 90 days before the date of the meeting.</text:p>
      <text:p text:style-name="P1">2)<text:span text:style-name="T6"> <text:s text:c="5"/></text:span>On receipt of written meeting request, the person/s entitled to call meetings, shall cause notice to be sent to all members entitled to vote and shall fix a time and place for the meeting to take place. The meeting shall be scheduled not less than 35 days nor more than 90 days after receipt of meeting request.</text:p>
      <text:p text:style-name="P1">3)<text:span text:style-name="T6"> <text:s text:c="5"/></text:span>The notice will state the date, time, location, means of electronic transmission by and to the Corporation, and the general nature of the business to be acted on by members.</text:p>
      <text:p text:style-name="P9"><text:soft-page-break/>a.<text:span text:style-name="T6"> <text:s text:c="6"/></text:span>In the case of general meetings, business outside the general business outlined in the notice is accepted for admission and discussion; however, only business, of which the members have been given proper notice, shall be eligible to be voted on in any meeting.</text:p>
      <text:p text:style-name="P1">4)<text:span text:style-name="T6"> <text:s text:c="5"/></text:span>Notice shall be given personally by electronic transmission. In addition, notices will be posted at the Principal and Other Offices of the Corporation. All notifications are delivered via the last record of address or number on the Corporation’s record.</text:p>
      <text:p text:style-name="P1">a.<text:span text:style-name="T6"> <text:s text:c="6"/></text:span>Electronic mail is only valid under section 20 of California Corporations Code. It is no longer valid if:</text:p>
      <text:p text:style-name="P1"><text:span text:style-name="T6"><text:s text:c="18"/></text:span>i.<text:span text:style-name="T6"> <text:s text:c="5"/></text:span>Failure of delivery two consecutive notices by that means</text:p>
      <text:p text:style-name="P1"><text:span text:style-name="T6"><text:s text:c="17"/></text:span>ii.<text:span text:style-name="T6"> <text:s text:c="5"/></text:span>Knowledge of failure to deliver by officer or individual responsible for giving notice.</text:p>
      <text:p text:style-name="P1">5)<text:span text:style-name="T6"> <text:s text:c="5"/></text:span>If the meeting is adjourned, there is not a legal requirement to give notice of the adjourned meeting, unless specified in the bylaws.</text:p>
      <text:p text:style-name="P1">6)<text:span text:style-name="T6"> <text:s text:c="5"/></text:span>Any meeting of members is valid, so long as record of the <text:s/>meeting is published within 7 days of the meeting.</text:p>
      <text:p text:style-name="P1"/>
      <text:p text:style-name="P1">6.11 <text:s text:c="3"/><text:tab/>Voting</text:p>
      <text:p text:style-name="P1"><text:s text:c="12"/><text:tab/>A. Eligibility to Vote</text:p>
      <text:p text:style-name="P5"><text:span text:style-name="T9">Subject</text:span><text:span text:style-name="T9"> </text:span><text:span text:style-name="T9">to</text:span><text:span text:style-name="T9"> </text:span><text:span text:style-name="T9">the</text:span><text:span text:style-name="T9"> </text:span><text:span text:style-name="T9">California</text:span><text:span text:style-name="T9"> </text:span><text:span text:style-name="T9">Nonprofit</text:span><text:span text:style-name="T9"> </text:span><text:span text:style-name="T9">Public</text:span><text:span text:style-name="T9"> </text:span><text:span text:style-name="T9">Benefit</text:span><text:span text:style-name="T9"> </text:span><text:span text:style-name="T9">Corporation</text:span><text:span text:style-name="T9"> </text:span><text:span text:style-name="T9">Law</text:span><text:span text:style-name="T9">, </text:span><text:span text:style-name="T9">all</text:span><text:span text:style-name="T9"> </text:span><text:span text:style-name="T9">members</text:span><text:span text:style-name="T9"> </text:span><text:span text:style-name="T9">in</text:span><text:span text:style-name="T9"> </text:span><text:span text:style-name="T9">good</text:span><text:span text:style-name="T9"> </text:span><text:span text:style-name="T9">standing</text:span><text:span text:style-name="T9"> </text:span><text:span text:style-name="T9">on</text:span><text:span text:style-name="T9"> </text:span><text:span text:style-name="T9">the</text:span><text:span text:style-name="T9"> </text:span><text:span text:style-name="T9">record</text:span><text:span text:style-name="T9"> </text:span><text:span text:style-name="T9">date</text:span><text:span text:style-name="T9"> </text:span><text:span text:style-name="T9">as</text:span><text:span text:style-name="T9"> </text:span><text:span text:style-name="T9">determined</text:span><text:span text:style-name="T9"> </text:span><text:span text:style-name="T9">under</text:span><text:span text:style-name="T9"> </text:span><text:span text:style-name="T9">Section</text:span><text:span text:style-name="T9"> 6.14 </text:span><text:span text:style-name="T9">of</text:span><text:span text:style-name="T9"> </text:span><text:span text:style-name="T9">these</text:span><text:span text:style-name="T9"> </text:span><text:span text:style-name="T9">bylaws</text:span><text:span text:style-name="T9"> </text:span><text:span text:style-name="T9">shall</text:span><text:span text:style-name="T9"> </text:span><text:span text:style-name="T9">be</text:span><text:span text:style-name="T9"> </text:span><text:span text:style-name="T9">entitled</text:span><text:span text:style-name="T9"> </text:span><text:span text:style-name="T9">to</text:span><text:span text:style-name="T9"> </text:span><text:span text:style-name="T9">vote</text:span><text:span text:style-name="T9"> </text:span><text:span text:style-name="T9">at</text:span><text:span text:style-name="T9"> </text:span><text:span text:style-name="T9">any</text:span><text:span text:style-name="T9"> </text:span><text:span text:style-name="T9">meeting</text:span><text:span text:style-name="T9"> </text:span><text:span text:style-name="T9">of</text:span><text:span text:style-name="T9"> </text:span><text:span text:style-name="T9">members</text:span><text:span text:style-name="T9">.</text:span></text:p>
      <text:p text:style-name="P5"><text:span text:style-name="T9">Each</text:span><text:span text:style-name="T9"> </text:span><text:span text:style-name="T9">member</text:span><text:span text:style-name="T9"> </text:span><text:span text:style-name="T9">entitled</text:span><text:span text:style-name="T9"> </text:span><text:span text:style-name="T9">to</text:span><text:span text:style-name="T9"> </text:span><text:span text:style-name="T9">vote</text:span><text:span text:style-name="T9"> </text:span><text:span text:style-name="T9">may</text:span><text:span text:style-name="T9"> </text:span><text:span text:style-name="T9">cast</text:span><text:span text:style-name="T9"> </text:span><text:span text:style-name="T9">one</text:span><text:span text:style-name="T9"> </text:span><text:span text:style-name="T9">vote</text:span><text:span text:style-name="T9"> </text:span><text:span text:style-name="T9">on</text:span><text:span text:style-name="T9"> </text:span><text:span text:style-name="T9">each</text:span><text:span text:style-name="T9"> </text:span><text:span text:style-name="T9">matter</text:span><text:span text:style-name="T9"> </text:span><text:span text:style-name="T9">submitted</text:span><text:span text:style-name="T9"> </text:span><text:span text:style-name="T9">to</text:span><text:span text:style-name="T9"> </text:span><text:span text:style-name="T9">a</text:span><text:span text:style-name="T9"> </text:span><text:span text:style-name="T9">vote</text:span><text:span text:style-name="T9"> </text:span><text:span text:style-name="T9">of</text:span><text:span text:style-name="T9"> </text:span><text:span text:style-name="T9">the</text:span><text:span text:style-name="T9"> </text:span><text:span text:style-name="T9">members</text:span><text:span text:style-name="T9">. </text:span></text:p>
      <text:p text:style-name="P5"><text:span text:style-name="T9"><text:s text:c="12"/><text:tab/></text:span><text:span text:style-name="T9">B</text:span><text:span text:style-name="T9">. </text:span><text:span text:style-name="T9">Approval</text:span><text:span text:style-name="T9"> </text:span><text:span text:style-name="T9">by</text:span><text:span text:style-name="T9"> </text:span><text:span text:style-name="T9">Majority</text:span><text:span text:style-name="T9"> </text:span><text:span text:style-name="T9">Vote</text:span></text:p>
      <text:p text:style-name="P5"><text:span text:style-name="T9">If a quorum of votes by members is collected in person and/or by proxy, the majority vote of 75% of the voting power excluding the election of Board members, shall be deemed the act of members unless otherwise required by the California Nonprofit Public Benefit Corporation Law or by the articles of confederation.</text:span></text:p>
      <text:p text:style-name="P6"/>
      <text:p text:style-name="P5"><text:span text:style-name="T9">6.1</text:span><text:span text:style-name="T9">2 <text:s text:c="3"/><text:tab/></text:span><text:span text:style-name="T9">Actions</text:span><text:span text:style-name="T9"> </text:span><text:span text:style-name="T9">Without</text:span><text:span text:style-name="T9"> </text:span><text:span text:style-name="T9">Meetings</text:span><text:span text:style-name="T9">/</text:span><text:span text:style-name="T9">Actions</text:span><text:span text:style-name="T9"> </text:span><text:span text:style-name="T9">by</text:span><text:span text:style-name="T9"> </text:span><text:span text:style-name="T9">Unanimous</text:span><text:span text:style-name="T9"> </text:span><text:span text:style-name="T9">Written</text:span><text:span text:style-name="T9"> </text:span><text:span text:style-name="T9">Consent</text:span></text:p>
      <text:p text:style-name="P5"><text:span text:style-name="T9">Any</text:span><text:span text:style-name="T9"> </text:span><text:span text:style-name="T9">action</text:span><text:span text:style-name="T9"> </text:span><text:span text:style-name="T9">required</text:span><text:span text:style-name="T9"> </text:span><text:span text:style-name="T9">or</text:span><text:span text:style-name="T9"> </text:span><text:span text:style-name="T9">permitted</text:span><text:span text:style-name="T9"> </text:span><text:span text:style-name="T9">to</text:span><text:span text:style-name="T9"> </text:span><text:span text:style-name="T9">be</text:span><text:span text:style-name="T9"> </text:span><text:span text:style-name="T9">taken</text:span><text:span text:style-name="T9"> </text:span><text:span text:style-name="T9">by</text:span><text:span text:style-name="T9"> </text:span><text:span text:style-name="T9">the</text:span><text:span text:style-name="T9"> </text:span><text:span text:style-name="T9">members</text:span><text:span text:style-name="T9"> </text:span><text:span text:style-name="T9">may</text:span><text:span text:style-name="T9"> </text:span><text:span text:style-name="T9">be</text:span><text:span text:style-name="T9"> </text:span><text:span text:style-name="T9">taken</text:span><text:span text:style-name="T9"> </text:span><text:span text:style-name="T9">without</text:span><text:span text:style-name="T9"> </text:span><text:span text:style-name="T9">a</text:span><text:span text:style-name="T9"> </text:span><text:span text:style-name="T9">meeting</text:span><text:span text:style-name="T9">, </text:span><text:span text:style-name="T9">if</text:span><text:span text:style-name="T9"> 75% </text:span><text:span text:style-name="T9">of</text:span><text:span text:style-name="T9"> </text:span><text:span text:style-name="T9">members</text:span><text:span text:style-name="T9"> </text:span><text:span text:style-name="T9">consent</text:span><text:span text:style-name="T9"> </text:span><text:span text:style-name="T9">in</text:span><text:span text:style-name="T9"> </text:span><text:span text:style-name="T9">writing</text:span><text:span text:style-name="T9"> </text:span><text:span text:style-name="T9">to</text:span><text:span text:style-name="T9"> </text:span><text:span text:style-name="T9">the</text:span><text:span text:style-name="T9"> </text:span><text:span text:style-name="T9">action</text:span><text:span text:style-name="T9">. </text:span><text:span text:style-name="T9">The</text:span><text:span text:style-name="T9"> </text:span><text:span text:style-name="T9">written</text:span><text:span text:style-name="T9"> </text:span><text:span text:style-name="T9">consent</text:span><text:span text:style-name="T9"> </text:span><text:span text:style-name="T9">or</text:span><text:span text:style-name="T9"> </text:span><text:span text:style-name="T9">consents</text:span><text:span text:style-name="T9"> </text:span><text:span text:style-name="T9">shall</text:span><text:span text:style-name="T9"> </text:span><text:span text:style-name="T9">be</text:span><text:span text:style-name="T9"> </text:span><text:span text:style-name="T9">filed</text:span><text:span text:style-name="T9"> </text:span><text:span text:style-name="T9">with</text:span><text:span text:style-name="T9"> </text:span><text:span text:style-name="T9">the</text:span><text:span text:style-name="T9"> </text:span><text:span text:style-name="T9">minutes</text:span><text:span text:style-name="T9"> </text:span><text:span text:style-name="T9">of</text:span><text:span text:style-name="T9"> </text:span><text:span text:style-name="T9">the</text:span><text:span text:style-name="T9"> </text:span><text:span text:style-name="T9">meeting</text:span><text:span text:style-name="T9">. </text:span><text:span text:style-name="T9">The</text:span><text:span text:style-name="T9"> </text:span><text:span text:style-name="T9">action</text:span><text:span text:style-name="T9"> </text:span><text:span text:style-name="T9">by</text:span><text:span text:style-name="T9"> </text:span><text:span text:style-name="T9">written</text:span><text:span text:style-name="T9"> </text:span><text:span text:style-name="T9">consent</text:span><text:span text:style-name="T9"> </text:span><text:span text:style-name="T9">shall</text:span><text:span text:style-name="T9"> </text:span><text:span text:style-name="T9">have</text:span><text:span text:style-name="T9"> </text:span><text:span text:style-name="T9">the</text:span><text:span text:style-name="T9"> </text:span><text:span text:style-name="T9">same</text:span><text:span text:style-name="T9"> </text:span><text:span text:style-name="T9">force</text:span><text:span text:style-name="T9"> </text:span><text:span text:style-name="T9">and</text:span><text:span text:style-name="T9"> </text:span><text:span text:style-name="T9">effect</text:span><text:span text:style-name="T9"> </text:span><text:span text:style-name="T9">as</text:span><text:span text:style-name="T9"> </text:span><text:span text:style-name="T9">a</text:span><text:span text:style-name="T9"> </text:span><text:span text:style-name="T9">unanimous</text:span><text:span text:style-name="T9"> </text:span><text:span text:style-name="T9">vote</text:span><text:span text:style-name="T9"> </text:span><text:span text:style-name="T9">of</text:span><text:span text:style-name="T9"> </text:span><text:span text:style-name="T9">the</text:span><text:span text:style-name="T9"> </text:span><text:span text:style-name="T9">members</text:span><text:span text:style-name="T9">.</text:span></text:p>
      <text:p text:style-name="P6"/>
      <text:p text:style-name="P5"><text:span text:style-name="T9">6.13 <text:s text:c="3"/><text:tab/></text:span><text:span text:style-name="T9">Record</text:span><text:span text:style-name="T9"> </text:span><text:span text:style-name="T9">Date</text:span></text:p>
      <text:p text:style-name="P5"><text:span text:style-name="T9">Members</text:span><text:span text:style-name="T9"> </text:span><text:span text:style-name="T9">entitled</text:span><text:span text:style-name="T9"> </text:span><text:span text:style-name="T9">to</text:span><text:span text:style-name="T9"> </text:span><text:span text:style-name="T9">vote</text:span><text:span text:style-name="T9"> </text:span><text:span text:style-name="T9">on</text:span><text:span text:style-name="T9"> </text:span><text:span text:style-name="T9">any</text:span><text:span text:style-name="T9"> </text:span><text:span text:style-name="T9">measure</text:span><text:span text:style-name="T9"> </text:span><text:span text:style-name="T9">are</text:span><text:span text:style-name="T9"> </text:span><text:span text:style-name="T9">those</text:span><text:span text:style-name="T9"> </text:span><text:span text:style-name="T9">on</text:span><text:span text:style-name="T9"> </text:span><text:span text:style-name="T9">record</text:span><text:span text:style-name="T9"> </text:span><text:span text:style-name="T9">at</text:span><text:span text:style-name="T9"> </text:span><text:span text:style-name="T9">the</text:span><text:span text:style-name="T9"> </text:span><text:span text:style-name="T9">Corporation</text:span><text:span text:style-name="T9"> </text:span><text:span text:style-name="T9">on</text:span><text:span text:style-name="T9"> </text:span><text:span text:style-name="T9">the</text:span><text:span text:style-name="T9"> </text:span><text:span text:style-name="T9">date</text:span><text:span text:style-name="T9"> </text:span><text:span text:style-name="T9">at</text:span><text:span text:style-name="T9"> </text:span><text:span text:style-name="T9">which</text:span><text:span text:style-name="T9"> </text:span><text:span text:style-name="T9">notice</text:span><text:span text:style-name="T9"> </text:span><text:span text:style-name="T9">is</text:span><text:span text:style-name="T9"> </text:span><text:span text:style-name="T9">given</text:span><text:span text:style-name="T9"> </text:span><text:span text:style-name="T9">for</text:span><text:span text:style-name="T9"> </text:span><text:span text:style-name="T9">an</text:span><text:span text:style-name="T9"> </text:span><text:span text:style-name="T9">action</text:span><text:span text:style-name="T9"> </text:span><text:span text:style-name="T9">on</text:span><text:span text:style-name="T9"> </text:span><text:span text:style-name="T9">which</text:span><text:span text:style-name="T9"> </text:span><text:span text:style-name="T9">members</text:span><text:span text:style-name="T9"> </text:span><text:span text:style-name="T9">are</text:span><text:span text:style-name="T9"> </text:span><text:span text:style-name="T9">entitled</text:span><text:span text:style-name="T9"> </text:span><text:span text:style-name="T9">to</text:span><text:span text:style-name="T9"> </text:span><text:span text:style-name="T9">vote</text:span><text:span text:style-name="T9">.</text:span></text:p>
      <text:p text:style-name="P6"/>
      <text:h text:style-name="P27" text:outline-level="10"><text:bookmark text:name="h.x5czdrsw76q"/>ARTICLE 7 <text:s text:c="9"/><text:tab/>Board members</text:h>
      <text:p text:style-name="P5"><text:span text:style-name="T9">Section</text:span><text:span text:style-name="T9"> 7.1 <text:s text:c="7"/><text:tab/></text:span><text:span text:style-name="T9">Number</text:span><text:span text:style-name="T9"> </text:span><text:span text:style-name="T9">and</text:span><text:span text:style-name="T9"> </text:span><text:span text:style-name="T9">Qualifications</text:span></text:p>
      <text:p text:style-name="P5"><text:span text:style-name="T9"><text:s text:c="12"/><text:tab/>7.1.1 <text:s text:c="2"/><text:tab/></text:span><text:span text:style-name="T9">Number</text:span></text:p>
      <text:p text:style-name="P5"><text:span text:style-name="T9">The</text:span><text:span text:style-name="T9"> </text:span><text:span text:style-name="T9">authorized</text:span><text:span text:style-name="T9"> </text:span><text:span text:style-name="T9">number</text:span><text:span text:style-name="T9"> </text:span><text:span text:style-name="T9">of</text:span><text:span text:style-name="T9"> </text:span><text:span text:style-name="T9">Board</text:span><text:span text:style-name="T9"> </text:span><text:span text:style-name="T9">members</text:span><text:span text:style-name="T9"> </text:span><text:span text:style-name="T9">of</text:span><text:span text:style-name="T9"> </text:span><text:span text:style-name="T9">the</text:span><text:span text:style-name="T9"> </text:span><text:span text:style-name="T9">Corporation</text:span><text:span text:style-name="T9"> (“</text:span><text:span text:style-name="T9">Board</text:span><text:span text:style-name="T9"> </text:span><text:span text:style-name="T9">members</text:span><text:span text:style-name="T9">”) </text:span><text:span text:style-name="T9">shall</text:span><text:span text:style-name="T9"> </text:span><text:span text:style-name="T9">be</text:span><text:span text:style-name="T9"> </text:span><text:span text:style-name="T9">at</text:span><text:span text:style-name="T9"> </text:span><text:span text:style-name="T9">least</text:span><text:span text:style-name="T9"> 5 </text:span><text:span text:style-name="T9">but</text:span><text:span text:style-name="T9"> </text:span><text:span text:style-name="T9">no</text:span><text:span text:style-name="T9"> </text:span><text:span text:style-name="T9">more</text:span><text:span text:style-name="T9"> </text:span><text:span text:style-name="T9">than</text:span><text:span text:style-name="T9"> 11</text:span><text:span text:style-name="T9"> </text:span><text:span text:style-name="T9">Board</text:span><text:span text:style-name="T9"> </text:span><text:span text:style-name="T9">members</text:span><text:span text:style-name="T9">; </text:span><text:span text:style-name="T9">the</text:span><text:span text:style-name="T9"> </text:span><text:span text:style-name="T9">exact</text:span><text:span text:style-name="T9"> </text:span><text:span text:style-name="T9">authorized</text:span><text:span text:style-name="T9"> </text:span><text:span text:style-name="T9">number</text:span><text:span text:style-name="T9"> </text:span><text:span text:style-name="T9">shall</text:span><text:span text:style-name="T9"> </text:span><text:span text:style-name="T9">be</text:span><text:span text:style-name="T9"> </text:span><text:span text:style-name="T9">fixed</text:span><text:span text:style-name="T9">, </text:span><text:span text:style-name="T9">within</text:span><text:span text:style-name="T9"> </text:span><text:span text:style-name="T9">these</text:span><text:span text:style-name="T9"> </text:span><text:span text:style-name="T9">limits</text:span><text:span text:style-name="T9">, </text:span><text:span text:style-name="T9">by</text:span><text:span text:style-name="T9"> </text:span><text:span text:style-name="T9">resolution</text:span><text:span text:style-name="T9"> </text:span><text:span text:style-name="T9">of</text:span><text:span text:style-name="T9"> </text:span><text:span text:style-name="T9">the</text:span><text:span text:style-name="T9"> </text:span><text:span text:style-name="T9">members</text:span><text:span text:style-name="T9">.</text:span></text:p>
      <text:p text:style-name="P5"><text:span text:style-name="T9"><text:s text:c="12"/><text:tab/>7.1.2 <text:s text:c="2"/><text:tab/>Qualifications</text:span></text:p>
      <text:p text:style-name="P5"><text:soft-page-break/><text:span text:style-name="T9">Any</text:span><text:span text:style-name="T9"> </text:span><text:span text:style-name="T9">person</text:span><text:span text:style-name="T9"> </text:span><text:span text:style-name="T9">serving</text:span><text:span text:style-name="T9"> </text:span><text:span text:style-name="T9">as</text:span><text:span text:style-name="T9"> </text:span><text:span text:style-name="T9">a</text:span><text:span text:style-name="T9"> </text:span><text:span text:style-name="T9">member</text:span><text:span text:style-name="T9"> </text:span><text:span text:style-name="T9">of</text:span><text:span text:style-name="T9"> </text:span><text:span text:style-name="T9">the</text:span><text:span text:style-name="T9"> </text:span><text:span text:style-name="T9">Board</text:span><text:span text:style-name="T9"> </text:span><text:span text:style-name="T9">shall</text:span><text:span text:style-name="T9"> </text:span><text:span text:style-name="T9">be</text:span><text:span text:style-name="T9"> </text:span><text:span text:style-name="T9">approved</text:span><text:span text:style-name="T9"> </text:span><text:span text:style-name="T9">by</text:span><text:span text:style-name="T9"> </text:span><text:span text:style-name="T9">the</text:span><text:span text:style-name="T9"> </text:span><text:span text:style-name="T9">members</text:span><text:span text:style-name="T9"> </text:span><text:span text:style-name="T9">of</text:span><text:span text:style-name="T9"> </text:span><text:span text:style-name="T9">the</text:span><text:span text:style-name="T9"> </text:span><text:span text:style-name="T9">organization</text:span><text:span text:style-name="T9">.</text:span></text:p>
      <text:p text:style-name="P5"><text:span text:style-name="T10">Board</text:span><text:span text:style-name="T10"> </text:span><text:span text:style-name="T10">members</text:span><text:span text:style-name="T10"> </text:span><text:span text:style-name="T10">are</text:span><text:span text:style-name="T10"> </text:span><text:span text:style-name="T10">accountable</text:span><text:span text:style-name="T10"> </text:span><text:span text:style-name="T10">for</text:span><text:span text:style-name="T10"> </text:span><text:span text:style-name="T10">enforcing</text:span><text:span text:style-name="T10"> </text:span><text:span text:style-name="T10">laws</text:span><text:span text:style-name="T10"> </text:span><text:span text:style-name="T10">and</text:span><text:span text:style-name="T10"> </text:span><text:span text:style-name="T10">ensuring</text:span><text:span text:style-name="T10"> </text:span><text:span text:style-name="T10">solvency</text:span><text:span text:style-name="T10"> </text:span><text:span text:style-name="T10">of</text:span><text:span text:style-name="T10"> </text:span><text:span text:style-name="T10">the</text:span><text:span text:style-name="T10"> </text:span><text:span text:style-name="T10">Corporation</text:span><text:span text:style-name="T10">.</text:span></text:p>
      <text:p text:style-name="P1">NEED TO ADD:</text:p>
      <text:p text:style-name="P1">Terms; Election of Successors</text:p>
      <text:p text:style-name="P1">At the first annual meeting, the Board members shall be divided into two approximately equal groups and designated by the Board to serve one or two year terms. Thereafter, the term of office of each Board member shall be two years. Each Board member, including a Board member elected to fill a vacancy, shall hold office until the expiration of the term for which he or she was elected and until the election and qualification of a successor, or until that Board member’s earlier resignation or removal in accordance with these Bylaws and California Nonprofit Corporation Law.</text:p>
      <text:p text:style-name="P5"><text:span text:style-name="T9">Section</text:span><text:span text:style-name="T9"> 7.2 <text:s text:c="7"/><text:tab/></text:span><text:span text:style-name="T9">Corporate</text:span><text:span text:style-name="T9"> </text:span><text:span text:style-name="T9">Powers</text:span><text:span text:style-name="T9"> </text:span><text:span text:style-name="T9">Exercised</text:span><text:span text:style-name="T9"> </text:span><text:span text:style-name="T9">by</text:span><text:span text:style-name="T9"> </text:span><text:span text:style-name="T9">Board</text:span></text:p>
      <text:p text:style-name="P5"><text:span text:style-name="T9">A.</text:span><text:span text:style-name="T11"> <text:s text:c="6"/></text:span><text:span text:style-name="T9">General Powers</text:span></text:p>
      <text:p text:style-name="P5"><text:span text:style-name="T9">Subject to the Articles of InCorporation of the Corporation, ( the “Articles of InCorporation”), California Nonprofit Corporation Law and any other applicable laws, the business affairs of the Corporation shall be managed, and all corporate powers shall be exercised by or under the direction of the Board. The Board may delegate the management of the activities of the Corporation to any person/s, management company or committee however composed, provided that the activities and affairs of the Corporation shall be managed and all corporate powers shall be exercised under the ultimate direction of the Board.</text:span></text:p>
      <text:p text:style-name="P5"><text:span text:style-name="T9">B</text:span><text:span text:style-name="T9">.</text:span><text:span text:style-name="T11"> <text:s text:c="6"/></text:span><text:span text:style-name="T9">Specific</text:span><text:span text:style-name="T9"> </text:span><text:span text:style-name="T9">Powers</text:span></text:p>
      <text:p text:style-name="P5"><text:span text:style-name="T9">Without</text:span><text:span text:style-name="T9"> </text:span><text:span text:style-name="T9">prejudice</text:span><text:span text:style-name="T9"> </text:span><text:span text:style-name="T9">to</text:span><text:span text:style-name="T9"> </text:span><text:span text:style-name="T9">the</text:span><text:span text:style-name="T9"> </text:span><text:span text:style-name="T9">general</text:span><text:span text:style-name="T9"> </text:span><text:span text:style-name="T9">powers</text:span><text:span text:style-name="T9"> </text:span><text:span text:style-name="T9">set</text:span><text:span text:style-name="T9"> </text:span><text:span text:style-name="T9">forth</text:span><text:span text:style-name="T9"> </text:span><text:span text:style-name="T9">in</text:span><text:span text:style-name="T9"> </text:span><text:span text:style-name="T9">Section</text:span><text:span text:style-name="T9"> 7.2.</text:span><text:span text:style-name="T9">A</text:span><text:span text:style-name="T9">. </text:span><text:span text:style-name="T9">of</text:span><text:span text:style-name="T9"> </text:span><text:span text:style-name="T9">these</text:span><text:span text:style-name="T9"> </text:span><text:span text:style-name="T9">bylaws</text:span><text:span text:style-name="T9">, </text:span><text:span text:style-name="T9">but</text:span><text:span text:style-name="T9"> </text:span><text:span text:style-name="T9">subject</text:span><text:span text:style-name="T9"> </text:span><text:span text:style-name="T9">to</text:span><text:span text:style-name="T9"> </text:span><text:span text:style-name="T9">the</text:span><text:span text:style-name="T9"> </text:span><text:span text:style-name="T9">same</text:span><text:span text:style-name="T9"> </text:span><text:span text:style-name="T9">limitations</text:span><text:span text:style-name="T9">, </text:span><text:span text:style-name="T9">the</text:span><text:span text:style-name="T9"> </text:span><text:span text:style-name="T9">Board</text:span><text:span text:style-name="T9"> </text:span><text:span text:style-name="T9">shall</text:span><text:span text:style-name="T9"> </text:span><text:span text:style-name="T9">have</text:span><text:span text:style-name="T9"> </text:span><text:span text:style-name="T9">the</text:span><text:span text:style-name="T9"> </text:span><text:span text:style-name="T9">power</text:span><text:span text:style-name="T9"> </text:span><text:span text:style-name="T9">to</text:span><text:span text:style-name="T9"> </text:span><text:span text:style-name="T9">do</text:span><text:span text:style-name="T9"> </text:span><text:span text:style-name="T9">the</text:span><text:span text:style-name="T9"> </text:span><text:span text:style-name="T9">following</text:span><text:span text:style-name="T9">:</text:span></text:p>
      <text:p text:style-name="P7"><text:span text:style-name="T9">(1) </text:span><text:span text:style-name="T9">Appoint</text:span><text:span text:style-name="T9"> </text:span><text:span text:style-name="T9">and</text:span><text:span text:style-name="T9"> </text:span><text:span text:style-name="T9">remove</text:span><text:span text:style-name="T9">, </text:span><text:span text:style-name="T9">at</text:span><text:span text:style-name="T9"> </text:span><text:span text:style-name="T9">the</text:span><text:span text:style-name="T9"> </text:span><text:span text:style-name="T9">pleasure</text:span><text:span text:style-name="T9"> </text:span><text:span text:style-name="T9">of</text:span><text:span text:style-name="T9"> </text:span><text:span text:style-name="T9">the</text:span><text:span text:style-name="T9"> </text:span><text:span text:style-name="T9">Board</text:span><text:span text:style-name="T9">, </text:span><text:span text:style-name="T9">all</text:span><text:span text:style-name="T9"> </text:span><text:span text:style-name="T9">corporate</text:span><text:span text:style-name="T9"> </text:span><text:span text:style-name="T9">officers</text:span><text:span text:style-name="T9">, </text:span><text:span text:style-name="T9">agents</text:span><text:span text:style-name="T9">, </text:span><text:span text:style-name="T9">and</text:span><text:span text:style-name="T9"> </text:span><text:span text:style-name="T9">employees</text:span><text:span text:style-name="T9">; </text:span><text:span text:style-name="T9">prescribe</text:span><text:span text:style-name="T9"> </text:span><text:span text:style-name="T9">powers</text:span><text:span text:style-name="T9"> </text:span><text:span text:style-name="T9">and</text:span><text:span text:style-name="T9"> </text:span><text:span text:style-name="T9">duties</text:span><text:span text:style-name="T9"> </text:span><text:span text:style-name="T9">for</text:span><text:span text:style-name="T9"> </text:span><text:span text:style-name="T9">them</text:span><text:span text:style-name="T9"> </text:span><text:span text:style-name="T9">consistent</text:span><text:span text:style-name="T9"> </text:span><text:span text:style-name="T9">with</text:span><text:span text:style-name="T9"> </text:span><text:span text:style-name="T9">the</text:span><text:span text:style-name="T9"> </text:span><text:span text:style-name="T9">law</text:span><text:span text:style-name="T9">, </text:span><text:span text:style-name="T9">the</text:span><text:span text:style-name="T9"> </text:span><text:span text:style-name="T9">articles</text:span><text:span text:style-name="T9"> </text:span><text:span text:style-name="T9">of</text:span><text:span text:style-name="T9"> </text:span><text:span text:style-name="T9">inCorporation</text:span><text:span text:style-name="T9">, </text:span><text:span text:style-name="T9">and</text:span><text:span text:style-name="T9"> </text:span><text:span text:style-name="T9">these</text:span><text:span text:style-name="T9"> </text:span><text:span text:style-name="T9">bylaws</text:span><text:span text:style-name="T9">; </text:span><text:span text:style-name="T9">fix</text:span><text:span text:style-name="T9"> </text:span><text:span text:style-name="T9">their</text:span><text:span text:style-name="T9"> </text:span><text:span text:style-name="T9">compensation</text:span><text:span text:style-name="T9">; </text:span><text:span text:style-name="T9">and</text:span><text:span text:style-name="T9"> </text:span><text:span text:style-name="T9">require</text:span><text:span text:style-name="T9"> </text:span><text:span text:style-name="T9">from</text:span><text:span text:style-name="T9"> </text:span><text:span text:style-name="T9">them</text:span><text:span text:style-name="T9"> </text:span><text:span text:style-name="T9">security</text:span><text:span text:style-name="T9"> </text:span><text:span text:style-name="T9">for</text:span><text:span text:style-name="T9"> </text:span><text:span text:style-name="T9">faithful</text:span><text:span text:style-name="T9"> </text:span><text:span text:style-name="T9">service</text:span><text:span text:style-name="T9">.</text:span></text:p>
      <text:p text:style-name="P7"><text:span text:style-name="T9">(2) </text:span><text:span text:style-name="T9">Change</text:span><text:span text:style-name="T9"> </text:span><text:span text:style-name="T9">the</text:span><text:span text:style-name="T9"> </text:span><text:span text:style-name="T9">principal</text:span><text:span text:style-name="T9"> </text:span><text:span text:style-name="T9">office</text:span><text:span text:style-name="T9"> </text:span><text:span text:style-name="T9">or</text:span><text:span text:style-name="T9"> </text:span><text:span text:style-name="T9">the</text:span><text:span text:style-name="T9"> </text:span><text:span text:style-name="T9">principal</text:span><text:span text:style-name="T9"> </text:span><text:span text:style-name="T9">business</text:span><text:span text:style-name="T9"> </text:span><text:span text:style-name="T9">office</text:span><text:span text:style-name="T9"> </text:span><text:span text:style-name="T9">in</text:span><text:span text:style-name="T9"> </text:span><text:span text:style-name="T9">California</text:span><text:span text:style-name="T9"> </text:span><text:span text:style-name="T9">from</text:span><text:span text:style-name="T9"> </text:span><text:span text:style-name="T9">one</text:span><text:span text:style-name="T9"> </text:span><text:span text:style-name="T9">location</text:span><text:span text:style-name="T9"> </text:span><text:span text:style-name="T9">to</text:span><text:span text:style-name="T9"> </text:span><text:span text:style-name="T9">another</text:span><text:span text:style-name="T9">; </text:span><text:span text:style-name="T9">cause</text:span><text:span text:style-name="T9"> </text:span><text:span text:style-name="T9">the</text:span><text:span text:style-name="T9"> </text:span><text:span text:style-name="T9">Corporation</text:span><text:span text:style-name="T9"> </text:span><text:span text:style-name="T9">to</text:span><text:span text:style-name="T9"> </text:span><text:span text:style-name="T9">be</text:span><text:span text:style-name="T9"> </text:span><text:span text:style-name="T9">qualified</text:span><text:span text:style-name="T9"> </text:span><text:span text:style-name="T9">to</text:span><text:span text:style-name="T9"> </text:span><text:span text:style-name="T9">conduct</text:span><text:span text:style-name="T9"> </text:span><text:span text:style-name="T9">its</text:span><text:span text:style-name="T9"> </text:span><text:span text:style-name="T9">activities</text:span><text:span text:style-name="T9"> </text:span><text:span text:style-name="T9">in</text:span><text:span text:style-name="T9"> </text:span><text:span text:style-name="T9">any</text:span><text:span text:style-name="T9"> </text:span><text:span text:style-name="T9">other</text:span><text:span text:style-name="T9"> </text:span><text:span text:style-name="T9">state</text:span><text:span text:style-name="T9">, </text:span><text:span text:style-name="T9">territory</text:span><text:span text:style-name="T9">, </text:span><text:span text:style-name="T9">dependency</text:span><text:span text:style-name="T9">, </text:span><text:span text:style-name="T9">or</text:span><text:span text:style-name="T9"> </text:span><text:span text:style-name="T9">country</text:span><text:span text:style-name="T9">; </text:span><text:span text:style-name="T9">conduct</text:span><text:span text:style-name="T9"> </text:span><text:span text:style-name="T9">its</text:span><text:span text:style-name="T9"> </text:span><text:span text:style-name="T9">activities</text:span><text:span text:style-name="T9"> </text:span><text:span text:style-name="T9">in</text:span><text:span text:style-name="T9"> </text:span><text:span text:style-name="T9">or</text:span><text:span text:style-name="T9"> </text:span><text:span text:style-name="T9">outside</text:span><text:span text:style-name="T9"> </text:span><text:span text:style-name="T9">California</text:span><text:span text:style-name="T9"> </text:span><text:span text:style-name="T9">and</text:span><text:span text:style-name="T9"> </text:span><text:span text:style-name="T9">designate</text:span><text:span text:style-name="T9"> </text:span><text:span text:style-name="T9">a</text:span><text:span text:style-name="T9"> </text:span><text:span text:style-name="T9">place</text:span><text:span text:style-name="T9"> </text:span><text:span text:style-name="T9">in</text:span><text:span text:style-name="T9"> </text:span><text:span text:style-name="T9">or</text:span><text:span text:style-name="T9"> </text:span><text:span text:style-name="T9">outside</text:span><text:span text:style-name="T9"> </text:span><text:span text:style-name="T9">California</text:span><text:span text:style-name="T9"> </text:span><text:span text:style-name="T9">for</text:span><text:span text:style-name="T9"> </text:span><text:span text:style-name="T9">holding</text:span><text:span text:style-name="T9"> </text:span><text:span text:style-name="T9">any</text:span><text:span text:style-name="T9"> </text:span><text:span text:style-name="T9">meeting</text:span><text:span text:style-name="T9"> </text:span><text:span text:style-name="T9">of</text:span><text:span text:style-name="T9"> </text:span><text:span text:style-name="T9">members</text:span><text:span text:style-name="T9">.</text:span></text:p>
      <text:p text:style-name="P7"><text:span text:style-name="T9">(3) </text:span><text:span text:style-name="T9">Borrow</text:span><text:span text:style-name="T9"> </text:span><text:span text:style-name="T9">money</text:span><text:span text:style-name="T9"> </text:span><text:span text:style-name="T9">and</text:span><text:span text:style-name="T9"> </text:span><text:span text:style-name="T9">incur</text:span><text:span text:style-name="T9"> </text:span><text:span text:style-name="T9">indebtedness</text:span><text:span text:style-name="T9"> </text:span><text:span text:style-name="T9">on</text:span><text:span text:style-name="T9"> </text:span><text:span text:style-name="T9">the</text:span><text:span text:style-name="T9"> </text:span><text:span text:style-name="T9">Corporation</text:span><text:span text:style-name="T9">'</text:span><text:span text:style-name="T9">s</text:span><text:span text:style-name="T9"> </text:span><text:span text:style-name="T9">behalf</text:span><text:span text:style-name="T9"> </text:span><text:span text:style-name="T9">and</text:span><text:span text:style-name="T9"> </text:span><text:span text:style-name="T9">cause</text:span><text:span text:style-name="T9"> </text:span><text:span text:style-name="T9">to</text:span><text:span text:style-name="T9"> </text:span><text:span text:style-name="T9">be</text:span><text:span text:style-name="T9"> </text:span><text:span text:style-name="T9">executed</text:span><text:span text:style-name="T9"> </text:span><text:span text:style-name="T9">and</text:span><text:span text:style-name="T9"> </text:span><text:span text:style-name="T9">delivered</text:span><text:span text:style-name="T9"> </text:span><text:span text:style-name="T9">for</text:span><text:span text:style-name="T9"> </text:span><text:span text:style-name="T9">the</text:span><text:span text:style-name="T9"> </text:span><text:span text:style-name="T9">Corporation</text:span><text:span text:style-name="T9">'</text:span><text:span text:style-name="T9">s</text:span><text:span text:style-name="T9"> </text:span><text:span text:style-name="T9">purposes</text:span><text:span text:style-name="T9">, </text:span><text:span text:style-name="T9">in</text:span><text:span text:style-name="T9"> </text:span><text:span text:style-name="T9">the</text:span><text:span text:style-name="T9"> </text:span><text:span text:style-name="T9">corporate</text:span><text:span text:style-name="T9"> </text:span><text:span text:style-name="T9">name</text:span><text:span text:style-name="T9">, </text:span><text:span text:style-name="T9">promissory</text:span><text:span text:style-name="T9"> </text:span><text:span text:style-name="T9">notes</text:span><text:span text:style-name="T9">, </text:span><text:span text:style-name="T9">bonds</text:span><text:span text:style-name="T9">, </text:span><text:span text:style-name="T9">debentures</text:span><text:span text:style-name="T9">, </text:span><text:span text:style-name="T9">deeds</text:span><text:span text:style-name="T9"> </text:span><text:span text:style-name="T9">of</text:span><text:span text:style-name="T9"> </text:span><text:span text:style-name="T9">trust</text:span><text:span text:style-name="T9">, </text:span><text:span text:style-name="T9">mortgages</text:span><text:span text:style-name="T9">, </text:span><text:span text:style-name="T9">pledges</text:span><text:span text:style-name="T9">, </text:span><text:span text:style-name="T9">hypothecations</text:span><text:span text:style-name="T9">, </text:span><text:span text:style-name="T9">and</text:span><text:span text:style-name="T9"> </text:span><text:span text:style-name="T9">other</text:span><text:span text:style-name="T9"> </text:span><text:span text:style-name="T9">evidences</text:span><text:span text:style-name="T9"> </text:span><text:span text:style-name="T9">of</text:span><text:span text:style-name="T9"> </text:span><text:span text:style-name="T9">debt</text:span><text:span text:style-name="T9"> </text:span><text:span text:style-name="T9">and</text:span><text:span text:style-name="T9"> </text:span><text:span text:style-name="T9">securities</text:span><text:span text:style-name="T9">.</text:span></text:p>
      <text:p text:style-name="P4"><text:s/></text:p>
      <text:p text:style-name="P5"><text:span text:style-name="T9">Section</text:span><text:span text:style-name="T9"> 7.3 <text:s text:c="7"/><text:tab/></text:span><text:span text:style-name="T9">Restriction</text:span><text:span text:style-name="T9"> </text:span><text:span text:style-name="T9">on</text:span><text:span text:style-name="T9"> </text:span><text:span text:style-name="T9">Interested</text:span><text:span text:style-name="T9"> </text:span><text:span text:style-name="T9">Persons</text:span><text:span text:style-name="T9"> </text:span><text:span text:style-name="T9">as</text:span><text:span text:style-name="T9"> </text:span><text:span text:style-name="T9">Board</text:span><text:span text:style-name="T9"> </text:span><text:span text:style-name="T9">members</text:span></text:p>
      <text:p text:style-name="P5"><text:span text:style-name="T9">No</text:span><text:span text:style-name="T9"> </text:span><text:span text:style-name="T9">more</text:span><text:span text:style-name="T9"> </text:span><text:span text:style-name="T9">than</text:span><text:span text:style-name="T9"> 49 </text:span><text:span text:style-name="T9">percent</text:span><text:span text:style-name="T9"> </text:span><text:span text:style-name="T9">of</text:span><text:span text:style-name="T9"> </text:span><text:span text:style-name="T9">the</text:span><text:span text:style-name="T9"> </text:span><text:span text:style-name="T9">persons</text:span><text:span text:style-name="T9"> </text:span><text:span text:style-name="T9">serving</text:span><text:span text:style-name="T9"> </text:span><text:span text:style-name="T9">on</text:span><text:span text:style-name="T9"> </text:span><text:span text:style-name="T9">the</text:span><text:span text:style-name="T9"> </text:span><text:span text:style-name="T9">Board</text:span><text:span text:style-name="T9"> </text:span><text:span text:style-name="T9">may</text:span><text:span text:style-name="T9"> </text:span><text:span text:style-name="T9">be</text:span><text:span text:style-name="T9"> “</text:span><text:span text:style-name="T9">interested</text:span><text:span text:style-name="T9"> </text:span><text:span text:style-name="T9">persons</text:span><text:span text:style-name="T9">.” </text:span><text:span text:style-name="T9">An</text:span><text:span text:style-name="T9"> </text:span><text:span text:style-name="T9">interested</text:span><text:span text:style-name="T9"> </text:span><text:span text:style-name="T9">person</text:span><text:span text:style-name="T9"> </text:span><text:span text:style-name="T9">is</text:span><text:span text:style-name="T9"> </text:span><text:span text:style-name="T9">defined</text:span><text:span text:style-name="T9"> </text:span><text:span text:style-name="T9">as</text:span></text:p>
      <text:p text:style-name="P5"><text:span text:style-name="T9">A</text:span><text:span text:style-name="T9">.</text:span><text:span text:style-name="T11"> <text:s text:c="6"/></text:span><text:span text:style-name="T9">Any</text:span><text:span text:style-name="T9"> </text:span><text:span text:style-name="T9">person</text:span><text:span text:style-name="T9"> </text:span><text:span text:style-name="T9">compensated</text:span><text:span text:style-name="T9"> </text:span><text:span text:style-name="T9">by</text:span><text:span text:style-name="T9"> </text:span><text:span text:style-name="T9">the</text:span><text:span text:style-name="T9"> </text:span><text:span text:style-name="T9">Corporation</text:span><text:span text:style-name="T9"> </text:span><text:span text:style-name="T9">for</text:span><text:span text:style-name="T9"> </text:span><text:span text:style-name="T9">services</text:span><text:span text:style-name="T9"> </text:span><text:span text:style-name="T9">rendered</text:span><text:span text:style-name="T9"> </text:span><text:span text:style-name="T9">to</text:span><text:span text:style-name="T9"> </text:span><text:span text:style-name="T9">it</text:span><text:span text:style-name="T9"> </text:span><text:span text:style-name="T9">within</text:span><text:span text:style-name="T9"> </text:span><text:span text:style-name="T9">the</text:span><text:span text:style-name="T9"> </text:span><text:span text:style-name="T9">previous</text:span><text:span text:style-name="T9"> 12 </text:span><text:span text:style-name="T9">months</text:span><text:span text:style-name="T9">, </text:span><text:span text:style-name="T9">whether</text:span><text:span text:style-name="T9"> </text:span><text:span text:style-name="T9">as</text:span><text:span text:style-name="T9"> </text:span><text:span text:style-name="T9">a</text:span><text:span text:style-name="T9"> </text:span><text:span text:style-name="T9">full</text:span><text:span text:style-name="T9">-</text:span><text:span text:style-name="T9">time</text:span><text:span text:style-name="T9"> </text:span><text:span text:style-name="T9">or</text:span><text:span text:style-name="T9"> </text:span><text:span text:style-name="T9">part</text:span><text:span text:style-name="T9">-</text:span><text:span text:style-name="T9">time</text:span><text:span text:style-name="T9"> </text:span><text:span text:style-name="T9">employee</text:span><text:span text:style-name="T9">, </text:span><text:span text:style-name="T9">independent</text:span><text:span text:style-name="T9"> </text:span><text:span text:style-name="T9">contractor</text:span><text:span text:style-name="T9"> </text:span><text:span text:style-name="T9">or</text:span><text:span text:style-name="T9"> </text:span><text:span text:style-name="T9">otherwise</text:span><text:span text:style-name="T9">, </text:span><text:span text:style-name="T9">excluding</text:span><text:span text:style-name="T9"> </text:span><text:span text:style-name="T9">any</text:span><text:span text:style-name="T9"> </text:span><text:span text:style-name="T9">reasonable</text:span><text:span text:style-name="T9"> </text:span><text:span text:style-name="T9">compensation</text:span><text:span text:style-name="T9"> </text:span><text:span text:style-name="T9">paid</text:span><text:span text:style-name="T9"> </text:span><text:span text:style-name="T9">to</text:span><text:span text:style-name="T9"> </text:span><text:span text:style-name="T9">a</text:span><text:span text:style-name="T9"> </text:span><text:span text:style-name="T9">Board</text:span><text:span text:style-name="T9"> </text:span><text:span text:style-name="T9">member</text:span><text:span text:style-name="T9"> </text:span><text:span text:style-name="T9">as</text:span><text:span text:style-name="T9"> </text:span><text:span text:style-name="T9">a</text:span><text:span text:style-name="T9"> </text:span><text:span text:style-name="T9">Board</text:span><text:span text:style-name="T9"> </text:span><text:span text:style-name="T9">member</text:span><text:span text:style-name="T9">; </text:span><text:span text:style-name="T9">and</text:span></text:p>
      <text:p text:style-name="P5"><text:span text:style-name="T9">B</text:span><text:span text:style-name="T9">.</text:span><text:span text:style-name="T11"> <text:s text:c="6"/></text:span><text:span text:style-name="T9">Any</text:span><text:span text:style-name="T9"> </text:span><text:span text:style-name="T9">brother</text:span><text:span text:style-name="T9">, </text:span><text:span text:style-name="T9">sister</text:span><text:span text:style-name="T9">, </text:span><text:span text:style-name="T9">ancestor</text:span><text:span text:style-name="T9">, </text:span><text:span text:style-name="T9">descendant</text:span><text:span text:style-name="T9">, </text:span><text:span text:style-name="T9">spouse</text:span><text:span text:style-name="T9">, </text:span><text:span text:style-name="T9">brother</text:span><text:span text:style-name="T9">-</text:span><text:span text:style-name="T9">in</text:span><text:span text:style-name="T9">-</text:span><text:span text:style-name="T9">law</text:span><text:span text:style-name="T9">, </text:span><text:span text:style-name="T9">sister</text:span><text:span text:style-name="T9">-</text:span><text:span text:style-name="T9">in</text:span><text:span text:style-name="T9">-</text:span><text:span text:style-name="T9">law</text:span><text:span text:style-name="T9">, </text:span><text:span text:style-name="T9">son</text:span><text:span text:style-name="T9">-</text:span><text:span text:style-name="T9">in</text:span><text:span text:style-name="T9">-</text:span><text:span text:style-name="T9">law</text:span><text:span text:style-name="T9">, </text:span><text:span text:style-name="T9">daughter</text:span><text:span text:style-name="T9">-</text:span><text:span text:style-name="T9">in</text:span><text:span text:style-name="T9">-</text:span><text:span text:style-name="T9">law</text:span><text:span text:style-name="T9">, </text:span><text:span text:style-name="T9">mother</text:span><text:span text:style-name="T9">-</text:span><text:span text:style-name="T9">in</text:span><text:span text:style-name="T9">-</text:span><text:span text:style-name="T9">law</text:span><text:span text:style-name="T9">, </text:span><text:span text:style-name="T9">or</text:span><text:span text:style-name="T9"> </text:span><text:span text:style-name="T9">father</text:span><text:span text:style-name="T9">-</text:span><text:span text:style-name="T9">in</text:span><text:span text:style-name="T9">-</text:span><text:span text:style-name="T9">law</text:span><text:span text:style-name="T9"> </text:span><text:span text:style-name="T9">of</text:span><text:span text:style-name="T9"> </text:span><text:span text:style-name="T9">such</text:span><text:span text:style-name="T9"> </text:span><text:span text:style-name="T9">person</text:span><text:span text:style-name="T9">.</text:span></text:p>
      <text:p text:style-name="P5"><text:soft-page-break/><text:span text:style-name="T9">However</text:span><text:span text:style-name="T9">, </text:span><text:span text:style-name="T9">any</text:span><text:span text:style-name="T9"> </text:span><text:span text:style-name="T9">violation</text:span><text:span text:style-name="T9"> </text:span><text:span text:style-name="T9">of</text:span><text:span text:style-name="T9"> </text:span><text:span text:style-name="T9">this</text:span><text:span text:style-name="T9"> </text:span><text:span text:style-name="T9">paragraph</text:span><text:span text:style-name="T9"> </text:span><text:span text:style-name="T9">shall</text:span><text:span text:style-name="T9"> </text:span><text:span text:style-name="T9">not</text:span><text:span text:style-name="T9"> </text:span><text:span text:style-name="T9">affect</text:span><text:span text:style-name="T9"> </text:span><text:span text:style-name="T9">the</text:span><text:span text:style-name="T9"> </text:span><text:span text:style-name="T9">validity</text:span><text:span text:style-name="T9"> </text:span><text:span text:style-name="T9">or</text:span><text:span text:style-name="T9"> </text:span><text:span text:style-name="T9">enforceability</text:span><text:span text:style-name="T9"> </text:span><text:span text:style-name="T9">of</text:span><text:span text:style-name="T9"> </text:span><text:span text:style-name="T9">transactions</text:span><text:span text:style-name="T9"> </text:span><text:span text:style-name="T9">entered</text:span><text:span text:style-name="T9"> </text:span><text:span text:style-name="T9">into</text:span><text:span text:style-name="T9"> </text:span><text:span text:style-name="T9">by</text:span><text:span text:style-name="T9"> </text:span><text:span text:style-name="T9">the</text:span><text:span text:style-name="T9"> </text:span><text:span text:style-name="T9">Corporation</text:span><text:span text:style-name="T9">.</text:span></text:p>
      <text:p text:style-name="P6"/>
      <text:p text:style-name="P5"><text:span text:style-name="T9">Section 7.4 <text:s text:c="7"/><text:tab/>Nominations and Elections of Board members</text:span></text:p>
      <text:p text:style-name="P5"><text:span text:style-name="T9">A</text:span><text:span text:style-name="T9">.</text:span><text:span text:style-name="T11"> <text:s text:c="6"/></text:span><text:span text:style-name="T9">Any</text:span><text:span text:style-name="T9"> </text:span><text:span text:style-name="T9">qualified</text:span><text:span text:style-name="T9"> </text:span><text:span text:style-name="T9">person</text:span><text:span text:style-name="T9"> </text:span><text:span text:style-name="T9">may</text:span><text:span text:style-name="T9"> </text:span><text:span text:style-name="T9">be</text:span><text:span text:style-name="T9"> </text:span><text:span text:style-name="T9">put</text:span><text:span text:style-name="T9"> </text:span><text:span text:style-name="T9">on</text:span><text:span text:style-name="T9"> </text:span><text:span text:style-name="T9">the</text:span><text:span text:style-name="T9"> </text:span><text:span text:style-name="T9">ballot</text:span><text:span text:style-name="T9"> </text:span><text:span text:style-name="T9">and</text:span><text:span text:style-name="T9"> </text:span><text:span text:style-name="T9">so</text:span><text:span text:style-name="T9"> </text:span><text:span text:style-name="T9">nominated</text:span><text:span text:style-name="T9"> </text:span><text:span text:style-name="T9">for</text:span><text:span text:style-name="T9"> </text:span><text:span text:style-name="T9">the</text:span><text:span text:style-name="T9"> </text:span><text:span text:style-name="T9">Board</text:span><text:span text:style-name="T9">. </text:span><text:span text:style-name="T9">All</text:span><text:span text:style-name="T9"> </text:span><text:span text:style-name="T9">nominations</text:span><text:span text:style-name="T9"> </text:span><text:span text:style-name="T9">shall</text:span><text:span text:style-name="T9"> </text:span><text:span text:style-name="T9">be</text:span><text:span text:style-name="T9"> </text:span><text:span text:style-name="T9">submitted</text:span><text:span text:style-name="T9"> </text:span><text:span text:style-name="T9">in</text:span><text:span text:style-name="T9"> </text:span><text:span text:style-name="T9">writing</text:span><text:span text:style-name="T9"> </text:span><text:span text:style-name="T9">to</text:span><text:span text:style-name="T9"> </text:span><text:span text:style-name="T9">the</text:span><text:span text:style-name="T9"> </text:span><text:span text:style-name="T9">Board</text:span><text:span text:style-name="T9"> </text:span><text:span text:style-name="T9">at</text:span><text:span text:style-name="T9"> </text:span><text:span text:style-name="T9">least</text:span><text:span text:style-name="T9"> 21 </text:span><text:span text:style-name="T9">days</text:span><text:span text:style-name="T9"> </text:span><text:span text:style-name="T9">and</text:span><text:span text:style-name="T9"> </text:span><text:span text:style-name="T9">no</text:span><text:span text:style-name="T9"> </text:span><text:span text:style-name="T9">more</text:span><text:span text:style-name="T9"> </text:span><text:span text:style-name="T9">than</text:span><text:span text:style-name="T9"> 60 </text:span><text:span text:style-name="T9">day</text:span><text:span text:style-name="T9"> </text:span><text:span text:style-name="T9">prior</text:span><text:span text:style-name="T9"> </text:span><text:span text:style-name="T9">to</text:span><text:span text:style-name="T9"> </text:span><text:span text:style-name="T9">annual</text:span><text:span text:style-name="T9"> </text:span><text:span text:style-name="T9">election</text:span><text:span text:style-name="T9"> </text:span><text:span text:style-name="T9">of</text:span><text:span text:style-name="T9"> </text:span><text:span text:style-name="T9">the</text:span><text:span text:style-name="T9"> </text:span><text:span text:style-name="T9">Board</text:span><text:span text:style-name="T9"> </text:span><text:span text:style-name="T9">and</text:span><text:span text:style-name="T9"> </text:span><text:span text:style-name="T9">the</text:span><text:span text:style-name="T9"> </text:span><text:span text:style-name="T9">secretary</text:span><text:span text:style-name="T9"> </text:span><text:span text:style-name="T9">shall</text:span><text:span text:style-name="T9"> </text:span><text:span text:style-name="T9">forward</text:span><text:span text:style-name="T9"> </text:span><text:span text:style-name="T9">to</text:span><text:span text:style-name="T9"> </text:span><text:span text:style-name="T9">each</text:span><text:span text:style-name="T9"> </text:span><text:span text:style-name="T9">member</text:span><text:span text:style-name="T9">, </text:span><text:span text:style-name="T9">with</text:span><text:span text:style-name="T9"> </text:span><text:span text:style-name="T9">the</text:span><text:span text:style-name="T9"> </text:span><text:span text:style-name="T9">notice</text:span><text:span text:style-name="T9"> </text:span><text:span text:style-name="T9">of</text:span><text:span text:style-name="T9"> </text:span><text:span text:style-name="T9">the</text:span><text:span text:style-name="T9"> </text:span><text:span text:style-name="T9">meeting</text:span><text:span text:style-name="T9"> </text:span><text:span text:style-name="T9">required</text:span><text:span text:style-name="T9"> </text:span><text:span text:style-name="T9">by</text:span><text:span text:style-name="T9"> </text:span><text:span text:style-name="T9">these</text:span><text:span text:style-name="T9"> </text:span><text:span text:style-name="T9">bylaws</text:span><text:span text:style-name="T9">, </text:span><text:span text:style-name="T9">a</text:span><text:span text:style-name="T9"> </text:span><text:span text:style-name="T9">list</text:span><text:span text:style-name="T9"> </text:span><text:span text:style-name="T9">of</text:span><text:span text:style-name="T9"> </text:span><text:span text:style-name="T9">all</text:span><text:span text:style-name="T9"> </text:span><text:span text:style-name="T9">candidates</text:span><text:span text:style-name="T9"> </text:span><text:span text:style-name="T9">so</text:span><text:span text:style-name="T9"> </text:span><text:span text:style-name="T9">nominated</text:span><text:span text:style-name="T9">.</text:span></text:p>
      <text:p text:style-name="P5"><text:span text:style-name="T9">B</text:span><text:span text:style-name="T9">.</text:span><text:span text:style-name="T11"> <text:s text:c="6"/></text:span><text:span text:style-name="T9">Nominee</text:span><text:span text:style-name="T9">’</text:span><text:span text:style-name="T9">s</text:span><text:span text:style-name="T9"> </text:span><text:span text:style-name="T9">Right</text:span><text:span text:style-name="T9"> </text:span><text:span text:style-name="T9">to</text:span><text:span text:style-name="T9"> </text:span><text:span text:style-name="T9">Solicit</text:span><text:span text:style-name="T9"> </text:span><text:span text:style-name="T9">Votes</text:span></text:p>
      <text:p text:style-name="P5"><text:span text:style-name="T9">The</text:span><text:span text:style-name="T9"> </text:span><text:span text:style-name="T9">Board</text:span><text:span text:style-name="T9"> </text:span><text:span text:style-name="T9">shall</text:span><text:span text:style-name="T9"> </text:span><text:span text:style-name="T9">formulate</text:span><text:span text:style-name="T9"> </text:span><text:span text:style-name="T9">procedures</text:span><text:span text:style-name="T9"> </text:span><text:span text:style-name="T9">that</text:span><text:span text:style-name="T9"> </text:span><text:span text:style-name="T9">allow</text:span><text:span text:style-name="T9"> </text:span><text:span text:style-name="T9">a</text:span><text:span text:style-name="T9"> </text:span><text:span text:style-name="T9">reasonable</text:span><text:span text:style-name="T9"> </text:span><text:span text:style-name="T9">opportunity</text:span><text:span text:style-name="T9"> </text:span><text:span text:style-name="T9">for</text:span><text:span text:style-name="T9"> </text:span><text:span text:style-name="T9">a</text:span><text:span text:style-name="T9"> </text:span><text:span text:style-name="T9">nominee</text:span><text:span text:style-name="T9"> </text:span><text:span text:style-name="T9">to</text:span><text:span text:style-name="T9"> </text:span><text:span text:style-name="T9">communicate</text:span><text:span text:style-name="T9"> </text:span><text:span text:style-name="T9">to</text:span><text:span text:style-name="T9"> </text:span><text:span text:style-name="T9">members</text:span><text:span text:style-name="T9"> </text:span><text:span text:style-name="T9">the</text:span><text:span text:style-name="T9"> </text:span><text:span text:style-name="T9">nominee</text:span><text:span text:style-name="T9">'</text:span><text:span text:style-name="T9">s</text:span><text:span text:style-name="T9"> </text:span><text:span text:style-name="T9">qualifications</text:span><text:span text:style-name="T9"> </text:span><text:span text:style-name="T9">and</text:span><text:span text:style-name="T9"> </text:span><text:span text:style-name="T9">the</text:span><text:span text:style-name="T9"> </text:span><text:span text:style-name="T9">reasons</text:span><text:span text:style-name="T9"> </text:span><text:span text:style-name="T9">for</text:span><text:span text:style-name="T9"> </text:span><text:span text:style-name="T9">the</text:span><text:span text:style-name="T9"> </text:span><text:span text:style-name="T9">nominee</text:span><text:span text:style-name="T9">'</text:span><text:span text:style-name="T9">s</text:span><text:span text:style-name="T9"> </text:span><text:span text:style-name="T9">candidacy</text:span><text:span text:style-name="T9">, </text:span><text:span text:style-name="T9">a</text:span><text:span text:style-name="T9"> </text:span><text:span text:style-name="T9">reasonable</text:span><text:span text:style-name="T9"> </text:span><text:span text:style-name="T9">opportunity</text:span><text:span text:style-name="T9"> </text:span><text:span text:style-name="T9">for</text:span><text:span text:style-name="T9"> </text:span><text:span text:style-name="T9">the</text:span><text:span text:style-name="T9"> </text:span><text:span text:style-name="T9">nominee</text:span><text:span text:style-name="T9"> </text:span><text:span text:style-name="T9">to</text:span><text:span text:style-name="T9"> </text:span><text:span text:style-name="T9">solicit</text:span><text:span text:style-name="T9"> </text:span><text:span text:style-name="T9">votes</text:span><text:span text:style-name="T9">, </text:span><text:span text:style-name="T9">and</text:span><text:span text:style-name="T9"> </text:span><text:span text:style-name="T9">a</text:span><text:span text:style-name="T9"> </text:span><text:span text:style-name="T9">reasonable</text:span><text:span text:style-name="T9"> </text:span><text:span text:style-name="T9">opportunity</text:span><text:span text:style-name="T9"> </text:span><text:span text:style-name="T9">for</text:span><text:span text:style-name="T9"> </text:span><text:span text:style-name="T9">all</text:span><text:span text:style-name="T9"> </text:span><text:span text:style-name="T9">members</text:span><text:span text:style-name="T9"> </text:span><text:span text:style-name="T9">to</text:span><text:span text:style-name="T9"> </text:span><text:span text:style-name="T9">choose</text:span><text:span text:style-name="T9"> </text:span><text:span text:style-name="T9">among</text:span><text:span text:style-name="T9"> </text:span><text:span text:style-name="T9">the</text:span><text:span text:style-name="T9"> </text:span><text:span text:style-name="T9">nominees</text:span><text:span text:style-name="T9">.</text:span></text:p>
      <text:p text:style-name="P5"><text:span text:style-name="T9">C</text:span><text:span text:style-name="T9">.</text:span><text:span text:style-name="T11"> <text:s text:c="6"/></text:span><text:span text:style-name="T9">The</text:span><text:span text:style-name="T9"> </text:span><text:span text:style-name="T9">annual</text:span><text:span text:style-name="T9"> </text:span><text:span text:style-name="T9">election</text:span><text:span text:style-name="T9"> </text:span><text:span text:style-name="T9">of</text:span><text:span text:style-name="T9"> </text:span><text:span text:style-name="T9">the</text:span><text:span text:style-name="T9"> </text:span><text:span text:style-name="T9">Board</text:span><text:span text:style-name="T9"> </text:span><text:span text:style-name="T9">shall</text:span><text:span text:style-name="T9"> </text:span><text:span text:style-name="T9">be</text:span><text:span text:style-name="T9"> </text:span><text:span text:style-name="T9">conducted</text:span><text:span text:style-name="T9"> </text:span><text:span text:style-name="T9">through</text:span><text:span text:style-name="T9"> </text:span><text:span text:style-name="T9">written</text:span><text:span text:style-name="T9"> </text:span><text:span text:style-name="T9">ballot</text:span><text:span text:style-name="T9">, </text:span><text:span text:style-name="T9">through</text:span><text:span text:style-name="T9"> </text:span><text:span text:style-name="T9">Approval</text:span><text:span text:style-name="T9"> </text:span><text:span text:style-name="T9">Voting</text:span><text:span text:style-name="T9">, </text:span><text:span text:style-name="T9">where</text:span><text:span text:style-name="T9"> </text:span><text:span text:style-name="T9">members</text:span><text:span text:style-name="T9"> </text:span><text:span text:style-name="T9">can</text:span><text:span text:style-name="T9"> </text:span><text:span text:style-name="T9">select</text:span><text:span text:style-name="T9"> </text:span><text:span text:style-name="T9">all</text:span><text:span text:style-name="T9"> </text:span><text:span text:style-name="T9">candidates</text:span><text:span text:style-name="T9"> </text:span><text:span text:style-name="T9">of</text:span><text:span text:style-name="T9"> </text:span><text:span text:style-name="T9">whom</text:span><text:span text:style-name="T9"> </text:span><text:span text:style-name="T9">they</text:span><text:span text:style-name="T9"> </text:span><text:span text:style-name="T9">approve</text:span><text:span text:style-name="T9"> </text:span><text:span text:style-name="T9">for</text:span><text:span text:style-name="T9"> </text:span><text:span text:style-name="T9">the</text:span><text:span text:style-name="T9"> </text:span><text:span text:style-name="T9">Board</text:span><text:span text:style-name="T9">. </text:span><text:span text:style-name="T9">The</text:span><text:span text:style-name="T9"> </text:span><text:span text:style-name="T9">highest</text:span><text:span text:style-name="T9"> </text:span><text:span text:style-name="T9">scoring</text:span><text:span text:style-name="T9"> </text:span><text:span text:style-name="T9">candidates</text:span><text:span text:style-name="T9"> </text:span><text:span text:style-name="T9">shall</text:span><text:span text:style-name="T9"> </text:span><text:span text:style-name="T9">be</text:span><text:span text:style-name="T9"> </text:span><text:span text:style-name="T9">awarded</text:span><text:span text:style-name="T9"> </text:span><text:span text:style-name="T9">the</text:span><text:span text:style-name="T9"> </text:span><text:span text:style-name="T9">vacant</text:span><text:span text:style-name="T9"> </text:span><text:span text:style-name="T9">positions</text:span><text:span text:style-name="T9">. </text:span><text:span text:style-name="T9">In</text:span><text:span text:style-name="T9"> </text:span><text:span text:style-name="T9">the</text:span><text:span text:style-name="T9"> </text:span><text:span text:style-name="T9">case</text:span><text:span text:style-name="T9"> </text:span><text:span text:style-name="T9">of</text:span><text:span text:style-name="T9"> </text:span><text:span text:style-name="T9">a</text:span><text:span text:style-name="T9"> </text:span><text:span text:style-name="T9">tie</text:span><text:span text:style-name="T9"> </text:span><text:span text:style-name="T9">between</text:span><text:span text:style-name="T9"> </text:span><text:span text:style-name="T9">candidates</text:span><text:span text:style-name="T9">, </text:span><text:span text:style-name="T9">where</text:span><text:span text:style-name="T9"> </text:span><text:span text:style-name="T9">the</text:span><text:span text:style-name="T9"> </text:span><text:span text:style-name="T9">total</text:span><text:span text:style-name="T9"> </text:span><text:span text:style-name="T9">number</text:span><text:span text:style-name="T9"> </text:span><text:span text:style-name="T9">of</text:span><text:span text:style-name="T9"> </text:span><text:span text:style-name="T9">highest</text:span><text:span text:style-name="T9"> </text:span><text:span text:style-name="T9">scoring</text:span><text:span text:style-name="T9"> </text:span><text:span text:style-name="T9">candidates</text:span><text:span text:style-name="T9"> </text:span><text:span text:style-name="T9">exceeds</text:span><text:span text:style-name="T9"> </text:span><text:span text:style-name="T9">the</text:span><text:span text:style-name="T9"> </text:span><text:span text:style-name="T9">fixed</text:span><text:span text:style-name="T9"> </text:span><text:span text:style-name="T9">number</text:span><text:span text:style-name="T9"> </text:span><text:span text:style-name="T9">of</text:span><text:span text:style-name="T9"> </text:span><text:span text:style-name="T9">Board</text:span><text:span text:style-name="T9"> </text:span><text:span text:style-name="T9">positions</text:span><text:span text:style-name="T9">, </text:span><text:span text:style-name="T9">the</text:span><text:span text:style-name="T9"> </text:span><text:span text:style-name="T9">standing</text:span><text:span text:style-name="T9"> </text:span><text:span text:style-name="T9">Board</text:span><text:span text:style-name="T9"> </text:span><text:span text:style-name="T9">shall</text:span><text:span text:style-name="T9"> </text:span><text:span text:style-name="T9">break</text:span><text:span text:style-name="T9"> </text:span><text:span text:style-name="T9">the</text:span><text:span text:style-name="T9"> </text:span><text:span text:style-name="T9">tie</text:span><text:span text:style-name="T9">.</text:span></text:p>
      <text:p text:style-name="P4"/>
      <text:p text:style-name="P5"><text:span text:style-name="T9">Section</text:span><text:span text:style-name="T9"> 7.5 <text:s text:c="7"/><text:tab/></text:span><text:span text:style-name="T9">Vacancies</text:span><text:span text:style-name="T9"> </text:span><text:span text:style-name="T9">on</text:span><text:span text:style-name="T9"> </text:span><text:span text:style-name="T9">the</text:span><text:span text:style-name="T9"> </text:span><text:span text:style-name="T9">Board</text:span></text:p>
      <text:p text:style-name="P5"><text:span text:style-name="T9">A</text:span><text:span text:style-name="T9">.</text:span><text:span text:style-name="T11"> <text:s text:c="6"/></text:span><text:span text:style-name="T9">Events</text:span><text:span text:style-name="T9"> </text:span><text:span text:style-name="T9">Causing</text:span><text:span text:style-name="T9"> </text:span><text:span text:style-name="T9">Vacancies</text:span><text:span text:style-name="T9"> </text:span><text:span text:style-name="T9">on</text:span><text:span text:style-name="T9"> </text:span><text:span text:style-name="T9">Board</text:span></text:p>
      <text:p text:style-name="P5"><text:span text:style-name="T9">A</text:span><text:span text:style-name="T9"> </text:span><text:span text:style-name="T9">vacancy</text:span><text:span text:style-name="T9"> </text:span><text:span text:style-name="T9">or</text:span><text:span text:style-name="T9"> </text:span><text:span text:style-name="T9">vacancies</text:span><text:span text:style-name="T9"> </text:span><text:span text:style-name="T9">on</text:span><text:span text:style-name="T9"> </text:span><text:span text:style-name="T9">the</text:span><text:span text:style-name="T9"> </text:span><text:span text:style-name="T9">Board</text:span><text:span text:style-name="T9"> </text:span><text:span text:style-name="T9">shall</text:span><text:span text:style-name="T9"> </text:span><text:span text:style-name="T9">occur</text:span><text:span text:style-name="T9"> </text:span><text:span text:style-name="T9">in</text:span><text:span text:style-name="T9"> </text:span><text:span text:style-name="T9">the</text:span><text:span text:style-name="T9"> </text:span><text:span text:style-name="T9">event</text:span><text:span text:style-name="T9"> </text:span><text:span text:style-name="T9">of</text:span></text:p>
      <text:p text:style-name="P5"><text:span text:style-name="T9">1.</text:span><text:span text:style-name="T11"> <text:s text:c="6"/></text:span><text:span text:style-name="T9">The</text:span><text:span text:style-name="T9"> </text:span><text:span text:style-name="T9">death</text:span><text:span text:style-name="T9">, </text:span><text:span text:style-name="T9">removal</text:span><text:span text:style-name="T9">, </text:span><text:span text:style-name="T9">or</text:span><text:span text:style-name="T9"> </text:span><text:span text:style-name="T9">resignation</text:span><text:span text:style-name="T9"> </text:span><text:span text:style-name="T9">of</text:span><text:span text:style-name="T9"> </text:span><text:span text:style-name="T9">any</text:span><text:span text:style-name="T9"> </text:span><text:span text:style-name="T9">Board</text:span><text:span text:style-name="T9"> </text:span><text:span text:style-name="T9">member</text:span></text:p>
      <text:p text:style-name="P5"><text:span text:style-name="T9">2.</text:span><text:span text:style-name="T11"> <text:s text:c="6"/></text:span><text:span text:style-name="T9">T</text:span><text:span text:style-name="T9">he</text:span><text:span text:style-name="T9"> </text:span><text:span text:style-name="T9">declaration</text:span><text:span text:style-name="T9"> (</text:span><text:span text:style-name="T9">by</text:span><text:span text:style-name="T9"> </text:span><text:span text:style-name="T9">resolution</text:span><text:span text:style-name="T9"> </text:span><text:span text:style-name="T9">of</text:span><text:span text:style-name="T9"> </text:span><text:span text:style-name="T9">the</text:span><text:span text:style-name="T9"> </text:span><text:span text:style-name="T9">Board</text:span><text:span text:style-name="T9">) </text:span><text:span text:style-name="T9">of</text:span><text:span text:style-name="T9"> </text:span><text:span text:style-name="T9">a</text:span><text:span text:style-name="T9"> </text:span><text:span text:style-name="T9">vacancy</text:span><text:span text:style-name="T9"> </text:span><text:span text:style-name="T9">in</text:span><text:span text:style-name="T9"> </text:span><text:span text:style-name="T9">the</text:span><text:span text:style-name="T9"> </text:span><text:span text:style-name="T9">office</text:span><text:span text:style-name="T9"> </text:span><text:span text:style-name="T9">of</text:span><text:span text:style-name="T9"> </text:span><text:span text:style-name="T9">a</text:span><text:span text:style-name="T9"> </text:span><text:span text:style-name="T9">Board</text:span><text:span text:style-name="T9"> </text:span><text:span text:style-name="T9">member</text:span><text:span text:style-name="T9"> </text:span><text:span text:style-name="T9">who</text:span><text:span text:style-name="T9"> </text:span><text:span text:style-name="T9">has</text:span><text:span text:style-name="T9"> </text:span><text:span text:style-name="T9">been</text:span><text:span text:style-name="T9"> </text:span><text:span text:style-name="T9">convicted</text:span><text:span text:style-name="T9"> </text:span><text:span text:style-name="T9">of</text:span><text:span text:style-name="T9"> </text:span><text:span text:style-name="T9">a</text:span><text:span text:style-name="T9"> </text:span><text:span text:style-name="T9">felony</text:span><text:span text:style-name="T9">, </text:span><text:span text:style-name="T9">declared</text:span><text:span text:style-name="T9"> </text:span><text:span text:style-name="T9">of</text:span><text:span text:style-name="T9"> </text:span><text:span text:style-name="T9">unsound</text:span><text:span text:style-name="T9"> </text:span><text:span text:style-name="T9">mind</text:span><text:span text:style-name="T9"> </text:span><text:span text:style-name="T9">by</text:span><text:span text:style-name="T9"> </text:span><text:span text:style-name="T9">a</text:span><text:span text:style-name="T9"> </text:span><text:span text:style-name="T9">court</text:span><text:span text:style-name="T9"> </text:span><text:span text:style-name="T9">order</text:span><text:span text:style-name="T9">, </text:span><text:span text:style-name="T9">or</text:span><text:span text:style-name="T9"> </text:span><text:span text:style-name="T9">found</text:span><text:span text:style-name="T9"> </text:span><text:span text:style-name="T9">by</text:span><text:span text:style-name="T9"> </text:span><text:span text:style-name="T9">final</text:span><text:span text:style-name="T9"> </text:span><text:span text:style-name="T9">order</text:span><text:span text:style-name="T9"> </text:span><text:span text:style-name="T9">or</text:span><text:span text:style-name="T9"> </text:span><text:span text:style-name="T9">judgment</text:span><text:span text:style-name="T9"> </text:span><text:span text:style-name="T9">of</text:span><text:span text:style-name="T9"> </text:span><text:span text:style-name="T9">any</text:span><text:span text:style-name="T9"> </text:span><text:span text:style-name="T9">court</text:span><text:span text:style-name="T9"> </text:span><text:span text:style-name="T9">to</text:span><text:span text:style-name="T9"> </text:span><text:span text:style-name="T9">have</text:span><text:span text:style-name="T9"> </text:span><text:span text:style-name="T9">breached</text:span><text:span text:style-name="T9"> </text:span><text:span text:style-name="T9">a</text:span><text:span text:style-name="T9"> </text:span><text:span text:style-name="T9">duty</text:span><text:span text:style-name="T9"> </text:span><text:span text:style-name="T9">under</text:span><text:span text:style-name="T9"> </text:span><text:span text:style-name="T9">California</text:span><text:span text:style-name="T9"> </text:span><text:span text:style-name="T9">Nonprofit</text:span><text:span text:style-name="T9"> </text:span><text:span text:style-name="T9">Public</text:span><text:span text:style-name="T9"> </text:span><text:span text:style-name="T9">Benefit</text:span><text:span text:style-name="T9"> </text:span><text:span text:style-name="T9">Corporation</text:span><text:span text:style-name="T9"> </text:span><text:span text:style-name="T9">Law</text:span><text:span text:style-name="T9">, </text:span><text:span text:style-name="T9">Chapter</text:span><text:span text:style-name="T9"> 2, </text:span><text:span text:style-name="T9">Article</text:span><text:span text:style-name="T9"> 3;</text:span></text:p>
      <text:p text:style-name="P1">3.<text:span text:style-name="T6"> <text:s text:c="6"/></text:span><text:span text:style-name="T9">the</text:span><text:span text:style-name="T9"> </text:span><text:span text:style-name="T9">majority</text:span><text:span text:style-name="T9"> </text:span><text:span text:style-name="T9">vote</text:span><text:span text:style-name="T9"> </text:span><text:span text:style-name="T9">of</text:span><text:span text:style-name="T9"> </text:span><text:span text:style-name="T9">a</text:span><text:span text:style-name="T9"> </text:span><text:span text:style-name="T9">quorum</text:span><text:span text:style-name="T9"> </text:span><text:span text:style-name="T9">of</text:span><text:span text:style-name="T9"> </text:span><text:span text:style-name="T9">members</text:span><text:span text:style-name="T9">, </text:span><text:span text:style-name="T9">or</text:span><text:span text:style-name="T9"> </text:span><text:span text:style-name="T9">the</text:span><text:span text:style-name="T9"> </text:span><text:span text:style-name="T9">vote</text:span><text:span text:style-name="T9"> </text:span><text:span text:style-name="T9">of</text:span><text:span text:style-name="T9"> </text:span><text:span text:style-name="T9">a</text:span><text:span text:style-name="T9"> </text:span><text:span text:style-name="T9">majority</text:span><text:span text:style-name="T9"> </text:span><text:span text:style-name="T9">of</text:span><text:span text:style-name="T9"> </text:span><text:span text:style-name="T9">all</text:span><text:span text:style-name="T9"> </text:span><text:span text:style-name="T9">members</text:span><text:span text:style-name="T9"> </text:span><text:span text:style-name="T9">if</text:span><text:span text:style-name="T9"> </text:span><text:span text:style-name="T9">the</text:span><text:span text:style-name="T9"> </text:span><text:span text:style-name="T9">Corporation</text:span><text:span text:style-name="T9"> </text:span><text:span text:style-name="T9">has</text:span><text:span text:style-name="T9"> </text:span><text:span text:style-name="T9">fewer</text:span><text:span text:style-name="T9"> </text:span><text:span text:style-name="T9">than</text:span><text:span text:style-name="T9"> 50 </text:span><text:span text:style-name="T9">members</text:span><text:span text:style-name="T9">,</text:span><text:span text:style-name="T9"> </text:span><text:span text:style-name="T9">to</text:span><text:span text:style-name="T9"> </text:span><text:span text:style-name="T9">remove</text:span><text:span text:style-name="T9"> </text:span><text:span text:style-name="T9">the</text:span><text:span text:style-name="T9"> </text:span><text:span text:style-name="T9">Board</text:span><text:span text:style-name="T9"> </text:span><text:span text:style-name="T9">member</text:span><text:span text:style-name="T9">(</text:span><text:span text:style-name="T9">s</text:span><text:span text:style-name="T9">);</text:span></text:p>
      <text:p text:style-name="P1">4.<text:span text:style-name="T6"> <text:s text:c="6"/></text:span><text:span text:style-name="T9">the</text:span><text:span text:style-name="T9"> </text:span><text:span text:style-name="T9">increase</text:span><text:span text:style-name="T9"> </text:span><text:span text:style-name="T9">of</text:span><text:span text:style-name="T9"> </text:span><text:span text:style-name="T9">the</text:span><text:span text:style-name="T9"> </text:span><text:span text:style-name="T9">authorized</text:span><text:span text:style-name="T9"> </text:span><text:span text:style-name="T9">number</text:span><text:span text:style-name="T9"> </text:span><text:span text:style-name="T9">of</text:span><text:span text:style-name="T9"> </text:span><text:span text:style-name="T9">Board</text:span><text:span text:style-name="T9"> </text:span><text:span text:style-name="T9">members</text:span><text:span text:style-name="T9">; </text:span><text:span text:style-name="T9">or</text:span></text:p>
      <text:p text:style-name="P1">5.<text:span text:style-name="T6"> <text:s text:c="6"/></text:span><text:span text:style-name="T9">the</text:span><text:span text:style-name="T9"> </text:span><text:span text:style-name="T9">failure</text:span><text:span text:style-name="T9"> </text:span><text:span text:style-name="T9">of</text:span><text:span text:style-name="T9"> </text:span><text:span text:style-name="T9">the</text:span><text:span text:style-name="T9"> </text:span><text:span text:style-name="T9">members</text:span><text:span text:style-name="T9">, </text:span><text:span text:style-name="T9">at</text:span><text:span text:style-name="T9"> </text:span><text:span text:style-name="T9">any</text:span><text:span text:style-name="T9"> </text:span><text:span text:style-name="T9">meeting</text:span><text:span text:style-name="T9"> </text:span><text:span text:style-name="T9">of</text:span><text:span text:style-name="T9"> </text:span><text:span text:style-name="T9">members</text:span><text:span text:style-name="T9"> </text:span><text:span text:style-name="T9">at</text:span><text:span text:style-name="T9"> </text:span><text:span text:style-name="T9">which</text:span><text:span text:style-name="T9"> </text:span><text:span text:style-name="T9">any</text:span><text:span text:style-name="T9"> </text:span><text:span text:style-name="T9">Board</text:span><text:span text:style-name="T9"> </text:span><text:span text:style-name="T9">member</text:span><text:span text:style-name="T9"> </text:span><text:span text:style-name="T9">or</text:span><text:span text:style-name="T9"> </text:span><text:span text:style-name="T9">Board</text:span><text:span text:style-name="T9"> </text:span><text:span text:style-name="T9">members</text:span><text:span text:style-name="T9"> </text:span><text:span text:style-name="T9">are</text:span><text:span text:style-name="T9"> </text:span><text:span text:style-name="T9">to</text:span><text:span text:style-name="T9"> </text:span><text:span text:style-name="T9">be</text:span><text:span text:style-name="T9"> </text:span><text:span text:style-name="T9">elected</text:span><text:span text:style-name="T9">, </text:span><text:span text:style-name="T9">to</text:span><text:span text:style-name="T9"> </text:span><text:span text:style-name="T9">elect</text:span><text:span text:style-name="T9"> </text:span><text:span text:style-name="T9">the</text:span><text:span text:style-name="T9"> </text:span><text:span text:style-name="T9">number</text:span><text:span text:style-name="T9"> </text:span><text:span text:style-name="T9">of</text:span><text:span text:style-name="T9"> </text:span><text:span text:style-name="T9">Board</text:span><text:span text:style-name="T9"> </text:span><text:span text:style-name="T9">members</text:span><text:span text:style-name="T9"> </text:span><text:span text:style-name="T9">required</text:span><text:span text:style-name="T9"> </text:span><text:span text:style-name="T9">to</text:span><text:span text:style-name="T9"> </text:span><text:span text:style-name="T9">be</text:span><text:span text:style-name="T9"> </text:span><text:span text:style-name="T9">elected</text:span><text:span text:style-name="T9"> </text:span><text:span text:style-name="T9">at</text:span><text:span text:style-name="T9"> </text:span><text:span text:style-name="T9">such</text:span><text:span text:style-name="T9"> </text:span><text:span text:style-name="T9">meeting</text:span><text:span text:style-name="T9">.</text:span></text:p>
      <text:p text:style-name="P1">B.<text:span text:style-name="T6"> <text:s text:c="5"/></text:span>Resignation of Board members</text:p>
      <text:p text:style-name="P5"><text:span text:style-name="T9">Except</text:span><text:span text:style-name="T9"> </text:span><text:span text:style-name="T9">as</text:span><text:span text:style-name="T9"> </text:span><text:span text:style-name="T9">provided</text:span><text:span text:style-name="T9"> </text:span><text:span text:style-name="T9">below</text:span><text:span text:style-name="T9">, </text:span><text:span text:style-name="T9">any</text:span><text:span text:style-name="T9"> </text:span><text:span text:style-name="T9">Board</text:span><text:span text:style-name="T9"> </text:span><text:span text:style-name="T9">member</text:span><text:span text:style-name="T9"> </text:span><text:span text:style-name="T9">may</text:span><text:span text:style-name="T9"> </text:span><text:span text:style-name="T9">resign</text:span><text:span text:style-name="T9"> </text:span><text:span text:style-name="T9">by</text:span><text:span text:style-name="T9"> </text:span><text:span text:style-name="T9">giving</text:span><text:span text:style-name="T9"> </text:span><text:span text:style-name="T9">written</text:span><text:span text:style-name="T9"> </text:span><text:span text:style-name="T9">notice</text:span><text:span text:style-name="T9"> </text:span><text:span text:style-name="T9">to</text:span><text:span text:style-name="T9"> </text:span><text:span text:style-name="T9">the</text:span><text:span text:style-name="T9"> </text:span><text:span text:style-name="T9">chairman</text:span><text:span text:style-name="T9"> </text:span><text:span text:style-name="T9">of</text:span><text:span text:style-name="T9"> </text:span><text:span text:style-name="T9">the</text:span><text:span text:style-name="T9"> </text:span><text:span text:style-name="T9">Board</text:span><text:span text:style-name="T9">, </text:span><text:span text:style-name="T9">if</text:span><text:span text:style-name="T9"> </text:span><text:span text:style-name="T9">any</text:span><text:span text:style-name="T9">, </text:span><text:span text:style-name="T9">or</text:span><text:span text:style-name="T9"> </text:span><text:span text:style-name="T9">to</text:span><text:span text:style-name="T9"> </text:span><text:span text:style-name="T9">the</text:span><text:span text:style-name="T9"> </text:span><text:span text:style-name="T9">president</text:span><text:span text:style-name="T9"> </text:span><text:span text:style-name="T9">or</text:span><text:span text:style-name="T9"> </text:span><text:span text:style-name="T9">the</text:span><text:span text:style-name="T9"> </text:span><text:span text:style-name="T9">secretary</text:span><text:span text:style-name="T9"> </text:span><text:span text:style-name="T9">of</text:span><text:span text:style-name="T9"> </text:span><text:span text:style-name="T9">the</text:span><text:span text:style-name="T9"> </text:span><text:span text:style-name="T9">Board</text:span><text:span text:style-name="T9">. </text:span><text:span text:style-name="T9">The</text:span><text:span text:style-name="T9"> </text:span><text:span text:style-name="T9">resignation</text:span><text:span text:style-name="T9"> </text:span><text:span text:style-name="T9">shall</text:span><text:span text:style-name="T9"> </text:span><text:span text:style-name="T9">be</text:span><text:span text:style-name="T9"> </text:span><text:span text:style-name="T9">effective</text:span><text:span text:style-name="T9"> </text:span><text:span text:style-name="T9">when</text:span><text:span text:style-name="T9"> </text:span><text:span text:style-name="T9">the</text:span><text:span text:style-name="T9"> </text:span><text:span text:style-name="T9">notice</text:span><text:span text:style-name="T9"> </text:span><text:span text:style-name="T9">is</text:span><text:span text:style-name="T9"> </text:span><text:span text:style-name="T9">given</text:span><text:span text:style-name="T9"> </text:span><text:span text:style-name="T9">unless</text:span><text:span text:style-name="T9"> </text:span><text:span text:style-name="T9">it</text:span><text:span text:style-name="T9"> </text:span><text:span text:style-name="T9">specifies</text:span><text:span text:style-name="T9"> </text:span><text:span text:style-name="T9">a</text:span><text:span text:style-name="T9"> </text:span><text:span text:style-name="T9">later</text:span><text:span text:style-name="T9"> </text:span><text:span text:style-name="T9">time</text:span><text:span text:style-name="T9"> </text:span><text:span text:style-name="T9">for</text:span><text:span text:style-name="T9"> </text:span><text:span text:style-name="T9">the</text:span><text:span text:style-name="T9"> </text:span><text:span text:style-name="T9">resignation</text:span><text:span text:style-name="T9"> </text:span><text:span text:style-name="T9">to</text:span><text:span text:style-name="T9"> </text:span><text:span text:style-name="T9">become</text:span><text:span text:style-name="T9"> </text:span><text:span text:style-name="T9">effective</text:span><text:span text:style-name="T9">. </text:span><text:span text:style-name="T9">If</text:span><text:span text:style-name="T9"> </text:span><text:span text:style-name="T9">a</text:span><text:span text:style-name="T9"> </text:span><text:span text:style-name="T9">Board</text:span><text:span text:style-name="T9"> </text:span><text:span text:style-name="T9">member</text:span><text:span text:style-name="T9">'</text:span><text:span text:style-name="T9">s</text:span><text:span text:style-name="T9"> </text:span><text:span text:style-name="T9">resignation</text:span><text:span text:style-name="T9"> </text:span><text:span text:style-name="T9">is</text:span><text:span text:style-name="T9"> </text:span><text:span text:style-name="T9">effective</text:span><text:span text:style-name="T9"> </text:span><text:span text:style-name="T9">at</text:span><text:span text:style-name="T9"> </text:span><text:span text:style-name="T9">a</text:span><text:span text:style-name="T9"> </text:span><text:span text:style-name="T9">later</text:span><text:span text:style-name="T9"> </text:span><text:span text:style-name="T9">time</text:span><text:span text:style-name="T9">, </text:span><text:span text:style-name="T9">the</text:span><text:span text:style-name="T9"> </text:span><text:span text:style-name="T9">Board</text:span><text:span text:style-name="T9"> </text:span><text:span text:style-name="T9">may</text:span><text:span text:style-name="T9"> </text:span><text:span text:style-name="T9">elect</text:span><text:span text:style-name="T9"> </text:span><text:span text:style-name="T9">a</text:span><text:span text:style-name="T9"> </text:span><text:span text:style-name="T9">successor</text:span><text:span text:style-name="T9"> </text:span><text:span text:style-name="T9">to</text:span><text:span text:style-name="T9"> </text:span><text:span text:style-name="T9">take</text:span><text:span text:style-name="T9"> </text:span><text:span text:style-name="T9">office</text:span><text:span text:style-name="T9"> </text:span><text:span text:style-name="T9">as</text:span><text:span text:style-name="T9"> </text:span><text:span text:style-name="T9">of</text:span><text:span text:style-name="T9"> </text:span><text:span text:style-name="T9">the</text:span><text:span text:style-name="T9"> </text:span><text:span text:style-name="T9">date</text:span><text:span text:style-name="T9"> </text:span><text:span text:style-name="T9">when</text:span><text:span text:style-name="T9"> </text:span><text:span text:style-name="T9">the</text:span><text:span text:style-name="T9"> </text:span><text:span text:style-name="T9">resignation</text:span><text:span text:style-name="T9"> </text:span><text:span text:style-name="T9">becomes</text:span><text:span text:style-name="T9"> </text:span><text:span text:style-name="T9">effective</text:span><text:span text:style-name="T9">.</text:span></text:p>
      <text:p text:style-name="P5"><text:span text:style-name="T9">Except</text:span><text:span text:style-name="T9"> </text:span><text:span text:style-name="T9">on</text:span><text:span text:style-name="T9"> </text:span><text:span text:style-name="T9">notice</text:span><text:span text:style-name="T9"> </text:span><text:span text:style-name="T9">to</text:span><text:span text:style-name="T9"> </text:span><text:span text:style-name="T9">the</text:span><text:span text:style-name="T9"> </text:span><text:span text:style-name="T9">California</text:span><text:span text:style-name="T9"> </text:span><text:span text:style-name="T9">Attorney</text:span><text:span text:style-name="T9"> </text:span><text:span text:style-name="T9">General</text:span><text:span text:style-name="T9">, </text:span><text:span text:style-name="T9">no</text:span><text:span text:style-name="T9"> </text:span><text:span text:style-name="T9">Board</text:span><text:span text:style-name="T9"> </text:span><text:span text:style-name="T9">member</text:span><text:span text:style-name="T9"> </text:span><text:span text:style-name="T9">may</text:span><text:span text:style-name="T9"> </text:span><text:span text:style-name="T9">resign</text:span><text:span text:style-name="T9"> </text:span><text:span text:style-name="T9">if</text:span><text:span text:style-name="T9"> </text:span><text:span text:style-name="T9">the</text:span><text:span text:style-name="T9"> </text:span><text:span text:style-name="T9">Corporation</text:span><text:span text:style-name="T9"> </text:span><text:span text:style-name="T9">would</text:span><text:span text:style-name="T9"> </text:span><text:span text:style-name="T9">be</text:span><text:span text:style-name="T9"> </text:span><text:span text:style-name="T9">left</text:span><text:span text:style-name="T9"> </text:span><text:span text:style-name="T9">without</text:span><text:span text:style-name="T9"> </text:span><text:span text:style-name="T9">a</text:span><text:span text:style-name="T9"> </text:span><text:span text:style-name="T9">duly</text:span><text:span text:style-name="T9"> </text:span><text:span text:style-name="T9">elected</text:span><text:span text:style-name="T9"> </text:span><text:span text:style-name="T9">Board</text:span><text:span text:style-name="T9"> </text:span><text:span text:style-name="T9">member</text:span><text:span text:style-name="T9"> </text:span><text:span text:style-name="T9">or</text:span><text:span text:style-name="T9"> </text:span><text:span text:style-name="T9">Board</text:span><text:span text:style-name="T9"> </text:span><text:span text:style-name="T9">members</text:span><text:span text:style-name="T9">.</text:span></text:p>
      <text:p text:style-name="P5"><text:span text:style-name="T9">C</text:span><text:span text:style-name="T9">.</text:span><text:span text:style-name="T7"> <text:s text:c="6"/></text:span><text:span text:style-name="T9">Removal</text:span><text:span text:style-name="T9"> </text:span><text:span text:style-name="T9">of</text:span><text:span text:style-name="T9"> </text:span><text:span text:style-name="T9">Board</text:span><text:span text:style-name="T9"> </text:span><text:span text:style-name="T9">members</text:span></text:p>
      <text:p text:style-name="P5"><text:span text:style-name="T9">(1) </text:span><text:span text:style-name="T9">Any</text:span><text:span text:style-name="T9"> </text:span><text:span text:style-name="T9">or</text:span><text:span text:style-name="T9"> </text:span><text:span text:style-name="T9">all</text:span><text:span text:style-name="T9"> </text:span><text:span text:style-name="T9">Board</text:span><text:span text:style-name="T9"> </text:span><text:span text:style-name="T9">members</text:span><text:span text:style-name="T9"> </text:span><text:span text:style-name="T9">may</text:span><text:span text:style-name="T9"> </text:span><text:span text:style-name="T9">be</text:span><text:span text:style-name="T9"> </text:span><text:span text:style-name="T9">removed</text:span><text:span text:style-name="T9"> </text:span><text:span text:style-name="T9">without</text:span><text:span text:style-name="T9"> </text:span><text:span text:style-name="T9">cause</text:span><text:span text:style-name="T9"> </text:span><text:span text:style-name="T9">if</text:span><text:span text:style-name="T9">:</text:span></text:p>
      <text:p text:style-name="P7"><text:span text:style-name="T9">(</text:span><text:span text:style-name="T9">a</text:span><text:span text:style-name="T9">) </text:span><text:span text:style-name="T9">In</text:span><text:span text:style-name="T9"> </text:span><text:span text:style-name="T9">a</text:span><text:span text:style-name="T9"> </text:span><text:span text:style-name="T9">Corporation</text:span><text:span text:style-name="T9"> </text:span><text:span text:style-name="T9">with</text:span><text:span text:style-name="T9"> </text:span><text:span text:style-name="T9">fewer</text:span><text:span text:style-name="T9"> </text:span><text:span text:style-name="T9">than</text:span><text:span text:style-name="T9"> 50 </text:span><text:span text:style-name="T9">members</text:span><text:span text:style-name="T9">, </text:span><text:span text:style-name="T9">the</text:span><text:span text:style-name="T9"> </text:span><text:span text:style-name="T9">removal</text:span><text:span text:style-name="T9"> </text:span><text:span text:style-name="T9">is</text:span><text:span text:style-name="T9"> </text:span><text:span text:style-name="T9">approved</text:span><text:span text:style-name="T9"> </text:span><text:span text:style-name="T9">by</text:span><text:span text:style-name="T9"> </text:span><text:span text:style-name="T9">a</text:span><text:span text:style-name="T9"> </text:span><text:span text:style-name="T9">majority</text:span><text:span text:style-name="T9"> </text:span><text:span text:style-name="T9">of</text:span><text:span text:style-name="T9"> </text:span><text:span text:style-name="T9">all</text:span><text:span text:style-name="T9"> </text:span><text:span text:style-name="T9">members</text:span><text:span text:style-name="T9"> (</text:span><text:span text:style-name="T9">Section</text:span><text:span text:style-name="T9"> 5033).</text:span></text:p>
      <text:p text:style-name="P7"><text:soft-page-break/><text:span text:style-name="T9">(</text:span><text:span text:style-name="T9">b</text:span><text:span text:style-name="T9">) </text:span><text:span text:style-name="T9">In</text:span><text:span text:style-name="T9"> </text:span><text:span text:style-name="T9">a</text:span><text:span text:style-name="T9"> </text:span><text:span text:style-name="T9">Corporation</text:span><text:span text:style-name="T9"> </text:span><text:span text:style-name="T9">with</text:span><text:span text:style-name="T9"> 50 </text:span><text:span text:style-name="T9">or</text:span><text:span text:style-name="T9"> </text:span><text:span text:style-name="T9">more</text:span><text:span text:style-name="T9"> </text:span><text:span text:style-name="T9">members</text:span><text:span text:style-name="T9">, </text:span><text:span text:style-name="T9">the</text:span><text:span text:style-name="T9"> </text:span><text:span text:style-name="T9">removal</text:span><text:span text:style-name="T9"> </text:span><text:span text:style-name="T9">is</text:span><text:span text:style-name="T9"> </text:span><text:span text:style-name="T9">approved</text:span><text:span text:style-name="T9"> </text:span><text:span text:style-name="T9">by</text:span><text:span text:style-name="T9"> </text:span><text:span text:style-name="T9">the</text:span><text:span text:style-name="T9"> </text:span><text:span text:style-name="T9">members</text:span><text:span text:style-name="T9"> (</text:span><text:span text:style-name="T9">Section</text:span><text:span text:style-name="T9"> 5034).</text:span></text:p>
      <text:p text:style-name="P5"><text:span text:style-name="T9">(2) </text:span><text:span text:style-name="T9">Any</text:span><text:span text:style-name="T9"> </text:span><text:span text:style-name="T9">Board</text:span><text:span text:style-name="T9"> </text:span><text:span text:style-name="T9">member</text:span><text:span text:style-name="T9"> </text:span><text:span text:style-name="T9">may</text:span><text:span text:style-name="T9"> </text:span><text:span text:style-name="T9">be</text:span><text:span text:style-name="T9"> </text:span><text:span text:style-name="T9">removed</text:span><text:span text:style-name="T9">, </text:span><text:span text:style-name="T9">with</text:span><text:span text:style-name="T9"> </text:span><text:span text:style-name="T9">or</text:span><text:span text:style-name="T9"> </text:span><text:span text:style-name="T9">without</text:span><text:span text:style-name="T9"> </text:span><text:span text:style-name="T9">cause</text:span><text:span text:style-name="T9">, </text:span><text:span text:style-name="T9">by</text:span><text:span text:style-name="T9"> </text:span><text:span text:style-name="T9">the</text:span><text:span text:style-name="T9"> </text:span><text:span text:style-name="T9">vote</text:span><text:span text:style-name="T9"> </text:span><text:span text:style-name="T9">of</text:span><text:span text:style-name="T9"> </text:span><text:span text:style-name="T9">the</text:span><text:span text:style-name="T9"> </text:span><text:span text:style-name="T9">majority</text:span><text:span text:style-name="T9"> </text:span><text:span text:style-name="T9">of</text:span><text:span text:style-name="T9"> </text:span><text:span text:style-name="T9">the</text:span><text:span text:style-name="T9"> </text:span><text:span text:style-name="T9">members</text:span><text:span text:style-name="T9"> </text:span><text:span text:style-name="T9">of</text:span><text:span text:style-name="T9"> </text:span><text:span text:style-name="T9">the</text:span><text:span text:style-name="T9"> </text:span><text:span text:style-name="T9">entire</text:span><text:span text:style-name="T9"> </text:span><text:span text:style-name="T9">Board</text:span><text:span text:style-name="T9"> </text:span><text:span text:style-name="T9">of</text:span><text:span text:style-name="T9"> </text:span><text:span text:style-name="T9">Board</text:span><text:span text:style-name="T9"> </text:span><text:span text:style-name="T9">members</text:span><text:span text:style-name="T9"> </text:span><text:span text:style-name="T9">at</text:span><text:span text:style-name="T9"> </text:span><text:span text:style-name="T9">a</text:span><text:span text:style-name="T9"> </text:span><text:span text:style-name="T9">special</text:span><text:span text:style-name="T9"> </text:span><text:span text:style-name="T9">meeting</text:span><text:span text:style-name="T9"> </text:span><text:span text:style-name="T9">called</text:span><text:span text:style-name="T9"> </text:span><text:span text:style-name="T9">for</text:span><text:span text:style-name="T9"> </text:span><text:span text:style-name="T9">that</text:span><text:span text:style-name="T9"> </text:span><text:span text:style-name="T9">purpose</text:span><text:span text:style-name="T9">, </text:span><text:span text:style-name="T9">or</text:span><text:span text:style-name="T9"> </text:span><text:span text:style-name="T9">at</text:span><text:span text:style-name="T9"> </text:span><text:span text:style-name="T9">a</text:span><text:span text:style-name="T9"> </text:span><text:span text:style-name="T9">regular</text:span><text:span text:style-name="T9"> </text:span><text:span text:style-name="T9">meeting</text:span><text:span text:style-name="T9">, </text:span><text:span text:style-name="T9">provided</text:span><text:span text:style-name="T9"> </text:span><text:span text:style-name="T9">that</text:span><text:span text:style-name="T9"> </text:span><text:span text:style-name="T9">notice</text:span><text:span text:style-name="T9"> </text:span><text:span text:style-name="T9">of</text:span><text:span text:style-name="T9"> </text:span><text:span text:style-name="T9">that</text:span><text:span text:style-name="T9"> </text:span><text:span text:style-name="T9">meeting</text:span><text:span text:style-name="T9"> </text:span><text:span text:style-name="T9">and</text:span><text:span text:style-name="T9"> </text:span><text:span text:style-name="T9">of</text:span><text:span text:style-name="T9"> </text:span><text:span text:style-name="T9">the</text:span><text:span text:style-name="T9"> </text:span><text:span text:style-name="T9">removal</text:span><text:span text:style-name="T9"> </text:span><text:span text:style-name="T9">questions</text:span><text:span text:style-name="T9"> </text:span><text:span text:style-name="T9">are</text:span><text:span text:style-name="T9"> </text:span><text:span text:style-name="T9">given</text:span><text:span text:style-name="T9"> </text:span><text:span text:style-name="T9">as</text:span><text:span text:style-name="T9"> </text:span><text:span text:style-name="T9">provided</text:span><text:span text:style-name="T9"> </text:span><text:span text:style-name="T9">in</text:span><text:span text:style-name="T9"> </text:span><text:span text:style-name="T9">Section</text:span><text:span text:style-name="T9"> 7.7. </text:span><text:span text:style-name="T9">Any</text:span><text:span text:style-name="T9"> </text:span><text:span text:style-name="T9">vacancy</text:span><text:span text:style-name="T9"> </text:span><text:span text:style-name="T9">caused</text:span><text:span text:style-name="T9"> </text:span><text:span text:style-name="T9">by</text:span><text:span text:style-name="T9"> </text:span><text:span text:style-name="T9">the</text:span><text:span text:style-name="T9"> </text:span><text:span text:style-name="T9">removal</text:span><text:span text:style-name="T9"> </text:span><text:span text:style-name="T9">of</text:span><text:span text:style-name="T9"> </text:span><text:span text:style-name="T9">a</text:span><text:span text:style-name="T9"> </text:span><text:span text:style-name="T9">Board</text:span><text:span text:style-name="T9"> </text:span><text:span text:style-name="T9">member</text:span><text:span text:style-name="T9"> </text:span><text:span text:style-name="T9">shall</text:span><text:span text:style-name="T9"> </text:span><text:span text:style-name="T9">be</text:span><text:span text:style-name="T9"> </text:span><text:span text:style-name="T9">filled</text:span><text:span text:style-name="T9"> </text:span><text:span text:style-name="T9">as</text:span><text:span text:style-name="T9"> </text:span><text:span text:style-name="T9">provided</text:span><text:span text:style-name="T9"> </text:span><text:span text:style-name="T9">in</text:span><text:span text:style-name="T9"> </text:span><text:span text:style-name="T9">Section</text:span><text:span text:style-name="T9"> 7.6. </text:span><text:span text:style-name="T9">d</text:span><text:span text:style-name="T9">.</text:span></text:p>
      <text:p text:style-name="P5"><text:span text:style-name="T9"><text:s text:c="12"/><text:tab/></text:span><text:span text:style-name="T9">D</text:span><text:span text:style-name="T9">. </text:span><text:span text:style-name="T9">Filling</text:span><text:span text:style-name="T9"> </text:span><text:span text:style-name="T9">Vacancies</text:span><text:span text:style-name="T9"> </text:span><text:span text:style-name="T9">on</text:span><text:span text:style-name="T9"> </text:span><text:span text:style-name="T9">the</text:span><text:span text:style-name="T9"> </text:span><text:span text:style-name="T9">Board</text:span><text:span text:style-name="T9"> <text:s text:c="27"/><text:tab/></text:span></text:p>
      <text:p text:style-name="P11"><text:span text:style-name="T9">(1) </text:span><text:span text:style-name="T9">The</text:span><text:span text:style-name="T9"> </text:span><text:span text:style-name="T9">members</text:span><text:span text:style-name="T9"> </text:span><text:span text:style-name="T9">may</text:span><text:span text:style-name="T9"> </text:span><text:span text:style-name="T9">elect</text:span><text:span text:style-name="T9"> </text:span><text:span text:style-name="T9">a</text:span><text:span text:style-name="T9"> </text:span><text:span text:style-name="T9">Board</text:span><text:span text:style-name="T9"> </text:span><text:span text:style-name="T9">member</text:span><text:span text:style-name="T9"> </text:span><text:span text:style-name="T9">or</text:span><text:span text:style-name="T9"> </text:span><text:span text:style-name="T9">Board</text:span><text:span text:style-name="T9"> </text:span><text:span text:style-name="T9">members</text:span><text:span text:style-name="T9"> </text:span><text:span text:style-name="T9">at</text:span><text:span text:style-name="T9"> </text:span><text:span text:style-name="T9">any</text:span><text:span text:style-name="T9"> </text:span><text:span text:style-name="T9">time</text:span><text:span text:style-name="T9"> </text:span><text:span text:style-name="T9">to</text:span><text:span text:style-name="T9"> </text:span><text:span text:style-name="T9">fill</text:span><text:span text:style-name="T9"> </text:span><text:span text:style-name="T9">any</text:span><text:span text:style-name="T9"> </text:span><text:span text:style-name="T9">vacancy</text:span><text:span text:style-name="T9"> </text:span><text:span text:style-name="T9">or</text:span><text:span text:style-name="T9"> </text:span><text:span text:style-name="T9">vacancies</text:span><text:span text:style-name="T9"> </text:span><text:span text:style-name="T9">not</text:span><text:span text:style-name="T9"> </text:span><text:span text:style-name="T9">filled</text:span><text:span text:style-name="T9"> </text:span><text:span text:style-name="T9">by</text:span><text:span text:style-name="T9"> </text:span><text:span text:style-name="T9">Board</text:span><text:span text:style-name="T9"> </text:span><text:span text:style-name="T9">members</text:span><text:span text:style-name="T9">.</text:span></text:p>
      <text:p text:style-name="P11"><text:span text:style-name="T9">(2) </text:span><text:span text:style-name="T9">Until</text:span><text:span text:style-name="T9"> </text:span><text:span text:style-name="T9">such</text:span><text:span text:style-name="T9"> </text:span><text:span text:style-name="T9">time</text:span><text:span text:style-name="T9"> </text:span><text:span text:style-name="T9">as</text:span><text:span text:style-name="T9"> </text:span><text:span text:style-name="T9">nominations</text:span><text:span text:style-name="T9"> </text:span><text:span text:style-name="T9">and</text:span><text:span text:style-name="T9"> </text:span><text:span text:style-name="T9">elections</text:span><text:span text:style-name="T9"> </text:span><text:span text:style-name="T9">to</text:span><text:span text:style-name="T9"> </text:span><text:span text:style-name="T9">fill</text:span><text:span text:style-name="T9"> </text:span><text:span text:style-name="T9">the</text:span><text:span text:style-name="T9"> </text:span><text:span text:style-name="T9">vacancies</text:span><text:span text:style-name="T9"> </text:span><text:span text:style-name="T9">or</text:span><text:span text:style-name="T9"> </text:span><text:span text:style-name="T9">vacancy</text:span><text:span text:style-name="T9"> </text:span><text:span text:style-name="T9">occur</text:span><text:span text:style-name="T9">, </text:span><text:span text:style-name="T9">the</text:span><text:span text:style-name="T9"> </text:span><text:span text:style-name="T9">remaining</text:span><text:span text:style-name="T9"> </text:span><text:span text:style-name="T9">Board</text:span><text:span text:style-name="T9"> </text:span><text:span text:style-name="T9">may</text:span><text:span text:style-name="T9"> </text:span><text:span text:style-name="T9">appoint</text:span><text:span text:style-name="T9"> </text:span><text:span text:style-name="T9">a</text:span><text:span text:style-name="T9"> </text:span><text:span text:style-name="T9">member</text:span><text:span text:style-name="T9"> </text:span><text:span text:style-name="T9">or</text:span><text:span text:style-name="T9"> </text:span><text:span text:style-name="T9">members</text:span><text:span text:style-name="T9"> </text:span><text:span text:style-name="T9">to</text:span><text:span text:style-name="T9"> </text:span><text:span text:style-name="T9">temporarily</text:span><text:span text:style-name="T9"> </text:span><text:span text:style-name="T9">fill</text:span><text:span text:style-name="T9"> </text:span><text:span text:style-name="T9">the</text:span><text:span text:style-name="T9"> </text:span><text:span text:style-name="T9">vacancy</text:span><text:span text:style-name="T9"> </text:span><text:span text:style-name="T9">or</text:span><text:span text:style-name="T9"> </text:span><text:span text:style-name="T9">vacancies</text:span><text:span text:style-name="T9"> </text:span><text:span text:style-name="T9">through</text:span><text:span text:style-name="T9"> </text:span><text:span text:style-name="T9">a</text:span><text:span text:style-name="T9"> </text:span><text:span text:style-name="T9">consensus</text:span><text:span text:style-name="T9"> </text:span><text:span text:style-name="T9">by</text:span><text:span text:style-name="T9"> </text:span><text:span text:style-name="T9">the</text:span><text:span text:style-name="T9"> </text:span><text:span text:style-name="T9">Board</text:span><text:span text:style-name="T9">, </text:span><text:span text:style-name="T9">including</text:span><text:span text:style-name="T9"> </text:span><text:span text:style-name="T9">situations</text:span><text:span text:style-name="T9"> </text:span><text:span text:style-name="T9">in</text:span><text:span text:style-name="T9"> </text:span><text:span text:style-name="T9">which</text:span><text:span text:style-name="T9"> </text:span><text:span text:style-name="T9">a</text:span><text:span text:style-name="T9"> </text:span><text:span text:style-name="T9">Board</text:span><text:span text:style-name="T9"> </text:span><text:span text:style-name="T9">member</text:span><text:span text:style-name="T9"> </text:span><text:span text:style-name="T9">has</text:span><text:span text:style-name="T9"> </text:span><text:span text:style-name="T9">recused</text:span><text:span text:style-name="T9"> </text:span><text:span text:style-name="T9">him</text:span><text:span text:style-name="T9">/</text:span><text:span text:style-name="T9">herself</text:span><text:span text:style-name="T9"> </text:span><text:span text:style-name="T9">due</text:span><text:span text:style-name="T9"> </text:span><text:span text:style-name="T9">to</text:span><text:span text:style-name="T9"> </text:span><text:span text:style-name="T9">conflict</text:span><text:span text:style-name="T9"> </text:span><text:span text:style-name="T9">of</text:span><text:span text:style-name="T9"> </text:span><text:span text:style-name="T9">interest</text:span><text:span text:style-name="T9"> </text:span><text:span text:style-name="T9">concerns</text:span><text:span text:style-name="T9">.</text:span></text:p>
      <text:p text:style-name="P12"/>
      <text:p text:style-name="P11"><text:span text:style-name="T9">E</text:span><text:span text:style-name="T9">. </text:span><text:span text:style-name="T9">No</text:span><text:span text:style-name="T9"> </text:span><text:span text:style-name="T9">Vacancy</text:span><text:span text:style-name="T9"> </text:span><text:span text:style-name="T9">or</text:span><text:span text:style-name="T9"> </text:span><text:span text:style-name="T9">Reduction</text:span><text:span text:style-name="T9"> </text:span><text:span text:style-name="T9">of</text:span><text:span text:style-name="T9"> </text:span><text:span text:style-name="T9">the</text:span><text:span text:style-name="T9"> </text:span><text:span text:style-name="T9">Number</text:span><text:span text:style-name="T9"> </text:span><text:span text:style-name="T9">of</text:span><text:span text:style-name="T9"> </text:span><text:span text:style-name="T9">Board</text:span><text:span text:style-name="T9"> </text:span><text:span text:style-name="T9">members</text:span></text:p>
      <text:p text:style-name="P11"><text:span text:style-name="T9">Any</text:span><text:span text:style-name="T9"> </text:span><text:span text:style-name="T9">reduction</text:span><text:span text:style-name="T9"> </text:span><text:span text:style-name="T9">of</text:span><text:span text:style-name="T9"> </text:span><text:span text:style-name="T9">the</text:span><text:span text:style-name="T9"> </text:span><text:span text:style-name="T9">authorized</text:span><text:span text:style-name="T9"> </text:span><text:span text:style-name="T9">number</text:span><text:span text:style-name="T9"> </text:span><text:span text:style-name="T9">of</text:span><text:span text:style-name="T9"> </text:span><text:span text:style-name="T9">the</text:span><text:span text:style-name="T9"> </text:span><text:span text:style-name="T9">Board</text:span><text:span text:style-name="T9"> </text:span><text:span text:style-name="T9">members</text:span><text:span text:style-name="T9"> </text:span><text:span text:style-name="T9">shall</text:span><text:span text:style-name="T9"> </text:span><text:span text:style-name="T9">not</text:span><text:span text:style-name="T9"> </text:span><text:span text:style-name="T9">result</text:span><text:span text:style-name="T9"> </text:span><text:span text:style-name="T9">in</text:span><text:span text:style-name="T9"> </text:span><text:span text:style-name="T9">any</text:span><text:span text:style-name="T9"> </text:span><text:span text:style-name="T9">Board</text:span><text:span text:style-name="T9"> </text:span><text:span text:style-name="T9">member</text:span><text:span text:style-name="T9"> </text:span><text:span text:style-name="T9">being</text:span><text:span text:style-name="T9"> </text:span><text:span text:style-name="T9">removed</text:span><text:span text:style-name="T9"> </text:span><text:span text:style-name="T9">before</text:span><text:span text:style-name="T9"> </text:span><text:span text:style-name="T9">his</text:span><text:span text:style-name="T9"> </text:span><text:span text:style-name="T9">or</text:span><text:span text:style-name="T9"> </text:span><text:span text:style-name="T9">her</text:span><text:span text:style-name="T9"> </text:span><text:span text:style-name="T9">term</text:span><text:span text:style-name="T9"> </text:span><text:span text:style-name="T9">of</text:span><text:span text:style-name="T9"> </text:span><text:span text:style-name="T9">office</text:span><text:span text:style-name="T9"> </text:span><text:span text:style-name="T9">expires</text:span><text:span text:style-name="T9">.</text:span></text:p>
      <text:p text:style-name="P6"/>
      <text:p text:style-name="P5"><text:span text:style-name="T9">Section</text:span><text:span text:style-name="T9"> 7.</text:span><text:span text:style-name="T9">6 </text:span><text:span text:style-name="T9">Meetings</text:span><text:span text:style-name="T9"> </text:span><text:span text:style-name="T9">of</text:span><text:span text:style-name="T9"> </text:span><text:span text:style-name="T9">the</text:span><text:span text:style-name="T9"> </text:span><text:span text:style-name="T9">Board</text:span></text:p>
      <text:p text:style-name="P5"><text:span text:style-name="T9">A</text:span><text:span text:style-name="T9">.</text:span><text:span text:style-name="T11"> <text:s text:c="6"/></text:span><text:span text:style-name="T9">Place</text:span><text:span text:style-name="T9"> </text:span><text:span text:style-name="T9">of</text:span><text:span text:style-name="T9"> </text:span><text:span text:style-name="T9">Board</text:span><text:span text:style-name="T9"> </text:span><text:span text:style-name="T9">Meetings</text:span></text:p>
      <text:p text:style-name="P5"><text:span text:style-name="T9">Meetings</text:span><text:span text:style-name="T9"> </text:span><text:span text:style-name="T9">of</text:span><text:span text:style-name="T9"> </text:span><text:span text:style-name="T9">the</text:span><text:span text:style-name="T9"> </text:span><text:span text:style-name="T9">Board</text:span><text:span text:style-name="T9"> </text:span><text:span text:style-name="T9">shall</text:span><text:span text:style-name="T9"> </text:span><text:span text:style-name="T9">be</text:span><text:span text:style-name="T9"> </text:span><text:span text:style-name="T9">held</text:span><text:span text:style-name="T9"> </text:span><text:span text:style-name="T9">at</text:span><text:span text:style-name="T9"> </text:span><text:span text:style-name="T9">any</text:span><text:span text:style-name="T9"> </text:span><text:span text:style-name="T9">place</text:span><text:span text:style-name="T9"> </text:span><text:span text:style-name="T9">within</text:span><text:span text:style-name="T9"> </text:span><text:span text:style-name="T9">or</text:span><text:span text:style-name="T9"> </text:span><text:span text:style-name="T9">outside</text:span><text:span text:style-name="T9"> </text:span><text:span text:style-name="T9">California</text:span><text:span text:style-name="T9"> </text:span><text:span text:style-name="T9">that</text:span><text:span text:style-name="T9"> </text:span><text:span text:style-name="T9">has</text:span><text:span text:style-name="T9"> </text:span><text:span text:style-name="T9">been</text:span><text:span text:style-name="T9"> </text:span><text:span text:style-name="T9">designated</text:span><text:span text:style-name="T9"> </text:span><text:span text:style-name="T9">by</text:span><text:span text:style-name="T9"> </text:span><text:span text:style-name="T9">resolution</text:span><text:span text:style-name="T9"> </text:span><text:span text:style-name="T9">of</text:span><text:span text:style-name="T9"> </text:span><text:span text:style-name="T9">the</text:span><text:span text:style-name="T9"> </text:span><text:span text:style-name="T9">Board</text:span><text:span text:style-name="T9"> </text:span><text:span text:style-name="T9">or</text:span><text:span text:style-name="T9"> </text:span><text:span text:style-name="T9">in</text:span><text:span text:style-name="T9"> </text:span><text:span text:style-name="T9">the</text:span><text:span text:style-name="T9"> </text:span><text:span text:style-name="T9">notice</text:span><text:span text:style-name="T9"> </text:span><text:span text:style-name="T9">of</text:span><text:span text:style-name="T9"> </text:span><text:span text:style-name="T9">the</text:span><text:span text:style-name="T9"> </text:span><text:span text:style-name="T9">meeting</text:span><text:span text:style-name="T9"> </text:span><text:span text:style-name="T9">or</text:span><text:span text:style-name="T9">, </text:span><text:span text:style-name="T9">if</text:span><text:span text:style-name="T9"> </text:span><text:span text:style-name="T9">not</text:span><text:span text:style-name="T9"> </text:span><text:span text:style-name="T9">so</text:span><text:span text:style-name="T9"> </text:span><text:span text:style-name="T9">designated</text:span><text:span text:style-name="T9">, </text:span><text:span text:style-name="T9">at</text:span><text:span text:style-name="T9"> </text:span><text:span text:style-name="T9">the</text:span><text:span text:style-name="T9"> </text:span><text:span text:style-name="T9">principal</text:span><text:span text:style-name="T9"> </text:span><text:span text:style-name="T9">office</text:span><text:span text:style-name="T9"> </text:span><text:span text:style-name="T9">of</text:span><text:span text:style-name="T9"> </text:span><text:span text:style-name="T9">the</text:span><text:span text:style-name="T9"> </text:span><text:span text:style-name="T9">Corporation</text:span><text:span text:style-name="T9">.</text:span></text:p>
      <text:p text:style-name="P5"><text:span text:style-name="T9">B</text:span><text:span text:style-name="T9">.</text:span><text:span text:style-name="T11"> <text:s text:c="6"/></text:span><text:span text:style-name="T9">Meetings</text:span><text:span text:style-name="T9"> </text:span><text:span text:style-name="T9">by</text:span><text:span text:style-name="T9"> </text:span><text:span text:style-name="T9">Telephone</text:span><text:span text:style-name="T9"> </text:span><text:span text:style-name="T9">or</text:span><text:span text:style-name="T9"> </text:span><text:span text:style-name="T9">other</text:span><text:span text:style-name="T9"> </text:span><text:span text:style-name="T9">Telecommunications</text:span><text:span text:style-name="T9"> </text:span><text:span text:style-name="T9">Equipment</text:span></text:p>
      <text:p text:style-name="P5"><text:span text:style-name="T9">Any</text:span><text:span text:style-name="T9"> </text:span><text:span text:style-name="T9">Board</text:span><text:span text:style-name="T9"> </text:span><text:span text:style-name="T9">meeting</text:span><text:span text:style-name="T9"> </text:span><text:span text:style-name="T9">may</text:span><text:span text:style-name="T9"> </text:span><text:span text:style-name="T9">be</text:span><text:span text:style-name="T9"> </text:span><text:span text:style-name="T9">held</text:span><text:span text:style-name="T9"> </text:span><text:span text:style-name="T9">by</text:span><text:span text:style-name="T9"> </text:span><text:span text:style-name="T9">conference</text:span><text:span text:style-name="T9"> </text:span><text:span text:style-name="T9">telephone</text:span><text:span text:style-name="T9">, </text:span><text:span text:style-name="T9">video</text:span><text:span text:style-name="T9"> </text:span><text:span text:style-name="T9">screen</text:span><text:span text:style-name="T9"> </text:span><text:span text:style-name="T9">communication</text:span><text:span text:style-name="T9">, </text:span><text:span text:style-name="T9">or</text:span><text:span text:style-name="T9"> </text:span><text:span text:style-name="T9">other</text:span><text:span text:style-name="T9"> </text:span><text:span text:style-name="T9">communications</text:span><text:span text:style-name="T9"> </text:span><text:span text:style-name="T9">equipment</text:span><text:span text:style-name="T9">. </text:span><text:span text:style-name="T9">Participation</text:span><text:span text:style-name="T9"> </text:span><text:span text:style-name="T9">in</text:span><text:span text:style-name="T9"> </text:span><text:span text:style-name="T9">a</text:span><text:span text:style-name="T9"> </text:span><text:span text:style-name="T9">meeting</text:span><text:span text:style-name="T9"> </text:span><text:span text:style-name="T9">under</text:span><text:span text:style-name="T9"> </text:span><text:span text:style-name="T9">this</text:span><text:span text:style-name="T9"> </text:span><text:span text:style-name="T9">Section</text:span><text:span text:style-name="T9"> </text:span><text:span text:style-name="T9">shall</text:span><text:span text:style-name="T9"> </text:span><text:span text:style-name="T9">constitute</text:span><text:span text:style-name="T9"> </text:span><text:span text:style-name="T9">presence</text:span><text:span text:style-name="T9"> </text:span><text:span text:style-name="T9">in</text:span><text:span text:style-name="T9"> </text:span><text:span text:style-name="T9">person</text:span><text:span text:style-name="T9"> </text:span><text:span text:style-name="T9">at</text:span><text:span text:style-name="T9"> </text:span><text:span text:style-name="T9">the</text:span><text:span text:style-name="T9"> </text:span><text:span text:style-name="T9">meeting</text:span><text:span text:style-name="T9"> </text:span><text:span text:style-name="T9">if</text:span><text:span text:style-name="T9"> </text:span><text:span text:style-name="T9">both</text:span><text:span text:style-name="T9"> </text:span><text:span text:style-name="T9">the</text:span><text:span text:style-name="T9"> </text:span><text:span text:style-name="T9">following</text:span><text:span text:style-name="T9"> </text:span><text:span text:style-name="T9">apply</text:span><text:span text:style-name="T9">:</text:span></text:p>
      <text:p text:style-name="P7"><text:span text:style-name="T9">(1) </text:span><text:span text:style-name="T9">Each</text:span><text:span text:style-name="T9"> </text:span><text:span text:style-name="T9">member</text:span><text:span text:style-name="T9"> </text:span><text:span text:style-name="T9">participating</text:span><text:span text:style-name="T9"> </text:span><text:span text:style-name="T9">in</text:span><text:span text:style-name="T9"> </text:span><text:span text:style-name="T9">the</text:span><text:span text:style-name="T9"> </text:span><text:span text:style-name="T9">meeting</text:span><text:span text:style-name="T9"> </text:span><text:span text:style-name="T9">can</text:span><text:span text:style-name="T9"> </text:span><text:span text:style-name="T9">communicate</text:span><text:span text:style-name="T9"> </text:span><text:span text:style-name="T9">concurrently</text:span><text:span text:style-name="T9"> </text:span><text:span text:style-name="T9">with</text:span><text:span text:style-name="T9"> </text:span><text:span text:style-name="T9">all</text:span><text:span text:style-name="T9"> </text:span><text:span text:style-name="T9">other</text:span><text:span text:style-name="T9"> </text:span><text:span text:style-name="T9">members</text:span><text:span text:style-name="T9">.</text:span></text:p>
      <text:p text:style-name="P7"><text:span text:style-name="T9">(2) </text:span><text:span text:style-name="T9">Each</text:span><text:span text:style-name="T9"> </text:span><text:span text:style-name="T9">member</text:span><text:span text:style-name="T9"> </text:span><text:span text:style-name="T9">is</text:span><text:span text:style-name="T9"> </text:span><text:span text:style-name="T9">provided</text:span><text:span text:style-name="T9"> </text:span><text:span text:style-name="T9">the</text:span><text:span text:style-name="T9"> </text:span><text:span text:style-name="T9">means</text:span><text:span text:style-name="T9"> </text:span><text:span text:style-name="T9">of</text:span><text:span text:style-name="T9"> </text:span><text:span text:style-name="T9">participating</text:span><text:span text:style-name="T9"> </text:span><text:span text:style-name="T9">in</text:span><text:span text:style-name="T9"> </text:span><text:span text:style-name="T9">all</text:span><text:span text:style-name="T9"> </text:span><text:span text:style-name="T9">matters</text:span><text:span text:style-name="T9"> </text:span><text:span text:style-name="T9">before</text:span><text:span text:style-name="T9"> </text:span><text:span text:style-name="T9">the</text:span><text:span text:style-name="T9"> </text:span><text:span text:style-name="T9">Board</text:span><text:span text:style-name="T9">, </text:span><text:span text:style-name="T9">including</text:span><text:span text:style-name="T9"> </text:span><text:span text:style-name="T9">the</text:span><text:span text:style-name="T9"> </text:span><text:span text:style-name="T9">capacity</text:span><text:span text:style-name="T9"> </text:span><text:span text:style-name="T9">to</text:span><text:span text:style-name="T9"> </text:span><text:span text:style-name="T9">propose</text:span><text:span text:style-name="T9">, </text:span><text:span text:style-name="T9">or</text:span><text:span text:style-name="T9"> </text:span><text:span text:style-name="T9">to</text:span><text:span text:style-name="T9"> </text:span><text:span text:style-name="T9">interpose</text:span><text:span text:style-name="T9"> </text:span><text:span text:style-name="T9">an</text:span><text:span text:style-name="T9"> </text:span><text:span text:style-name="T9">objection</text:span><text:span text:style-name="T9"> </text:span><text:span text:style-name="T9">to</text:span><text:span text:style-name="T9">, </text:span><text:span text:style-name="T9">a</text:span><text:span text:style-name="T9"> </text:span><text:span text:style-name="T9">specific</text:span><text:span text:style-name="T9"> </text:span><text:span text:style-name="T9">action</text:span><text:span text:style-name="T9"> </text:span><text:span text:style-name="T9">to</text:span><text:span text:style-name="T9"> </text:span><text:span text:style-name="T9">be</text:span><text:span text:style-name="T9"> </text:span><text:span text:style-name="T9">taken</text:span><text:span text:style-name="T9"> </text:span><text:span text:style-name="T9">by</text:span><text:span text:style-name="T9"> </text:span><text:span text:style-name="T9">the</text:span><text:span text:style-name="T9"> </text:span><text:span text:style-name="T9">Corporation</text:span><text:span text:style-name="T9">.</text:span></text:p>
      <text:p text:style-name="P7"><text:span text:style-name="T9"><text:s text:c="7"/></text:span><text:span text:style-name="T9">C</text:span><text:span text:style-name="T9">. <text:s/></text:span><text:span text:style-name="T9">Annual</text:span><text:span text:style-name="T9"> </text:span><text:span text:style-name="T9">and</text:span><text:span text:style-name="T9"> </text:span><text:span text:style-name="T9">other</text:span><text:span text:style-name="T9"> </text:span><text:span text:style-name="T9">Meetings</text:span></text:p>
      <text:p text:style-name="P5"><text:span text:style-name="T9">Immediately</text:span><text:span text:style-name="T9"> </text:span><text:span text:style-name="T9">after</text:span><text:span text:style-name="T9"> </text:span><text:span text:style-name="T9">each</text:span><text:span text:style-name="T9"> </text:span><text:span text:style-name="T9">annual</text:span><text:span text:style-name="T9"> </text:span><text:span text:style-name="T9">meeting</text:span><text:span text:style-name="T9"> </text:span><text:span text:style-name="T9">of</text:span><text:span text:style-name="T9"> </text:span><text:span text:style-name="T9">members</text:span><text:span text:style-name="T9">, </text:span><text:span text:style-name="T9">the</text:span><text:span text:style-name="T9"> </text:span><text:span text:style-name="T9">Board</text:span><text:span text:style-name="T9"> </text:span><text:span text:style-name="T9">shall</text:span><text:span text:style-name="T9"> </text:span><text:span text:style-name="T9">hold</text:span><text:span text:style-name="T9"> </text:span><text:span text:style-name="T9">a</text:span><text:span text:style-name="T9"> </text:span><text:span text:style-name="T9">general</text:span><text:span text:style-name="T9"> </text:span><text:span text:style-name="T9">meeting</text:span><text:span text:style-name="T9"> </text:span><text:span text:style-name="T9">for</text:span><text:span text:style-name="T9"> </text:span><text:span text:style-name="T9">purposes</text:span><text:span text:style-name="T9"> </text:span><text:span text:style-name="T9">of</text:span><text:span text:style-name="T9"> </text:span><text:span text:style-name="T9">organization</text:span><text:span text:style-name="T9">, </text:span><text:span text:style-name="T9">election</text:span><text:span text:style-name="T9"> </text:span><text:span text:style-name="T9">of</text:span><text:span text:style-name="T9"> </text:span><text:span text:style-name="T9">officers</text:span><text:span text:style-name="T9">, </text:span><text:span text:style-name="T9">and</text:span><text:span text:style-name="T9"> </text:span><text:span text:style-name="T9">transaction</text:span><text:span text:style-name="T9"> </text:span><text:span text:style-name="T9">of</text:span><text:span text:style-name="T9"> </text:span><text:span text:style-name="T9">other</text:span><text:span text:style-name="T9"> </text:span><text:span text:style-name="T9">business</text:span><text:span text:style-name="T9">. </text:span><text:span text:style-name="T9">Notice</text:span><text:span text:style-name="T9"> </text:span><text:span text:style-name="T9">of</text:span><text:span text:style-name="T9"> </text:span><text:span text:style-name="T9">this</text:span><text:span text:style-name="T9"> </text:span><text:span text:style-name="T9">meeting</text:span><text:span text:style-name="T9"> </text:span><text:span text:style-name="T9">is</text:span><text:span text:style-name="T9"> </text:span><text:span text:style-name="T9">not</text:span><text:span text:style-name="T9"> </text:span><text:span text:style-name="T9">required</text:span><text:span text:style-name="T9">.</text:span></text:p>
      <text:p text:style-name="P5"><text:span text:style-name="T9">Other</text:span><text:span text:style-name="T9"> </text:span><text:span text:style-name="T9">general</text:span><text:span text:style-name="T9"> </text:span><text:span text:style-name="T9">meetings</text:span><text:span text:style-name="T9"> </text:span><text:span text:style-name="T9">of</text:span><text:span text:style-name="T9"> </text:span><text:span text:style-name="T9">the</text:span><text:span text:style-name="T9"> </text:span><text:span text:style-name="T9">Board</text:span><text:span text:style-name="T9"> </text:span><text:span text:style-name="T9">may</text:span><text:span text:style-name="T9"> </text:span><text:span text:style-name="T9">be</text:span><text:span text:style-name="T9"> </text:span><text:span text:style-name="T9">held</text:span><text:span text:style-name="T9"> </text:span><text:span text:style-name="T9">without</text:span><text:span text:style-name="T9"> </text:span><text:span text:style-name="T9">notice</text:span><text:span text:style-name="T9"> </text:span><text:span text:style-name="T9">at</text:span><text:span text:style-name="T9"> </text:span><text:span text:style-name="T9">such</text:span><text:span text:style-name="T9"> </text:span><text:span text:style-name="T9">time</text:span><text:span text:style-name="T9"> </text:span><text:span text:style-name="T9">and</text:span><text:span text:style-name="T9"> </text:span><text:span text:style-name="T9">place</text:span><text:span text:style-name="T9"> </text:span><text:span text:style-name="T9">as</text:span><text:span text:style-name="T9"> </text:span><text:span text:style-name="T9">the</text:span><text:span text:style-name="T9"> </text:span><text:span text:style-name="T9">Board</text:span><text:span text:style-name="T9"> </text:span><text:span text:style-name="T9">may</text:span><text:span text:style-name="T9"> </text:span><text:span text:style-name="T9">fix</text:span><text:span text:style-name="T9"> </text:span><text:span text:style-name="T9">from</text:span><text:span text:style-name="T9"> </text:span><text:span text:style-name="T9">time</text:span><text:span text:style-name="T9"> </text:span><text:span text:style-name="T9">to</text:span><text:span text:style-name="T9"> </text:span><text:span text:style-name="T9">time</text:span><text:span text:style-name="T9">.</text:span></text:p>
      <text:p text:style-name="P5"><text:span text:style-name="T9">C</text:span><text:span text:style-name="T9">.</text:span><text:span text:style-name="T11"> <text:s text:c="6"/></text:span><text:span text:style-name="T9">Special</text:span><text:span text:style-name="T9"> </text:span><text:span text:style-name="T9">Meetings</text:span></text:p>
      <text:p text:style-name="P5"><text:span text:style-name="T9">a</text:span><text:span text:style-name="T9">.</text:span><text:span text:style-name="T11"> <text:s text:c="7"/></text:span><text:span text:style-name="T9">Authority</text:span><text:span text:style-name="T9"> </text:span><text:span text:style-name="T9">to</text:span><text:span text:style-name="T9"> </text:span><text:span text:style-name="T9">call</text:span><text:span text:style-name="T9"> </text:span><text:span text:style-name="T9">Special</text:span><text:span text:style-name="T9"> </text:span><text:span text:style-name="T9">Meetings</text:span></text:p>
      <text:p text:style-name="P5"><text:span text:style-name="T9">Special</text:span><text:span text:style-name="T9"> </text:span><text:span text:style-name="T9">meetings</text:span><text:span text:style-name="T9"> </text:span><text:span text:style-name="T9">of</text:span><text:span text:style-name="T9"> </text:span><text:span text:style-name="T9">the</text:span><text:span text:style-name="T9"> </text:span><text:span text:style-name="T9">Board</text:span><text:span text:style-name="T9"> </text:span><text:span text:style-name="T9">for</text:span><text:span text:style-name="T9"> </text:span><text:span text:style-name="T9">any</text:span><text:span text:style-name="T9"> </text:span><text:span text:style-name="T9">purpose</text:span><text:span text:style-name="T9"> </text:span><text:span text:style-name="T9">may</text:span><text:span text:style-name="T9"> </text:span><text:span text:style-name="T9">be</text:span><text:span text:style-name="T9"> </text:span><text:span text:style-name="T9">called</text:span><text:span text:style-name="T9"> </text:span><text:span text:style-name="T9">at</text:span><text:span text:style-name="T9"> </text:span><text:span text:style-name="T9">any</text:span><text:span text:style-name="T9"> </text:span><text:span text:style-name="T9">time</text:span><text:span text:style-name="T9"> </text:span><text:span text:style-name="T9">by</text:span><text:span text:style-name="T9"> </text:span><text:span text:style-name="T9">the</text:span><text:span text:style-name="T9"> </text:span><text:span text:style-name="T9">chairman</text:span><text:span text:style-name="T9"> </text:span><text:span text:style-name="T9">of</text:span><text:span text:style-name="T9"> </text:span><text:span text:style-name="T9">the</text:span><text:span text:style-name="T9"> </text:span><text:span text:style-name="T9">Board</text:span><text:span text:style-name="T9">, </text:span><text:span text:style-name="T9">if</text:span><text:span text:style-name="T9"> </text:span><text:span text:style-name="T9">any</text:span><text:span text:style-name="T9">, </text:span><text:span text:style-name="T9">the</text:span><text:span text:style-name="T9"> </text:span><text:span text:style-name="T9">president</text:span><text:span text:style-name="T9"> </text:span><text:span text:style-name="T9">or</text:span><text:span text:style-name="T9"> </text:span><text:span text:style-name="T9">any</text:span><text:span text:style-name="T9"> </text:span><text:span text:style-name="T9">vice</text:span><text:span text:style-name="T9"> </text:span><text:span text:style-name="T9">president</text:span><text:span text:style-name="T9">, </text:span><text:span text:style-name="T9">the</text:span><text:span text:style-name="T9"> </text:span><text:span text:style-name="T9">secretary</text:span><text:span text:style-name="T9">, </text:span><text:span text:style-name="T9">or</text:span><text:span text:style-name="T9"> </text:span><text:span text:style-name="T9">any</text:span><text:span text:style-name="T9"> </text:span><text:span text:style-name="T9">two</text:span><text:span text:style-name="T9"> </text:span><text:span text:style-name="T9">Board</text:span><text:span text:style-name="T9"> </text:span><text:span text:style-name="T9">members</text:span><text:span text:style-name="T9">.</text:span></text:p>
      <text:p text:style-name="P5"><text:span text:style-name="T9">b</text:span><text:span text:style-name="T9">.</text:span><text:span text:style-name="T11"> <text:s text:c="6"/></text:span><text:span text:style-name="T9">Notice</text:span><text:span text:style-name="T9"> </text:span><text:span text:style-name="T9">of</text:span><text:span text:style-name="T9"> </text:span><text:span text:style-name="T9">Special</text:span><text:span text:style-name="T9"> </text:span><text:span text:style-name="T9">Meeting</text:span></text:p>
      <text:p text:style-name="P5"><text:span text:style-name="T9">Notice</text:span><text:span text:style-name="T9"> </text:span><text:span text:style-name="T9">of</text:span><text:span text:style-name="T9"> </text:span><text:span text:style-name="T9">Special</text:span><text:span text:style-name="T9"> </text:span><text:span text:style-name="T9">Meeting</text:span><text:span text:style-name="T9"> </text:span><text:span text:style-name="T9">shall</text:span><text:span text:style-name="T9"> </text:span><text:span text:style-name="T9">follow</text:span><text:span text:style-name="T9"> </text:span><text:span text:style-name="T9">the</text:span><text:span text:style-name="T9"> </text:span><text:span text:style-name="T9">procedure</text:span><text:span text:style-name="T9"> </text:span><text:span text:style-name="T9">lined</text:span><text:span text:style-name="T9"> </text:span><text:span text:style-name="T9">out</text:span><text:span text:style-name="T9"> </text:span><text:span text:style-name="T9">in</text:span><text:span text:style-name="T9"> </text:span><text:span text:style-name="T9">Section</text:span><text:span text:style-name="T9"> 6.9.</text:span><text:span text:style-name="T9">B</text:span><text:span text:style-name="T9">.2</text:span></text:p>
      <text:p text:style-name="P1"><text:span text:style-name="T9">D</text:span><text:span text:style-name="T9">.</text:span><text:span text:style-name="T11"> <text:s text:c="2"/><text:tab/></text:span><text:span text:style-name="T9">Quorum</text:span></text:p>
      <text:p text:style-name="P1"><text:soft-page-break/><text:span text:style-name="T9">A</text:span><text:span text:style-name="T9"> </text:span><text:span text:style-name="T9">majority</text:span><text:span text:style-name="T9"> </text:span><text:span text:style-name="T9">of</text:span><text:span text:style-name="T9"> </text:span><text:span text:style-name="T9">the</text:span><text:span text:style-name="T9"> </text:span><text:span text:style-name="T9">authorized</text:span><text:span text:style-name="T9"> </text:span><text:span text:style-name="T9">number</text:span><text:span text:style-name="T9"> </text:span><text:span text:style-name="T9">of</text:span><text:span text:style-name="T9"> </text:span><text:span text:style-name="T9">Board</text:span><text:span text:style-name="T9"> </text:span><text:span text:style-name="T9">members</text:span><text:span text:style-name="T9"> </text:span><text:span text:style-name="T9">shall</text:span><text:span text:style-name="T9"> </text:span><text:span text:style-name="T9">constitute</text:span><text:span text:style-name="T9"> </text:span><text:span text:style-name="T9">a</text:span><text:span text:style-name="T9"> </text:span><text:span text:style-name="T9">quorum</text:span><text:span text:style-name="T9"> </text:span><text:span text:style-name="T9">for</text:span><text:span text:style-name="T9"> </text:span><text:span text:style-name="T9">the</text:span><text:span text:style-name="T9"> </text:span><text:span text:style-name="T9">transaction</text:span><text:span text:style-name="T9"> </text:span><text:span text:style-name="T9">of</text:span><text:span text:style-name="T9"> </text:span><text:span text:style-name="T9">any</text:span><text:span text:style-name="T9"> </text:span><text:span text:style-name="T9">business</text:span><text:span text:style-name="T9"> </text:span><text:span text:style-name="T9">except</text:span><text:span text:style-name="T9"> </text:span><text:span text:style-name="T9">adjournment</text:span><text:span text:style-name="T9">. </text:span><text:span text:style-name="T9">Every</text:span><text:span text:style-name="T9"> </text:span><text:span text:style-name="T9">action</text:span><text:span text:style-name="T9"> </text:span><text:span text:style-name="T9">taken</text:span><text:span text:style-name="T9"> </text:span><text:span text:style-name="T9">or</text:span><text:span text:style-name="T9"> </text:span><text:span text:style-name="T9">decision</text:span><text:span text:style-name="T9"> </text:span><text:span text:style-name="T9">made</text:span><text:span text:style-name="T9"> </text:span><text:span text:style-name="T9">by</text:span><text:span text:style-name="T9"> </text:span><text:span text:style-name="T9">a</text:span><text:span text:style-name="T9"> </text:span><text:span text:style-name="T9">majority</text:span><text:span text:style-name="T9"> </text:span><text:span text:style-name="T9">of</text:span><text:span text:style-name="T9"> </text:span><text:span text:style-name="T9">the</text:span><text:span text:style-name="T9"> </text:span><text:span text:style-name="T9">Board</text:span><text:span text:style-name="T9"> </text:span><text:span text:style-name="T9">members</text:span><text:span text:style-name="T9"> </text:span><text:span text:style-name="T9">present</text:span><text:span text:style-name="T9"> </text:span><text:span text:style-name="T9">at</text:span><text:span text:style-name="T9"> </text:span><text:span text:style-name="T9">a</text:span><text:span text:style-name="T9"> </text:span><text:span text:style-name="T9">duly</text:span><text:span text:style-name="T9"> </text:span><text:span text:style-name="T9">held</text:span><text:span text:style-name="T9"> </text:span><text:span text:style-name="T9">meeting</text:span><text:span text:style-name="T9"> </text:span><text:span text:style-name="T9">at</text:span><text:span text:style-name="T9"> </text:span><text:span text:style-name="T9">which</text:span><text:span text:style-name="T9"> </text:span><text:span text:style-name="T9">a</text:span><text:span text:style-name="T9"> </text:span><text:span text:style-name="T9">quorum</text:span><text:span text:style-name="T9"> </text:span><text:span text:style-name="T9">is</text:span><text:span text:style-name="T9"> </text:span><text:span text:style-name="T9">present</text:span><text:span text:style-name="T9"> </text:span><text:span text:style-name="T9">shall</text:span><text:span text:style-name="T9"> </text:span><text:span text:style-name="T9">be</text:span><text:span text:style-name="T9"> </text:span><text:span text:style-name="T9">an</text:span><text:span text:style-name="T9"> </text:span><text:span text:style-name="T9">act</text:span><text:span text:style-name="T9"> </text:span><text:span text:style-name="T9">of</text:span><text:span text:style-name="T9"> </text:span><text:span text:style-name="T9">the</text:span><text:span text:style-name="T9"> </text:span><text:span text:style-name="T9">Board</text:span><text:span text:style-name="T9">, </text:span><text:span text:style-name="T9">subject</text:span><text:span text:style-name="T9"> </text:span><text:span text:style-name="T9">to</text:span><text:span text:style-name="T9"> </text:span><text:span text:style-name="T9">the</text:span><text:span text:style-name="T9"> </text:span><text:span text:style-name="T9">more</text:span><text:span text:style-name="T9"> </text:span><text:span text:style-name="T9">stringent</text:span><text:span text:style-name="T9"> </text:span><text:span text:style-name="T9">provisions</text:span><text:span text:style-name="T9"> </text:span><text:span text:style-name="T9">of</text:span><text:span text:style-name="T9"> </text:span><text:span text:style-name="T9">the</text:span><text:span text:style-name="T9"> </text:span><text:span text:style-name="T9">California</text:span><text:span text:style-name="T9"> </text:span><text:span text:style-name="T9">Nonprofit</text:span><text:span text:style-name="T9"> </text:span><text:span text:style-name="T9">Public</text:span><text:span text:style-name="T9"> </text:span><text:span text:style-name="T9">Benefit</text:span><text:span text:style-name="T9"> </text:span><text:span text:style-name="T9">Corporation</text:span><text:span text:style-name="T9"> </text:span><text:span text:style-name="T9">Law</text:span><text:span text:style-name="T9">, </text:span><text:span text:style-name="T9">including</text:span><text:span text:style-name="T9">, </text:span><text:span text:style-name="T9">without</text:span><text:span text:style-name="T9"> </text:span><text:span text:style-name="T9">limitation</text:span><text:span text:style-name="T9">, </text:span><text:span text:style-name="T9">those</text:span><text:span text:style-name="T9"> </text:span><text:span text:style-name="T9">provisions</text:span><text:span text:style-name="T9"> </text:span><text:span text:style-name="T9">relating</text:span><text:span text:style-name="T9"> </text:span><text:span text:style-name="T9">to</text:span><text:span text:style-name="T9">:</text:span></text:p>
      <text:p text:style-name="P1"><text:span text:style-name="T9">(</text:span><text:span text:style-name="T9">a</text:span><text:span text:style-name="T9">) </text:span><text:span text:style-name="T9">approval</text:span><text:span text:style-name="T9"> </text:span><text:span text:style-name="T9">of</text:span><text:span text:style-name="T9"> </text:span><text:span text:style-name="T9">contracts</text:span><text:span text:style-name="T9"> </text:span><text:span text:style-name="T9">or</text:span><text:span text:style-name="T9"> </text:span><text:span text:style-name="T9">transactions</text:span><text:span text:style-name="T9"> </text:span><text:span text:style-name="T9">in</text:span><text:span text:style-name="T9"> </text:span><text:span text:style-name="T9">which</text:span><text:span text:style-name="T9"> </text:span><text:span text:style-name="T9">a</text:span><text:span text:style-name="T9"> </text:span><text:span text:style-name="T9">Board</text:span><text:span text:style-name="T9"> </text:span><text:span text:style-name="T9">member</text:span><text:span text:style-name="T9"> </text:span><text:span text:style-name="T9">has</text:span><text:span text:style-name="T9"> </text:span><text:span text:style-name="T9">a</text:span><text:span text:style-name="T9"> </text:span><text:span text:style-name="T9">direct</text:span><text:span text:style-name="T9"> </text:span><text:span text:style-name="T9">or</text:span><text:span text:style-name="T9"> </text:span><text:span text:style-name="T9">indirect</text:span><text:span text:style-name="T9"> </text:span><text:span text:style-name="T9">material</text:span><text:span text:style-name="T9"> </text:span><text:span text:style-name="T9">financial</text:span><text:span text:style-name="T9"> </text:span><text:span text:style-name="T9">interest</text:span><text:span text:style-name="T9">,</text:span></text:p>
      <text:p text:style-name="P1"><text:span text:style-name="T9">(</text:span><text:span text:style-name="T9">b</text:span><text:span text:style-name="T9">) </text:span><text:span text:style-name="T9">approval</text:span><text:span text:style-name="T9"> </text:span><text:span text:style-name="T9">of</text:span><text:span text:style-name="T9"> </text:span><text:span text:style-name="T9">certain</text:span><text:span text:style-name="T9"> </text:span><text:span text:style-name="T9">transactions</text:span><text:span text:style-name="T9"> </text:span><text:span text:style-name="T9">between</text:span><text:span text:style-name="T9"> </text:span><text:span text:style-name="T9">Corporations</text:span><text:span text:style-name="T9"> </text:span><text:span text:style-name="T9">having</text:span><text:span text:style-name="T9"> </text:span><text:span text:style-name="T9">common</text:span><text:span text:style-name="T9"> </text:span><text:span text:style-name="T9">Board</text:span><text:span text:style-name="T9"> </text:span><text:span text:style-name="T9">memberships</text:span><text:span text:style-name="T9">,</text:span></text:p>
      <text:p text:style-name="P1"><text:span text:style-name="T9">(</text:span><text:span text:style-name="T9">c</text:span><text:span text:style-name="T9">) </text:span><text:span text:style-name="T9">creation</text:span><text:span text:style-name="T9"> </text:span><text:span text:style-name="T9">of</text:span><text:span text:style-name="T9"> </text:span><text:span text:style-name="T9">and</text:span><text:span text:style-name="T9"> </text:span><text:span text:style-name="T9">appointments</text:span><text:span text:style-name="T9"> </text:span><text:span text:style-name="T9">to</text:span><text:span text:style-name="T9"> </text:span><text:span text:style-name="T9">committees</text:span><text:span text:style-name="T9"> </text:span><text:span text:style-name="T9">of</text:span><text:span text:style-name="T9"> </text:span><text:span text:style-name="T9">the</text:span><text:span text:style-name="T9"> </text:span><text:span text:style-name="T9">Board</text:span><text:span text:style-name="T9">, </text:span><text:span text:style-name="T9">and</text:span></text:p>
      <text:p text:style-name="P1"><text:span text:style-name="T5">(</text:span><text:span text:style-name="T5">d</text:span><text:span text:style-name="T5">) </text:span><text:span text:style-name="T5">indemnification</text:span><text:span text:style-name="T5"> </text:span><text:span text:style-name="T5">of</text:span><text:span text:style-name="T5"> </text:span><text:span text:style-name="T5">Board</text:span><text:span text:style-name="T5"> </text:span><text:span text:style-name="T5">members</text:span><text:span text:style-name="T5"> </text:span><text:span text:style-name="T5">and</text:span><text:span text:style-name="T5"> </text:span><text:span text:style-name="T5">officers</text:span><text:span text:style-name="T9">. </text:span><text:span text:style-name="T9">A</text:span><text:span text:style-name="T9"> </text:span><text:span text:style-name="T9">meeting</text:span><text:span text:style-name="T9"> </text:span><text:span text:style-name="T9">at</text:span><text:span text:style-name="T9"> </text:span><text:span text:style-name="T9">which</text:span><text:span text:style-name="T9"> </text:span><text:span text:style-name="T9">a</text:span><text:span text:style-name="T9"> </text:span><text:span text:style-name="T9">quorum</text:span><text:span text:style-name="T9"> </text:span><text:span text:style-name="T9">is</text:span><text:span text:style-name="T9"> </text:span><text:span text:style-name="T9">initially</text:span><text:span text:style-name="T9"> </text:span><text:span text:style-name="T9">present</text:span><text:span text:style-name="T9"> </text:span><text:span text:style-name="T9">may</text:span><text:span text:style-name="T9"> </text:span><text:span text:style-name="T9">continue</text:span><text:span text:style-name="T9"> </text:span><text:span text:style-name="T9">to</text:span><text:span text:style-name="T9"> </text:span><text:span text:style-name="T9">transact</text:span><text:span text:style-name="T9"> </text:span><text:span text:style-name="T9">business</text:span><text:span text:style-name="T9">, </text:span><text:span text:style-name="T9">despite</text:span><text:span text:style-name="T9"> </text:span><text:span text:style-name="T9">the</text:span><text:span text:style-name="T9"> </text:span><text:span text:style-name="T9">withdrawal</text:span><text:span text:style-name="T9"> </text:span><text:span text:style-name="T9">of</text:span><text:span text:style-name="T9"> </text:span><text:span text:style-name="T9">some</text:span><text:span text:style-name="T9"> </text:span><text:span text:style-name="T9">Board</text:span><text:span text:style-name="T9"> </text:span><text:span text:style-name="T9">members</text:span><text:span text:style-name="T9"> </text:span><text:span text:style-name="T9">from</text:span><text:span text:style-name="T9"> </text:span><text:span text:style-name="T9">that</text:span><text:span text:style-name="T9"> </text:span><text:span text:style-name="T9">meeting</text:span><text:span text:style-name="T9">, </text:span><text:span text:style-name="T9">if</text:span><text:span text:style-name="T9"> </text:span><text:span text:style-name="T9">any</text:span><text:span text:style-name="T9"> </text:span><text:span text:style-name="T9">action</text:span><text:span text:style-name="T9"> </text:span><text:span text:style-name="T9">taken</text:span><text:span text:style-name="T9"> </text:span><text:span text:style-name="T9">or</text:span><text:span text:style-name="T9"> </text:span><text:span text:style-name="T9">decision</text:span><text:span text:style-name="T9"> </text:span><text:span text:style-name="T9">made</text:span><text:span text:style-name="T9"> </text:span><text:span text:style-name="T9">is</text:span><text:span text:style-name="T9"> </text:span><text:span text:style-name="T9">approved</text:span><text:span text:style-name="T9"> </text:span><text:span text:style-name="T9">by</text:span><text:span text:style-name="T9"> </text:span><text:span text:style-name="T9">at</text:span><text:span text:style-name="T9"> </text:span><text:span text:style-name="T9">least</text:span><text:span text:style-name="T9"> </text:span><text:span text:style-name="T9">a</text:span><text:span text:style-name="T9"> </text:span><text:span text:style-name="T9">majority</text:span><text:span text:style-name="T9"> </text:span><text:span text:style-name="T9">of</text:span><text:span text:style-name="T9"> </text:span><text:span text:style-name="T9">the</text:span><text:span text:style-name="T9"> </text:span><text:span text:style-name="T9">required</text:span><text:span text:style-name="T9"> </text:span><text:span text:style-name="T9">quorum</text:span><text:span text:style-name="T9"> </text:span><text:span text:style-name="T9">for</text:span><text:span text:style-name="T9"> </text:span><text:span text:style-name="T9">that</text:span><text:span text:style-name="T9"> </text:span><text:span text:style-name="T9">meeting</text:span><text:span text:style-name="T9">.</text:span></text:p>
      <text:p text:style-name="P1"><text:span text:style-name="T5">See</text:span><text:span text:style-name="T5"> </text:span><text:span text:style-name="T5">California</text:span><text:span text:style-name="T5"> </text:span><text:span text:style-name="T5">Nonprofit</text:span><text:span text:style-name="T5"> </text:span><text:span text:style-name="T5">Public</text:span><text:span text:style-name="T5"> </text:span><text:span text:style-name="T5">Benefit</text:span><text:span text:style-name="T5"> </text:span><text:span text:style-name="T5">Corporation</text:span><text:span text:style-name="T5"> </text:span><text:span text:style-name="T5">Law</text:span><text:span text:style-name="T5"> </text:span><text:span text:style-name="T5">regarding</text:span><text:span text:style-name="T5"> </text:span><text:span text:style-name="T5">conflict</text:span><text:span text:style-name="T5"> </text:span><text:span text:style-name="T5">of</text:span><text:span text:style-name="T5"> </text:span><text:span text:style-name="T5">interest</text:span><text:span text:style-name="T5">. </text:span><text:span text:style-name="T5">All</text:span><text:span text:style-name="T5"> </text:span><text:span text:style-name="T5">members</text:span><text:span text:style-name="T5"> </text:span><text:span text:style-name="T5">will</text:span><text:span text:style-name="T5"> </text:span><text:span text:style-name="T5">act</text:span><text:span text:style-name="T5"> </text:span><text:span text:style-name="T5">on</text:span><text:span text:style-name="T5"> </text:span><text:span text:style-name="T5">behalf</text:span><text:span text:style-name="T5"> </text:span><text:span text:style-name="T5">of</text:span><text:span text:style-name="T5"> </text:span><text:span text:style-name="T5">the</text:span><text:span text:style-name="T5"> </text:span><text:span text:style-name="T5">nonprofit</text:span><text:span text:style-name="T5"> </text:span><text:span text:style-name="T5">organization</text:span><text:span text:style-name="T5"> </text:span><text:span text:style-name="T5">in</text:span><text:span text:style-name="T5"> </text:span><text:span text:style-name="T5">terms</text:span><text:span text:style-name="T5"> </text:span><text:span text:style-name="T5">of</text:span><text:span text:style-name="T5">: </text:span><text:span text:style-name="T5">approval</text:span><text:span text:style-name="T5"> </text:span><text:span text:style-name="T5">of</text:span><text:span text:style-name="T5"> </text:span><text:span text:style-name="T5">contracts</text:span><text:span text:style-name="T5">, </text:span><text:span text:style-name="T5">approval</text:span><text:span text:style-name="T5"> </text:span><text:span text:style-name="T5">of</text:span><text:span text:style-name="T5"> </text:span><text:span text:style-name="T5">certain</text:span><text:span text:style-name="T5"> </text:span><text:span text:style-name="T5">transactions</text:span><text:span text:style-name="T5"> </text:span></text:p>
      <text:p text:style-name="P21"><text:s text:c="5"/><text:tab/></text:p>
      <text:p text:style-name="P13"><text:span text:style-name="T9">F</text:span><text:span text:style-name="T9">. </text:span><text:span text:style-name="T9">Waiver</text:span><text:span text:style-name="T9"> </text:span><text:span text:style-name="T9">of</text:span><text:span text:style-name="T9"> </text:span><text:span text:style-name="T9">Notice</text:span></text:p>
      <text:p text:style-name="P21"><text:s/></text:p>
      <text:p text:style-name="P1"><text:span text:style-name="T9">Notice</text:span><text:span text:style-name="T9"> </text:span><text:span text:style-name="T9">of</text:span><text:span text:style-name="T9"> </text:span><text:span text:style-name="T9">a</text:span><text:span text:style-name="T9"> </text:span><text:span text:style-name="T9">meeting</text:span><text:span text:style-name="T9"> </text:span><text:span text:style-name="T9">need</text:span><text:span text:style-name="T9"> </text:span><text:span text:style-name="T9">not</text:span><text:span text:style-name="T9"> </text:span><text:span text:style-name="T9">be</text:span><text:span text:style-name="T9"> </text:span><text:span text:style-name="T9">given</text:span><text:span text:style-name="T9"> </text:span><text:span text:style-name="T9">to</text:span><text:span text:style-name="T9"> </text:span><text:span text:style-name="T9">any</text:span><text:span text:style-name="T9"> </text:span><text:span text:style-name="T9">Board</text:span><text:span text:style-name="T9"> </text:span><text:span text:style-name="T9">member</text:span><text:span text:style-name="T9"> </text:span><text:span text:style-name="T9">who</text:span><text:span text:style-name="T9">, </text:span><text:span text:style-name="T9">either</text:span><text:span text:style-name="T9"> </text:span><text:span text:style-name="T9">before</text:span><text:span text:style-name="T9"> </text:span><text:span text:style-name="T9">or</text:span><text:span text:style-name="T9"> </text:span><text:span text:style-name="T9">after</text:span><text:span text:style-name="T9"> </text:span><text:span text:style-name="T9">the</text:span><text:span text:style-name="T9"> </text:span><text:span text:style-name="T9">meeting</text:span><text:span text:style-name="T9">, </text:span><text:span text:style-name="T9">signs</text:span><text:span text:style-name="T9"> </text:span><text:span text:style-name="T9">a</text:span><text:span text:style-name="T9"> </text:span><text:span text:style-name="T9">waiver</text:span><text:span text:style-name="T9"> </text:span><text:span text:style-name="T9">of</text:span><text:span text:style-name="T9"> </text:span><text:span text:style-name="T9">notice</text:span><text:span text:style-name="T9">, </text:span><text:span text:style-name="T9">a</text:span><text:span text:style-name="T9"> </text:span><text:span text:style-name="T9">written</text:span><text:span text:style-name="T9"> </text:span><text:span text:style-name="T9">consent</text:span><text:span text:style-name="T9"> </text:span><text:span text:style-name="T9">to</text:span><text:span text:style-name="T9"> </text:span><text:span text:style-name="T9">the</text:span><text:span text:style-name="T9"> </text:span><text:span text:style-name="T9">holding</text:span><text:span text:style-name="T9"> </text:span><text:span text:style-name="T9">of</text:span><text:span text:style-name="T9"> </text:span><text:span text:style-name="T9">the</text:span><text:span text:style-name="T9"> </text:span><text:span text:style-name="T9">meeting</text:span><text:span text:style-name="T9">, </text:span><text:span text:style-name="T9">or</text:span><text:span text:style-name="T9"> </text:span><text:span text:style-name="T9">an</text:span><text:span text:style-name="T9"> </text:span><text:span text:style-name="T9">approval</text:span><text:span text:style-name="T9"> </text:span><text:span text:style-name="T9">of</text:span><text:span text:style-name="T9"> </text:span><text:span text:style-name="T9">the</text:span><text:span text:style-name="T9"> </text:span><text:span text:style-name="T9">minutes</text:span><text:span text:style-name="T9"> </text:span><text:span text:style-name="T9">of</text:span><text:span text:style-name="T9"> </text:span><text:span text:style-name="T9">the</text:span><text:span text:style-name="T9"> </text:span><text:span text:style-name="T9">meeting</text:span><text:span text:style-name="T9">. </text:span><text:span text:style-name="T9">The</text:span><text:span text:style-name="T9"> </text:span><text:span text:style-name="T9">waiver</text:span><text:span text:style-name="T9"> </text:span><text:span text:style-name="T9">of</text:span><text:span text:style-name="T9"> </text:span><text:span text:style-name="T9">notice</text:span><text:span text:style-name="T9"> </text:span><text:span text:style-name="T9">or</text:span><text:span text:style-name="T9"> </text:span><text:span text:style-name="T9">consent</text:span><text:span text:style-name="T9"> </text:span><text:span text:style-name="T9">need</text:span><text:span text:style-name="T9"> </text:span><text:span text:style-name="T9">not</text:span><text:span text:style-name="T9"> </text:span><text:span text:style-name="T9">specify</text:span><text:span text:style-name="T9"> </text:span><text:span text:style-name="T9">the</text:span><text:span text:style-name="T9"> </text:span><text:span text:style-name="T9">purpose</text:span><text:span text:style-name="T9"> </text:span><text:span text:style-name="T9">of</text:span><text:span text:style-name="T9"> </text:span><text:span text:style-name="T9">the</text:span><text:span text:style-name="T9"> </text:span><text:span text:style-name="T9">meeting</text:span><text:span text:style-name="T9">. </text:span><text:span text:style-name="T9">All</text:span><text:span text:style-name="T9"> </text:span><text:span text:style-name="T9">such</text:span><text:span text:style-name="T9"> </text:span><text:span text:style-name="T9">waivers</text:span><text:span text:style-name="T9">, </text:span><text:span text:style-name="T9">consents</text:span><text:span text:style-name="T9">, </text:span><text:span text:style-name="T9">and</text:span><text:span text:style-name="T9"> </text:span><text:span text:style-name="T9">approvals</text:span><text:span text:style-name="T9"> </text:span><text:span text:style-name="T9">shall</text:span><text:span text:style-name="T9"> </text:span><text:span text:style-name="T9">be</text:span><text:span text:style-name="T9"> </text:span><text:span text:style-name="T9">filed</text:span><text:span text:style-name="T9"> </text:span><text:span text:style-name="T9">with</text:span><text:span text:style-name="T9"> </text:span><text:span text:style-name="T9">the</text:span><text:span text:style-name="T9"> </text:span><text:span text:style-name="T9">corporate</text:span><text:span text:style-name="T9"> </text:span><text:span text:style-name="T9">records</text:span><text:span text:style-name="T9"> </text:span><text:span text:style-name="T9">or</text:span><text:span text:style-name="T9"> </text:span><text:span text:style-name="T9">made</text:span><text:span text:style-name="T9"> </text:span><text:span text:style-name="T9">a</text:span><text:span text:style-name="T9"> </text:span><text:span text:style-name="T9">part</text:span><text:span text:style-name="T9"> </text:span><text:span text:style-name="T9">of</text:span><text:span text:style-name="T9"> </text:span><text:span text:style-name="T9">the</text:span><text:span text:style-name="T9"> </text:span><text:span text:style-name="T9">minutes</text:span><text:span text:style-name="T9"> </text:span><text:span text:style-name="T9">of</text:span><text:span text:style-name="T9"> </text:span><text:span text:style-name="T9">the</text:span><text:span text:style-name="T9"> </text:span><text:span text:style-name="T9">meetings</text:span><text:span text:style-name="T9">. </text:span><text:span text:style-name="T9">Notice</text:span><text:span text:style-name="T9"> </text:span><text:span text:style-name="T9">of</text:span><text:span text:style-name="T9"> </text:span><text:span text:style-name="T9">a</text:span><text:span text:style-name="T9"> </text:span><text:span text:style-name="T9">meeting</text:span><text:span text:style-name="T9"> </text:span><text:span text:style-name="T9">need</text:span><text:span text:style-name="T9"> </text:span><text:span text:style-name="T9">not</text:span><text:span text:style-name="T9"> </text:span><text:span text:style-name="T9">be</text:span><text:span text:style-name="T9"> </text:span><text:span text:style-name="T9">given</text:span><text:span text:style-name="T9"> </text:span><text:span text:style-name="T9">to</text:span><text:span text:style-name="T9"> </text:span><text:span text:style-name="T9">any</text:span><text:span text:style-name="T9"> </text:span><text:span text:style-name="T9">Board</text:span><text:span text:style-name="T9"> </text:span><text:span text:style-name="T9">member</text:span><text:span text:style-name="T9"> </text:span><text:span text:style-name="T9">who</text:span><text:span text:style-name="T9"> </text:span><text:span text:style-name="T9">attends</text:span><text:span text:style-name="T9"> </text:span><text:span text:style-name="T9">the</text:span><text:span text:style-name="T9"> </text:span><text:span text:style-name="T9">meeting</text:span><text:span text:style-name="T9"> </text:span><text:span text:style-name="T9">and</text:span><text:span text:style-name="T9"> </text:span><text:span text:style-name="T9">who</text:span><text:span text:style-name="T9">, </text:span><text:span text:style-name="T9">before</text:span><text:span text:style-name="T9"> </text:span><text:span text:style-name="T9">or</text:span><text:span text:style-name="T9"> </text:span><text:span text:style-name="T9">at</text:span><text:span text:style-name="T9"> </text:span><text:span text:style-name="T9">the</text:span><text:span text:style-name="T9"> </text:span><text:span text:style-name="T9">beginning</text:span><text:span text:style-name="T9"> </text:span><text:span text:style-name="T9">of</text:span><text:span text:style-name="T9"> </text:span><text:span text:style-name="T9">the</text:span><text:span text:style-name="T9"> </text:span><text:span text:style-name="T9">meeting</text:span><text:span text:style-name="T9">, </text:span><text:span text:style-name="T9">does</text:span><text:span text:style-name="T9"> </text:span><text:span text:style-name="T9">not</text:span><text:span text:style-name="T9"> </text:span><text:span text:style-name="T9">protest</text:span><text:span text:style-name="T9"> </text:span><text:span text:style-name="T9">the</text:span><text:span text:style-name="T9"> </text:span><text:span text:style-name="T9">lack</text:span><text:span text:style-name="T9"> </text:span><text:span text:style-name="T9">of</text:span><text:span text:style-name="T9"> </text:span><text:span text:style-name="T9">notice</text:span><text:span text:style-name="T9">.</text:span></text:p>
      <text:p text:style-name="P21"><text:s text:c="2"/></text:p>
      <text:p text:style-name="P1"><text:span text:style-name="T9"><text:tab/> <text:s text:c="3"/></text:span><text:span text:style-name="T9">G</text:span><text:span text:style-name="T9">.<text:tab/></text:span><text:span text:style-name="T9">Adjournment</text:span></text:p>
      <text:p text:style-name="P21"><text:s/></text:p>
      <text:p text:style-name="P1"><text:span text:style-name="T9">A</text:span><text:span text:style-name="T9"> </text:span><text:span text:style-name="T9">majority</text:span><text:span text:style-name="T9"> </text:span><text:span text:style-name="T9">of</text:span><text:span text:style-name="T9"> </text:span><text:span text:style-name="T9">the</text:span><text:span text:style-name="T9"> </text:span><text:span text:style-name="T9">Board</text:span><text:span text:style-name="T9"> </text:span><text:span text:style-name="T9">members</text:span><text:span text:style-name="T9"> </text:span><text:span text:style-name="T9">present</text:span><text:span text:style-name="T9">, </text:span><text:span text:style-name="T9">whether</text:span><text:span text:style-name="T9"> </text:span><text:span text:style-name="T9">or</text:span><text:span text:style-name="T9"> </text:span><text:span text:style-name="T9">not</text:span><text:span text:style-name="T9"> </text:span><text:span text:style-name="T9">a</text:span><text:span text:style-name="T9"> </text:span><text:span text:style-name="T9">quorum</text:span><text:span text:style-name="T9"> </text:span><text:span text:style-name="T9">is</text:span><text:span text:style-name="T9"> </text:span><text:span text:style-name="T9">present</text:span><text:span text:style-name="T9"> </text:span><text:span text:style-name="T9">may</text:span><text:span text:style-name="T9"> </text:span><text:span text:style-name="T9">adjourn</text:span><text:span text:style-name="T9"> </text:span><text:span text:style-name="T9">any</text:span><text:span text:style-name="T9"> </text:span><text:span text:style-name="T9">meeting</text:span></text:p>
      <text:p text:style-name="P1"><text:span text:style-name="T9">to</text:span><text:span text:style-name="T9"> </text:span><text:span text:style-name="T9">another</text:span><text:span text:style-name="T9"> </text:span><text:span text:style-name="T9">time</text:span><text:span text:style-name="T9"> </text:span><text:span text:style-name="T9">or</text:span><text:span text:style-name="T9"> </text:span><text:span text:style-name="T9">space</text:span><text:span text:style-name="T9">.</text:span></text:p>
      <text:p text:style-name="P21"><text:s/></text:p>
      <text:p text:style-name="P1"><text:span text:style-name="T9"><text:s text:c="3"/><text:tab/></text:span><text:span text:style-name="T9">H</text:span><text:span text:style-name="T9">. </text:span><text:span text:style-name="T9">Notice</text:span><text:span text:style-name="T9"> </text:span><text:span text:style-name="T9">of</text:span><text:span text:style-name="T9"> </text:span><text:span text:style-name="T9">Adjournment</text:span><text:span text:style-name="T9"> </text:span><text:span text:style-name="T9">of</text:span><text:span text:style-name="T9"> </text:span><text:span text:style-name="T9">Meeting</text:span></text:p>
      <text:p text:style-name="P7"><text:span text:style-name="T9">Notice</text:span><text:span text:style-name="T9"> </text:span><text:span text:style-name="T9">of</text:span><text:span text:style-name="T9"> </text:span><text:span text:style-name="T9">the</text:span><text:span text:style-name="T9"> </text:span><text:span text:style-name="T9">time</text:span><text:span text:style-name="T9"> </text:span><text:span text:style-name="T9">and</text:span><text:span text:style-name="T9"> </text:span><text:span text:style-name="T9">place</text:span><text:span text:style-name="T9"> </text:span><text:span text:style-name="T9">of</text:span><text:span text:style-name="T9"> </text:span><text:span text:style-name="T9">holding</text:span><text:span text:style-name="T9"> </text:span><text:span text:style-name="T9">an</text:span><text:span text:style-name="T9"> </text:span><text:span text:style-name="T9">adjourned</text:span><text:span text:style-name="T9"> </text:span><text:span text:style-name="T9">meeting</text:span><text:span text:style-name="T9"> </text:span><text:span text:style-name="T9">need</text:span><text:span text:style-name="T9"> </text:span><text:span text:style-name="T9">not</text:span><text:span text:style-name="T9"> </text:span><text:span text:style-name="T9">be</text:span><text:span text:style-name="T9"> </text:span><text:span text:style-name="T9">given</text:span><text:span text:style-name="T9"> </text:span><text:span text:style-name="T9">unless</text:span><text:span text:style-name="T9"> </text:span><text:span text:style-name="T9">the</text:span><text:span text:style-name="T9"> </text:span><text:span text:style-name="T9">original</text:span><text:span text:style-name="T9"> </text:span><text:span text:style-name="T9">meeting</text:span><text:span text:style-name="T9"> </text:span><text:span text:style-name="T9">is</text:span><text:span text:style-name="T9"> </text:span><text:span text:style-name="T9">adjourned</text:span><text:span text:style-name="T9"> </text:span><text:span text:style-name="T9">for</text:span><text:span text:style-name="T9"> </text:span><text:span text:style-name="T9">more</text:span><text:span text:style-name="T9"> </text:span><text:span text:style-name="T9">than</text:span><text:span text:style-name="T9"> 24 </text:span><text:span text:style-name="T9">hours</text:span><text:span text:style-name="T9">. </text:span><text:span text:style-name="T9">If</text:span><text:span text:style-name="T9"> </text:span><text:span text:style-name="T9">the</text:span><text:span text:style-name="T9"> </text:span><text:span text:style-name="T9">original</text:span><text:span text:style-name="T9"> </text:span><text:span text:style-name="T9">meeting</text:span><text:span text:style-name="T9"> </text:span><text:span text:style-name="T9">is</text:span><text:span text:style-name="T9"> </text:span><text:span text:style-name="T9">adjourned</text:span><text:span text:style-name="T9"> </text:span><text:span text:style-name="T9">for</text:span><text:span text:style-name="T9"> </text:span><text:span text:style-name="T9">more</text:span><text:span text:style-name="T9"> </text:span><text:span text:style-name="T9">than</text:span><text:span text:style-name="T9"> 24 </text:span><text:span text:style-name="T9">hours</text:span><text:span text:style-name="T9">, </text:span><text:span text:style-name="T9">notice</text:span><text:span text:style-name="T9"> </text:span><text:span text:style-name="T9">of</text:span><text:span text:style-name="T9"> </text:span><text:span text:style-name="T9">any</text:span><text:span text:style-name="T9"> </text:span><text:span text:style-name="T9">adjournment</text:span><text:span text:style-name="T9"> </text:span><text:span text:style-name="T9">to</text:span><text:span text:style-name="T9"> </text:span><text:span text:style-name="T9">another</text:span><text:span text:style-name="T9"> </text:span><text:span text:style-name="T9">time</text:span><text:span text:style-name="T9"> </text:span><text:span text:style-name="T9">and</text:span><text:span text:style-name="T9"> </text:span><text:span text:style-name="T9">place</text:span><text:span text:style-name="T9"> </text:span><text:span text:style-name="T9">shall</text:span><text:span text:style-name="T9"> </text:span><text:span text:style-name="T9">be</text:span><text:span text:style-name="T9"> </text:span><text:span text:style-name="T9">given</text:span><text:span text:style-name="T9">, </text:span><text:span text:style-name="T9">before</text:span><text:span text:style-name="T9"> </text:span><text:span text:style-name="T9">the</text:span><text:span text:style-name="T9"> </text:span><text:span text:style-name="T9">time</text:span><text:span text:style-name="T9"> </text:span><text:span text:style-name="T9">of</text:span><text:span text:style-name="T9"> </text:span><text:span text:style-name="T9">the</text:span><text:span text:style-name="T9"> </text:span><text:span text:style-name="T9">adjourned</text:span><text:span text:style-name="T9"> </text:span><text:span text:style-name="T9">meeting</text:span><text:span text:style-name="T9">, </text:span><text:span text:style-name="T9">to</text:span><text:span text:style-name="T9"> </text:span><text:span text:style-name="T9">the</text:span><text:span text:style-name="T9"> </text:span><text:span text:style-name="T9">Board</text:span><text:span text:style-name="T9"> </text:span><text:span text:style-name="T9">members</text:span><text:span text:style-name="T9"> </text:span><text:span text:style-name="T9">who</text:span><text:span text:style-name="T9"> </text:span><text:span text:style-name="T9">were</text:span><text:span text:style-name="T9"> </text:span><text:span text:style-name="T9">not</text:span><text:span text:style-name="T9"> </text:span><text:span text:style-name="T9">present</text:span><text:span text:style-name="T9"> </text:span><text:span text:style-name="T9">at</text:span><text:span text:style-name="T9"> </text:span><text:span text:style-name="T9">the</text:span><text:span text:style-name="T9"> </text:span><text:span text:style-name="T9">time</text:span><text:span text:style-name="T9"> </text:span><text:span text:style-name="T9">of</text:span><text:span text:style-name="T9"> </text:span><text:span text:style-name="T9">the</text:span><text:span text:style-name="T9"> </text:span><text:span text:style-name="T9">adjournment</text:span><text:span text:style-name="T9">.</text:span></text:p>
      <text:p text:style-name="P14"><text:span text:style-name="T9">Section</text:span><text:span text:style-name="T9"> 7.8 <text:s text:c="7"/><text:tab/></text:span><text:span text:style-name="T9">Action</text:span><text:span text:style-name="T9"> </text:span><text:span text:style-name="T9">without</text:span><text:span text:style-name="T9"> </text:span><text:span text:style-name="T9">a</text:span><text:span text:style-name="T9"> </text:span><text:span text:style-name="T9">meeting</text:span></text:p>
      <text:p text:style-name="P14"><text:span text:style-name="T9">Any</text:span><text:span text:style-name="T9"> </text:span><text:span text:style-name="T9">action</text:span><text:span text:style-name="T9"> </text:span><text:span text:style-name="T9">that</text:span><text:span text:style-name="T9"> </text:span><text:span text:style-name="T9">the</text:span><text:span text:style-name="T9"> </text:span><text:span text:style-name="T9">Board</text:span><text:span text:style-name="T9"> </text:span><text:span text:style-name="T9">is</text:span><text:span text:style-name="T9"> </text:span><text:span text:style-name="T9">required</text:span><text:span text:style-name="T9"> </text:span><text:span text:style-name="T9">or</text:span><text:span text:style-name="T9"> </text:span><text:span text:style-name="T9">permitted</text:span><text:span text:style-name="T9"> </text:span><text:span text:style-name="T9">to</text:span><text:span text:style-name="T9"> </text:span><text:span text:style-name="T9">take</text:span><text:span text:style-name="T9"> </text:span><text:span text:style-name="T9">may</text:span><text:span text:style-name="T9"> </text:span><text:span text:style-name="T9">be</text:span><text:span text:style-name="T9"> </text:span><text:span text:style-name="T9">taken</text:span><text:span text:style-name="T9"> </text:span><text:span text:style-name="T9">without</text:span><text:span text:style-name="T9"> </text:span><text:span text:style-name="T9">a</text:span><text:span text:style-name="T9"> </text:span><text:span text:style-name="T9">meeting</text:span><text:span text:style-name="T9"> </text:span><text:span text:style-name="T9">if</text:span><text:span text:style-name="T9"> </text:span><text:span text:style-name="T9">all</text:span><text:span text:style-name="T9"> </text:span><text:span text:style-name="T9">Board</text:span><text:span text:style-name="T9"> </text:span><text:span text:style-name="T9">members</text:span><text:span text:style-name="T9"> </text:span><text:span text:style-name="T9">consent</text:span><text:span text:style-name="T9"> </text:span><text:span text:style-name="T9">in</text:span><text:span text:style-name="T9"> </text:span><text:span text:style-name="T9">writing</text:span><text:span text:style-name="T9"> </text:span><text:span text:style-name="T9">to</text:span><text:span text:style-name="T9"> </text:span><text:span text:style-name="T9">the</text:span><text:span text:style-name="T9"> </text:span><text:span text:style-name="T9">action</text:span><text:span text:style-name="T9">; </text:span><text:span text:style-name="T9">provided</text:span><text:span text:style-name="T9">, </text:span><text:span text:style-name="T9">however</text:span><text:span text:style-name="T9">, </text:span><text:span text:style-name="T9">that</text:span><text:span text:style-name="T9"> </text:span><text:span text:style-name="T9">the</text:span><text:span text:style-name="T9"> </text:span><text:span text:style-name="T9">consent</text:span><text:span text:style-name="T9"> </text:span><text:span text:style-name="T9">of</text:span><text:span text:style-name="T9"> </text:span><text:span text:style-name="T9">any</text:span><text:span text:style-name="T9"> </text:span><text:span text:style-name="T9">Board</text:span><text:span text:style-name="T9"> </text:span><text:span text:style-name="T9">member</text:span><text:span text:style-name="T9"> </text:span><text:span text:style-name="T9">who</text:span><text:span text:style-name="T9"> </text:span><text:span text:style-name="T9">has</text:span><text:span text:style-name="T9"> </text:span><text:span text:style-name="T9">a</text:span><text:span text:style-name="T9"> </text:span><text:span text:style-name="T9">material</text:span><text:span text:style-name="T9"> </text:span><text:span text:style-name="T9">financial</text:span><text:span text:style-name="T9"> </text:span><text:span text:style-name="T9">interest</text:span><text:span text:style-name="T9"> </text:span><text:span text:style-name="T9">in</text:span><text:span text:style-name="T9"> </text:span><text:span text:style-name="T9">a</text:span><text:span text:style-name="T9"> </text:span><text:span text:style-name="T9">transaction</text:span><text:span text:style-name="T9"> </text:span><text:span text:style-name="T9">to</text:span><text:span text:style-name="T9"> </text:span><text:span text:style-name="T9">which</text:span><text:span text:style-name="T9"> </text:span><text:span text:style-name="T9">the</text:span><text:span text:style-name="T9"> </text:span><text:span text:style-name="T9">Corporation</text:span><text:span text:style-name="T9"> </text:span><text:span text:style-name="T9">is</text:span><text:span text:style-name="T9"> </text:span><text:span text:style-name="T9">a</text:span><text:span text:style-name="T9"> </text:span><text:span text:style-name="T9">party</text:span><text:span text:style-name="T9"> </text:span><text:span text:style-name="T9">and</text:span><text:span text:style-name="T9"> </text:span><text:span text:style-name="T9">who</text:span><text:span text:style-name="T9"> </text:span><text:span text:style-name="T9">is</text:span><text:span text:style-name="T9"> </text:span><text:span text:style-name="T9">an</text:span><text:span text:style-name="T9"> "</text:span><text:span text:style-name="T9">interested</text:span><text:span text:style-name="T9"> </text:span><text:span text:style-name="T9">Board</text:span><text:span text:style-name="T9"> </text:span><text:span text:style-name="T9">member</text:span><text:span text:style-name="T9">" </text:span><text:span text:style-name="T9">as</text:span><text:span text:style-name="T9"> </text:span><text:span text:style-name="T9">defined</text:span><text:span text:style-name="T9"> </text:span><text:span text:style-name="T9">in</text:span><text:span text:style-name="T9"> </text:span><text:span text:style-name="T9">Corporations</text:span><text:span text:style-name="T9"> </text:span><text:span text:style-name="T9">Code</text:span><text:span text:style-name="T9"> </text:span><text:span text:style-name="T9">section</text:span><text:span text:style-name="T9"> 5233 </text:span><text:span text:style-name="T9">shall</text:span><text:span text:style-name="T9"> </text:span><text:span text:style-name="T9">not</text:span><text:span text:style-name="T9"> </text:span><text:span text:style-name="T9">be</text:span><text:span text:style-name="T9"> </text:span><text:span text:style-name="T9">required</text:span><text:span text:style-name="T9"> </text:span><text:span text:style-name="T9">for</text:span><text:span text:style-name="T9"> </text:span><text:span text:style-name="T9">approval</text:span><text:span text:style-name="T9"> </text:span><text:span text:style-name="T9">of</text:span><text:span text:style-name="T9"> </text:span><text:span text:style-name="T9">that</text:span><text:span text:style-name="T9"> </text:span><text:span text:style-name="T9">transaction</text:span><text:span text:style-name="T9">. </text:span><text:span text:style-name="T9">Such</text:span><text:span text:style-name="T9"> </text:span><text:span text:style-name="T9">action</text:span><text:span text:style-name="T9"> </text:span><text:span text:style-name="T9">by</text:span><text:span text:style-name="T9"> </text:span><text:span text:style-name="T9">written</text:span><text:span text:style-name="T9"> </text:span><text:span text:style-name="T9">consent</text:span><text:span text:style-name="T9"> </text:span><text:span text:style-name="T9">shall</text:span><text:span text:style-name="T9"> </text:span><text:span text:style-name="T9">have</text:span><text:span text:style-name="T9"> </text:span><text:span text:style-name="T9">the</text:span><text:span text:style-name="T9"> </text:span><text:span text:style-name="T9">same</text:span><text:span text:style-name="T9"> </text:span><text:span text:style-name="T9">force</text:span><text:span text:style-name="T9"> </text:span><text:span text:style-name="T9">and</text:span><text:span text:style-name="T9"> </text:span><text:span text:style-name="T9">effect</text:span><text:span text:style-name="T9"> </text:span><text:span text:style-name="T9">as</text:span><text:span text:style-name="T9"> </text:span><text:span text:style-name="T9">any</text:span><text:span text:style-name="T9"> </text:span><text:span text:style-name="T9">other</text:span><text:span text:style-name="T9"> </text:span><text:span text:style-name="T9">validly</text:span><text:span text:style-name="T9"> </text:span><text:span text:style-name="T9">approved</text:span><text:span text:style-name="T9"> </text:span><text:span text:style-name="T9">action</text:span><text:span text:style-name="T9"> </text:span><text:span text:style-name="T9">of</text:span><text:span text:style-name="T9"> </text:span><text:span text:style-name="T9">the</text:span><text:span text:style-name="T9"> </text:span><text:span text:style-name="T9">Board</text:span><text:span text:style-name="T9">. </text:span><text:span text:style-name="T9">All</text:span><text:span text:style-name="T9"> </text:span><text:span text:style-name="T9">such</text:span><text:span text:style-name="T9"> </text:span><text:span text:style-name="T9">consents</text:span><text:span text:style-name="T9"> </text:span><text:span text:style-name="T9">shall</text:span><text:span text:style-name="T9"> </text:span><text:span text:style-name="T9">be</text:span><text:span text:style-name="T9"> </text:span><text:span text:style-name="T9">filed</text:span><text:span text:style-name="T9"> </text:span><text:span text:style-name="T9">with</text:span><text:span text:style-name="T9"> </text:span><text:span text:style-name="T9">the</text:span><text:span text:style-name="T9"> </text:span><text:span text:style-name="T9">minutes</text:span><text:span text:style-name="T9"> </text:span><text:span text:style-name="T9">of</text:span><text:span text:style-name="T9"> </text:span><text:span text:style-name="T9">the</text:span><text:span text:style-name="T9"> </text:span><text:span text:style-name="T9">proceedings</text:span><text:span text:style-name="T9"> </text:span><text:span text:style-name="T9">of</text:span><text:span text:style-name="T9"> </text:span><text:span text:style-name="T9">the</text:span><text:span text:style-name="T9"> </text:span><text:span text:style-name="T9">Board</text:span><text:span text:style-name="T9">.</text:span></text:p>
      <text:p text:style-name="P14"><text:span text:style-name="T9">Section</text:span><text:span text:style-name="T9"> 7.9 <text:s text:c="7"/><text:tab/></text:span><text:span text:style-name="T9">Compensation</text:span><text:span text:style-name="T9"> </text:span><text:span text:style-name="T9">and</text:span><text:span text:style-name="T9"> </text:span><text:span text:style-name="T9">Reimbursement</text:span></text:p>
      <text:p text:style-name="P14"><text:span text:style-name="T9">Board</text:span><text:span text:style-name="T9"> </text:span><text:span text:style-name="T9">members</text:span><text:span text:style-name="T9"> </text:span><text:span text:style-name="T9">may</text:span><text:span text:style-name="T9"> </text:span><text:span text:style-name="T9">receive</text:span><text:span text:style-name="T9"> </text:span><text:span text:style-name="T9">such</text:span><text:span text:style-name="T9"> </text:span><text:span text:style-name="T9">compensation</text:span><text:span text:style-name="T9">, </text:span><text:span text:style-name="T9">if</text:span><text:span text:style-name="T9"> </text:span><text:span text:style-name="T9">any</text:span><text:span text:style-name="T9">, </text:span><text:span text:style-name="T9">for</text:span><text:span text:style-name="T9"> </text:span><text:span text:style-name="T9">their</text:span><text:span text:style-name="T9"> </text:span><text:span text:style-name="T9">services</text:span><text:span text:style-name="T9"> </text:span><text:span text:style-name="T9">as</text:span><text:span text:style-name="T9"> </text:span><text:span text:style-name="T9">Board</text:span><text:span text:style-name="T9"> </text:span><text:span text:style-name="T9">members</text:span><text:span text:style-name="T9"> </text:span><text:span text:style-name="T9">or</text:span><text:span text:style-name="T9"> </text:span><text:span text:style-name="T9">officers</text:span><text:span text:style-name="T9">, </text:span><text:span text:style-name="T9">and</text:span><text:span text:style-name="T9"> </text:span><text:span text:style-name="T9">such</text:span><text:span text:style-name="T9"> </text:span><text:span text:style-name="T9">reimbursement</text:span><text:span text:style-name="T9"> </text:span><text:span text:style-name="T9">of</text:span><text:span text:style-name="T9"> </text:span><text:span text:style-name="T9">expenses</text:span><text:span text:style-name="T9">, </text:span><text:span text:style-name="T9">as</text:span><text:span text:style-name="T9"> </text:span><text:span text:style-name="T9">the</text:span><text:span text:style-name="T9"> </text:span><text:span text:style-name="T9">members</text:span><text:span text:style-name="T9"> </text:span><text:span text:style-name="T9">may</text:span><text:span text:style-name="T9"> </text:span><text:span text:style-name="T9">establish</text:span><text:span text:style-name="T9"> </text:span><text:span text:style-name="T9">by</text:span><text:span text:style-name="T9"> </text:span><text:span text:style-name="T9">resolution</text:span><text:span text:style-name="T9"> </text:span><text:span text:style-name="T9">to</text:span><text:span text:style-name="T9"> </text:span><text:span text:style-name="T9">be</text:span><text:span text:style-name="T9"> </text:span><text:span text:style-name="T9">just</text:span><text:span text:style-name="T9"> </text:span><text:span text:style-name="T9">and</text:span><text:span text:style-name="T9"> </text:span><text:soft-page-break/><text:span text:style-name="T9">reasonable</text:span><text:span text:style-name="T9"> </text:span><text:span text:style-name="T9">as</text:span><text:span text:style-name="T9"> </text:span><text:span text:style-name="T9">to</text:span><text:span text:style-name="T9"> </text:span><text:span text:style-name="T9">the</text:span><text:span text:style-name="T9"> </text:span><text:span text:style-name="T9">Corporation</text:span><text:span text:style-name="T9"> </text:span><text:span text:style-name="T9">at</text:span><text:span text:style-name="T9"> </text:span><text:span text:style-name="T9">the</text:span><text:span text:style-name="T9"> </text:span><text:span text:style-name="T9">time</text:span><text:span text:style-name="T9"> </text:span><text:span text:style-name="T9">that</text:span><text:span text:style-name="T9"> </text:span><text:span text:style-name="T9">the</text:span><text:span text:style-name="T9"> </text:span><text:span text:style-name="T9">resolution</text:span><text:span text:style-name="T9"> </text:span><text:span text:style-name="T9">is</text:span><text:span text:style-name="T9"> </text:span><text:span text:style-name="T9">adopted</text:span><text:span text:style-name="T9">, </text:span><text:span text:style-name="T9">so</text:span><text:span text:style-name="T9"> </text:span><text:span text:style-name="T9">long</text:span><text:span text:style-name="T9"> </text:span><text:span text:style-name="T9">as</text:span><text:span text:style-name="T9"> </text:span><text:span text:style-name="T9">such</text:span><text:span text:style-name="T9"> </text:span><text:span text:style-name="T9">remuneration</text:span><text:span text:style-name="T9"> </text:span><text:span text:style-name="T9">does</text:span><text:span text:style-name="T9"> </text:span><text:span text:style-name="T9">not</text:span><text:span text:style-name="T9"> </text:span><text:span text:style-name="T9">cause</text:span><text:span text:style-name="T9"> </text:span><text:span text:style-name="T9">more</text:span><text:span text:style-name="T9"> </text:span><text:span text:style-name="T9">than</text:span><text:span text:style-name="T9"> 49% </text:span><text:span text:style-name="T9">of</text:span><text:span text:style-name="T9"> </text:span><text:span text:style-name="T9">the</text:span><text:span text:style-name="T9"> </text:span><text:span text:style-name="T9">Board</text:span><text:span text:style-name="T9"> </text:span><text:span text:style-name="T9">to</text:span><text:span text:style-name="T9"> </text:span><text:span text:style-name="T9">become</text:span><text:span text:style-name="T9"> </text:span><text:span text:style-name="T9">interested</text:span><text:span text:style-name="T9"> </text:span><text:span text:style-name="T9">parties</text:span><text:span text:style-name="T9"> </text:span><text:span text:style-name="T9">as</text:span><text:span text:style-name="T9"> </text:span><text:span text:style-name="T9">outlined</text:span><text:span text:style-name="T9"> </text:span><text:span text:style-name="T9">in</text:span><text:span text:style-name="T9"> </text:span><text:span text:style-name="T9">section</text:span><text:span text:style-name="T9"> 7.3 </text:span><text:span text:style-name="T9">of</text:span><text:span text:style-name="T9"> </text:span><text:span text:style-name="T9">these</text:span><text:span text:style-name="T9"> </text:span><text:span text:style-name="T9">bylaws</text:span><text:span text:style-name="T9">.</text:span></text:p>
      <text:p text:style-name="P14"><text:span text:style-name="T9">Section</text:span><text:span text:style-name="T9"> 7.10 <text:s text:c="5"/><text:tab/></text:span><text:span text:style-name="T9">Committees</text:span><text:span text:style-name="T9"> </text:span><text:span text:style-name="T9">of</text:span><text:span text:style-name="T9"> </text:span><text:span text:style-name="T9">Board</text:span><text:span text:style-name="T9"> </text:span><text:span text:style-name="T9">of</text:span><text:span text:style-name="T9"> </text:span><text:span text:style-name="T9">Board</text:span><text:span text:style-name="T9"> </text:span><text:span text:style-name="T9">members</text:span></text:p>
      <text:p text:style-name="P14"><text:span text:style-name="T9">A</text:span><text:span text:style-name="T9">.</text:span><text:span text:style-name="T11"> <text:s text:c="6"/></text:span><text:span text:style-name="T9">Creation</text:span><text:span text:style-name="T9"> </text:span><text:span text:style-name="T9">and</text:span><text:span text:style-name="T9"> </text:span><text:span text:style-name="T9">powers</text:span><text:span text:style-name="T9"> </text:span><text:span text:style-name="T9">of</text:span><text:span text:style-name="T9"> </text:span><text:span text:style-name="T9">Committees</text:span></text:p>
      <text:p text:style-name="P14"><text:span text:style-name="T9">The</text:span><text:span text:style-name="T9"> </text:span><text:span text:style-name="T9">Board</text:span><text:span text:style-name="T9">, </text:span><text:span text:style-name="T9">by</text:span><text:span text:style-name="T9"> </text:span><text:span text:style-name="T9">resolution</text:span><text:span text:style-name="T9"> </text:span><text:span text:style-name="T9">adopted</text:span><text:span text:style-name="T9"> </text:span><text:span text:style-name="T9">by</text:span><text:span text:style-name="T9"> </text:span><text:span text:style-name="T9">a</text:span><text:span text:style-name="T9"> </text:span><text:span text:style-name="T9">majority</text:span><text:span text:style-name="T9"> </text:span><text:span text:style-name="T9">of</text:span><text:span text:style-name="T9"> </text:span><text:span text:style-name="T9">the</text:span><text:span text:style-name="T9"> </text:span><text:span text:style-name="T9">Board</text:span><text:span text:style-name="T9"> </text:span><text:span text:style-name="T9">members</text:span><text:span text:style-name="T9"> </text:span><text:span text:style-name="T9">then</text:span><text:span text:style-name="T9"> </text:span><text:span text:style-name="T9">in</text:span><text:span text:style-name="T9"> </text:span><text:span text:style-name="T9">office</text:span><text:span text:style-name="T9">, </text:span><text:span text:style-name="T9">may</text:span><text:span text:style-name="T9"> </text:span><text:span text:style-name="T9">create</text:span><text:span text:style-name="T9"> </text:span><text:span text:style-name="T9">one</text:span><text:span text:style-name="T9"> </text:span><text:span text:style-name="T9">or</text:span><text:span text:style-name="T9"> </text:span><text:span text:style-name="T9">more</text:span><text:span text:style-name="T9"> </text:span><text:span text:style-name="T9">committees</text:span><text:span text:style-name="T9">, </text:span><text:span text:style-name="T9">each</text:span><text:span text:style-name="T9"> </text:span><text:span text:style-name="T9">consisting</text:span><text:span text:style-name="T9"> </text:span><text:span text:style-name="T9">of</text:span><text:span text:style-name="T9"> </text:span><text:span text:style-name="T9">at</text:span><text:span text:style-name="T9"> </text:span><text:span text:style-name="T9">least</text:span><text:span text:style-name="T9"> </text:span><text:span text:style-name="T9">two</text:span><text:span text:style-name="T9"> </text:span><text:span text:style-name="T9">persons</text:span><text:span text:style-name="T9">, </text:span><text:span text:style-name="T9">composed</text:span><text:span text:style-name="T9"> </text:span><text:span text:style-name="T9">of</text:span><text:span text:style-name="T9"> </text:span><text:span text:style-name="T9">Board</text:span><text:span text:style-name="T9"> </text:span><text:span text:style-name="T9">members</text:span><text:span text:style-name="T9">, </text:span><text:span text:style-name="T9">or</text:span><text:span text:style-name="T9"> </text:span><text:span text:style-name="T9">members</text:span><text:span text:style-name="T9"> </text:span><text:span text:style-name="T9">and</text:span><text:span text:style-name="T9"> </text:span><text:span text:style-name="T9">Board</text:span><text:span text:style-name="T9"> </text:span><text:span text:style-name="T9">members</text:span><text:span text:style-name="T9">. </text:span><text:span text:style-name="T9">Appointments</text:span><text:span text:style-name="T9"> </text:span><text:span text:style-name="T9">to</text:span><text:span text:style-name="T9"> </text:span><text:span text:style-name="T9">committees</text:span><text:span text:style-name="T9"> </text:span><text:span text:style-name="T9">of</text:span><text:span text:style-name="T9"> </text:span><text:span text:style-name="T9">the</text:span><text:span text:style-name="T9"> </text:span><text:span text:style-name="T9">Board</text:span><text:span text:style-name="T9"> </text:span><text:span text:style-name="T9">shall</text:span><text:span text:style-name="T9"> </text:span><text:span text:style-name="T9">be</text:span><text:span text:style-name="T9"> </text:span><text:span text:style-name="T9">by</text:span><text:span text:style-name="T9"> </text:span><text:span text:style-name="T9">majority</text:span><text:span text:style-name="T9"> </text:span><text:span text:style-name="T9">vote</text:span><text:span text:style-name="T9"> </text:span><text:span text:style-name="T9">of</text:span><text:span text:style-name="T9"> </text:span><text:span text:style-name="T9">the</text:span><text:span text:style-name="T9"> </text:span><text:span text:style-name="T9">Board</text:span><text:span text:style-name="T9"> </text:span><text:span text:style-name="T9">members</text:span><text:span text:style-name="T9"> </text:span><text:span text:style-name="T9">then</text:span><text:span text:style-name="T9"> </text:span><text:span text:style-name="T9">in</text:span><text:span text:style-name="T9"> </text:span><text:span text:style-name="T9">office</text:span><text:span text:style-name="T9">. </text:span><text:span text:style-name="T9">The</text:span><text:span text:style-name="T9"> </text:span><text:span text:style-name="T9">Board</text:span><text:span text:style-name="T9"> </text:span><text:span text:style-name="T9">may</text:span><text:span text:style-name="T9"> </text:span><text:span text:style-name="T9">appoint</text:span><text:span text:style-name="T9"> </text:span><text:span text:style-name="T9">one</text:span><text:span text:style-name="T9"> </text:span><text:span text:style-name="T9">or</text:span><text:span text:style-name="T9"> </text:span><text:span text:style-name="T9">more</text:span><text:span text:style-name="T9"> </text:span><text:span text:style-name="T9">Board</text:span><text:span text:style-name="T9"> </text:span><text:span text:style-name="T9">members</text:span><text:span text:style-name="T9"> </text:span><text:span text:style-name="T9">as</text:span><text:span text:style-name="T9"> </text:span><text:span text:style-name="T9">alternate</text:span><text:span text:style-name="T9"> </text:span><text:span text:style-name="T9">members</text:span><text:span text:style-name="T9"> </text:span><text:span text:style-name="T9">of</text:span><text:span text:style-name="T9"> </text:span><text:span text:style-name="T9">any</text:span><text:span text:style-name="T9"> </text:span><text:span text:style-name="T9">such</text:span><text:span text:style-name="T9"> </text:span><text:span text:style-name="T9">committee</text:span><text:span text:style-name="T9">, </text:span><text:span text:style-name="T9">who</text:span><text:span text:style-name="T9"> </text:span><text:span text:style-name="T9">may</text:span><text:span text:style-name="T9"> </text:span><text:span text:style-name="T9">replace</text:span><text:span text:style-name="T9"> </text:span><text:span text:style-name="T9">any</text:span><text:span text:style-name="T9"> </text:span><text:span text:style-name="T9">absent</text:span><text:span text:style-name="T9"> </text:span><text:span text:style-name="T9">member</text:span><text:span text:style-name="T9"> </text:span><text:span text:style-name="T9">at</text:span><text:span text:style-name="T9"> </text:span><text:span text:style-name="T9">any</text:span><text:span text:style-name="T9"> </text:span><text:span text:style-name="T9">meeting</text:span><text:span text:style-name="T9">. </text:span><text:span text:style-name="T9">Any</text:span><text:span text:style-name="T9"> </text:span><text:span text:style-name="T9">such</text:span><text:span text:style-name="T9"> </text:span><text:span text:style-name="T9">committee</text:span><text:span text:style-name="T9"> </text:span><text:span text:style-name="T9">shall</text:span><text:span text:style-name="T9"> </text:span><text:span text:style-name="T9">have</text:span><text:span text:style-name="T9"> </text:span><text:span text:style-name="T9">all</text:span><text:span text:style-name="T9"> </text:span><text:span text:style-name="T9">the</text:span><text:span text:style-name="T9"> </text:span><text:span text:style-name="T9">authority</text:span><text:span text:style-name="T9"> </text:span><text:span text:style-name="T9">of</text:span><text:span text:style-name="T9"> </text:span><text:span text:style-name="T9">the</text:span><text:span text:style-name="T9"> </text:span><text:span text:style-name="T9">Board</text:span><text:span text:style-name="T9">, </text:span><text:span text:style-name="T9">to</text:span><text:span text:style-name="T9"> </text:span><text:span text:style-name="T9">the</text:span><text:span text:style-name="T9"> </text:span><text:span text:style-name="T9">extent</text:span><text:span text:style-name="T9"> </text:span><text:span text:style-name="T9">provided</text:span><text:span text:style-name="T9"> </text:span><text:span text:style-name="T9">in</text:span><text:span text:style-name="T9"> </text:span><text:span text:style-name="T9">the</text:span><text:span text:style-name="T9"> </text:span><text:span text:style-name="T9">Board</text:span><text:span text:style-name="T9"> </text:span><text:span text:style-name="T9">resolution</text:span><text:span text:style-name="T9">, </text:span><text:span text:style-name="T9">except</text:span><text:span text:style-name="T9"> </text:span><text:span text:style-name="T9">that</text:span><text:span text:style-name="T9"> </text:span><text:span text:style-name="T9">no</text:span><text:span text:style-name="T9"> </text:span><text:span text:style-name="T9">committee</text:span><text:span text:style-name="T9"> </text:span><text:span text:style-name="T9">may</text:span><text:span text:style-name="T9"> </text:span><text:span text:style-name="T9">do</text:span><text:span text:style-name="T9"> </text:span><text:span text:style-name="T9">the</text:span><text:span text:style-name="T9"> </text:span><text:span text:style-name="T9">following</text:span><text:span text:style-name="T9">:</text:span></text:p>
      <text:p text:style-name="P15"><text:span text:style-name="T9">(</text:span><text:span text:style-name="T9">a</text:span><text:span text:style-name="T9">) </text:span><text:span text:style-name="T9">Take</text:span><text:span text:style-name="T9"> </text:span><text:span text:style-name="T9">any</text:span><text:span text:style-name="T9"> </text:span><text:span text:style-name="T9">final</text:span><text:span text:style-name="T9"> </text:span><text:span text:style-name="T9">action</text:span><text:span text:style-name="T9"> </text:span><text:span text:style-name="T9">on</text:span><text:span text:style-name="T9"> </text:span><text:span text:style-name="T9">any</text:span><text:span text:style-name="T9"> </text:span><text:span text:style-name="T9">matter</text:span><text:span text:style-name="T9"> </text:span><text:span text:style-name="T9">that</text:span><text:span text:style-name="T9">, </text:span><text:span text:style-name="T9">under</text:span><text:span text:style-name="T9"> </text:span><text:span text:style-name="T9">the</text:span><text:span text:style-name="T9"> </text:span><text:span text:style-name="T9">California</text:span><text:span text:style-name="T9"> </text:span><text:span text:style-name="T9">Nonprofit</text:span><text:span text:style-name="T9"> </text:span><text:span text:style-name="T9">Public</text:span><text:span text:style-name="T9"> </text:span><text:span text:style-name="T9">Benefit</text:span><text:span text:style-name="T9"> </text:span><text:span text:style-name="T9">Corporation</text:span><text:span text:style-name="T9"> </text:span><text:span text:style-name="T9">Law</text:span><text:span text:style-name="T9">, </text:span><text:span text:style-name="T9">also</text:span><text:span text:style-name="T9"> </text:span><text:span text:style-name="T9">requires</text:span><text:span text:style-name="T9"> </text:span><text:span text:style-name="T9">approval</text:span><text:span text:style-name="T9"> </text:span><text:span text:style-name="T9">of</text:span><text:span text:style-name="T9"> </text:span><text:span text:style-name="T9">the</text:span><text:span text:style-name="T9"> </text:span><text:span text:style-name="T9">members</text:span><text:span text:style-name="T9"> </text:span><text:span text:style-name="T9">or</text:span><text:span text:style-name="T9"> </text:span><text:span text:style-name="T9">approval</text:span><text:span text:style-name="T9"> </text:span><text:span text:style-name="T9">of</text:span><text:span text:style-name="T9"> </text:span><text:span text:style-name="T9">a</text:span><text:span text:style-name="T9"> </text:span><text:span text:style-name="T9">majority</text:span><text:span text:style-name="T9"> </text:span><text:span text:style-name="T9">of</text:span><text:span text:style-name="T9"> </text:span><text:span text:style-name="T9">all</text:span><text:span text:style-name="T9"> </text:span><text:span text:style-name="T9">members</text:span><text:span text:style-name="T9">;</text:span></text:p>
      <text:p text:style-name="P15"><text:span text:style-name="T9">(</text:span><text:span text:style-name="T9">b</text:span><text:span text:style-name="T9">) </text:span><text:span text:style-name="T9">Fill</text:span><text:span text:style-name="T9"> </text:span><text:span text:style-name="T9">vacancies</text:span><text:span text:style-name="T9"> </text:span><text:span text:style-name="T9">on</text:span><text:span text:style-name="T9"> </text:span><text:span text:style-name="T9">the</text:span><text:span text:style-name="T9"> </text:span><text:span text:style-name="T9">Board</text:span><text:span text:style-name="T9"> </text:span><text:span text:style-name="T9">or</text:span><text:span text:style-name="T9"> </text:span><text:span text:style-name="T9">any</text:span><text:span text:style-name="T9"> </text:span><text:span text:style-name="T9">committee</text:span><text:span text:style-name="T9"> </text:span><text:span text:style-name="T9">of</text:span><text:span text:style-name="T9"> </text:span><text:span text:style-name="T9">the</text:span><text:span text:style-name="T9"> </text:span><text:span text:style-name="T9">Board</text:span><text:span text:style-name="T9">;</text:span></text:p>
      <text:p text:style-name="P15"><text:span text:style-name="T9">(</text:span><text:span text:style-name="T9">c</text:span><text:span text:style-name="T9">) </text:span><text:span text:style-name="T9">Fix</text:span><text:span text:style-name="T9"> </text:span><text:span text:style-name="T9">compensation</text:span><text:span text:style-name="T9"> </text:span><text:span text:style-name="T9">of</text:span><text:span text:style-name="T9"> </text:span><text:span text:style-name="T9">the</text:span><text:span text:style-name="T9"> </text:span><text:span text:style-name="T9">Board</text:span><text:span text:style-name="T9"> </text:span><text:span text:style-name="T9">members</text:span><text:span text:style-name="T9"> </text:span><text:span text:style-name="T9">for</text:span><text:span text:style-name="T9"> </text:span><text:span text:style-name="T9">serving</text:span><text:span text:style-name="T9"> </text:span><text:span text:style-name="T9">on</text:span><text:span text:style-name="T9"> </text:span><text:span text:style-name="T9">the</text:span><text:span text:style-name="T9"> </text:span><text:span text:style-name="T9">Board</text:span><text:span text:style-name="T9"> </text:span><text:span text:style-name="T9">or</text:span><text:span text:style-name="T9"> </text:span><text:span text:style-name="T9">on</text:span><text:span text:style-name="T9"> </text:span><text:span text:style-name="T9">any</text:span><text:span text:style-name="T9"> </text:span><text:span text:style-name="T9">committee</text:span><text:span text:style-name="T9">;</text:span></text:p>
      <text:p text:style-name="P15"><text:span text:style-name="T9">(</text:span><text:span text:style-name="T9">d</text:span><text:span text:style-name="T9">) </text:span><text:span text:style-name="T9">Amend</text:span><text:span text:style-name="T9"> </text:span><text:span text:style-name="T9">or</text:span><text:span text:style-name="T9"> </text:span><text:span text:style-name="T9">repeal</text:span><text:span text:style-name="T9"> </text:span><text:span text:style-name="T9">bylaws</text:span><text:span text:style-name="T9"> </text:span><text:span text:style-name="T9">or</text:span><text:span text:style-name="T9"> </text:span><text:span text:style-name="T9">adopt</text:span><text:span text:style-name="T9"> </text:span><text:span text:style-name="T9">new</text:span><text:span text:style-name="T9"> </text:span><text:span text:style-name="T9">bylaws</text:span><text:span text:style-name="T9">;</text:span></text:p>
      <text:p text:style-name="P15"><text:span text:style-name="T9">(</text:span><text:span text:style-name="T9">e</text:span><text:span text:style-name="T9">) </text:span><text:span text:style-name="T9">Amend</text:span><text:span text:style-name="T9"> </text:span><text:span text:style-name="T9">or</text:span><text:span text:style-name="T9"> </text:span><text:span text:style-name="T9">repeal</text:span><text:span text:style-name="T9"> </text:span><text:span text:style-name="T9">any</text:span><text:span text:style-name="T9"> </text:span><text:span text:style-name="T9">resolution</text:span><text:span text:style-name="T9"> </text:span><text:span text:style-name="T9">of</text:span><text:span text:style-name="T9"> </text:span><text:span text:style-name="T9">the</text:span><text:span text:style-name="T9"> </text:span><text:span text:style-name="T9">Board</text:span><text:span text:style-name="T9"> </text:span><text:span text:style-name="T9">that</text:span><text:span text:style-name="T9"> </text:span><text:span text:style-name="T9">by</text:span><text:span text:style-name="T9"> </text:span><text:span text:style-name="T9">its</text:span><text:span text:style-name="T9"> </text:span><text:span text:style-name="T9">express</text:span><text:span text:style-name="T9"> </text:span><text:span text:style-name="T9">terms</text:span><text:span text:style-name="T9"> </text:span><text:span text:style-name="T9">is</text:span><text:span text:style-name="T9"> </text:span><text:span text:style-name="T9">not</text:span><text:span text:style-name="T9"> </text:span><text:span text:style-name="T9">so</text:span><text:span text:style-name="T9"> </text:span><text:span text:style-name="T9">amendable</text:span><text:span text:style-name="T9"> </text:span><text:span text:style-name="T9">or</text:span><text:span text:style-name="T9"> </text:span><text:span text:style-name="T9">able</text:span><text:span text:style-name="T9"> </text:span><text:span text:style-name="T9">to</text:span><text:span text:style-name="T9"> </text:span><text:span text:style-name="T9">be</text:span><text:span text:style-name="T9"> </text:span><text:span text:style-name="T9">repealed</text:span><text:span text:style-name="T9">;</text:span></text:p>
      <text:p text:style-name="P15"><text:span text:style-name="T9">(</text:span><text:span text:style-name="T9">f</text:span><text:span text:style-name="T9">) </text:span><text:span text:style-name="T9">Create</text:span><text:span text:style-name="T9"> </text:span><text:span text:style-name="T9">any</text:span><text:span text:style-name="T9"> </text:span><text:span text:style-name="T9">other</text:span><text:span text:style-name="T9"> </text:span><text:span text:style-name="T9">committees</text:span><text:span text:style-name="T9"> </text:span><text:span text:style-name="T9">of</text:span><text:span text:style-name="T9"> </text:span><text:span text:style-name="T9">the</text:span><text:span text:style-name="T9"> </text:span><text:span text:style-name="T9">Board</text:span><text:span text:style-name="T9"> </text:span><text:span text:style-name="T9">or</text:span><text:span text:style-name="T9"> </text:span><text:span text:style-name="T9">appoint</text:span><text:span text:style-name="T9"> </text:span><text:span text:style-name="T9">the</text:span><text:span text:style-name="T9"> </text:span><text:span text:style-name="T9">members</text:span><text:span text:style-name="T9"> </text:span><text:span text:style-name="T9">of</text:span><text:span text:style-name="T9"> </text:span><text:span text:style-name="T9">committees</text:span><text:span text:style-name="T9"> </text:span><text:span text:style-name="T9">of</text:span><text:span text:style-name="T9"> </text:span><text:span text:style-name="T9">the</text:span><text:span text:style-name="T9"> </text:span><text:span text:style-name="T9">Board</text:span><text:span text:style-name="T9">;</text:span></text:p>
      <text:p text:style-name="P15"><text:span text:style-name="T9">(</text:span><text:span text:style-name="T9">g</text:span><text:span text:style-name="T9">) </text:span><text:span text:style-name="T9">Expend</text:span><text:span text:style-name="T9"> </text:span><text:span text:style-name="T9">corporate</text:span><text:span text:style-name="T9"> </text:span><text:span text:style-name="T9">funds</text:span><text:span text:style-name="T9"> </text:span><text:span text:style-name="T9">to</text:span><text:span text:style-name="T9"> </text:span><text:span text:style-name="T9">support</text:span><text:span text:style-name="T9"> </text:span><text:span text:style-name="T9">a</text:span><text:span text:style-name="T9"> </text:span><text:span text:style-name="T9">nominee</text:span><text:span text:style-name="T9"> </text:span><text:span text:style-name="T9">for</text:span><text:span text:style-name="T9"> </text:span><text:span text:style-name="T9">Board</text:span><text:span text:style-name="T9"> </text:span><text:span text:style-name="T9">member</text:span><text:span text:style-name="T9"> </text:span><text:span text:style-name="T9">if</text:span><text:span text:style-name="T9"> </text:span><text:span text:style-name="T9">more</text:span><text:span text:style-name="T9"> </text:span><text:span text:style-name="T9">people</text:span><text:span text:style-name="T9"> </text:span><text:span text:style-name="T9">have</text:span><text:span text:style-name="T9"> </text:span><text:span text:style-name="T9">been</text:span><text:span text:style-name="T9"> </text:span><text:span text:style-name="T9">nominated</text:span><text:span text:style-name="T9"> </text:span><text:span text:style-name="T9">for</text:span><text:span text:style-name="T9"> </text:span><text:span text:style-name="T9">Board</text:span><text:span text:style-name="T9"> </text:span><text:span text:style-name="T9">member</text:span><text:span text:style-name="T9"> </text:span><text:span text:style-name="T9">than</text:span><text:span text:style-name="T9"> </text:span><text:span text:style-name="T9">can</text:span><text:span text:style-name="T9"> </text:span><text:span text:style-name="T9">be</text:span><text:span text:style-name="T9"> </text:span><text:span text:style-name="T9">elected</text:span><text:span text:style-name="T9">;</text:span></text:p>
      <text:p text:style-name="P15"><text:span text:style-name="T9"><text:s text:c="28"/><text:tab/></text:span><text:span text:style-name="T9">B</text:span><text:span text:style-name="T9">. </text:span><text:span text:style-name="T9">Meetings</text:span><text:span text:style-name="T9"> </text:span><text:span text:style-name="T9">and</text:span><text:span text:style-name="T9"> </text:span><text:span text:style-name="T9">Action</text:span><text:span text:style-name="T9"> </text:span><text:span text:style-name="T9">of</text:span><text:span text:style-name="T9"> </text:span><text:span text:style-name="T9">Committees</text:span></text:p>
      <text:p text:style-name="P15"><text:span text:style-name="T9">Meetings</text:span><text:span text:style-name="T9"> </text:span><text:span text:style-name="T9">and</text:span><text:span text:style-name="T9"> </text:span><text:span text:style-name="T9">actions</text:span><text:span text:style-name="T9"> </text:span><text:span text:style-name="T9">of</text:span><text:span text:style-name="T9"> </text:span><text:span text:style-name="T9">committees</text:span><text:span text:style-name="T9"> </text:span><text:span text:style-name="T9">of</text:span><text:span text:style-name="T9"> </text:span><text:span text:style-name="T9">the</text:span><text:span text:style-name="T9"> </text:span><text:span text:style-name="T9">Board</text:span><text:span text:style-name="T9"> </text:span><text:span text:style-name="T9">shall</text:span><text:span text:style-name="T9"> </text:span><text:span text:style-name="T9">be</text:span><text:span text:style-name="T9"> </text:span><text:span text:style-name="T9">governed</text:span><text:span text:style-name="T9"> </text:span><text:span text:style-name="T9">by</text:span><text:span text:style-name="T9">, </text:span><text:span text:style-name="T9">held</text:span><text:span text:style-name="T9">, </text:span><text:span text:style-name="T9">and</text:span><text:span text:style-name="T9"> </text:span><text:span text:style-name="T9">taken</text:span><text:span text:style-name="T9"> </text:span><text:span text:style-name="T9">under</text:span><text:span text:style-name="T9"> </text:span><text:span text:style-name="T9">the</text:span><text:span text:style-name="T9"> </text:span><text:span text:style-name="T9">provisions</text:span><text:span text:style-name="T9"> </text:span><text:span text:style-name="T9">of</text:span><text:span text:style-name="T9"> </text:span><text:span text:style-name="T9">these</text:span><text:span text:style-name="T9"> </text:span><text:span text:style-name="T9">bylaws</text:span><text:span text:style-name="T9"> </text:span><text:span text:style-name="T9">concerning</text:span><text:span text:style-name="T9"> </text:span><text:span text:style-name="T9">meetings</text:span><text:span text:style-name="T9"> </text:span><text:span text:style-name="T9">and</text:span><text:span text:style-name="T9"> </text:span><text:span text:style-name="T9">other</text:span><text:span text:style-name="T9"> </text:span><text:span text:style-name="T9">Board</text:span><text:span text:style-name="T9"> </text:span><text:span text:style-name="T9">actions</text:span><text:span text:style-name="T9">, </text:span><text:span text:style-name="T9">except</text:span><text:span text:style-name="T9"> </text:span><text:span text:style-name="T9">that</text:span><text:span text:style-name="T9"> </text:span><text:span text:style-name="T9">the</text:span><text:span text:style-name="T9"> </text:span><text:span text:style-name="T9">time</text:span><text:span text:style-name="T9"> </text:span><text:span text:style-name="T9">for</text:span><text:span text:style-name="T9"> </text:span><text:span text:style-name="T9">general</text:span><text:span text:style-name="T9"> </text:span><text:span text:style-name="T9">meetings</text:span><text:span text:style-name="T9"> </text:span><text:span text:style-name="T9">of</text:span><text:span text:style-name="T9"> </text:span><text:span text:style-name="T9">such</text:span><text:span text:style-name="T9"> </text:span><text:span text:style-name="T9">committees</text:span><text:span text:style-name="T9"> </text:span><text:span text:style-name="T9">and</text:span><text:span text:style-name="T9"> </text:span><text:span text:style-name="T9">the</text:span><text:span text:style-name="T9"> </text:span><text:span text:style-name="T9">calling</text:span><text:span text:style-name="T9"> </text:span><text:span text:style-name="T9">of</text:span><text:span text:style-name="T9"> </text:span><text:span text:style-name="T9">special</text:span><text:span text:style-name="T9"> </text:span><text:span text:style-name="T9">meetings</text:span><text:span text:style-name="T9"> </text:span><text:span text:style-name="T9">of</text:span><text:span text:style-name="T9"> </text:span><text:span text:style-name="T9">such</text:span><text:span text:style-name="T9"> </text:span><text:span text:style-name="T9">committees</text:span><text:span text:style-name="T9"> </text:span><text:span text:style-name="T9">may</text:span><text:span text:style-name="T9"> </text:span><text:span text:style-name="T9">be</text:span><text:span text:style-name="T9"> </text:span><text:span text:style-name="T9">set</text:span><text:span text:style-name="T9"> </text:span><text:span text:style-name="T9">either</text:span><text:span text:style-name="T9"> </text:span><text:span text:style-name="T9">by</text:span><text:span text:style-name="T9"> </text:span><text:span text:style-name="T9">Board</text:span><text:span text:style-name="T9"> </text:span><text:span text:style-name="T9">resolution</text:span><text:span text:style-name="T9"> </text:span><text:span text:style-name="T9">or</text:span><text:span text:style-name="T9">, </text:span><text:span text:style-name="T9">if</text:span><text:span text:style-name="T9"> </text:span><text:span text:style-name="T9">none</text:span><text:span text:style-name="T9">, </text:span><text:span text:style-name="T9">by</text:span><text:span text:style-name="T9"> </text:span><text:span text:style-name="T9">resolution</text:span><text:span text:style-name="T9"> </text:span><text:span text:style-name="T9">of</text:span><text:span text:style-name="T9"> </text:span><text:span text:style-name="T9">the</text:span><text:span text:style-name="T9"> </text:span><text:span text:style-name="T9">committee</text:span><text:span text:style-name="T9">. </text:span><text:span text:style-name="T9">Minutes</text:span><text:span text:style-name="T9"> </text:span><text:span text:style-name="T9">of</text:span><text:span text:style-name="T9"> </text:span><text:span text:style-name="T9">each</text:span><text:span text:style-name="T9"> </text:span><text:span text:style-name="T9">meeting</text:span><text:span text:style-name="T9"> </text:span><text:span text:style-name="T9">shall</text:span><text:span text:style-name="T9"> </text:span><text:span text:style-name="T9">be</text:span><text:span text:style-name="T9"> </text:span><text:span text:style-name="T9">kept</text:span><text:span text:style-name="T9"> </text:span><text:span text:style-name="T9">and</text:span><text:span text:style-name="T9"> </text:span><text:span text:style-name="T9">shall</text:span><text:span text:style-name="T9"> </text:span><text:span text:style-name="T9">be</text:span><text:span text:style-name="T9"> </text:span><text:span text:style-name="T9">filed</text:span><text:span text:style-name="T9"> </text:span><text:span text:style-name="T9">with</text:span><text:span text:style-name="T9"> </text:span><text:span text:style-name="T9">the</text:span><text:span text:style-name="T9"> </text:span><text:span text:style-name="T9">corporate</text:span><text:span text:style-name="T9"> </text:span><text:span text:style-name="T9">records</text:span><text:span text:style-name="T9">. </text:span><text:span text:style-name="T9">The</text:span><text:span text:style-name="T9"> </text:span><text:span text:style-name="T9">Board</text:span><text:span text:style-name="T9"> </text:span><text:span text:style-name="T9">may</text:span><text:span text:style-name="T9"> </text:span><text:span text:style-name="T9">adopt</text:span><text:span text:style-name="T9"> </text:span><text:span text:style-name="T9">rules</text:span><text:span text:style-name="T9"> </text:span><text:span text:style-name="T9">for</text:span><text:span text:style-name="T9"> </text:span><text:span text:style-name="T9">the</text:span><text:span text:style-name="T9"> </text:span><text:span text:style-name="T9">governance</text:span><text:span text:style-name="T9"> </text:span><text:span text:style-name="T9">of</text:span><text:span text:style-name="T9"> </text:span><text:span text:style-name="T9">any</text:span><text:span text:style-name="T9"> </text:span><text:span text:style-name="T9">committee</text:span><text:span text:style-name="T9"> </text:span><text:span text:style-name="T9">as</text:span><text:span text:style-name="T9"> </text:span><text:span text:style-name="T9">long</text:span><text:span text:style-name="T9"> </text:span><text:span text:style-name="T9">as</text:span><text:span text:style-name="T9"> </text:span><text:span text:style-name="T9">the</text:span><text:span text:style-name="T9"> </text:span><text:span text:style-name="T9">rules</text:span><text:span text:style-name="T9"> </text:span><text:span text:style-name="T9">are</text:span><text:span text:style-name="T9"> </text:span><text:span text:style-name="T9">consistent</text:span><text:span text:style-name="T9"> </text:span><text:span text:style-name="T9">with</text:span><text:span text:style-name="T9"> </text:span><text:span text:style-name="T9">these</text:span><text:span text:style-name="T9"> </text:span><text:span text:style-name="T9">bylaws</text:span><text:span text:style-name="T9">. </text:span><text:span text:style-name="T9">If</text:span><text:span text:style-name="T9"> </text:span><text:span text:style-name="T9">the</text:span><text:span text:style-name="T9"> </text:span><text:span text:style-name="T9">Board</text:span><text:span text:style-name="T9"> </text:span><text:span text:style-name="T9">has</text:span><text:span text:style-name="T9"> </text:span><text:span text:style-name="T9">not</text:span><text:span text:style-name="T9"> </text:span><text:span text:style-name="T9">adopted</text:span><text:span text:style-name="T9"> </text:span><text:span text:style-name="T9">rules</text:span><text:span text:style-name="T9">, </text:span><text:span text:style-name="T9">the</text:span><text:span text:style-name="T9"> </text:span><text:span text:style-name="T9">committee</text:span><text:span text:style-name="T9"> </text:span><text:span text:style-name="T9">may</text:span><text:span text:style-name="T9"> </text:span><text:span text:style-name="T9">do</text:span><text:span text:style-name="T9"> </text:span><text:span text:style-name="T9">so</text:span><text:span text:style-name="T9">.</text:span></text:p>
      <text:h text:style-name="P29" text:outline-level="10"><text:bookmark text:name="h.o6yno231ilwl"/>Article 8 Officers of the Corporation</text:h>
      <text:p text:style-name="P7"><text:span text:style-name="T9">Section</text:span><text:span text:style-name="T9"> 8.1 <text:s text:c="7"/><text:tab/></text:span><text:span text:style-name="T9">Offices</text:span><text:span text:style-name="T9"> </text:span><text:span text:style-name="T9">Held</text:span></text:p>
      <text:p text:style-name="P14"><text:span text:style-name="T9">The</text:span><text:span text:style-name="T9"> </text:span><text:span text:style-name="T9">officers</text:span><text:span text:style-name="T9"> </text:span><text:span text:style-name="T9">of</text:span><text:span text:style-name="T9"> </text:span><text:span text:style-name="T9">this</text:span><text:span text:style-name="T9"> </text:span><text:span text:style-name="T9">Corporation</text:span><text:span text:style-name="T9"> </text:span><text:span text:style-name="T9">shall</text:span><text:span text:style-name="T9"> </text:span><text:span text:style-name="T9">be</text:span><text:span text:style-name="T9"> </text:span><text:span text:style-name="T9">a</text:span><text:span text:style-name="T9"> </text:span><text:span text:style-name="T9">president</text:span><text:span text:style-name="T9">, </text:span><text:span text:style-name="T9">a</text:span><text:span text:style-name="T9"> </text:span><text:span text:style-name="T9">secretary</text:span><text:span text:style-name="T9">, </text:span><text:span text:style-name="T9">and</text:span><text:span text:style-name="T9"> </text:span><text:span text:style-name="T9">a</text:span><text:span text:style-name="T9"> </text:span><text:span text:style-name="T9">treasurer</text:span><text:span text:style-name="T9">. </text:span><text:span text:style-name="T9">The</text:span><text:span text:style-name="T9"> </text:span><text:span text:style-name="T9">Corporation</text:span><text:span text:style-name="T9">, </text:span><text:span text:style-name="T9">at</text:span><text:span text:style-name="T9"> </text:span><text:span text:style-name="T9">the</text:span><text:span text:style-name="T9"> </text:span><text:span text:style-name="T9">Board</text:span><text:span text:style-name="T9">'</text:span><text:span text:style-name="T9">s</text:span><text:span text:style-name="T9"> </text:span><text:span text:style-name="T9">discretion</text:span><text:span text:style-name="T9">, </text:span><text:span text:style-name="T9">may</text:span><text:span text:style-name="T9"> </text:span><text:span text:style-name="T9">also</text:span><text:span text:style-name="T9"> </text:span><text:span text:style-name="T9">have</text:span><text:span text:style-name="T9"> </text:span><text:span text:style-name="T9">other</text:span><text:span text:style-name="T9"> </text:span><text:span text:style-name="T9">officers</text:span><text:span text:style-name="T9"> </text:span><text:span text:style-name="T9">as</text:span><text:span text:style-name="T9"> </text:span><text:span text:style-name="T9">may</text:span><text:span text:style-name="T9"> </text:span><text:span text:style-name="T9">be</text:span><text:span text:style-name="T9"> </text:span><text:span text:style-name="T9">appointed</text:span><text:span text:style-name="T9"> </text:span><text:span text:style-name="T9">under</text:span><text:span text:style-name="T9"> </text:span><text:span text:style-name="T9">Section</text:span><text:span text:style-name="T9"> 8.3 </text:span><text:span text:style-name="T9">of</text:span><text:span text:style-name="T9"> </text:span><text:span text:style-name="T9">these</text:span><text:span text:style-name="T9"> </text:span><text:span text:style-name="T9">bylaws</text:span><text:span text:style-name="T9">.</text:span></text:p>
      <text:p text:style-name="P14"><text:soft-page-break/><text:span text:style-name="T9">Any</text:span><text:span text:style-name="T9"> </text:span><text:span text:style-name="T9">number</text:span><text:span text:style-name="T9"> </text:span><text:span text:style-name="T9">of</text:span><text:span text:style-name="T9"> </text:span><text:span text:style-name="T9">offices</text:span><text:span text:style-name="T9"> </text:span><text:span text:style-name="T9">may</text:span><text:span text:style-name="T9"> </text:span><text:span text:style-name="T9">be</text:span><text:span text:style-name="T9"> </text:span><text:span text:style-name="T9">held</text:span><text:span text:style-name="T9"> </text:span><text:span text:style-name="T9">by</text:span><text:span text:style-name="T9"> </text:span><text:span text:style-name="T9">the</text:span><text:span text:style-name="T9"> </text:span><text:span text:style-name="T9">same</text:span><text:span text:style-name="T9"> </text:span><text:span text:style-name="T9">person</text:span><text:span text:style-name="T9">, </text:span><text:span text:style-name="T9">except</text:span><text:span text:style-name="T9"> </text:span><text:span text:style-name="T9">that</text:span><text:span text:style-name="T9"> </text:span><text:span text:style-name="T9">neither</text:span><text:span text:style-name="T9"> </text:span><text:span text:style-name="T9">the</text:span><text:span text:style-name="T9"> </text:span><text:span text:style-name="T9">secretary</text:span><text:span text:style-name="T9"> </text:span><text:span text:style-name="T9">nor</text:span><text:span text:style-name="T9"> </text:span><text:span text:style-name="T9">the</text:span><text:span text:style-name="T9"> </text:span><text:span text:style-name="T9">treasurer</text:span><text:span text:style-name="T9"> </text:span><text:span text:style-name="T9">may</text:span><text:span text:style-name="T9"> </text:span><text:span text:style-name="T9">serve</text:span><text:span text:style-name="T9"> </text:span><text:span text:style-name="T9">concurrently</text:span><text:span text:style-name="T9"> </text:span><text:span text:style-name="T9">as</text:span><text:span text:style-name="T9"> </text:span><text:span text:style-name="T9">either</text:span><text:span text:style-name="T9"> </text:span><text:span text:style-name="T9">the</text:span><text:span text:style-name="T9"> </text:span><text:span text:style-name="T9">president</text:span><text:span text:style-name="T9"> </text:span><text:span text:style-name="T9">or</text:span><text:span text:style-name="T9"> </text:span><text:span text:style-name="T9">the</text:span><text:span text:style-name="T9"> </text:span><text:span text:style-name="T9">chairman</text:span><text:span text:style-name="T9"> </text:span><text:span text:style-name="T9">of</text:span><text:span text:style-name="T9"> </text:span><text:span text:style-name="T9">the</text:span><text:span text:style-name="T9"> </text:span><text:span text:style-name="T9">Board</text:span><text:span text:style-name="T9">.</text:span></text:p>
      <text:p text:style-name="P14"><text:span text:style-name="T9">Section</text:span><text:span text:style-name="T9"> 8.2 <text:s text:c="7"/><text:tab/></text:span><text:span text:style-name="T9">Election</text:span><text:span text:style-name="T9"> </text:span><text:span text:style-name="T9">of</text:span><text:span text:style-name="T9"> </text:span><text:span text:style-name="T9">Officers</text:span></text:p>
      <text:p text:style-name="P14"><text:span text:style-name="T9">The</text:span><text:span text:style-name="T9"> </text:span><text:span text:style-name="T9">officers</text:span><text:span text:style-name="T9"> </text:span><text:span text:style-name="T9">of</text:span><text:span text:style-name="T9"> </text:span><text:span text:style-name="T9">this</text:span><text:span text:style-name="T9"> </text:span><text:span text:style-name="T9">Corporation</text:span><text:span text:style-name="T9">, </text:span><text:span text:style-name="T9">except</text:span><text:span text:style-name="T9"> </text:span><text:span text:style-name="T9">any</text:span><text:span text:style-name="T9"> </text:span><text:span text:style-name="T9">appointed</text:span><text:span text:style-name="T9"> </text:span><text:span text:style-name="T9">under</text:span><text:span text:style-name="T9"> </text:span><text:span text:style-name="T9">Section</text:span><text:span text:style-name="T9"> 8.3 </text:span><text:span text:style-name="T9">of</text:span><text:span text:style-name="T9"> </text:span><text:span text:style-name="T9">these</text:span><text:span text:style-name="T9"> </text:span><text:span text:style-name="T9">bylaws</text:span><text:span text:style-name="T9">, </text:span><text:span text:style-name="T9">shall</text:span><text:span text:style-name="T9"> </text:span><text:span text:style-name="T9">be</text:span><text:span text:style-name="T9"> </text:span><text:span text:style-name="T9">chosen</text:span><text:span text:style-name="T9"> </text:span><text:span text:style-name="T9">annually</text:span><text:span text:style-name="T9"> </text:span><text:span text:style-name="T9">by</text:span><text:span text:style-name="T9"> </text:span><text:span text:style-name="T9">the</text:span><text:span text:style-name="T9"> </text:span><text:span text:style-name="T9">Board</text:span><text:span text:style-name="T9"> </text:span><text:span text:style-name="T9">and</text:span><text:span text:style-name="T9"> </text:span><text:span text:style-name="T9">shall</text:span><text:span text:style-name="T9"> </text:span><text:span text:style-name="T9">serve</text:span><text:span text:style-name="T9"> </text:span><text:span text:style-name="T9">at</text:span><text:span text:style-name="T9"> </text:span><text:span text:style-name="T9">the</text:span><text:span text:style-name="T9"> </text:span><text:span text:style-name="T9">pleasure</text:span><text:span text:style-name="T9"> </text:span><text:span text:style-name="T9">of</text:span><text:span text:style-name="T9"> </text:span><text:span text:style-name="T9">the</text:span><text:span text:style-name="T9"> </text:span><text:span text:style-name="T9">Board</text:span><text:span text:style-name="T9">, </text:span><text:span text:style-name="T9">subject</text:span><text:span text:style-name="T9"> </text:span><text:span text:style-name="T9">to</text:span><text:span text:style-name="T9"> </text:span><text:span text:style-name="T9">the</text:span><text:span text:style-name="T9"> </text:span><text:span text:style-name="T9">rights</text:span><text:span text:style-name="T9"> </text:span><text:span text:style-name="T9">of</text:span><text:span text:style-name="T9"> </text:span><text:span text:style-name="T9">any</text:span><text:span text:style-name="T9"> </text:span><text:span text:style-name="T9">officer</text:span><text:span text:style-name="T9"> </text:span><text:span text:style-name="T9">under</text:span><text:span text:style-name="T9"> </text:span><text:span text:style-name="T9">any</text:span><text:span text:style-name="T9"> </text:span><text:span text:style-name="T9">employment</text:span><text:span text:style-name="T9"> </text:span><text:span text:style-name="T9">contract</text:span><text:span text:style-name="T9">.</text:span></text:p>
      <text:p text:style-name="P14"><text:span text:style-name="T9">Section</text:span><text:span text:style-name="T9"> 8.3 <text:s text:c="7"/><text:tab/></text:span><text:span text:style-name="T9">Appointment</text:span><text:span text:style-name="T9"> </text:span><text:span text:style-name="T9">of</text:span><text:span text:style-name="T9"> </text:span><text:span text:style-name="T9">Other</text:span><text:span text:style-name="T9"> </text:span><text:span text:style-name="T9">Officers</text:span></text:p>
      <text:p text:style-name="P14"><text:span text:style-name="T9">The</text:span><text:span text:style-name="T9"> </text:span><text:span text:style-name="T9">Board</text:span><text:span text:style-name="T9"> </text:span><text:span text:style-name="T9">may</text:span><text:span text:style-name="T9"> </text:span><text:span text:style-name="T9">appoint</text:span><text:span text:style-name="T9"> </text:span><text:span text:style-name="T9">and</text:span><text:span text:style-name="T9"> </text:span><text:span text:style-name="T9">authorize</text:span><text:span text:style-name="T9"> </text:span><text:span text:style-name="T9">the</text:span><text:span text:style-name="T9"> </text:span><text:span text:style-name="T9">chairman</text:span><text:span text:style-name="T9"> </text:span><text:span text:style-name="T9">of</text:span><text:span text:style-name="T9"> </text:span><text:span text:style-name="T9">the</text:span><text:span text:style-name="T9"> </text:span><text:span text:style-name="T9">Board</text:span><text:span text:style-name="T9">, </text:span><text:span text:style-name="T9">the</text:span><text:span text:style-name="T9"> </text:span><text:span text:style-name="T9">president</text:span><text:span text:style-name="T9">, </text:span><text:span text:style-name="T9">or</text:span><text:span text:style-name="T9"> </text:span><text:span text:style-name="T9">another</text:span><text:span text:style-name="T9"> </text:span><text:span text:style-name="T9">officer</text:span><text:span text:style-name="T9"> </text:span><text:span text:style-name="T9">to</text:span><text:span text:style-name="T9"> </text:span><text:span text:style-name="T9">appoint</text:span><text:span text:style-name="T9"> </text:span><text:span text:style-name="T9">any</text:span><text:span text:style-name="T9"> </text:span><text:span text:style-name="T9">other</text:span><text:span text:style-name="T9"> </text:span><text:span text:style-name="T9">officers</text:span><text:span text:style-name="T9"> </text:span><text:span text:style-name="T9">that</text:span><text:span text:style-name="T9"> </text:span><text:span text:style-name="T9">the</text:span><text:span text:style-name="T9"> </text:span><text:span text:style-name="T9">Corporation</text:span><text:span text:style-name="T9"> </text:span><text:span text:style-name="T9">may</text:span><text:span text:style-name="T9"> </text:span><text:span text:style-name="T9">require</text:span><text:span text:style-name="T9">. </text:span><text:span text:style-name="T9">Each</text:span><text:span text:style-name="T9"> </text:span><text:span text:style-name="T9">appointed</text:span><text:span text:style-name="T9"> </text:span><text:span text:style-name="T9">officer</text:span><text:span text:style-name="T9"> </text:span><text:span text:style-name="T9">shall</text:span><text:span text:style-name="T9"> </text:span><text:span text:style-name="T9">have</text:span><text:span text:style-name="T9"> </text:span><text:span text:style-name="T9">the</text:span><text:span text:style-name="T9"> </text:span><text:span text:style-name="T9">title</text:span><text:span text:style-name="T9"> </text:span><text:span text:style-name="T9">and</text:span><text:span text:style-name="T9"> </text:span><text:span text:style-name="T9">authority</text:span><text:span text:style-name="T9">, </text:span><text:span text:style-name="T9">hold</text:span><text:span text:style-name="T9"> </text:span><text:span text:style-name="T9">office</text:span><text:span text:style-name="T9"> </text:span><text:span text:style-name="T9">for</text:span><text:span text:style-name="T9"> </text:span><text:span text:style-name="T9">the</text:span><text:span text:style-name="T9"> </text:span><text:span text:style-name="T9">period</text:span><text:span text:style-name="T9">, </text:span><text:span text:style-name="T9">and</text:span><text:span text:style-name="T9"> </text:span><text:span text:style-name="T9">perform</text:span><text:span text:style-name="T9"> </text:span><text:span text:style-name="T9">the</text:span><text:span text:style-name="T9"> </text:span><text:span text:style-name="T9">duties</text:span><text:span text:style-name="T9"> </text:span><text:span text:style-name="T9">specified</text:span><text:span text:style-name="T9"> </text:span><text:span text:style-name="T9">in</text:span><text:span text:style-name="T9"> </text:span><text:span text:style-name="T9">the</text:span><text:span text:style-name="T9"> </text:span><text:span text:style-name="T9">bylaws</text:span><text:span text:style-name="T9"> </text:span><text:span text:style-name="T9">or</text:span><text:span text:style-name="T9"> </text:span><text:span text:style-name="T9">established</text:span><text:span text:style-name="T9"> </text:span><text:span text:style-name="T9">by</text:span><text:span text:style-name="T9"> </text:span><text:span text:style-name="T9">the</text:span><text:span text:style-name="T9"> </text:span><text:span text:style-name="T9">Board</text:span><text:span text:style-name="T9">.</text:span></text:p>
      <text:p text:style-name="P15"><text:span text:style-name="T9">Section</text:span><text:span text:style-name="T9"> 8.4 <text:s text:c="7"/><text:tab/></text:span><text:span text:style-name="T9">Removal</text:span><text:span text:style-name="T9"> </text:span><text:span text:style-name="T9">of</text:span><text:span text:style-name="T9"> </text:span><text:span text:style-name="T9">Officers</text:span></text:p>
      <text:p text:style-name="P15"><text:span text:style-name="T9">Without</text:span><text:span text:style-name="T9"> </text:span><text:span text:style-name="T9">prejudice</text:span><text:span text:style-name="T9"> </text:span><text:span text:style-name="T9">to</text:span><text:span text:style-name="T9"> </text:span><text:span text:style-name="T9">the</text:span><text:span text:style-name="T9"> </text:span><text:span text:style-name="T9">rights</text:span><text:span text:style-name="T9"> </text:span><text:span text:style-name="T9">of</text:span><text:span text:style-name="T9"> </text:span><text:span text:style-name="T9">any</text:span><text:span text:style-name="T9"> </text:span><text:span text:style-name="T9">officer</text:span><text:span text:style-name="T9"> </text:span><text:span text:style-name="T9">under</text:span><text:span text:style-name="T9"> </text:span><text:span text:style-name="T9">an</text:span><text:span text:style-name="T9"> </text:span><text:span text:style-name="T9">employment</text:span><text:span text:style-name="T9"> </text:span><text:span text:style-name="T9">contract</text:span><text:span text:style-name="T9">, </text:span><text:span text:style-name="T9">the</text:span><text:span text:style-name="T9"> </text:span><text:span text:style-name="T9">Board</text:span><text:span text:style-name="T9"> </text:span><text:span text:style-name="T9">or</text:span><text:span text:style-name="T9"> </text:span><text:span text:style-name="T9">a</text:span><text:span text:style-name="T9"> </text:span><text:span text:style-name="T9">majority</text:span><text:span text:style-name="T9"> </text:span><text:span text:style-name="T9">vote</text:span><text:span text:style-name="T9"> </text:span><text:span text:style-name="T9">by</text:span><text:span text:style-name="T9"> </text:span><text:span text:style-name="T9">the</text:span><text:span text:style-name="T9"> </text:span><text:span text:style-name="T9">members</text:span><text:span text:style-name="T9">,</text:span><text:span text:style-name="T9"> </text:span><text:span text:style-name="T9">may</text:span><text:span text:style-name="T9"> </text:span><text:span text:style-name="T9">remove</text:span><text:span text:style-name="T9"> </text:span><text:span text:style-name="T9">any</text:span><text:span text:style-name="T9"> </text:span><text:span text:style-name="T9">officer</text:span><text:span text:style-name="T9"> </text:span><text:span text:style-name="T9">with</text:span><text:span text:style-name="T9"> </text:span><text:span text:style-name="T9">or</text:span><text:span text:style-name="T9"> </text:span><text:span text:style-name="T9">without</text:span><text:span text:style-name="T9"> </text:span><text:span text:style-name="T9">cause</text:span><text:span text:style-name="T9">. </text:span><text:span text:style-name="T9">An</text:span><text:span text:style-name="T9"> </text:span><text:span text:style-name="T9">officer</text:span><text:span text:style-name="T9"> </text:span><text:span text:style-name="T9">who</text:span><text:span text:style-name="T9"> </text:span><text:span text:style-name="T9">was</text:span><text:span text:style-name="T9"> </text:span><text:span text:style-name="T9">not</text:span><text:span text:style-name="T9"> </text:span><text:span text:style-name="T9">chosen</text:span><text:span text:style-name="T9"> </text:span><text:span text:style-name="T9">by</text:span><text:span text:style-name="T9"> </text:span><text:span text:style-name="T9">the</text:span><text:span text:style-name="T9"> </text:span><text:span text:style-name="T9">Board</text:span><text:span text:style-name="T9"> </text:span><text:span text:style-name="T9">may</text:span><text:span text:style-name="T9"> </text:span><text:span text:style-name="T9">be</text:span><text:span text:style-name="T9"> </text:span><text:span text:style-name="T9">removed</text:span><text:span text:style-name="T9"> </text:span><text:span text:style-name="T9">by</text:span><text:span text:style-name="T9"> </text:span><text:span text:style-name="T9">any</text:span><text:span text:style-name="T9"> </text:span><text:span text:style-name="T9">other</text:span><text:span text:style-name="T9"> </text:span><text:span text:style-name="T9">officer</text:span><text:span text:style-name="T9"> </text:span><text:span text:style-name="T9">on</text:span><text:span text:style-name="T9"> </text:span><text:span text:style-name="T9">whom</text:span><text:span text:style-name="T9"> </text:span><text:span text:style-name="T9">the</text:span><text:span text:style-name="T9"> </text:span><text:span text:style-name="T9">Board</text:span><text:span text:style-name="T9"> </text:span><text:span text:style-name="T9">confers</text:span><text:span text:style-name="T9"> </text:span><text:span text:style-name="T9">the</text:span><text:span text:style-name="T9"> </text:span><text:span text:style-name="T9">power</text:span><text:span text:style-name="T9"> </text:span><text:span text:style-name="T9">of</text:span><text:span text:style-name="T9"> </text:span><text:span text:style-name="T9">removal</text:span><text:span text:style-name="T9">.</text:span></text:p>
      <text:p text:style-name="P15"><text:span text:style-name="T9">Section</text:span><text:span text:style-name="T9"> 8.5 <text:s text:c="7"/><text:tab/></text:span><text:span text:style-name="T9">Resignation</text:span><text:span text:style-name="T9"> </text:span><text:span text:style-name="T9">of</text:span><text:span text:style-name="T9"> </text:span><text:span text:style-name="T9">Officers</text:span></text:p>
      <text:p text:style-name="P15"><text:span text:style-name="T9">Any</text:span><text:span text:style-name="T9"> </text:span><text:span text:style-name="T9">officer</text:span><text:span text:style-name="T9"> </text:span><text:span text:style-name="T9">may</text:span><text:span text:style-name="T9"> </text:span><text:span text:style-name="T9">resign</text:span><text:span text:style-name="T9"> </text:span><text:span text:style-name="T9">at</text:span><text:span text:style-name="T9"> </text:span><text:span text:style-name="T9">any</text:span><text:span text:style-name="T9"> </text:span><text:span text:style-name="T9">time</text:span><text:span text:style-name="T9"> </text:span><text:span text:style-name="T9">by</text:span><text:span text:style-name="T9"> </text:span><text:span text:style-name="T9">giving</text:span><text:span text:style-name="T9"> </text:span><text:span text:style-name="T9">written</text:span><text:span text:style-name="T9"> </text:span><text:span text:style-name="T9">notice</text:span><text:span text:style-name="T9"> </text:span><text:span text:style-name="T9">to</text:span><text:span text:style-name="T9"> </text:span><text:span text:style-name="T9">the</text:span><text:span text:style-name="T9"> </text:span><text:span text:style-name="T9">Board</text:span><text:span text:style-name="T9">. </text:span><text:span text:style-name="T9">The</text:span><text:span text:style-name="T9"> </text:span><text:span text:style-name="T9">resignation</text:span><text:span text:style-name="T9"> </text:span><text:span text:style-name="T9">shall</text:span><text:span text:style-name="T9"> </text:span><text:span text:style-name="T9">take</text:span><text:span text:style-name="T9"> </text:span><text:span text:style-name="T9">effect</text:span><text:span text:style-name="T9"> </text:span><text:span text:style-name="T9">on</text:span><text:span text:style-name="T9"> </text:span><text:span text:style-name="T9">the</text:span><text:span text:style-name="T9"> </text:span><text:span text:style-name="T9">date</text:span><text:span text:style-name="T9"> </text:span><text:span text:style-name="T9">the</text:span><text:span text:style-name="T9"> </text:span><text:span text:style-name="T9">notice</text:span><text:span text:style-name="T9"> </text:span><text:span text:style-name="T9">is</text:span><text:span text:style-name="T9"> </text:span><text:span text:style-name="T9">received</text:span><text:span text:style-name="T9"> </text:span><text:span text:style-name="T9">or</text:span><text:span text:style-name="T9"> </text:span><text:span text:style-name="T9">at</text:span><text:span text:style-name="T9"> </text:span><text:span text:style-name="T9">any</text:span><text:span text:style-name="T9"> </text:span><text:span text:style-name="T9">later</text:span><text:span text:style-name="T9"> </text:span><text:span text:style-name="T9">time</text:span><text:span text:style-name="T9"> </text:span><text:span text:style-name="T9">specified</text:span><text:span text:style-name="T9"> </text:span><text:span text:style-name="T9">in</text:span><text:span text:style-name="T9"> </text:span><text:span text:style-name="T9">the</text:span><text:span text:style-name="T9"> </text:span><text:span text:style-name="T9">notice</text:span><text:span text:style-name="T9">. </text:span><text:span text:style-name="T9">Unless</text:span><text:span text:style-name="T9"> </text:span><text:span text:style-name="T9">otherwise</text:span><text:span text:style-name="T9"> </text:span><text:span text:style-name="T9">specified</text:span><text:span text:style-name="T9"> </text:span><text:span text:style-name="T9">in</text:span><text:span text:style-name="T9"> </text:span><text:span text:style-name="T9">the</text:span><text:span text:style-name="T9"> </text:span><text:span text:style-name="T9">notice</text:span><text:span text:style-name="T9">, </text:span><text:span text:style-name="T9">the</text:span><text:span text:style-name="T9"> </text:span><text:span text:style-name="T9">resignation</text:span><text:span text:style-name="T9"> </text:span><text:span text:style-name="T9">need</text:span><text:span text:style-name="T9"> </text:span><text:span text:style-name="T9">not</text:span><text:span text:style-name="T9"> </text:span><text:span text:style-name="T9">be</text:span><text:span text:style-name="T9"> </text:span><text:span text:style-name="T9">accepted</text:span><text:span text:style-name="T9"> </text:span><text:span text:style-name="T9">to</text:span><text:span text:style-name="T9"> </text:span><text:span text:style-name="T9">be</text:span><text:span text:style-name="T9"> </text:span><text:span text:style-name="T9">effective</text:span><text:span text:style-name="T9">. </text:span><text:span text:style-name="T9">Any</text:span><text:span text:style-name="T9"> </text:span><text:span text:style-name="T9">resignation</text:span><text:span text:style-name="T9"> </text:span><text:span text:style-name="T9">shall</text:span><text:span text:style-name="T9"> </text:span><text:span text:style-name="T9">be</text:span><text:span text:style-name="T9"> </text:span><text:span text:style-name="T9">without</text:span><text:span text:style-name="T9"> </text:span><text:span text:style-name="T9">prejudice</text:span><text:span text:style-name="T9"> </text:span><text:span text:style-name="T9">to</text:span><text:span text:style-name="T9"> </text:span><text:span text:style-name="T9">any</text:span><text:span text:style-name="T9"> </text:span><text:span text:style-name="T9">rights</text:span><text:span text:style-name="T9"> </text:span><text:span text:style-name="T9">of</text:span><text:span text:style-name="T9"> </text:span><text:span text:style-name="T9">the</text:span><text:span text:style-name="T9"> </text:span><text:span text:style-name="T9">Corporation</text:span><text:span text:style-name="T9"> </text:span><text:span text:style-name="T9">under</text:span><text:span text:style-name="T9"> </text:span><text:span text:style-name="T9">any</text:span><text:span text:style-name="T9"> </text:span><text:span text:style-name="T9">contract</text:span><text:span text:style-name="T9"> </text:span><text:span text:style-name="T9">to</text:span><text:span text:style-name="T9"> </text:span><text:span text:style-name="T9">which</text:span><text:span text:style-name="T9"> </text:span><text:span text:style-name="T9">the</text:span><text:span text:style-name="T9"> </text:span><text:span text:style-name="T9">officer</text:span><text:span text:style-name="T9"> </text:span><text:span text:style-name="T9">is</text:span><text:span text:style-name="T9"> </text:span><text:span text:style-name="T9">a</text:span><text:span text:style-name="T9"> </text:span><text:span text:style-name="T9">party</text:span><text:span text:style-name="T9">.</text:span></text:p>
      <text:p text:style-name="P15"><text:span text:style-name="T9">Section</text:span><text:span text:style-name="T9"> 8.6 <text:s text:c="7"/><text:tab/></text:span><text:span text:style-name="T9">Vacancies</text:span><text:span text:style-name="T9"> </text:span><text:span text:style-name="T9">in</text:span><text:span text:style-name="T9"> </text:span><text:span text:style-name="T9">the</text:span><text:span text:style-name="T9"> </text:span><text:span text:style-name="T9">Office</text:span></text:p>
      <text:p text:style-name="P15"><text:span text:style-name="T9">A</text:span><text:span text:style-name="T9"> </text:span><text:span text:style-name="T9">vacancy</text:span><text:span text:style-name="T9"> </text:span><text:span text:style-name="T9">in</text:span><text:span text:style-name="T9"> </text:span><text:span text:style-name="T9">any</text:span><text:span text:style-name="T9"> </text:span><text:span text:style-name="T9">office</text:span><text:span text:style-name="T9"> </text:span><text:span text:style-name="T9">because</text:span><text:span text:style-name="T9"> </text:span><text:span text:style-name="T9">of</text:span><text:span text:style-name="T9"> </text:span><text:span text:style-name="T9">death</text:span><text:span text:style-name="T9">, </text:span><text:span text:style-name="T9">resignation</text:span><text:span text:style-name="T9">, </text:span><text:span text:style-name="T9">removal</text:span><text:span text:style-name="T9">, </text:span><text:span text:style-name="T9">disqualification</text:span><text:span text:style-name="T9">, </text:span><text:span text:style-name="T9">or</text:span><text:span text:style-name="T9"> </text:span><text:span text:style-name="T9">any</text:span><text:span text:style-name="T9"> </text:span><text:span text:style-name="T9">other</text:span><text:span text:style-name="T9"> </text:span><text:span text:style-name="T9">cause</text:span><text:span text:style-name="T9"> </text:span><text:span text:style-name="T9">shall</text:span><text:span text:style-name="T9"> </text:span><text:span text:style-name="T9">be</text:span><text:span text:style-name="T9"> </text:span><text:span text:style-name="T9">filled</text:span><text:span text:style-name="T9"> </text:span><text:span text:style-name="T9">in</text:span><text:span text:style-name="T9"> </text:span><text:span text:style-name="T9">the</text:span><text:span text:style-name="T9"> </text:span><text:span text:style-name="T9">manner</text:span><text:span text:style-name="T9"> </text:span><text:span text:style-name="T9">prescribed</text:span><text:span text:style-name="T9"> </text:span><text:span text:style-name="T9">in</text:span><text:span text:style-name="T9"> </text:span><text:span text:style-name="T9">these</text:span><text:span text:style-name="T9"> </text:span><text:span text:style-name="T9">bylaws</text:span><text:span text:style-name="T9"> </text:span><text:span text:style-name="T9">for</text:span><text:span text:style-name="T9"> </text:span><text:span text:style-name="T9">normal</text:span><text:span text:style-name="T9"> </text:span><text:span text:style-name="T9">appointments</text:span><text:span text:style-name="T9"> </text:span><text:span text:style-name="T9">to</text:span><text:span text:style-name="T9"> </text:span><text:span text:style-name="T9">that</text:span><text:span text:style-name="T9"> </text:span><text:span text:style-name="T9">office</text:span><text:span text:style-name="T9">, </text:span><text:span text:style-name="T9">provided</text:span><text:span text:style-name="T9">, </text:span><text:span text:style-name="T9">however</text:span><text:span text:style-name="T9">, </text:span><text:span text:style-name="T9">that</text:span><text:span text:style-name="T9"> </text:span><text:span text:style-name="T9">vacancies</text:span><text:span text:style-name="T9"> </text:span><text:span text:style-name="T9">need</text:span><text:span text:style-name="T9"> </text:span><text:span text:style-name="T9">not</text:span><text:span text:style-name="T9"> </text:span><text:span text:style-name="T9">be</text:span><text:span text:style-name="T9"> </text:span><text:span text:style-name="T9">filled</text:span><text:span text:style-name="T9"> </text:span><text:span text:style-name="T9">on</text:span><text:span text:style-name="T9"> </text:span><text:span text:style-name="T9">an</text:span><text:span text:style-name="T9"> </text:span><text:span text:style-name="T9">annual</text:span><text:span text:style-name="T9"> </text:span><text:span text:style-name="T9">basis</text:span><text:span text:style-name="T9">.</text:span></text:p>
      <text:p text:style-name="P15"><text:span text:style-name="T9">Section</text:span><text:span text:style-name="T9"> 8.7 <text:s text:c="7"/><text:tab/></text:span><text:span text:style-name="T9">Responsibilities</text:span><text:span text:style-name="T9"> </text:span><text:span text:style-name="T9">of</text:span><text:span text:style-name="T9"> </text:span><text:span text:style-name="T9">Officers</text:span></text:p>
      <text:p text:style-name="P15"><text:span text:style-name="T9">A</text:span><text:span text:style-name="T9">.</text:span><text:span text:style-name="T7"> <text:s text:c="6"/></text:span><text:span text:style-name="T9">Chairperson</text:span><text:span text:style-name="T9"> </text:span><text:span text:style-name="T9">of</text:span><text:span text:style-name="T9"> </text:span><text:span text:style-name="T9">the</text:span><text:span text:style-name="T9"> </text:span><text:span text:style-name="T9">Board</text:span></text:p>
      <text:p text:style-name="P15"><text:span text:style-name="T9">The</text:span><text:span text:style-name="T9"> </text:span><text:span text:style-name="T9">chairperson</text:span><text:span text:style-name="T9"> </text:span><text:span text:style-name="T9">of</text:span><text:span text:style-name="T9"> </text:span><text:span text:style-name="T9">the</text:span><text:span text:style-name="T9"> </text:span><text:span text:style-name="T9">Board</text:span><text:span text:style-name="T9"> (</text:span><text:span text:style-name="T9">the</text:span><text:span text:style-name="T9"> “</text:span><text:span text:style-name="T9">Chairperson</text:span><text:span text:style-name="T9">”), </text:span><text:span text:style-name="T9">if</text:span><text:span text:style-name="T9"> </text:span><text:span text:style-name="T9">any</text:span><text:span text:style-name="T9">, </text:span><text:span text:style-name="T9">shall</text:span><text:span text:style-name="T9"> </text:span><text:span text:style-name="T9">be</text:span><text:span text:style-name="T9"> </text:span><text:span text:style-name="T9">a</text:span><text:span text:style-name="T9"> </text:span><text:span text:style-name="T9">Board</text:span><text:span text:style-name="T9"> </text:span><text:span text:style-name="T9">member</text:span><text:span text:style-name="T9"> </text:span><text:span text:style-name="T9">and</text:span><text:span text:style-name="T9"> </text:span><text:span text:style-name="T9">shall</text:span><text:span text:style-name="T9"> </text:span><text:span text:style-name="T9">preside</text:span><text:span text:style-name="T9"> </text:span><text:span text:style-name="T9">at</text:span><text:span text:style-name="T9"> </text:span><text:span text:style-name="T9">meetings</text:span><text:span text:style-name="T9"> </text:span><text:span text:style-name="T9">of</text:span><text:span text:style-name="T9"> </text:span><text:span text:style-name="T9">the</text:span><text:span text:style-name="T9"> </text:span><text:span text:style-name="T9">Board</text:span><text:span text:style-name="T9"> </text:span><text:span text:style-name="T9">and</text:span><text:span text:style-name="T9"> </text:span><text:span text:style-name="T9">exercise</text:span><text:span text:style-name="T9"> </text:span><text:span text:style-name="T9">and</text:span><text:span text:style-name="T9"> </text:span><text:span text:style-name="T9">perform</text:span><text:span text:style-name="T9"> </text:span><text:span text:style-name="T9">such</text:span><text:span text:style-name="T9"> </text:span><text:span text:style-name="T9">other</text:span><text:span text:style-name="T9"> </text:span><text:span text:style-name="T9">powers</text:span><text:span text:style-name="T9"> </text:span><text:span text:style-name="T9">and</text:span><text:span text:style-name="T9"> </text:span><text:span text:style-name="T9">duties</text:span><text:span text:style-name="T9"> </text:span><text:span text:style-name="T9">as</text:span><text:span text:style-name="T9"> </text:span><text:span text:style-name="T9">may</text:span><text:span text:style-name="T9"> </text:span><text:span text:style-name="T9">from</text:span><text:span text:style-name="T9"> </text:span><text:span text:style-name="T9">time</text:span><text:span text:style-name="T9"> </text:span><text:span text:style-name="T9">to</text:span><text:span text:style-name="T9"> </text:span><text:span text:style-name="T9">time</text:span><text:span text:style-name="T9"> </text:span><text:span text:style-name="T9">be</text:span><text:span text:style-name="T9"> </text:span><text:span text:style-name="T9">assigned</text:span><text:span text:style-name="T9"> </text:span><text:span text:style-name="T9">to</text:span><text:span text:style-name="T9"> </text:span><text:span text:style-name="T9">him</text:span><text:span text:style-name="T9"> </text:span><text:span text:style-name="T9">by</text:span><text:span text:style-name="T9"> </text:span><text:span text:style-name="T9">the</text:span><text:span text:style-name="T9"> </text:span><text:span text:style-name="T9">Board</text:span><text:span text:style-name="T9"> </text:span><text:span text:style-name="T9">or</text:span><text:span text:style-name="T9"> </text:span><text:span text:style-name="T9">prescribed</text:span><text:span text:style-name="T9"> </text:span><text:span text:style-name="T9">by</text:span><text:span text:style-name="T9"> </text:span><text:span text:style-name="T9">these</text:span><text:span text:style-name="T9"> </text:span><text:span text:style-name="T9">Bylaws</text:span><text:span text:style-name="T9">. </text:span><text:span text:style-name="T9">If</text:span><text:span text:style-name="T9"> </text:span><text:span text:style-name="T9">the</text:span><text:span text:style-name="T9"> </text:span><text:span text:style-name="T9">Board</text:span><text:span text:style-name="T9"> </text:span><text:span text:style-name="T9">designates</text:span><text:span text:style-name="T9"> </text:span><text:span text:style-name="T9">both</text:span><text:span text:style-name="T9"> </text:span><text:span text:style-name="T9">a</text:span><text:span text:style-name="T9"> </text:span><text:span text:style-name="T9">Chairperson</text:span><text:span text:style-name="T9"> </text:span><text:span text:style-name="T9">and</text:span><text:span text:style-name="T9"> </text:span><text:span text:style-name="T9">a</text:span><text:span text:style-name="T9"> </text:span><text:span text:style-name="T9">President</text:span><text:span text:style-name="T9">, </text:span><text:span text:style-name="T9">the</text:span><text:span text:style-name="T9"> </text:span><text:span text:style-name="T9">Board</text:span><text:span text:style-name="T9"> </text:span><text:span text:style-name="T9">shall</text:span><text:span text:style-name="T9">, </text:span><text:span text:style-name="T9">by</text:span><text:span text:style-name="T9"> </text:span><text:span text:style-name="T9">resolution</text:span><text:span text:style-name="T9">, </text:span><text:span text:style-name="T9">establish</text:span><text:span text:style-name="T9"> </text:span><text:span text:style-name="T9">the</text:span><text:span text:style-name="T9"> </text:span><text:span text:style-name="T9">specific</text:span><text:span text:style-name="T9"> </text:span><text:span text:style-name="T9">duties</text:span><text:span text:style-name="T9"> </text:span><text:span text:style-name="T9">carried</text:span><text:span text:style-name="T9"> </text:span><text:span text:style-name="T9">by</text:span><text:span text:style-name="T9"> </text:span><text:span text:style-name="T9">each</text:span><text:span text:style-name="T9"> </text:span><text:span text:style-name="T9">position</text:span><text:span text:style-name="T9">.</text:span></text:p>
      <text:p text:style-name="P15"><text:span text:style-name="T9">B</text:span><text:span text:style-name="T9">.</text:span><text:span text:style-name="T7"> <text:s text:c="6"/></text:span><text:span text:style-name="T9"><text:s/></text:span><text:span text:style-name="T9">President</text:span></text:p>
      <text:p text:style-name="P15"><text:span text:style-name="T9">The</text:span><text:span text:style-name="T9"> </text:span><text:span text:style-name="T9">president</text:span><text:span text:style-name="T9"> </text:span><text:span text:style-name="T9">of</text:span><text:span text:style-name="T9"> </text:span><text:span text:style-name="T9">the</text:span><text:span text:style-name="T9"> </text:span><text:span text:style-name="T9">Corporation</text:span><text:span text:style-name="T9"> (</text:span><text:span text:style-name="T9">the</text:span><text:span text:style-name="T9"> “</text:span><text:span text:style-name="T9">President</text:span><text:span text:style-name="T9">”) </text:span><text:span text:style-name="T9">shall</text:span><text:span text:style-name="T9">, </text:span><text:span text:style-name="T9">if</text:span><text:span text:style-name="T9"> </text:span><text:span text:style-name="T9">there</text:span><text:span text:style-name="T9"> </text:span><text:span text:style-name="T9">is</text:span><text:span text:style-name="T9"> </text:span><text:span text:style-name="T9">no</text:span><text:span text:style-name="T9"> </text:span><text:span text:style-name="T9">Chairperson</text:span><text:span text:style-name="T9">, </text:span><text:span text:style-name="T9">or</text:span><text:span text:style-name="T9"> </text:span><text:span text:style-name="T9">in</text:span><text:span text:style-name="T9"> </text:span><text:span text:style-name="T9">the</text:span><text:span text:style-name="T9"> </text:span><text:span text:style-name="T9">Chairperson</text:span><text:span text:style-name="T9">’</text:span><text:span text:style-name="T9">s</text:span><text:span text:style-name="T9"> </text:span><text:span text:style-name="T9">absence</text:span><text:span text:style-name="T9">, </text:span><text:span text:style-name="T9">preside</text:span><text:span text:style-name="T9"> </text:span><text:span text:style-name="T9">at</text:span><text:span text:style-name="T9"> </text:span><text:span text:style-name="T9">meetings</text:span><text:span text:style-name="T9"> </text:span><text:span text:style-name="T9">of</text:span><text:span text:style-name="T9"> </text:span><text:span text:style-name="T9">the</text:span><text:span text:style-name="T9"> </text:span><text:span text:style-name="T9">Board</text:span><text:span text:style-name="T9"> </text:span><text:span text:style-name="T9">and</text:span><text:span text:style-name="T9"> </text:span><text:span text:style-name="T9">exercise</text:span><text:span text:style-name="T9"> </text:span><text:span text:style-name="T9">and</text:span><text:span text:style-name="T9"> </text:span><text:span text:style-name="T9">perform</text:span><text:span text:style-name="T9"> </text:span><text:span text:style-name="T9">such</text:span><text:span text:style-name="T9"> </text:span><text:span text:style-name="T9">other</text:span><text:span text:style-name="T9"> </text:span><text:span text:style-name="T9">powers</text:span><text:span text:style-name="T9"> </text:span><text:span text:style-name="T9">and</text:span><text:span text:style-name="T9"> </text:span><text:span text:style-name="T9">duties</text:span><text:span text:style-name="T9"> </text:span><text:span text:style-name="T9">as</text:span><text:span text:style-name="T9"> </text:span><text:soft-page-break/><text:span text:style-name="T9">may</text:span><text:span text:style-name="T9"> </text:span><text:span text:style-name="T9">from</text:span><text:span text:style-name="T9"> </text:span><text:span text:style-name="T9">time</text:span><text:span text:style-name="T9"> </text:span><text:span text:style-name="T9">to</text:span><text:span text:style-name="T9"> </text:span><text:span text:style-name="T9">time</text:span><text:span text:style-name="T9"> </text:span><text:span text:style-name="T9">be</text:span><text:span text:style-name="T9"> </text:span><text:span text:style-name="T9">assigned</text:span><text:span text:style-name="T9"> </text:span><text:span text:style-name="T9">to</text:span><text:span text:style-name="T9"> </text:span><text:span text:style-name="T9">him</text:span><text:span text:style-name="T9"> </text:span><text:span text:style-name="T9">by</text:span><text:span text:style-name="T9"> </text:span><text:span text:style-name="T9">the</text:span><text:span text:style-name="T9"> </text:span><text:span text:style-name="T9">Board</text:span><text:span text:style-name="T9"> </text:span><text:span text:style-name="T9">or</text:span><text:span text:style-name="T9"> </text:span><text:span text:style-name="T9">prescribed</text:span><text:span text:style-name="T9"> </text:span><text:span text:style-name="T9">by</text:span><text:span text:style-name="T9"> </text:span><text:span text:style-name="T9">these</text:span><text:span text:style-name="T9"> </text:span><text:span text:style-name="T9">Bylaws</text:span><text:span text:style-name="T9">. </text:span><text:span text:style-name="T9">If</text:span><text:span text:style-name="T9"> </text:span><text:span text:style-name="T9">no</text:span><text:span text:style-name="T9"> </text:span><text:span text:style-name="T9">other</text:span><text:span text:style-name="T9"> </text:span><text:span text:style-name="T9">person</text:span><text:span text:style-name="T9"> </text:span><text:span text:style-name="T9">is</text:span><text:span text:style-name="T9"> </text:span><text:span text:style-name="T9">designated</text:span><text:span text:style-name="T9"> </text:span><text:span text:style-name="T9">as</text:span><text:span text:style-name="T9"> </text:span><text:span text:style-name="T9">the</text:span><text:span text:style-name="T9"> </text:span><text:span text:style-name="T9">chief</text:span><text:span text:style-name="T9"> </text:span><text:span text:style-name="T9">executive</text:span><text:span text:style-name="T9">, </text:span><text:span text:style-name="T9">the</text:span><text:span text:style-name="T9"> </text:span><text:span text:style-name="T9">President</text:span><text:span text:style-name="T9"> </text:span><text:span text:style-name="T9">shall</text:span><text:span text:style-name="T9">, </text:span><text:span text:style-name="T9">in</text:span><text:span text:style-name="T9"> </text:span><text:span text:style-name="T9">addition</text:span><text:span text:style-name="T9">, </text:span><text:span text:style-name="T9">be</text:span><text:span text:style-name="T9"> </text:span><text:span text:style-name="T9">the</text:span><text:span text:style-name="T9"> </text:span><text:span text:style-name="T9">chief</text:span><text:span text:style-name="T9"> </text:span><text:span text:style-name="T9">executive</text:span><text:span text:style-name="T9">.</text:span></text:p>
      <text:p text:style-name="P1"><text:span text:style-name="T9">C</text:span><text:span text:style-name="T9">.</text:span><text:span text:style-name="T11"> <text:s text:c="6"/></text:span><text:span text:style-name="T9">Secretary</text:span></text:p>
      <text:p text:style-name="P1"><text:span text:style-name="T9">The</text:span><text:span text:style-name="T9"> </text:span><text:span text:style-name="T9">secretary</text:span><text:span text:style-name="T9"> </text:span><text:span text:style-name="T9">of</text:span><text:span text:style-name="T9"> </text:span><text:span text:style-name="T9">the</text:span><text:span text:style-name="T9"> </text:span><text:span text:style-name="T9">Corporation</text:span><text:span text:style-name="T9"> (</text:span><text:span text:style-name="T9">the</text:span><text:span text:style-name="T9"> “</text:span><text:span text:style-name="T9">Secretary</text:span><text:span text:style-name="T9">”) </text:span><text:span text:style-name="T9">shall</text:span><text:span text:style-name="T9"> </text:span><text:span text:style-name="T9">attend</text:span><text:span text:style-name="T9"> </text:span><text:span text:style-name="T9">to</text:span><text:span text:style-name="T9"> </text:span><text:span text:style-name="T9">the</text:span><text:span text:style-name="T9"> </text:span><text:span text:style-name="T9">following</text:span><text:span text:style-name="T9">:</text:span></text:p>
      <text:p text:style-name="P1"><text:span text:style-name="T9">1.</text:span><text:span text:style-name="T11"> <text:s text:c="6"/></text:span><text:span text:style-name="T9"><text:s/></text:span><text:span text:style-name="T9">Bylaws</text:span></text:p>
      <text:p text:style-name="P1"><text:span text:style-name="T9">The</text:span><text:span text:style-name="T9"> </text:span><text:span text:style-name="T9">Secretary</text:span><text:span text:style-name="T9"> </text:span><text:span text:style-name="T9">shall</text:span><text:span text:style-name="T9"> </text:span><text:span text:style-name="T9">certify</text:span><text:span text:style-name="T9"> </text:span><text:span text:style-name="T9">and</text:span><text:span text:style-name="T9"> </text:span><text:span text:style-name="T9">keep</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kept</text:span><text:span text:style-name="T9"> </text:span><text:span text:style-name="T9">at</text:span><text:span text:style-name="T9"> </text:span><text:span text:style-name="T9">the</text:span><text:span text:style-name="T9"> </text:span><text:span text:style-name="T9">principal</text:span><text:span text:style-name="T9"> </text:span><text:span text:style-name="T9">office</text:span><text:span text:style-name="T9"> </text:span><text:span text:style-name="T9">of</text:span><text:span text:style-name="T9"> </text:span><text:span text:style-name="T9">the</text:span></text:p>
      <text:p text:style-name="P1"><text:span text:style-name="T9">Corporation</text:span><text:span text:style-name="T9"> </text:span><text:span text:style-name="T9">the</text:span><text:span text:style-name="T9"> </text:span><text:span text:style-name="T9">original</text:span><text:span text:style-name="T9"> </text:span><text:span text:style-name="T9">or</text:span><text:span text:style-name="T9"> </text:span><text:span text:style-name="T9">a</text:span><text:span text:style-name="T9"> </text:span><text:span text:style-name="T9">copy</text:span><text:span text:style-name="T9"> </text:span><text:span text:style-name="T9">of</text:span><text:span text:style-name="T9"> </text:span><text:span text:style-name="T9">these</text:span><text:span text:style-name="T9"> </text:span><text:span text:style-name="T9">Bylaws</text:span><text:span text:style-name="T9"> </text:span><text:span text:style-name="T9">as</text:span><text:span text:style-name="T9"> </text:span><text:span text:style-name="T9">amended</text:span><text:span text:style-name="T9"> </text:span><text:span text:style-name="T9">to</text:span><text:span text:style-name="T9"> </text:span><text:span text:style-name="T9">date</text:span><text:span text:style-name="T9">.</text:span></text:p>
      <text:p text:style-name="P1"><text:span text:style-name="T9">2.</text:span><text:span text:style-name="T11"> <text:s text:c="6"/></text:span><text:span text:style-name="T9"><text:s/></text:span><text:span text:style-name="T9">Minutes</text:span><text:span text:style-name="T9"> </text:span><text:span text:style-name="T9">Book</text:span></text:p>
      <text:p text:style-name="P1"><text:span text:style-name="T9">The</text:span><text:span text:style-name="T9"> </text:span><text:span text:style-name="T9">Secretary</text:span><text:span text:style-name="T9"> </text:span><text:span text:style-name="T9">shall</text:span><text:span text:style-name="T9"> </text:span><text:span text:style-name="T9">keep</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kept</text:span><text:span text:style-name="T9"> </text:span><text:span text:style-name="T9">a</text:span><text:span text:style-name="T9"> </text:span><text:span text:style-name="T9">minutes</text:span><text:span text:style-name="T9"> </text:span><text:span text:style-name="T9">book</text:span><text:span text:style-name="T9">.</text:span></text:p>
      <text:p text:style-name="P1"><text:span text:style-name="T9">3.</text:span><text:span text:style-name="T11"> <text:s text:c="6"/></text:span><text:span text:style-name="T9">Notices</text:span></text:p>
      <text:p text:style-name="P1"><text:span text:style-name="T9">The</text:span><text:span text:style-name="T9"> </text:span><text:span text:style-name="T9">Secretary</text:span><text:span text:style-name="T9"> </text:span><text:span text:style-name="T9">shall</text:span><text:span text:style-name="T9"> </text:span><text:span text:style-name="T9">give</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given</text:span><text:span text:style-name="T9">, </text:span><text:span text:style-name="T9">notice</text:span><text:span text:style-name="T9"> </text:span><text:span text:style-name="T9">of</text:span><text:span text:style-name="T9"> </text:span><text:span text:style-name="T9">all</text:span><text:span text:style-name="T9"> </text:span><text:span text:style-name="T9">meetings</text:span><text:span text:style-name="T9"> </text:span><text:span text:style-name="T9">of</text:span><text:span text:style-name="T9"> </text:span><text:span text:style-name="T9">the</text:span><text:span text:style-name="T9"> </text:span><text:span text:style-name="T9">Board</text:span><text:span text:style-name="T9"> </text:span><text:span text:style-name="T9">in</text:span></text:p>
      <text:p text:style-name="P1"><text:span text:style-name="T9">accordance</text:span><text:span text:style-name="T9"> </text:span><text:span text:style-name="T9">with</text:span><text:span text:style-name="T9"> </text:span><text:span text:style-name="T9">these</text:span><text:span text:style-name="T9"> </text:span><text:span text:style-name="T9">Bylaws</text:span><text:span text:style-name="T9">.</text:span></text:p>
      <text:p text:style-name="P1"><text:span text:style-name="T9">4.</text:span><text:span text:style-name="T11"> <text:s text:c="6"/></text:span><text:span text:style-name="T9">Corporate</text:span><text:span text:style-name="T9"> </text:span><text:span text:style-name="T9">Records</text:span></text:p>
      <text:p text:style-name="P1"><text:span text:style-name="T9">Upon</text:span><text:span text:style-name="T9"> </text:span><text:span text:style-name="T9">request</text:span><text:span text:style-name="T9">, </text:span><text:span text:style-name="T9">the</text:span><text:span text:style-name="T9"> </text:span><text:span text:style-name="T9">Secretary</text:span><text:span text:style-name="T9"> </text:span><text:span text:style-name="T9">shall</text:span><text:span text:style-name="T9"> </text:span><text:span text:style-name="T9">exhibit</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exhibited</text:span><text:span text:style-name="T9"> </text:span><text:span text:style-name="T9">at</text:span><text:span text:style-name="T9"> </text:span><text:span text:style-name="T9">all</text:span><text:span text:style-name="T9"> </text:span><text:span text:style-name="T9">reasonable</text:span><text:span text:style-name="T9"> </text:span><text:span text:style-name="T9">times</text:span></text:p>
      <text:p text:style-name="P1"><text:span text:style-name="T9">to</text:span><text:span text:style-name="T9"> </text:span><text:span text:style-name="T9">any</text:span><text:span text:style-name="T9"> </text:span><text:span text:style-name="T9">Board</text:span><text:span text:style-name="T9"> </text:span><text:span text:style-name="T9">member</text:span><text:span text:style-name="T9">, </text:span><text:span text:style-name="T9">or</text:span><text:span text:style-name="T9"> </text:span><text:span text:style-name="T9">to</text:span><text:span text:style-name="T9"> </text:span><text:span text:style-name="T9">his</text:span><text:span text:style-name="T9"> </text:span><text:span text:style-name="T9">or</text:span><text:span text:style-name="T9"> </text:span><text:span text:style-name="T9">her</text:span><text:span text:style-name="T9"> </text:span><text:span text:style-name="T9">agent</text:span><text:span text:style-name="T9"> </text:span><text:span text:style-name="T9">or</text:span><text:span text:style-name="T9"> </text:span><text:span text:style-name="T9">attorney</text:span><text:span text:style-name="T9">, </text:span><text:span text:style-name="T9">or</text:span><text:span text:style-name="T9"> </text:span><text:span text:style-name="T9">member</text:span><text:span text:style-name="T9"> </text:span><text:span text:style-name="T9">these</text:span><text:span text:style-name="T9"> </text:span><text:span text:style-name="T9">Bylaws</text:span><text:span text:style-name="T9"> </text:span><text:span text:style-name="T9">and</text:span><text:span text:style-name="T9"> </text:span><text:span text:style-name="T9">the</text:span><text:span text:style-name="T9"> </text:span><text:span text:style-name="T9">minute</text:span><text:span text:style-name="T9"> </text:span><text:span text:style-name="T9">book</text:span><text:span text:style-name="T9">.</text:span></text:p>
      <text:p text:style-name="P1"><text:span text:style-name="T9">5.</text:span><text:span text:style-name="T11"> <text:s text:c="6"/></text:span><text:span text:style-name="T9"><text:s/></text:span><text:span text:style-name="T9">Corporate</text:span><text:span text:style-name="T9"> </text:span><text:span text:style-name="T9">Seal</text:span><text:span text:style-name="T9"> </text:span><text:span text:style-name="T9">and</text:span><text:span text:style-name="T9"> </text:span><text:span text:style-name="T9">Other</text:span><text:span text:style-name="T9"> </text:span><text:span text:style-name="T9">Duties</text:span></text:p>
      <text:p text:style-name="P1"><text:span text:style-name="T9">The</text:span><text:span text:style-name="T9"> </text:span><text:span text:style-name="T9">Secretary</text:span><text:span text:style-name="T9"> </text:span><text:span text:style-name="T9">shall</text:span><text:span text:style-name="T9"> </text:span><text:span text:style-name="T9">keep</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kept</text:span><text:span text:style-name="T9"> </text:span><text:span text:style-name="T9">the</text:span><text:span text:style-name="T9"> </text:span><text:span text:style-name="T9">seal</text:span><text:span text:style-name="T9"> </text:span><text:span text:style-name="T9">of</text:span><text:span text:style-name="T9"> </text:span><text:span text:style-name="T9">the</text:span><text:span text:style-name="T9"> </text:span><text:span text:style-name="T9">Corporation</text:span><text:span text:style-name="T9">, </text:span><text:span text:style-name="T9">if</text:span><text:span text:style-name="T9"> </text:span><text:span text:style-name="T9">any</text:span><text:span text:style-name="T9">, </text:span><text:span text:style-name="T9">in</text:span><text:span text:style-name="T9"> </text:span><text:span text:style-name="T9">safe</text:span><text:span text:style-name="T9"> </text:span><text:span text:style-name="T9">custody</text:span><text:span text:style-name="T9">, </text:span><text:span text:style-name="T9">and</text:span><text:span text:style-name="T9"> </text:span><text:span text:style-name="T9">shall</text:span><text:span text:style-name="T9"> </text:span><text:span text:style-name="T9">have</text:span><text:span text:style-name="T9"> </text:span><text:span text:style-name="T9">such</text:span><text:span text:style-name="T9"> </text:span><text:span text:style-name="T9">other</text:span><text:span text:style-name="T9"> </text:span><text:span text:style-name="T9">powers</text:span><text:span text:style-name="T9"> </text:span><text:span text:style-name="T9">and</text:span><text:span text:style-name="T9"> </text:span><text:span text:style-name="T9">perform</text:span><text:span text:style-name="T9"> </text:span><text:span text:style-name="T9">such</text:span><text:span text:style-name="T9"> </text:span><text:span text:style-name="T9">other</text:span><text:span text:style-name="T9"> </text:span><text:span text:style-name="T9">duties</text:span><text:span text:style-name="T9"> </text:span><text:span text:style-name="T9">incident</text:span><text:span text:style-name="T9"> </text:span><text:span text:style-name="T9">to</text:span><text:span text:style-name="T9"> </text:span><text:span text:style-name="T9">the</text:span><text:span text:style-name="T9"> </text:span><text:span text:style-name="T9">office</text:span><text:span text:style-name="T9"> </text:span><text:span text:style-name="T9">of</text:span><text:span text:style-name="T9"> </text:span><text:span text:style-name="T9">Secretary</text:span><text:span text:style-name="T9"> </text:span><text:span text:style-name="T9">as</text:span><text:span text:style-name="T9"> </text:span><text:span text:style-name="T9">may</text:span><text:span text:style-name="T9"> </text:span><text:span text:style-name="T9">be</text:span><text:span text:style-name="T9"> </text:span><text:span text:style-name="T9">prescribed</text:span><text:span text:style-name="T9"> </text:span><text:span text:style-name="T9">by</text:span><text:span text:style-name="T9"> </text:span><text:span text:style-name="T9">the</text:span><text:span text:style-name="T9"> </text:span><text:span text:style-name="T9">Board</text:span><text:span text:style-name="T9"> </text:span><text:span text:style-name="T9">or</text:span><text:span text:style-name="T9"> </text:span><text:span text:style-name="T9">these</text:span><text:span text:style-name="T9"> </text:span><text:span text:style-name="T9">Bylaws</text:span><text:span text:style-name="T9">.</text:span></text:p>
      <text:p text:style-name="P1"><text:span text:style-name="T9">D</text:span><text:span text:style-name="T9">.</text:span><text:span text:style-name="T11"> <text:s text:c="7"/></text:span><text:span text:style-name="T9"><text:s/></text:span><text:span text:style-name="T9">Treasurer</text:span></text:p>
      <text:p text:style-name="P1"><text:span text:style-name="T9">The</text:span><text:span text:style-name="T9"> </text:span><text:span text:style-name="T9">treasurer</text:span><text:span text:style-name="T9"> </text:span><text:span text:style-name="T9">of</text:span><text:span text:style-name="T9"> </text:span><text:span text:style-name="T9">the</text:span><text:span text:style-name="T9"> </text:span><text:span text:style-name="T9">Corporation</text:span><text:span text:style-name="T9"> (</text:span><text:span text:style-name="T9">the</text:span><text:span text:style-name="T9"> “</text:span><text:span text:style-name="T9">Treasurer</text:span><text:span text:style-name="T9">”) </text:span><text:span text:style-name="T9">shall</text:span><text:span text:style-name="T9"> </text:span><text:span text:style-name="T9">attend</text:span><text:span text:style-name="T9"> </text:span><text:span text:style-name="T9">to</text:span><text:span text:style-name="T9"> </text:span><text:span text:style-name="T9">the</text:span><text:span text:style-name="T9"> </text:span><text:span text:style-name="T9">following</text:span><text:span text:style-name="T9">:</text:span></text:p>
      <text:p text:style-name="P1"><text:span text:style-name="T9">1.</text:span><text:span text:style-name="T11"> <text:s text:c="2"/><text:tab/></text:span><text:span text:style-name="T9"> </text:span><text:span text:style-name="T9">Books</text:span><text:span text:style-name="T9"> </text:span><text:span text:style-name="T9">of</text:span><text:span text:style-name="T9"> </text:span><text:span text:style-name="T9">Account</text:span></text:p>
      <text:p text:style-name="P1"><text:span text:style-name="T9">The</text:span><text:span text:style-name="T9"> </text:span><text:span text:style-name="T9">Treasurer</text:span><text:span text:style-name="T9"> </text:span><text:span text:style-name="T9">shall</text:span><text:span text:style-name="T9"> </text:span><text:span text:style-name="T9">keep</text:span><text:span text:style-name="T9"> </text:span><text:span text:style-name="T9">and</text:span><text:span text:style-name="T9"> </text:span><text:span text:style-name="T9">maintain</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kept</text:span><text:span text:style-name="T9"> </text:span><text:span text:style-name="T9">and</text:span><text:span text:style-name="T9"> </text:span><text:span text:style-name="T9">maintained</text:span><text:span text:style-name="T9">, </text:span><text:span text:style-name="T9">adequate</text:span><text:span text:style-name="T9"> </text:span><text:span text:style-name="T9">and</text:span><text:span text:style-name="T9"> </text:span><text:span text:style-name="T9">correct</text:span><text:span text:style-name="T9"> </text:span><text:span text:style-name="T9">books</text:span><text:span text:style-name="T9"> </text:span><text:span text:style-name="T9">and</text:span><text:span text:style-name="T9"> </text:span><text:span text:style-name="T9">records</text:span><text:span text:style-name="T9"> </text:span><text:span text:style-name="T9">of</text:span><text:span text:style-name="T9"> </text:span><text:span text:style-name="T9">accounts</text:span><text:span text:style-name="T9"> </text:span><text:span text:style-name="T9">of</text:span><text:span text:style-name="T9"> </text:span><text:span text:style-name="T9">the</text:span><text:span text:style-name="T9"> </text:span><text:span text:style-name="T9">properties</text:span><text:span text:style-name="T9"> </text:span><text:span text:style-name="T9">and</text:span><text:span text:style-name="T9"> </text:span><text:span text:style-name="T9">transactions</text:span><text:span text:style-name="T9"> </text:span><text:span text:style-name="T9">of</text:span><text:span text:style-name="T9"> </text:span><text:span text:style-name="T9">the</text:span></text:p>
      <text:p text:style-name="P1"><text:span text:style-name="T9">Corporation</text:span><text:span text:style-name="T9">, </text:span><text:span text:style-name="T9">including</text:span><text:span text:style-name="T9"> </text:span><text:span text:style-name="T9">accounts</text:span><text:span text:style-name="T9"> </text:span><text:span text:style-name="T9">of</text:span><text:span text:style-name="T9"> </text:span><text:span text:style-name="T9">its</text:span><text:span text:style-name="T9"> </text:span><text:span text:style-name="T9">assets</text:span><text:span text:style-name="T9">, </text:span><text:span text:style-name="T9">liabilities</text:span><text:span text:style-name="T9">, </text:span><text:span text:style-name="T9">receipts</text:span><text:span text:style-name="T9">, </text:span><text:span text:style-name="T9">disbursements</text:span><text:span text:style-name="T9">, </text:span><text:span text:style-name="T9">gains</text:span><text:span text:style-name="T9">, </text:span><text:span text:style-name="T9">losses</text:span><text:span text:style-name="T9">, </text:span><text:span text:style-name="T9">capital</text:span><text:span text:style-name="T9">, </text:span><text:span text:style-name="T9">retained</text:span><text:span text:style-name="T9"> </text:span><text:span text:style-name="T9">earnings</text:span><text:span text:style-name="T9">, </text:span><text:span text:style-name="T9">and</text:span><text:span text:style-name="T9"> </text:span><text:span text:style-name="T9">other</text:span><text:span text:style-name="T9"> </text:span><text:span text:style-name="T9">matters</text:span><text:span text:style-name="T9"> </text:span><text:span text:style-name="T9">customarily</text:span><text:span text:style-name="T9"> </text:span><text:span text:style-name="T9">included</text:span><text:span text:style-name="T9"> </text:span><text:span text:style-name="T9">in</text:span><text:span text:style-name="T9"> </text:span><text:span text:style-name="T9">financial</text:span><text:span text:style-name="T9"> </text:span><text:span text:style-name="T9">statements</text:span><text:span text:style-name="T9">. </text:span><text:span text:style-name="T9">The</text:span><text:span text:style-name="T9"> </text:span><text:span text:style-name="T9">books</text:span><text:span text:style-name="T9"> </text:span><text:span text:style-name="T9">of</text:span><text:span text:style-name="T9"> </text:span><text:span text:style-name="T9">account</text:span><text:span text:style-name="T9"> </text:span><text:span text:style-name="T9">shall</text:span><text:span text:style-name="T9"> </text:span><text:span text:style-name="T9">be</text:span><text:span text:style-name="T9"> </text:span><text:span text:style-name="T9">open</text:span><text:span text:style-name="T9"> </text:span><text:span text:style-name="T9">to</text:span><text:span text:style-name="T9"> </text:span><text:span text:style-name="T9">inspection</text:span><text:span text:style-name="T9"> </text:span><text:span text:style-name="T9">by</text:span><text:span text:style-name="T9"> </text:span><text:span text:style-name="T9">any</text:span><text:span text:style-name="T9"> </text:span><text:span text:style-name="T9">Board</text:span><text:span text:style-name="T9"> </text:span><text:span text:style-name="T9">member</text:span><text:span text:style-name="T9"> </text:span><text:span text:style-name="T9">at</text:span><text:span text:style-name="T9"> </text:span><text:span text:style-name="T9">all</text:span><text:span text:style-name="T9"> </text:span><text:span text:style-name="T9">reasonable</text:span><text:span text:style-name="T9"> </text:span><text:span text:style-name="T9">times</text:span><text:span text:style-name="T9">.</text:span></text:p>
      <text:p text:style-name="P1"><text:span text:style-name="T9">2.</text:span><text:span text:style-name="T11"> <text:s text:c="2"/><text:tab/></text:span><text:span text:style-name="T9"> </text:span><text:span text:style-name="T9">Financial</text:span><text:span text:style-name="T9"> </text:span><text:span text:style-name="T9">Reports</text:span></text:p>
      <text:p text:style-name="P1"><text:span text:style-name="T9">The</text:span><text:span text:style-name="T9"> </text:span><text:span text:style-name="T9">Treasurer</text:span><text:span text:style-name="T9"> </text:span><text:span text:style-name="T9">shall</text:span><text:span text:style-name="T9"> </text:span><text:span text:style-name="T9">prepare</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prepared</text:span><text:span text:style-name="T9">, </text:span><text:span text:style-name="T9">and</text:span><text:span text:style-name="T9"> </text:span><text:span text:style-name="T9">certify</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certified</text:span><text:span text:style-name="T9">, </text:span><text:span text:style-name="T9">the</text:span><text:span text:style-name="T9"> </text:span><text:span text:style-name="T9">financial</text:span><text:span text:style-name="T9"> </text:span><text:span text:style-name="T9">statements</text:span><text:span text:style-name="T9"> </text:span><text:span text:style-name="T9">to</text:span><text:span text:style-name="T9"> </text:span><text:span text:style-name="T9">be</text:span><text:span text:style-name="T9"> </text:span><text:span text:style-name="T9">included</text:span><text:span text:style-name="T9"> </text:span><text:span text:style-name="T9">in</text:span><text:span text:style-name="T9"> </text:span><text:span text:style-name="T9">any</text:span><text:span text:style-name="T9"> </text:span><text:span text:style-name="T9">required</text:span><text:span text:style-name="T9"> </text:span><text:span text:style-name="T9">reports</text:span><text:span text:style-name="T9">.</text:span></text:p>
      <text:p text:style-name="P1"><text:span text:style-name="T9">3.</text:span><text:span text:style-name="T11"> <text:s text:c="2"/><text:tab/></text:span><text:span text:style-name="T9"> </text:span><text:span text:style-name="T9">Deposit</text:span><text:span text:style-name="T9"> </text:span><text:span text:style-name="T9">and</text:span><text:span text:style-name="T9"> </text:span><text:span text:style-name="T9">Disbursement</text:span><text:span text:style-name="T9"> </text:span><text:span text:style-name="T9">of</text:span><text:span text:style-name="T9"> </text:span><text:span text:style-name="T9">Money</text:span><text:span text:style-name="T9"> </text:span><text:span text:style-name="T9">and</text:span><text:span text:style-name="T9"> </text:span><text:span text:style-name="T9">Valuables</text:span></text:p>
      <text:p text:style-name="P1"><text:span text:style-name="T9">The</text:span><text:span text:style-name="T9"> </text:span><text:span text:style-name="T9">Treasurer</text:span><text:span text:style-name="T9"> </text:span><text:span text:style-name="T9">shall</text:span><text:span text:style-name="T9"> </text:span><text:span text:style-name="T9">deposit</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deposited</text:span><text:span text:style-name="T9">, </text:span><text:span text:style-name="T9">all</text:span><text:span text:style-name="T9"> </text:span><text:span text:style-name="T9">money</text:span><text:span text:style-name="T9"> </text:span><text:span text:style-name="T9">and</text:span><text:span text:style-name="T9"> </text:span><text:span text:style-name="T9">other</text:span><text:span text:style-name="T9"> </text:span><text:span text:style-name="T9">valuables</text:span><text:span text:style-name="T9"> </text:span><text:span text:style-name="T9">in</text:span><text:span text:style-name="T9"> </text:span><text:span text:style-name="T9">the</text:span><text:span text:style-name="T9"> </text:span><text:span text:style-name="T9">name</text:span><text:span text:style-name="T9"> </text:span><text:span text:style-name="T9">and</text:span><text:span text:style-name="T9"> </text:span><text:span text:style-name="T9">to</text:span><text:span text:style-name="T9"> </text:span><text:span text:style-name="T9">the</text:span><text:span text:style-name="T9"> </text:span><text:span text:style-name="T9">credit</text:span><text:span text:style-name="T9"> </text:span><text:span text:style-name="T9">of</text:span><text:span text:style-name="T9"> </text:span><text:span text:style-name="T9">the</text:span><text:span text:style-name="T9"> </text:span><text:span text:style-name="T9">Corporation</text:span><text:span text:style-name="T9"> </text:span><text:span text:style-name="T9">with</text:span><text:span text:style-name="T9"> </text:span><text:span text:style-name="T9">such</text:span><text:span text:style-name="T9"> </text:span><text:span text:style-name="T9">depositories</text:span><text:span text:style-name="T9"> </text:span><text:span text:style-name="T9">as</text:span><text:span text:style-name="T9"> </text:span><text:span text:style-name="T9">may</text:span><text:span text:style-name="T9"> </text:span><text:span text:style-name="T9">be</text:span><text:span text:style-name="T9"> </text:span><text:span text:style-name="T9">designated</text:span><text:span text:style-name="T9"> </text:span><text:span text:style-name="T9">by</text:span><text:span text:style-name="T9"> </text:span><text:span text:style-name="T9">the</text:span><text:span text:style-name="T9"> </text:span><text:span text:style-name="T9">Board</text:span><text:span text:style-name="T9">; </text:span><text:span text:style-name="T9">shall</text:span><text:span text:style-name="T9"> </text:span><text:span text:style-name="T9">disburse</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disbursed</text:span><text:span text:style-name="T9">, </text:span><text:span text:style-name="T9">the</text:span><text:span text:style-name="T9"> </text:span><text:span text:style-name="T9">funds</text:span><text:span text:style-name="T9"> </text:span><text:span text:style-name="T9">of</text:span><text:span text:style-name="T9"> </text:span><text:span text:style-name="T9">the</text:span><text:span text:style-name="T9"> </text:span><text:span text:style-name="T9">Corporation</text:span><text:span text:style-name="T9"> </text:span><text:span text:style-name="T9">as</text:span><text:span text:style-name="T9"> </text:span><text:span text:style-name="T9">may</text:span><text:span text:style-name="T9"> </text:span><text:span text:style-name="T9">be</text:span><text:span text:style-name="T9"> </text:span><text:span text:style-name="T9">ordered</text:span><text:span text:style-name="T9"> </text:span><text:span text:style-name="T9">by</text:span><text:span text:style-name="T9"> </text:span><text:span text:style-name="T9">the</text:span><text:span text:style-name="T9"> </text:span><text:span text:style-name="T9">Board</text:span><text:span text:style-name="T9">; </text:span><text:span text:style-name="T9">shall</text:span><text:span text:style-name="T9"> </text:span><text:span text:style-name="T9">render</text:span><text:span text:style-name="T9">, </text:span><text:span text:style-name="T9">or</text:span><text:span text:style-name="T9"> </text:span><text:span text:style-name="T9">cause</text:span><text:span text:style-name="T9"> </text:span><text:span text:style-name="T9">to</text:span><text:span text:style-name="T9"> </text:span><text:span text:style-name="T9">be</text:span><text:span text:style-name="T9"> </text:span><text:span text:style-name="T9">rendered</text:span><text:span text:style-name="T9"> </text:span><text:span text:style-name="T9">to</text:span><text:span text:style-name="T9"> </text:span><text:span text:style-name="T9">the</text:span><text:span text:style-name="T9"> </text:span><text:span text:style-name="T9">President</text:span><text:span text:style-name="T9"> </text:span><text:span text:style-name="T9">and</text:span><text:span text:style-name="T9"> </text:span><text:span text:style-name="T9">Board</text:span><text:span text:style-name="T9"> </text:span><text:span text:style-name="T9">members</text:span><text:span text:style-name="T9">, </text:span><text:span text:style-name="T9">whenever</text:span><text:span text:style-name="T9"> </text:span><text:span text:style-name="T9">they</text:span><text:span text:style-name="T9"> </text:span><text:span text:style-name="T9">request</text:span><text:span text:style-name="T9"> </text:span><text:span text:style-name="T9">it</text:span><text:span text:style-name="T9">, </text:span><text:span text:style-name="T9">an</text:span><text:span text:style-name="T9"> </text:span><text:span text:style-name="T9">account</text:span><text:span text:style-name="T9"> </text:span><text:span text:style-name="T9">of</text:span><text:span text:style-name="T9"> </text:span><text:span text:style-name="T9">all</text:span><text:span text:style-name="T9"> </text:span><text:span text:style-name="T9">of</text:span><text:span text:style-name="T9"> </text:span><text:span text:style-name="T9">his</text:span><text:span text:style-name="T9"> </text:span><text:span text:style-name="T9">or</text:span><text:span text:style-name="T9"> </text:span><text:span text:style-name="T9">her</text:span><text:span text:style-name="T9"> </text:span><text:span text:style-name="T9">transactions</text:span><text:span text:style-name="T9"> </text:span><text:span text:style-name="T9">as</text:span><text:span text:style-name="T9"> </text:span><text:span text:style-name="T9">Treasurer</text:span><text:span text:style-name="T9"> </text:span><text:span text:style-name="T9">and</text:span><text:span text:style-name="T9"> </text:span><text:span text:style-name="T9">of</text:span><text:span text:style-name="T9"> </text:span><text:span text:style-name="T9">the</text:span><text:span text:style-name="T9"> </text:span><text:span text:style-name="T9">financial</text:span><text:span text:style-name="T9"> </text:span><text:span text:style-name="T9">condition</text:span><text:span text:style-name="T9"> </text:span><text:span text:style-name="T9">of</text:span><text:span text:style-name="T9"> </text:span><text:span text:style-name="T9">the</text:span><text:span text:style-name="T9"> </text:span><text:span text:style-name="T9">Corporation</text:span><text:span text:style-name="T9">; </text:span><text:span text:style-name="T9">and</text:span><text:span text:style-name="T9"> </text:span><text:span text:style-name="T9">shall</text:span><text:span text:style-name="T9"> </text:span><text:span text:style-name="T9">have</text:span><text:span text:style-name="T9"> </text:span><text:span text:style-name="T9">other</text:span><text:span text:style-name="T9"> </text:span><text:span text:style-name="T9">powers</text:span><text:span text:style-name="T9"> </text:span><text:span text:style-name="T9">and</text:span><text:span text:style-name="T9"> </text:span><text:span text:style-name="T9">perform</text:span><text:span text:style-name="T9"> </text:span><text:span text:style-name="T9">such</text:span><text:span text:style-name="T9"> </text:span><text:span text:style-name="T9">other</text:span><text:span text:style-name="T9"> </text:span><text:span text:style-name="T9">duties</text:span><text:span text:style-name="T9"> </text:span><text:span text:style-name="T9">incident</text:span><text:span text:style-name="T9"> </text:span><text:span text:style-name="T9">to</text:span><text:span text:style-name="T9"> </text:span><text:span text:style-name="T9">the</text:span><text:span text:style-name="T9"> </text:span><text:span text:style-name="T9">office</text:span><text:span text:style-name="T9"> </text:span><text:span text:style-name="T9">of</text:span><text:span text:style-name="T9"> </text:span><text:span text:style-name="T9">Treasurer</text:span><text:span text:style-name="T9"> </text:span><text:span text:style-name="T9">as</text:span><text:span text:style-name="T9"> </text:span><text:span text:style-name="T9">may</text:span><text:span text:style-name="T9"> </text:span><text:span text:style-name="T9">be</text:span><text:span text:style-name="T9"> </text:span><text:span text:style-name="T9">prescribed</text:span><text:span text:style-name="T9"> </text:span><text:span text:style-name="T9">by</text:span><text:span text:style-name="T9"> </text:span><text:span text:style-name="T9">the</text:span><text:span text:style-name="T9"> </text:span><text:span text:style-name="T9">Board</text:span><text:span text:style-name="T9"> </text:span><text:span text:style-name="T9">or</text:span><text:span text:style-name="T9"> </text:span><text:span text:style-name="T9">these</text:span><text:span text:style-name="T9"> </text:span><text:span text:style-name="T9">Bylaws</text:span><text:span text:style-name="T9">.</text:span></text:p>
      <text:p text:style-name="P1"><text:span text:style-name="T9">4.</text:span><text:span text:style-name="T11"> <text:s text:c="2"/><text:tab/></text:span><text:span text:style-name="T9"> </text:span><text:span text:style-name="T9">Bond</text:span></text:p>
      <text:p text:style-name="P1"><text:span text:style-name="T9">If</text:span><text:span text:style-name="T9"> </text:span><text:span text:style-name="T9">required</text:span><text:span text:style-name="T9"> </text:span><text:span text:style-name="T9">by</text:span><text:span text:style-name="T9"> </text:span><text:span text:style-name="T9">the</text:span><text:span text:style-name="T9"> </text:span><text:span text:style-name="T9">Board</text:span><text:span text:style-name="T9">, </text:span><text:span text:style-name="T9">the</text:span><text:span text:style-name="T9"> </text:span><text:span text:style-name="T9">Treasurer</text:span><text:span text:style-name="T9"> </text:span><text:span text:style-name="T9">shall</text:span><text:span text:style-name="T9"> </text:span><text:span text:style-name="T9">give</text:span><text:span text:style-name="T9"> </text:span><text:span text:style-name="T9">the</text:span><text:span text:style-name="T9"> </text:span><text:span text:style-name="T9">Corporation</text:span><text:span text:style-name="T9"> </text:span><text:span text:style-name="T9">a</text:span><text:span text:style-name="T9"> </text:span><text:span text:style-name="T9">bond</text:span><text:span text:style-name="T9"> </text:span><text:span text:style-name="T9">in</text:span><text:span text:style-name="T9"> </text:span><text:span text:style-name="T9">the</text:span><text:span text:style-name="T9"> </text:span><text:span text:style-name="T9">amount</text:span><text:span text:style-name="T9"> </text:span><text:span text:style-name="T9">and</text:span><text:span text:style-name="T9"> </text:span><text:span text:style-name="T9">with</text:span><text:span text:style-name="T9"> </text:span><text:span text:style-name="T9">the</text:span><text:span text:style-name="T9"> </text:span><text:span text:style-name="T9">surety</text:span><text:span text:style-name="T9"> </text:span><text:span text:style-name="T9">or</text:span><text:span text:style-name="T9"> </text:span><text:span text:style-name="T9">sureties</text:span><text:span text:style-name="T9"> </text:span><text:span text:style-name="T9">specified</text:span><text:span text:style-name="T9"> </text:span><text:span text:style-name="T9">by</text:span><text:span text:style-name="T9"> </text:span><text:span text:style-name="T9">the</text:span><text:span text:style-name="T9"> </text:span><text:span text:style-name="T9">Board</text:span><text:span text:style-name="T9"> </text:span><text:span text:style-name="T9">for</text:span><text:span text:style-name="T9"> </text:span><text:span text:style-name="T9">faithful</text:span><text:span text:style-name="T9"> </text:span><text:span text:style-name="T9">performance</text:span><text:span text:style-name="T9"> </text:span><text:span text:style-name="T9">of</text:span><text:span text:style-name="T9"> </text:span><text:span text:style-name="T9">the</text:span><text:span text:style-name="T9"> </text:span><text:span text:style-name="T9">duties</text:span><text:span text:style-name="T9"> </text:span><text:span text:style-name="T9">of</text:span><text:span text:style-name="T9"> </text:span><text:span text:style-name="T9">his</text:span><text:span text:style-name="T9"> </text:span><text:span text:style-name="T9">office</text:span><text:span text:style-name="T9"> </text:span><text:span text:style-name="T9">and</text:span><text:span text:style-name="T9"> </text:span><text:span text:style-name="T9">for</text:span><text:span text:style-name="T9"> </text:span><text:span text:style-name="T9">restoration</text:span><text:span text:style-name="T9"> </text:span><text:span text:style-name="T9">to</text:span><text:span text:style-name="T9"> </text:span><text:span text:style-name="T9">the</text:span><text:span text:style-name="T9"> </text:span><text:span text:style-name="T9">Corporation</text:span><text:span text:style-name="T9"> </text:span><text:span text:style-name="T9">of</text:span><text:span text:style-name="T9"> </text:span><text:span text:style-name="T9">all</text:span><text:span text:style-name="T9"> </text:span><text:span text:style-name="T9">its</text:span><text:span text:style-name="T9"> </text:span><text:span text:style-name="T9">books</text:span><text:span text:style-name="T9">, </text:span><text:span text:style-name="T9">papers</text:span><text:span text:style-name="T9">, </text:span><text:span text:style-name="T9">vouchers</text:span><text:span text:style-name="T9">, </text:span><text:span text:style-name="T9">money</text:span><text:span text:style-name="T9">, </text:span><text:span text:style-name="T9">and</text:span><text:span text:style-name="T9"> </text:span><text:span text:style-name="T9">other</text:span><text:span text:style-name="T9"> </text:span><text:span text:style-name="T9">property</text:span><text:span text:style-name="T9"> </text:span><text:span text:style-name="T9">of</text:span><text:span text:style-name="T9"> </text:span><text:span text:style-name="T9">every</text:span><text:span text:style-name="T9"> </text:span><text:span text:style-name="T9">kind</text:span><text:span text:style-name="T9"> </text:span><text:span text:style-name="T9">in</text:span><text:span text:style-name="T9"> </text:span><text:span text:style-name="T9">his</text:span><text:span text:style-name="T9"> </text:span><text:span text:style-name="T9">possession</text:span><text:span text:style-name="T9"> </text:span><text:span text:style-name="T9">or</text:span><text:span text:style-name="T9"> </text:span><text:span text:style-name="T9">under</text:span><text:span text:style-name="T9"> </text:span><text:span text:style-name="T9">his</text:span><text:span text:style-name="T9"> </text:span><text:span text:style-name="T9">control</text:span><text:span text:style-name="T9"> </text:span><text:span text:style-name="T9">on</text:span><text:span text:style-name="T9"> </text:span><text:span text:style-name="T9">his</text:span><text:span text:style-name="T9"> </text:span><text:span text:style-name="T9">death</text:span><text:span text:style-name="T9">, </text:span><text:span text:style-name="T9">resignation</text:span><text:span text:style-name="T9">, </text:span><text:span text:style-name="T9">retirement</text:span><text:span text:style-name="T9">, </text:span><text:span text:style-name="T9">or</text:span><text:span text:style-name="T9"> </text:span><text:span text:style-name="T9">removal</text:span><text:span text:style-name="T9"> </text:span><text:span text:style-name="T9">from</text:span><text:span text:style-name="T9"> </text:span><text:span text:style-name="T9">office</text:span><text:span text:style-name="T9">.</text:span></text:p>
      <text:h text:style-name="P28" text:outline-level="10">Article 9. <text:s text:c="11"/><text:tab/>Contracts with Board members</text:h>
      <text:p text:style-name="P14"><text:span text:style-name="T9">No</text:span><text:span text:style-name="T9"> </text:span><text:span text:style-name="T9">Board</text:span><text:span text:style-name="T9"> </text:span><text:span text:style-name="T9">member</text:span><text:span text:style-name="T9"> </text:span><text:span text:style-name="T9">of</text:span><text:span text:style-name="T9"> </text:span><text:span text:style-name="T9">this</text:span><text:span text:style-name="T9"> </text:span><text:span text:style-name="T9">Corporation</text:span><text:span text:style-name="T9"> </text:span><text:span text:style-name="T9">nor</text:span><text:span text:style-name="T9"> </text:span><text:span text:style-name="T9">any</text:span><text:span text:style-name="T9"> </text:span><text:span text:style-name="T9">other</text:span><text:span text:style-name="T9"> </text:span><text:span text:style-name="T9">Corporation</text:span><text:span text:style-name="T9">, </text:span><text:span text:style-name="T9">firm</text:span><text:span text:style-name="T9">, </text:span><text:span text:style-name="T9">association</text:span><text:span text:style-name="T9">, </text:span><text:span text:style-name="T9">or</text:span><text:span text:style-name="T9"> </text:span><text:span text:style-name="T9">other</text:span><text:span text:style-name="T9"> </text:span><text:span text:style-name="T9">entity</text:span><text:span text:style-name="T9"> </text:span><text:span text:style-name="T9">in</text:span><text:span text:style-name="T9"> </text:span><text:span text:style-name="T9">which</text:span><text:span text:style-name="T9"> </text:span><text:span text:style-name="T9">one</text:span><text:span text:style-name="T9"> </text:span><text:span text:style-name="T9">or</text:span><text:span text:style-name="T9"> </text:span><text:span text:style-name="T9">more</text:span><text:span text:style-name="T9"> </text:span><text:span text:style-name="T9">of</text:span><text:span text:style-name="T9"> </text:span><text:span text:style-name="T9">this</text:span><text:span text:style-name="T9"> </text:span><text:span text:style-name="T9">Corporation</text:span><text:span text:style-name="T9">'</text:span><text:span text:style-name="T9">s</text:span><text:span text:style-name="T9"> </text:span><text:span text:style-name="T9">Board</text:span><text:span text:style-name="T9"> </text:span><text:span text:style-name="T9">members</text:span><text:span text:style-name="T9"> </text:span><text:span text:style-name="T9">are</text:span><text:span text:style-name="T9"> </text:span><text:span text:style-name="T9">Board</text:span><text:span text:style-name="T9"> </text:span><text:span text:style-name="T9">members</text:span><text:span text:style-name="T9"> </text:span><text:span text:style-name="T9">or</text:span><text:span text:style-name="T9"> </text:span><text:span text:style-name="T9">have</text:span><text:span text:style-name="T9"> </text:span><text:span text:style-name="T9">a</text:span><text:span text:style-name="T9"> </text:span><text:span text:style-name="T9">material</text:span><text:span text:style-name="T9"> </text:span><text:span text:style-name="T9">financial</text:span><text:span text:style-name="T9"> </text:span><text:span text:style-name="T9">interest</text:span><text:span text:style-name="T9">, </text:span><text:span text:style-name="T9">shall</text:span><text:span text:style-name="T9"> </text:span><text:span text:style-name="T9">be</text:span><text:span text:style-name="T9"> </text:span><text:span text:style-name="T9">interested</text:span><text:span text:style-name="T9">, </text:span><text:span text:style-name="T9">directly</text:span><text:span text:style-name="T9"> </text:span><text:span text:style-name="T9">or</text:span><text:span text:style-name="T9"> </text:span><text:span text:style-name="T9">indirectly</text:span><text:span text:style-name="T9">, </text:span><text:span text:style-name="T9">in</text:span><text:span text:style-name="T9"> </text:span><text:span text:style-name="T9">any</text:span><text:span text:style-name="T9"> </text:span><text:span text:style-name="T9">contract</text:span><text:span text:style-name="T9"> </text:span><text:span text:style-name="T9">or</text:span><text:span text:style-name="T9"> </text:span><text:span text:style-name="T9">transaction</text:span><text:span text:style-name="T9"> </text:span><text:span text:style-name="T9">with</text:span><text:span text:style-name="T9"> </text:span><text:span text:style-name="T9">this</text:span><text:span text:style-name="T9"> </text:span><text:span text:style-name="T9">Corporation</text:span><text:span text:style-name="T9">, </text:span><text:soft-page-break/><text:span text:style-name="T9">unless</text:span><text:span text:style-name="T9"> (</text:span><text:span text:style-name="T9">a</text:span><text:span text:style-name="T9">) </text:span><text:span text:style-name="T9">the</text:span><text:span text:style-name="T9"> </text:span><text:span text:style-name="T9">material</text:span><text:span text:style-name="T9"> </text:span><text:span text:style-name="T9">facts</text:span><text:span text:style-name="T9"> </text:span><text:span text:style-name="T9">regarding</text:span><text:span text:style-name="T9"> </text:span><text:span text:style-name="T9">that</text:span><text:span text:style-name="T9"> </text:span><text:span text:style-name="T9">Board</text:span><text:span text:style-name="T9"> </text:span><text:span text:style-name="T9">member</text:span><text:span text:style-name="T9">'</text:span><text:span text:style-name="T9">s</text:span><text:span text:style-name="T9"> </text:span><text:span text:style-name="T9">financial</text:span><text:span text:style-name="T9"> </text:span><text:span text:style-name="T9">interest</text:span><text:span text:style-name="T9"> </text:span><text:span text:style-name="T9">in</text:span><text:span text:style-name="T9"> </text:span><text:span text:style-name="T9">such</text:span><text:span text:style-name="T9"> </text:span><text:span text:style-name="T9">contract</text:span><text:span text:style-name="T9"> </text:span><text:span text:style-name="T9">or</text:span><text:span text:style-name="T9"> </text:span><text:span text:style-name="T9">transaction</text:span><text:span text:style-name="T9"> </text:span><text:span text:style-name="T9">or</text:span><text:span text:style-name="T9"> </text:span><text:span text:style-name="T9">regarding</text:span><text:span text:style-name="T9"> </text:span><text:span text:style-name="T9">such</text:span><text:span text:style-name="T9"> </text:span><text:span text:style-name="T9">common</text:span><text:span text:style-name="T9"> </text:span><text:span text:style-name="T9">Board</text:span><text:span text:style-name="T9"> </text:span><text:span text:style-name="T9">membership</text:span><text:span text:style-name="T9">, </text:span><text:span text:style-name="T9">officership</text:span><text:span text:style-name="T9">, </text:span><text:span text:style-name="T9">or</text:span><text:span text:style-name="T9"> </text:span><text:span text:style-name="T9">financial</text:span><text:span text:style-name="T9"> </text:span><text:span text:style-name="T9">interest</text:span><text:span text:style-name="T9"> </text:span><text:span text:style-name="T9">are</text:span><text:span text:style-name="T9"> </text:span><text:span text:style-name="T9">fully</text:span><text:span text:style-name="T9"> </text:span><text:span text:style-name="T9">disclosed</text:span><text:span text:style-name="T9"> </text:span><text:span text:style-name="T9">in</text:span><text:span text:style-name="T9"> </text:span><text:span text:style-name="T9">good</text:span><text:span text:style-name="T9"> </text:span><text:span text:style-name="T9">faith</text:span><text:span text:style-name="T9"> </text:span><text:span text:style-name="T9">and</text:span><text:span text:style-name="T9"> </text:span><text:span text:style-name="T9">noted</text:span><text:span text:style-name="T9"> </text:span><text:span text:style-name="T9">in</text:span><text:span text:style-name="T9"> </text:span><text:span text:style-name="T9">the</text:span><text:span text:style-name="T9"> </text:span><text:span text:style-name="T9">minutes</text:span><text:span text:style-name="T9">, </text:span><text:span text:style-name="T9">or</text:span><text:span text:style-name="T9"> </text:span><text:span text:style-name="T9">are</text:span><text:span text:style-name="T9"> </text:span><text:span text:style-name="T9">known</text:span><text:span text:style-name="T9"> </text:span><text:span text:style-name="T9">to</text:span><text:span text:style-name="T9"> </text:span><text:span text:style-name="T9">all</text:span><text:span text:style-name="T9"> </text:span><text:span text:style-name="T9">members</text:span><text:span text:style-name="T9"> </text:span><text:span text:style-name="T9">of</text:span><text:span text:style-name="T9"> </text:span><text:span text:style-name="T9">the</text:span><text:span text:style-name="T9"> </text:span><text:span text:style-name="T9">Board</text:span><text:span text:style-name="T9"> </text:span><text:span text:style-name="T9">prior</text:span><text:span text:style-name="T9"> </text:span><text:span text:style-name="T9">to</text:span><text:span text:style-name="T9"> </text:span><text:span text:style-name="T9">the</text:span><text:span text:style-name="T9"> </text:span><text:span text:style-name="T9">Board</text:span><text:span text:style-name="T9">'</text:span><text:span text:style-name="T9">s</text:span><text:span text:style-name="T9"> </text:span><text:span text:style-name="T9">consideration</text:span><text:span text:style-name="T9"> </text:span><text:span text:style-name="T9">of</text:span><text:span text:style-name="T9"> </text:span><text:span text:style-name="T9">such</text:span><text:span text:style-name="T9"> </text:span><text:span text:style-name="T9">contract</text:span><text:span text:style-name="T9"> </text:span><text:span text:style-name="T9">or</text:span><text:span text:style-name="T9"> </text:span><text:span text:style-name="T9">transaction</text:span><text:span text:style-name="T9">; (</text:span><text:span text:style-name="T9">b</text:span><text:span text:style-name="T9">) </text:span><text:span text:style-name="T9">such</text:span><text:span text:style-name="T9"> </text:span><text:span text:style-name="T9">contract</text:span><text:span text:style-name="T9"> </text:span><text:span text:style-name="T9">or</text:span><text:span text:style-name="T9"> </text:span><text:span text:style-name="T9">transaction</text:span><text:span text:style-name="T9"> </text:span><text:span text:style-name="T9">is</text:span><text:span text:style-name="T9"> </text:span><text:span text:style-name="T9">authorized</text:span><text:span text:style-name="T9"> </text:span><text:span text:style-name="T9">in</text:span><text:span text:style-name="T9"> </text:span><text:span text:style-name="T9">good</text:span><text:span text:style-name="T9"> </text:span><text:span text:style-name="T9">faith</text:span><text:span text:style-name="T9"> </text:span><text:span text:style-name="T9">by</text:span><text:span text:style-name="T9"> </text:span><text:span text:style-name="T9">a</text:span><text:span text:style-name="T9"> </text:span><text:span text:style-name="T9">majority</text:span><text:span text:style-name="T9"> </text:span><text:span text:style-name="T9">of</text:span><text:span text:style-name="T9"> </text:span><text:span text:style-name="T9">the</text:span><text:span text:style-name="T9"> </text:span><text:span text:style-name="T9">Board</text:span><text:span text:style-name="T9"> </text:span><text:span text:style-name="T9">by</text:span><text:span text:style-name="T9"> </text:span><text:span text:style-name="T9">a</text:span><text:span text:style-name="T9"> </text:span><text:span text:style-name="T9">vote</text:span><text:span text:style-name="T9"> </text:span><text:span text:style-name="T9">sufficient</text:span><text:span text:style-name="T9"> </text:span><text:span text:style-name="T9">for</text:span><text:span text:style-name="T9"> </text:span><text:span text:style-name="T9">that</text:span><text:span text:style-name="T9"> </text:span><text:span text:style-name="T9">purpose</text:span><text:span text:style-name="T9"> </text:span><text:span text:style-name="T9">without</text:span><text:span text:style-name="T9"> </text:span><text:span text:style-name="T9">counting</text:span><text:span text:style-name="T9"> </text:span><text:span text:style-name="T9">the</text:span><text:span text:style-name="T9"> </text:span><text:span text:style-name="T9">votes</text:span><text:span text:style-name="T9"> </text:span><text:span text:style-name="T9">of</text:span><text:span text:style-name="T9"> </text:span><text:span text:style-name="T9">the</text:span><text:span text:style-name="T9"> </text:span><text:span text:style-name="T9">interested</text:span><text:span text:style-name="T9"> </text:span><text:span text:style-name="T9">Board</text:span><text:span text:style-name="T9"> </text:span><text:span text:style-name="T9">members</text:span><text:span text:style-name="T9">; (</text:span><text:span text:style-name="T9">c</text:span><text:span text:style-name="T9">) </text:span><text:span text:style-name="T9">before</text:span><text:span text:style-name="T9"> </text:span><text:span text:style-name="T9">authorizing</text:span><text:span text:style-name="T9"> </text:span><text:span text:style-name="T9">or</text:span><text:span text:style-name="T9"> </text:span><text:span text:style-name="T9">approving</text:span><text:span text:style-name="T9"> </text:span><text:span text:style-name="T9">the</text:span><text:span text:style-name="T9"> </text:span><text:span text:style-name="T9">transaction</text:span><text:span text:style-name="T9">, </text:span><text:span text:style-name="T9">the</text:span><text:span text:style-name="T9"> </text:span><text:span text:style-name="T9">Board</text:span><text:span text:style-name="T9"> </text:span><text:span text:style-name="T9">considers</text:span><text:span text:style-name="T9"> </text:span><text:span text:style-name="T9">and</text:span><text:span text:style-name="T9"> </text:span><text:span text:style-name="T9">in</text:span><text:span text:style-name="T9"> </text:span><text:span text:style-name="T9">good</text:span><text:span text:style-name="T9"> </text:span><text:span text:style-name="T9">faith</text:span><text:span text:style-name="T9"> </text:span><text:span text:style-name="T9">decides</text:span><text:span text:style-name="T9"> </text:span><text:span text:style-name="T9">after</text:span><text:span text:style-name="T9"> </text:span><text:span text:style-name="T9">reasonable</text:span><text:span text:style-name="T9"> </text:span><text:span text:style-name="T9">investigation</text:span><text:span text:style-name="T9"> </text:span><text:span text:style-name="T9">that</text:span><text:span text:style-name="T9"> </text:span><text:span text:style-name="T9">the</text:span><text:span text:style-name="T9"> </text:span><text:span text:style-name="T9">Corporation</text:span><text:span text:style-name="T9"> </text:span><text:span text:style-name="T9">could</text:span><text:span text:style-name="T9"> </text:span><text:span text:style-name="T9">not</text:span><text:span text:style-name="T9"> </text:span><text:span text:style-name="T9">obtain</text:span><text:span text:style-name="T9"> </text:span><text:span text:style-name="T9">a</text:span><text:span text:style-name="T9"> </text:span><text:span text:style-name="T9">more</text:span><text:span text:style-name="T9"> </text:span><text:span text:style-name="T9">advantageous</text:span><text:span text:style-name="T9"> </text:span><text:span text:style-name="T9">arrangement</text:span><text:span text:style-name="T9"> </text:span><text:span text:style-name="T9">with</text:span><text:span text:style-name="T9"> </text:span><text:span text:style-name="T9">reasonable</text:span><text:span text:style-name="T9"> </text:span><text:span text:style-name="T9">effort</text:span><text:span text:style-name="T9"> </text:span><text:span text:style-name="T9">under</text:span><text:span text:style-name="T9"> </text:span><text:span text:style-name="T9">the</text:span><text:span text:style-name="T9"> </text:span><text:span text:style-name="T9">circumstances</text:span><text:span text:style-name="T9">; </text:span><text:span text:style-name="T9">and</text:span><text:span text:style-name="T9"> (</text:span><text:span text:style-name="T9">d</text:span><text:span text:style-name="T9">) </text:span><text:span text:style-name="T9">the</text:span><text:span text:style-name="T9"> </text:span><text:span text:style-name="T9">Corporation</text:span><text:span text:style-name="T9"> </text:span><text:span text:style-name="T9">for</text:span><text:span text:style-name="T9"> </text:span><text:span text:style-name="T9">its</text:span><text:span text:style-name="T9"> </text:span><text:span text:style-name="T9">own</text:span><text:span text:style-name="T9"> </text:span><text:span text:style-name="T9">benefit</text:span><text:span text:style-name="T9"> </text:span><text:span text:style-name="T9">enters</text:span><text:span text:style-name="T9"> </text:span><text:span text:style-name="T9">into</text:span><text:span text:style-name="T9"> </text:span><text:span text:style-name="T9">the</text:span><text:span text:style-name="T9"> </text:span><text:span text:style-name="T9">transaction</text:span><text:span text:style-name="T9">, </text:span><text:span text:style-name="T9">which</text:span><text:span text:style-name="T9"> </text:span><text:span text:style-name="T9">is</text:span><text:span text:style-name="T9"> </text:span><text:span text:style-name="T9">fair</text:span><text:span text:style-name="T9"> </text:span><text:span text:style-name="T9">and</text:span><text:span text:style-name="T9"> </text:span><text:span text:style-name="T9">reasonable</text:span><text:span text:style-name="T9"> </text:span><text:span text:style-name="T9">to</text:span><text:span text:style-name="T9"> </text:span><text:span text:style-name="T9">the</text:span><text:span text:style-name="T9"> </text:span><text:span text:style-name="T9">Corporation</text:span><text:span text:style-name="T9"> </text:span><text:span text:style-name="T9">at</text:span><text:span text:style-name="T9"> </text:span><text:span text:style-name="T9">the</text:span><text:span text:style-name="T9"> </text:span><text:span text:style-name="T9">time</text:span><text:span text:style-name="T9"> </text:span><text:span text:style-name="T9">the</text:span><text:span text:style-name="T9"> </text:span><text:span text:style-name="T9">transaction</text:span><text:span text:style-name="T9"> </text:span><text:span text:style-name="T9">is</text:span><text:span text:style-name="T9"> </text:span><text:span text:style-name="T9">entered</text:span><text:span text:style-name="T9"> </text:span><text:span text:style-name="T9">into</text:span><text:span text:style-name="T9">.</text:span></text:p>
      <text:p text:style-name="P14"><text:span text:style-name="T9">This</text:span><text:span text:style-name="T9"> </text:span><text:span text:style-name="T9">Section</text:span><text:span text:style-name="T9"> </text:span><text:span text:style-name="T9">does</text:span><text:span text:style-name="T9"> </text:span><text:span text:style-name="T9">not</text:span><text:span text:style-name="T9"> </text:span><text:span text:style-name="T9">apply</text:span><text:span text:style-name="T9"> </text:span><text:span text:style-name="T9">to</text:span><text:span text:style-name="T9"> </text:span><text:span text:style-name="T9">a</text:span><text:span text:style-name="T9"> </text:span><text:span text:style-name="T9">transaction</text:span><text:span text:style-name="T9"> </text:span><text:span text:style-name="T9">that</text:span><text:span text:style-name="T9"> </text:span><text:span text:style-name="T9">is</text:span><text:span text:style-name="T9"> </text:span><text:span text:style-name="T9">part</text:span><text:span text:style-name="T9"> </text:span><text:span text:style-name="T9">of</text:span><text:span text:style-name="T9"> </text:span><text:span text:style-name="T9">an</text:span><text:span text:style-name="T9"> </text:span><text:span text:style-name="T9">educational</text:span><text:span text:style-name="T9"> </text:span><text:span text:style-name="T9">or</text:span><text:span text:style-name="T9"> </text:span><text:span text:style-name="T9">charitable</text:span><text:span text:style-name="T9"> </text:span><text:span text:style-name="T9">program</text:span><text:span text:style-name="T9"> </text:span><text:span text:style-name="T9">of</text:span><text:span text:style-name="T9"> </text:span><text:span text:style-name="T9">this</text:span><text:span text:style-name="T9"> </text:span><text:span text:style-name="T9">Corporation</text:span><text:span text:style-name="T9"> </text:span><text:span text:style-name="T9">if</text:span><text:span text:style-name="T9"> </text:span><text:span text:style-name="T9">it</text:span><text:span text:style-name="T9"> (</text:span><text:span text:style-name="T9">a</text:span><text:span text:style-name="T9">) </text:span><text:span text:style-name="T9">is</text:span><text:span text:style-name="T9"> </text:span><text:span text:style-name="T9">approved</text:span><text:span text:style-name="T9"> </text:span><text:span text:style-name="T9">or</text:span><text:span text:style-name="T9"> </text:span><text:span text:style-name="T9">authorized</text:span><text:span text:style-name="T9"> </text:span><text:span text:style-name="T9">by</text:span><text:span text:style-name="T9"> </text:span><text:span text:style-name="T9">the</text:span><text:span text:style-name="T9"> </text:span><text:span text:style-name="T9">Corporation</text:span><text:span text:style-name="T9"> </text:span><text:span text:style-name="T9">in</text:span><text:span text:style-name="T9"> </text:span><text:span text:style-name="T9">good</text:span><text:span text:style-name="T9"> </text:span><text:span text:style-name="T9">faith</text:span><text:span text:style-name="T9"> </text:span><text:span text:style-name="T9">and</text:span><text:span text:style-name="T9"> </text:span><text:span text:style-name="T9">without</text:span><text:span text:style-name="T9"> </text:span><text:span text:style-name="T9">unjustified</text:span><text:span text:style-name="T9"> </text:span><text:span text:style-name="T9">favoritism</text:span><text:span text:style-name="T9"> </text:span><text:span text:style-name="T9">and</text:span><text:span text:style-name="T9"> (</text:span><text:span text:style-name="T9">b</text:span><text:span text:style-name="T9">) </text:span><text:span text:style-name="T9">results</text:span><text:span text:style-name="T9"> </text:span><text:span text:style-name="T9">in</text:span><text:span text:style-name="T9"> </text:span><text:span text:style-name="T9">a</text:span><text:span text:style-name="T9"> </text:span><text:span text:style-name="T9">benefit</text:span><text:span text:style-name="T9"> </text:span><text:span text:style-name="T9">to</text:span><text:span text:style-name="T9"> </text:span><text:span text:style-name="T9">one</text:span><text:span text:style-name="T9"> </text:span><text:span text:style-name="T9">or</text:span><text:span text:style-name="T9"> </text:span><text:span text:style-name="T9">more</text:span><text:span text:style-name="T9"> </text:span><text:span text:style-name="T9">Board</text:span><text:span text:style-name="T9"> </text:span><text:span text:style-name="T9">members</text:span><text:span text:style-name="T9"> </text:span><text:span text:style-name="T9">or</text:span><text:span text:style-name="T9"> </text:span><text:span text:style-name="T9">their</text:span><text:span text:style-name="T9"> </text:span><text:span text:style-name="T9">families</text:span><text:span text:style-name="T9"> </text:span><text:span text:style-name="T9">because</text:span><text:span text:style-name="T9"> </text:span><text:span text:style-name="T9">they</text:span><text:span text:style-name="T9"> </text:span><text:span text:style-name="T9">are</text:span><text:span text:style-name="T9"> </text:span><text:span text:style-name="T9">in</text:span><text:span text:style-name="T9"> </text:span><text:span text:style-name="T9">the</text:span><text:span text:style-name="T9"> </text:span><text:span text:style-name="T9">class</text:span><text:span text:style-name="T9"> </text:span><text:span text:style-name="T9">of</text:span><text:span text:style-name="T9"> </text:span><text:span text:style-name="T9">persons</text:span><text:span text:style-name="T9"> </text:span><text:span text:style-name="T9">intended</text:span><text:span text:style-name="T9"> </text:span><text:span text:style-name="T9">to</text:span><text:span text:style-name="T9"> </text:span><text:span text:style-name="T9">be</text:span><text:span text:style-name="T9"> </text:span><text:span text:style-name="T9">benefited</text:span><text:span text:style-name="T9"> </text:span><text:span text:style-name="T9">by</text:span><text:span text:style-name="T9"> </text:span><text:span text:style-name="T9">the</text:span><text:span text:style-name="T9"> </text:span><text:span text:style-name="T9">educational</text:span><text:span text:style-name="T9"> </text:span><text:span text:style-name="T9">or</text:span><text:span text:style-name="T9"> </text:span><text:span text:style-name="T9">charitable</text:span><text:span text:style-name="T9"> </text:span><text:span text:style-name="T9">program</text:span><text:span text:style-name="T9"> </text:span><text:span text:style-name="T9">of</text:span><text:span text:style-name="T9"> </text:span><text:span text:style-name="T9">this</text:span><text:span text:style-name="T9"> </text:span><text:span text:style-name="T9">Corporation</text:span><text:span text:style-name="T9">.</text:span></text:p>
      <text:h text:style-name="P30" text:outline-level="10"><text:bookmark text:name="h.2iwu69a5zx35"/>Article 10 <text:s text:c="9"/><text:tab/>Loans to Board members or Officers</text:h>
      <text:p text:style-name="P14"><text:span text:style-name="T9">This</text:span><text:span text:style-name="T9"> </text:span><text:span text:style-name="T9">Corporation</text:span><text:span text:style-name="T9"> </text:span><text:span text:style-name="T9">shall</text:span><text:span text:style-name="T9"> </text:span><text:span text:style-name="T9">not</text:span><text:span text:style-name="T9"> </text:span><text:span text:style-name="T9">lend</text:span><text:span text:style-name="T9"> </text:span><text:span text:style-name="T9">any</text:span><text:span text:style-name="T9"> </text:span><text:span text:style-name="T9">money</text:span><text:span text:style-name="T9"> </text:span><text:span text:style-name="T9">or</text:span><text:span text:style-name="T9"> </text:span><text:span text:style-name="T9">property</text:span><text:span text:style-name="T9"> </text:span><text:span text:style-name="T9">to</text:span><text:span text:style-name="T9"> </text:span><text:span text:style-name="T9">or</text:span><text:span text:style-name="T9"> </text:span><text:span text:style-name="T9">guarantee</text:span><text:span text:style-name="T9"> </text:span><text:span text:style-name="T9">the</text:span><text:span text:style-name="T9"> </text:span><text:span text:style-name="T9">obligation</text:span><text:span text:style-name="T9"> </text:span><text:span text:style-name="T9">of</text:span><text:span text:style-name="T9"> </text:span><text:span text:style-name="T9">any</text:span><text:span text:style-name="T9"> </text:span><text:span text:style-name="T9">Board</text:span><text:span text:style-name="T9"> </text:span><text:span text:style-name="T9">member</text:span><text:span text:style-name="T9"> </text:span><text:span text:style-name="T9">or</text:span><text:span text:style-name="T9"> </text:span><text:span text:style-name="T9">officer</text:span><text:span text:style-name="T9"> </text:span><text:span text:style-name="T9">without</text:span><text:span text:style-name="T9"> </text:span><text:span text:style-name="T9">the</text:span><text:span text:style-name="T9"> </text:span><text:span text:style-name="T9">approval</text:span><text:span text:style-name="T9"> </text:span><text:span text:style-name="T9">of</text:span><text:span text:style-name="T9"> </text:span><text:span text:style-name="T9">the</text:span><text:span text:style-name="T9"> </text:span><text:span text:style-name="T9">California</text:span><text:span text:style-name="T9"> </text:span><text:span text:style-name="T9">Attorney</text:span><text:span text:style-name="T9"> </text:span><text:span text:style-name="T9">General</text:span><text:span text:style-name="T9">, </text:span><text:span text:style-name="T9">provided</text:span><text:span text:style-name="T9">, </text:span><text:span text:style-name="T9">however</text:span><text:span text:style-name="T9">, </text:span><text:span text:style-name="T9">that</text:span><text:span text:style-name="T9"> </text:span><text:span text:style-name="T9">the</text:span><text:span text:style-name="T9"> </text:span><text:span text:style-name="T9">Corporation</text:span><text:span text:style-name="T9"> </text:span><text:span text:style-name="T9">may</text:span><text:span text:style-name="T9"> </text:span><text:span text:style-name="T9">advance</text:span><text:span text:style-name="T9"> </text:span><text:span text:style-name="T9">money</text:span><text:span text:style-name="T9"> </text:span><text:span text:style-name="T9">to</text:span><text:span text:style-name="T9"> </text:span><text:span text:style-name="T9">a</text:span><text:span text:style-name="T9"> </text:span><text:span text:style-name="T9">Board</text:span><text:span text:style-name="T9"> </text:span><text:span text:style-name="T9">member</text:span><text:span text:style-name="T9"> </text:span><text:span text:style-name="T9">or</text:span><text:span text:style-name="T9"> </text:span><text:span text:style-name="T9">officer</text:span><text:span text:style-name="T9"> </text:span><text:span text:style-name="T9">of</text:span><text:span text:style-name="T9"> </text:span><text:span text:style-name="T9">the</text:span><text:span text:style-name="T9"> </text:span><text:span text:style-name="T9">Corporation</text:span><text:span text:style-name="T9"> </text:span><text:span text:style-name="T9">for</text:span><text:span text:style-name="T9"> </text:span><text:span text:style-name="T9">expenses</text:span><text:span text:style-name="T9"> </text:span><text:span text:style-name="T9">reasonably</text:span><text:span text:style-name="T9"> </text:span><text:span text:style-name="T9">anticipated</text:span><text:span text:style-name="T9"> </text:span><text:span text:style-name="T9">to</text:span><text:span text:style-name="T9"> </text:span><text:span text:style-name="T9">be</text:span><text:span text:style-name="T9"> </text:span><text:span text:style-name="T9">incurred</text:span><text:span text:style-name="T9"> </text:span><text:span text:style-name="T9">in</text:span><text:span text:style-name="T9"> </text:span><text:span text:style-name="T9">the</text:span><text:span text:style-name="T9"> </text:span><text:span text:style-name="T9">performance</text:span><text:span text:style-name="T9"> </text:span><text:span text:style-name="T9">of</text:span><text:span text:style-name="T9"> </text:span><text:span text:style-name="T9">his</text:span><text:span text:style-name="T9"> </text:span><text:span text:style-name="T9">or</text:span><text:span text:style-name="T9"> </text:span><text:span text:style-name="T9">her</text:span><text:span text:style-name="T9"> </text:span><text:span text:style-name="T9">duties</text:span><text:span text:style-name="T9"> </text:span><text:span text:style-name="T9">if</text:span><text:span text:style-name="T9"> </text:span><text:span text:style-name="T9">that</text:span><text:span text:style-name="T9"> </text:span><text:span text:style-name="T9">Board</text:span><text:span text:style-name="T9"> </text:span><text:span text:style-name="T9">member</text:span><text:span text:style-name="T9"> </text:span><text:span text:style-name="T9">or</text:span><text:span text:style-name="T9"> </text:span><text:span text:style-name="T9">officer</text:span><text:span text:style-name="T9"> </text:span><text:span text:style-name="T9">would</text:span><text:span text:style-name="T9"> </text:span><text:span text:style-name="T9">be</text:span><text:span text:style-name="T9"> </text:span><text:span text:style-name="T9">entitled</text:span><text:span text:style-name="T9"> </text:span><text:span text:style-name="T9">to</text:span><text:span text:style-name="T9"> </text:span><text:span text:style-name="T9">reimbursement</text:span><text:span text:style-name="T9"> </text:span><text:span text:style-name="T9">for</text:span><text:span text:style-name="T9"> </text:span><text:span text:style-name="T9">such</text:span><text:span text:style-name="T9"> </text:span><text:span text:style-name="T9">expenses</text:span><text:span text:style-name="T9"> </text:span><text:span text:style-name="T9">by</text:span><text:span text:style-name="T9"> </text:span><text:span text:style-name="T9">the</text:span><text:span text:style-name="T9"> </text:span><text:span text:style-name="T9">Corporation</text:span><text:span text:style-name="T9">.</text:span></text:p>
      <text:h text:style-name="P30" text:outline-level="10"><text:bookmark text:name="h.vyfrubr322f0"/>Article 11 <text:s text:c="9"/><text:tab/>Indemnification</text:h>
      <text:p text:style-name="P14"><text:span text:style-name="T9">This</text:span><text:span text:style-name="T9"> </text:span><text:span text:style-name="T9">Corporation</text:span><text:span text:style-name="T9"> </text:span><text:span text:style-name="T9">shall</text:span><text:span text:style-name="T9"> </text:span><text:span text:style-name="T9">indemnify</text:span><text:span text:style-name="T9"> </text:span><text:span text:style-name="T9">its</text:span><text:span text:style-name="T9"> </text:span><text:span text:style-name="T9">Board</text:span><text:span text:style-name="T9"> </text:span><text:span text:style-name="T9">members</text:span><text:span text:style-name="T9">, </text:span><text:span text:style-name="T9">including</text:span><text:span text:style-name="T9"> </text:span><text:span text:style-name="T9">persons</text:span><text:span text:style-name="T9"> </text:span><text:span text:style-name="T9">formerly</text:span><text:span text:style-name="T9"> </text:span><text:span text:style-name="T9">occupying</text:span><text:span text:style-name="T9"> </text:span><text:span text:style-name="T9">any</text:span><text:span text:style-name="T9"> </text:span><text:span text:style-name="T9">such</text:span><text:span text:style-name="T9"> </text:span><text:span text:style-name="T9">positions</text:span><text:span text:style-name="T9">, </text:span><text:span text:style-name="T9">against</text:span><text:span text:style-name="T9"> </text:span><text:span text:style-name="T9">expenses</text:span><text:span text:style-name="T9">, </text:span><text:span text:style-name="T9">judgments</text:span><text:span text:style-name="T9">, </text:span><text:span text:style-name="T9">fines</text:span><text:span text:style-name="T9">, </text:span><text:span text:style-name="T9">settlements</text:span><text:span text:style-name="T9">, </text:span><text:span text:style-name="T9">and</text:span><text:span text:style-name="T9"> </text:span><text:span text:style-name="T9">other</text:span><text:span text:style-name="T9"> </text:span><text:span text:style-name="T9">amounts</text:span><text:span text:style-name="T9"> </text:span><text:span text:style-name="T9">actually</text:span><text:span text:style-name="T9"> </text:span><text:span text:style-name="T9">and</text:span><text:span text:style-name="T9"> </text:span><text:span text:style-name="T9">reasonably</text:span><text:span text:style-name="T9"> </text:span><text:span text:style-name="T9">incurred</text:span><text:span text:style-name="T9"> </text:span><text:span text:style-name="T9">by</text:span><text:span text:style-name="T9"> </text:span><text:span text:style-name="T9">them</text:span><text:span text:style-name="T9"> </text:span><text:span text:style-name="T9">in</text:span><text:span text:style-name="T9"> </text:span><text:span text:style-name="T9">connection</text:span><text:span text:style-name="T9"> </text:span><text:span text:style-name="T9">with</text:span><text:span text:style-name="T9"> </text:span><text:span text:style-name="T9">any</text:span><text:span text:style-name="T9"> "</text:span><text:span text:style-name="T9">proceeding</text:span><text:span text:style-name="T9">," </text:span><text:span text:style-name="T9">as</text:span><text:span text:style-name="T9"> </text:span><text:span text:style-name="T9">that</text:span><text:span text:style-name="T9"> </text:span><text:span text:style-name="T9">term</text:span><text:span text:style-name="T9"> </text:span><text:span text:style-name="T9">is</text:span><text:span text:style-name="T9"> </text:span><text:span text:style-name="T9">used</text:span><text:span text:style-name="T9"> </text:span><text:span text:style-name="T9">in</text:span><text:span text:style-name="T9"> </text:span><text:span text:style-name="T9">that</text:span><text:span text:style-name="T9"> </text:span><text:span text:style-name="T9">section</text:span><text:span text:style-name="T9">, </text:span><text:span text:style-name="T9">and</text:span><text:span text:style-name="T9"> </text:span><text:span text:style-name="T9">including</text:span><text:span text:style-name="T9"> </text:span><text:span text:style-name="T9">an</text:span><text:span text:style-name="T9"> </text:span><text:span text:style-name="T9">action</text:span><text:span text:style-name="T9"> </text:span><text:span text:style-name="T9">by</text:span><text:span text:style-name="T9"> </text:span><text:span text:style-name="T9">or</text:span><text:span text:style-name="T9"> </text:span><text:span text:style-name="T9">in</text:span><text:span text:style-name="T9"> </text:span><text:span text:style-name="T9">the</text:span><text:span text:style-name="T9"> </text:span><text:span text:style-name="T9">right</text:span><text:span text:style-name="T9"> </text:span><text:span text:style-name="T9">of</text:span><text:span text:style-name="T9"> </text:span><text:span text:style-name="T9">the</text:span><text:span text:style-name="T9"> </text:span><text:span text:style-name="T9">Corporation</text:span><text:span text:style-name="T9">, </text:span><text:span text:style-name="T9">by</text:span><text:span text:style-name="T9"> </text:span><text:span text:style-name="T9">reason</text:span><text:span text:style-name="T9"> </text:span><text:span text:style-name="T9">of</text:span><text:span text:style-name="T9"> </text:span><text:span text:style-name="T9">the</text:span><text:span text:style-name="T9"> </text:span><text:span text:style-name="T9">fact</text:span><text:span text:style-name="T9"> </text:span><text:span text:style-name="T9">that</text:span><text:span text:style-name="T9"> </text:span><text:span text:style-name="T9">the</text:span><text:span text:style-name="T9"> </text:span><text:span text:style-name="T9">person</text:span><text:span text:style-name="T9"> </text:span><text:span text:style-name="T9">is</text:span><text:span text:style-name="T9"> </text:span><text:span text:style-name="T9">or</text:span><text:span text:style-name="T9"> </text:span><text:span text:style-name="T9">was</text:span><text:span text:style-name="T9"> </text:span><text:span text:style-name="T9">a</text:span><text:span text:style-name="T9"> </text:span><text:span text:style-name="T9">person</text:span><text:span text:style-name="T9"> </text:span><text:span text:style-name="T9">described</text:span><text:span text:style-name="T9"> </text:span><text:span text:style-name="T9">in</text:span><text:span text:style-name="T9"> </text:span><text:span text:style-name="T9">that</text:span><text:span text:style-name="T9"> </text:span><text:span text:style-name="T9">section</text:span><text:span text:style-name="T9">. "</text:span><text:span text:style-name="T9">Expenses</text:span><text:span text:style-name="T9">," </text:span><text:span text:style-name="T9">as</text:span><text:span text:style-name="T9"> </text:span><text:span text:style-name="T9">used</text:span><text:span text:style-name="T9"> </text:span><text:span text:style-name="T9">in</text:span><text:span text:style-name="T9"> </text:span><text:span text:style-name="T9">this</text:span><text:span text:style-name="T9"> </text:span><text:span text:style-name="T9">bylaw</text:span><text:span text:style-name="T9">, </text:span><text:span text:style-name="T9">shall</text:span><text:span text:style-name="T9"> </text:span><text:span text:style-name="T9">have</text:span><text:span text:style-name="T9"> </text:span><text:span text:style-name="T9">the</text:span><text:span text:style-name="T9"> </text:span><text:span text:style-name="T9">same</text:span><text:span text:style-name="T9"> </text:span><text:span text:style-name="T9">meaning</text:span><text:span text:style-name="T9"> </text:span><text:span text:style-name="T9">as</text:span><text:span text:style-name="T9"> </text:span><text:span text:style-name="T9">in</text:span><text:span text:style-name="T9"> </text:span><text:span text:style-name="T9">that</text:span><text:span text:style-name="T9"> </text:span><text:span text:style-name="T9">section</text:span><text:span text:style-name="T9"> </text:span><text:span text:style-name="T9">of</text:span><text:span text:style-name="T9"> </text:span><text:span text:style-name="T9">the</text:span><text:span text:style-name="T9"> </text:span><text:span text:style-name="T9">Corporations</text:span><text:span text:style-name="T9"> </text:span><text:span text:style-name="T9">Code</text:span><text:span text:style-name="T9">. </text:span><text:span text:style-name="T9">On</text:span><text:span text:style-name="T9"> </text:span><text:span text:style-name="T9">written</text:span><text:span text:style-name="T9"> </text:span><text:span text:style-name="T9">request</text:span><text:span text:style-name="T9"> </text:span><text:span text:style-name="T9">to</text:span><text:span text:style-name="T9"> </text:span><text:span text:style-name="T9">the</text:span><text:span text:style-name="T9"> </text:span><text:span text:style-name="T9">Board</text:span><text:span text:style-name="T9"> </text:span><text:span text:style-name="T9">by</text:span><text:span text:style-name="T9"> </text:span><text:span text:style-name="T9">any</text:span><text:span text:style-name="T9"> </text:span><text:span text:style-name="T9">person</text:span><text:span text:style-name="T9"> </text:span><text:span text:style-name="T9">seeking</text:span><text:span text:style-name="T9"> </text:span><text:span text:style-name="T9">indemnification</text:span><text:span text:style-name="T9"> </text:span><text:span text:style-name="T9">under</text:span><text:span text:style-name="T9"> </text:span><text:span text:style-name="T9">Corporations</text:span><text:span text:style-name="T9"> </text:span><text:span text:style-name="T9">Code</text:span><text:span text:style-name="T9"> </text:span><text:span text:style-name="T9">section</text:span><text:span text:style-name="T9"> 5238(</text:span><text:span text:style-name="T9">b</text:span><text:span text:style-name="T9">) </text:span><text:span text:style-name="T9">or</text:span><text:span text:style-name="T9"> </text:span><text:span text:style-name="T9">section</text:span><text:span text:style-name="T9"> 5238(</text:span><text:span text:style-name="T9">c</text:span><text:span text:style-name="T9">) </text:span><text:span text:style-name="T9">the</text:span><text:span text:style-name="T9"> </text:span><text:span text:style-name="T9">Board</text:span><text:span text:style-name="T9"> </text:span><text:span text:style-name="T9">shall</text:span><text:span text:style-name="T9"> </text:span><text:span text:style-name="T9">promptly</text:span><text:span text:style-name="T9"> </text:span><text:span text:style-name="T9">decide</text:span><text:span text:style-name="T9"> </text:span><text:span text:style-name="T9">under</text:span><text:span text:style-name="T9"> </text:span><text:span text:style-name="T9">Corporations</text:span><text:span text:style-name="T9"> </text:span><text:span text:style-name="T9">Code</text:span><text:span text:style-name="T9"> </text:span><text:span text:style-name="T9">section</text:span><text:span text:style-name="T9"> 5238(</text:span><text:span text:style-name="T9">e</text:span><text:span text:style-name="T9">) </text:span><text:span text:style-name="T9">whether</text:span><text:span text:style-name="T9"> </text:span><text:span text:style-name="T9">the</text:span><text:span text:style-name="T9"> </text:span><text:span text:style-name="T9">applicable</text:span><text:span text:style-name="T9"> </text:span><text:span text:style-name="T9">standard</text:span><text:span text:style-name="T9"> </text:span><text:span text:style-name="T9">of</text:span><text:span text:style-name="T9"> </text:span><text:span text:style-name="T9">conduct</text:span><text:span text:style-name="T9"> </text:span><text:span text:style-name="T9">set</text:span><text:span text:style-name="T9"> </text:span><text:span text:style-name="T9">forth</text:span><text:span text:style-name="T9"> </text:span><text:span text:style-name="T9">in</text:span><text:span text:style-name="T9"> </text:span><text:span text:style-name="T9">Corporations</text:span><text:span text:style-name="T9"> </text:span><text:span text:style-name="T9">Code</text:span><text:span text:style-name="T9"> </text:span><text:span text:style-name="T9">section</text:span><text:span text:style-name="T9"> 5238(</text:span><text:span text:style-name="T9">b</text:span><text:span text:style-name="T9">) </text:span><text:span text:style-name="T9">or</text:span><text:span text:style-name="T9"> </text:span><text:span text:style-name="T9">section</text:span><text:span text:style-name="T9"> 5238(</text:span><text:span text:style-name="T9">c</text:span><text:span text:style-name="T9">) </text:span><text:span text:style-name="T9">has</text:span><text:span text:style-name="T9"> </text:span><text:span text:style-name="T9">been</text:span><text:span text:style-name="T9"> </text:span><text:span text:style-name="T9">met</text:span><text:span text:style-name="T9"> </text:span><text:span text:style-name="T9">and</text:span><text:span text:style-name="T9">, </text:span><text:span text:style-name="T9">if</text:span><text:span text:style-name="T9"> </text:span><text:span text:style-name="T9">so</text:span><text:span text:style-name="T9">, </text:span><text:span text:style-name="T9">the</text:span><text:span text:style-name="T9"> </text:span><text:span text:style-name="T9">Board</text:span><text:span text:style-name="T9"> </text:span><text:span text:style-name="T9">shall</text:span><text:span text:style-name="T9"> </text:span><text:span text:style-name="T9">authorize</text:span><text:span text:style-name="T9"> </text:span><text:span text:style-name="T9">indemnification</text:span><text:span text:style-name="T9">. </text:span><text:span text:style-name="T9">If</text:span><text:span text:style-name="T9"> </text:span><text:span text:style-name="T9">the</text:span><text:span text:style-name="T9"> </text:span><text:span text:style-name="T9">Board</text:span><text:span text:style-name="T9"> </text:span><text:span text:style-name="T9">cannot</text:span><text:span text:style-name="T9"> </text:span><text:span text:style-name="T9">authorize</text:span><text:span text:style-name="T9"> </text:span><text:span text:style-name="T9">indemnification</text:span><text:span text:style-name="T9">, </text:span><text:span text:style-name="T9">because</text:span><text:span text:style-name="T9"> </text:span><text:span text:style-name="T9">the</text:span><text:span text:style-name="T9"> </text:span><text:span text:style-name="T9">number</text:span><text:span text:style-name="T9"> </text:span><text:span text:style-name="T9">of</text:span><text:span text:style-name="T9"> </text:span><text:span text:style-name="T9">Board</text:span><text:span text:style-name="T9"> </text:span><text:span text:style-name="T9">members</text:span><text:span text:style-name="T9"> </text:span><text:span text:style-name="T9">who</text:span><text:span text:style-name="T9"> </text:span><text:span text:style-name="T9">are</text:span><text:span text:style-name="T9"> </text:span><text:span text:style-name="T9">parties</text:span><text:span text:style-name="T9"> </text:span><text:span text:style-name="T9">to</text:span><text:span text:style-name="T9"> </text:span><text:span text:style-name="T9">the</text:span><text:span text:style-name="T9"> </text:span><text:span text:style-name="T9">proceeding</text:span><text:span text:style-name="T9"> </text:span><text:span text:style-name="T9">with</text:span><text:span text:style-name="T9"> </text:span><text:span text:style-name="T9">respect</text:span><text:span text:style-name="T9"> </text:span><text:span text:style-name="T9">to</text:span><text:span text:style-name="T9"> </text:span><text:span text:style-name="T9">which</text:span><text:span text:style-name="T9"> </text:span><text:span text:style-name="T9">indemnification</text:span><text:span text:style-name="T9"> </text:span><text:span text:style-name="T9">is</text:span><text:span text:style-name="T9"> </text:span><text:span text:style-name="T9">sought</text:span><text:span text:style-name="T9"> </text:span><text:span text:style-name="T9">prevents</text:span><text:span text:style-name="T9"> </text:span><text:span text:style-name="T9">the</text:span><text:span text:style-name="T9"> </text:span><text:span text:style-name="T9">formation</text:span><text:span text:style-name="T9"> </text:span><text:span text:style-name="T9">of</text:span><text:span text:style-name="T9"> </text:span><text:span text:style-name="T9">a</text:span><text:span text:style-name="T9"> </text:span><text:span text:style-name="T9">quorum</text:span><text:span text:style-name="T9"> </text:span><text:span text:style-name="T9">of</text:span><text:span text:style-name="T9"> </text:span><text:span text:style-name="T9">Board</text:span><text:span text:style-name="T9"> </text:span><text:span text:style-name="T9">members</text:span><text:span text:style-name="T9"> </text:span><text:span text:style-name="T9">who</text:span><text:span text:style-name="T9"> </text:span><text:span text:style-name="T9">are</text:span><text:span text:style-name="T9"> </text:span><text:span text:style-name="T9">not</text:span><text:span text:style-name="T9"> </text:span><text:span text:style-name="T9">parties</text:span><text:span text:style-name="T9"> </text:span><text:span text:style-name="T9">to</text:span><text:span text:style-name="T9"> </text:span><text:span text:style-name="T9">that</text:span><text:span text:style-name="T9"> </text:span><text:span text:style-name="T9">proceeding</text:span><text:span text:style-name="T9">, </text:span><text:span text:style-name="T9">the</text:span><text:span text:style-name="T9"> </text:span><text:span text:style-name="T9">Board</text:span><text:span text:style-name="T9"> </text:span><text:span text:style-name="T9">shall</text:span><text:span text:style-name="T9"> </text:span><text:span text:style-name="T9">promptly</text:span><text:span text:style-name="T9"> </text:span><text:span text:style-name="T9">call</text:span><text:span text:style-name="T9"> </text:span><text:span text:style-name="T9">a</text:span><text:span text:style-name="T9"> </text:span><text:span text:style-name="T9">meeting</text:span><text:span text:style-name="T9"> </text:span><text:span text:style-name="T9">of</text:span><text:span text:style-name="T9"> </text:span><text:span text:style-name="T9">members</text:span><text:span text:style-name="T9">. </text:span><text:span text:style-name="T9">At</text:span><text:span text:style-name="T9"> </text:span><text:span text:style-name="T9">that</text:span><text:span text:style-name="T9"> </text:span><text:span text:style-name="T9">meeting</text:span><text:span text:style-name="T9">, </text:span><text:span text:style-name="T9">the</text:span><text:span text:style-name="T9"> </text:span><text:span text:style-name="T9">members</text:span><text:span text:style-name="T9"> </text:span><text:span text:style-name="T9">shall</text:span><text:span text:style-name="T9"> </text:span><text:span text:style-name="T9">determine</text:span><text:span text:style-name="T9"> </text:span><text:span text:style-name="T9">under</text:span><text:span text:style-name="T9"> </text:span><text:span text:style-name="T9">Corporations</text:span><text:span text:style-name="T9"> </text:span><text:span text:style-name="T9">Code</text:span><text:span text:style-name="T9"> </text:span><text:span text:style-name="T9">section</text:span><text:span text:style-name="T9"> 5238(</text:span><text:span text:style-name="T9">e</text:span><text:span text:style-name="T9">) </text:span><text:span text:style-name="T9">whether</text:span><text:span text:style-name="T9"> </text:span><text:span text:style-name="T9">the</text:span><text:span text:style-name="T9"> </text:span><text:span text:style-name="T9">applicable</text:span><text:span text:style-name="T9"> </text:span><text:span text:style-name="T9">standard</text:span><text:span text:style-name="T9"> </text:span><text:span text:style-name="T9">of</text:span><text:span text:style-name="T9"> </text:span><text:span text:style-name="T9">conduct</text:span><text:span text:style-name="T9"> </text:span><text:span text:style-name="T9">has</text:span><text:span text:style-name="T9"> </text:span><text:span text:style-name="T9">been</text:span><text:span text:style-name="T9"> </text:span><text:span text:style-name="T9">met</text:span><text:span text:style-name="T9"> </text:span><text:span text:style-name="T9">and</text:span><text:span text:style-name="T9">, </text:span><text:span text:style-name="T9">if</text:span><text:span text:style-name="T9"> </text:span><text:span text:style-name="T9">so</text:span><text:span text:style-name="T9">, </text:span><text:span text:style-name="T9">the</text:span><text:span text:style-name="T9"> </text:span><text:span text:style-name="T9">members</text:span><text:span text:style-name="T9"> </text:span><text:span text:style-name="T9">present</text:span><text:span text:style-name="T9"> </text:span><text:span text:style-name="T9">at</text:span><text:span text:style-name="T9"> </text:span><text:span text:style-name="T9">the</text:span><text:span text:style-name="T9"> </text:span><text:span text:style-name="T9">meeting</text:span><text:span text:style-name="T9"> </text:span><text:span text:style-name="T9">in</text:span><text:span text:style-name="T9"> </text:span><text:span text:style-name="T9">person</text:span><text:span text:style-name="T9"> </text:span><text:span text:style-name="T9">or</text:span><text:span text:style-name="T9"> </text:span><text:span text:style-name="T9">by</text:span><text:span text:style-name="T9"> </text:span><text:span text:style-name="T9">proxy</text:span><text:span text:style-name="T9"> </text:span><text:span text:style-name="T9">shall</text:span><text:span text:style-name="T9"> </text:span><text:span text:style-name="T9">authorize</text:span><text:span text:style-name="T9"> </text:span><text:span text:style-name="T9">indemnification</text:span><text:span text:style-name="T9">.</text:span></text:p>
      <text:h text:style-name="P30" text:outline-level="10"><text:bookmark text:name="h.6ngl6au5z717"/>Article 12 <text:s text:c="9"/><text:tab/>Insurance</text:h>
      <text:p text:style-name="P14"><text:span text:style-name="T9">This</text:span><text:span text:style-name="T9"> </text:span><text:span text:style-name="T9">Corporation</text:span><text:span text:style-name="T9"> </text:span><text:span text:style-name="T9">shall</text:span><text:span text:style-name="T9"> </text:span><text:span text:style-name="T9">have</text:span><text:span text:style-name="T9"> </text:span><text:span text:style-name="T9">the</text:span><text:span text:style-name="T9"> </text:span><text:span text:style-name="T9">right</text:span><text:span text:style-name="T9">, </text:span><text:span text:style-name="T9">and</text:span><text:span text:style-name="T9"> </text:span><text:span text:style-name="T9">shall</text:span><text:span text:style-name="T9"> </text:span><text:span text:style-name="T9">use</text:span><text:span text:style-name="T9"> </text:span><text:span text:style-name="T9">its</text:span><text:span text:style-name="T9"> </text:span><text:span text:style-name="T9">best</text:span><text:span text:style-name="T9"> </text:span><text:span text:style-name="T9">efforts</text:span><text:span text:style-name="T9">, </text:span><text:span text:style-name="T9">to</text:span><text:span text:style-name="T9"> </text:span><text:span text:style-name="T9">purchase</text:span><text:span text:style-name="T9"> </text:span><text:span text:style-name="T9">and</text:span><text:span text:style-name="T9"> </text:span><text:span text:style-name="T9">maintain</text:span><text:span text:style-name="T9"> </text:span><text:span text:style-name="T9">insurance</text:span><text:span text:style-name="T9"> </text:span><text:span text:style-name="T9">to</text:span><text:span text:style-name="T9"> </text:span><text:span text:style-name="T9">the</text:span><text:span text:style-name="T9"> </text:span><text:span text:style-name="T9">full</text:span><text:span text:style-name="T9"> </text:span><text:span text:style-name="T9">extent</text:span><text:span text:style-name="T9"> </text:span><text:span text:style-name="T9">permitted</text:span><text:span text:style-name="T9"> </text:span><text:span text:style-name="T9">by</text:span><text:span text:style-name="T9"> </text:span><text:span text:style-name="T9">law</text:span><text:span text:style-name="T9"> </text:span><text:span text:style-name="T9">on</text:span><text:span text:style-name="T9"> </text:span><text:span text:style-name="T9">behalf</text:span><text:span text:style-name="T9"> </text:span><text:span text:style-name="T9">of</text:span><text:span text:style-name="T9"> </text:span><text:span text:style-name="T9">its</text:span><text:span text:style-name="T9"> </text:span><text:span text:style-name="T9">officers</text:span><text:span text:style-name="T9">, </text:span><text:span text:style-name="T9">Board</text:span><text:span text:style-name="T9"> </text:span><text:span text:style-name="T9">members</text:span><text:span text:style-name="T9">, </text:span><text:span text:style-name="T9">employees</text:span><text:span text:style-name="T9">, </text:span><text:span text:style-name="T9">and</text:span><text:span text:style-name="T9"> </text:span><text:span text:style-name="T9">other</text:span><text:span text:style-name="T9"> </text:span><text:span text:style-name="T9">agents</text:span><text:span text:style-name="T9">, </text:span><text:span text:style-name="T9">to</text:span><text:span text:style-name="T9"> </text:span><text:soft-page-break/><text:span text:style-name="T9">cover</text:span><text:span text:style-name="T9"> </text:span><text:span text:style-name="T9">any</text:span><text:span text:style-name="T9"> </text:span><text:span text:style-name="T9">liability</text:span><text:span text:style-name="T9"> </text:span><text:span text:style-name="T9">asserted</text:span><text:span text:style-name="T9"> </text:span><text:span text:style-name="T9">against</text:span><text:span text:style-name="T9"> </text:span><text:span text:style-name="T9">or</text:span><text:span text:style-name="T9"> </text:span><text:span text:style-name="T9">incurred</text:span><text:span text:style-name="T9"> </text:span><text:span text:style-name="T9">by</text:span><text:span text:style-name="T9"> </text:span><text:span text:style-name="T9">any</text:span><text:span text:style-name="T9"> </text:span><text:span text:style-name="T9">officer</text:span><text:span text:style-name="T9">, </text:span><text:span text:style-name="T9">Board</text:span><text:span text:style-name="T9"> </text:span><text:span text:style-name="T9">member</text:span><text:span text:style-name="T9">, </text:span><text:span text:style-name="T9">employee</text:span><text:span text:style-name="T9">, </text:span><text:span text:style-name="T9">or</text:span><text:span text:style-name="T9"> </text:span><text:span text:style-name="T9">agent</text:span><text:span text:style-name="T9"> </text:span><text:span text:style-name="T9">in</text:span><text:span text:style-name="T9"> </text:span><text:span text:style-name="T9">such</text:span><text:span text:style-name="T9"> </text:span><text:span text:style-name="T9">capacity</text:span><text:span text:style-name="T9"> </text:span><text:span text:style-name="T9">or</text:span><text:span text:style-name="T9"> </text:span><text:span text:style-name="T9">arising</text:span><text:span text:style-name="T9"> </text:span><text:span text:style-name="T9">from</text:span><text:span text:style-name="T9"> </text:span><text:span text:style-name="T9">the</text:span><text:span text:style-name="T9"> </text:span><text:span text:style-name="T9">officer</text:span><text:span text:style-name="T9">'</text:span><text:span text:style-name="T9">s</text:span><text:span text:style-name="T9">, </text:span><text:span text:style-name="T9">Board</text:span><text:span text:style-name="T9"> </text:span><text:span text:style-name="T9">member</text:span><text:span text:style-name="T9">'</text:span><text:span text:style-name="T9">s</text:span><text:span text:style-name="T9">, </text:span><text:span text:style-name="T9">employee</text:span><text:span text:style-name="T9">'</text:span><text:span text:style-name="T9">s</text:span><text:span text:style-name="T9">, </text:span><text:span text:style-name="T9">or</text:span><text:span text:style-name="T9"> </text:span><text:span text:style-name="T9">agent</text:span><text:span text:style-name="T9">'</text:span><text:span text:style-name="T9">s</text:span><text:span text:style-name="T9"> </text:span><text:span text:style-name="T9">status</text:span><text:span text:style-name="T9"> </text:span><text:span text:style-name="T9">as</text:span><text:span text:style-name="T9"> </text:span><text:span text:style-name="T9">such</text:span><text:span text:style-name="T9">.</text:span></text:p>
      <text:h text:style-name="P30" text:outline-level="10"><text:bookmark text:name="h.41jn3i8viztp"/>Article 13 <text:s text:c="10"/><text:tab/>Maintenance of Corporate Records</text:h>
      <text:p text:style-name="P14"><text:span text:style-name="T9"><text:s text:c="28"/><text:tab/></text:span><text:span text:style-name="T9">The</text:span><text:span text:style-name="T9"> </text:span><text:span text:style-name="T9">Corporation</text:span><text:span text:style-name="T9"> </text:span><text:span text:style-name="T9">shall</text:span><text:span text:style-name="T9"> </text:span><text:span text:style-name="T9">keep</text:span><text:span text:style-name="T9"> </text:span><text:span text:style-name="T9">the</text:span><text:span text:style-name="T9"> </text:span><text:span text:style-name="T9">following</text:span><text:span text:style-name="T9">:</text:span></text:p>
      <text:p text:style-name="P14"><text:span text:style-name="T9">A</text:span><text:span text:style-name="T9">.</text:span><text:span text:style-name="T7"> <text:s text:c="6"/></text:span><text:span text:style-name="T9">Adequate</text:span><text:span text:style-name="T9"> </text:span><text:span text:style-name="T9">and</text:span><text:span text:style-name="T9"> </text:span><text:span text:style-name="T9">correct</text:span><text:span text:style-name="T9"> </text:span><text:span text:style-name="T9">books</text:span><text:span text:style-name="T9"> </text:span><text:span text:style-name="T9">and</text:span><text:span text:style-name="T9"> </text:span><text:span text:style-name="T9">records</text:span><text:span text:style-name="T9"> </text:span><text:span text:style-name="T9">of</text:span><text:span text:style-name="T9"> </text:span><text:span text:style-name="T9">account</text:span><text:span text:style-name="T9">;</text:span></text:p>
      <text:p text:style-name="P14"><text:span text:style-name="T9">B</text:span><text:span text:style-name="T9">.</text:span><text:span text:style-name="T7"> <text:s text:c="6"/></text:span><text:span text:style-name="T9">Minutes</text:span><text:span text:style-name="T9"> </text:span><text:span text:style-name="T9">of</text:span><text:span text:style-name="T9"> </text:span><text:span text:style-name="T9">the</text:span><text:span text:style-name="T9"> </text:span><text:span text:style-name="T9">proceedings</text:span><text:span text:style-name="T9"> </text:span><text:span text:style-name="T9">of</text:span><text:span text:style-name="T9"> </text:span><text:span text:style-name="T9">its</text:span><text:span text:style-name="T9"> </text:span><text:span text:style-name="T9">members</text:span><text:span text:style-name="T9">, </text:span><text:span text:style-name="T9">Board</text:span><text:span text:style-name="T9">, </text:span><text:span text:style-name="T9">and</text:span><text:span text:style-name="T9"> </text:span><text:span text:style-name="T9">committees</text:span><text:span text:style-name="T9">; </text:span><text:span text:style-name="T9">and</text:span></text:p>
      <text:p text:style-name="P14"><text:span text:style-name="T9">C</text:span><text:span text:style-name="T9">.</text:span><text:span text:style-name="T7"> <text:s text:c="6"/></text:span><text:span text:style-name="T9">A</text:span><text:span text:style-name="T9"> </text:span><text:span text:style-name="T9">record</text:span><text:span text:style-name="T9"> </text:span><text:span text:style-name="T9">of</text:span><text:span text:style-name="T9"> </text:span><text:span text:style-name="T9">each</text:span><text:span text:style-name="T9"> </text:span><text:span text:style-name="T9">member</text:span><text:span text:style-name="T9">’</text:span><text:span text:style-name="T9">s</text:span><text:span text:style-name="T9"> </text:span><text:span text:style-name="T9">name</text:span><text:span text:style-name="T9">, </text:span><text:span text:style-name="T9">address</text:span><text:span text:style-name="T9">, </text:span><text:span text:style-name="T9">and</text:span><text:span text:style-name="T9"> </text:span><text:span text:style-name="T9">class</text:span><text:span text:style-name="T9"> </text:span><text:span text:style-name="T9">of</text:span><text:span text:style-name="T9"> </text:span><text:span text:style-name="T9">membership</text:span></text:p>
      <text:p text:style-name="P14"><text:span text:style-name="T9">The</text:span><text:span text:style-name="T9"> </text:span><text:span text:style-name="T9">minutes</text:span><text:span text:style-name="T9"> </text:span><text:span text:style-name="T9">and</text:span><text:span text:style-name="T9"> </text:span><text:span text:style-name="T9">other</text:span><text:span text:style-name="T9"> </text:span><text:span text:style-name="T9">books</text:span><text:span text:style-name="T9"> </text:span><text:span text:style-name="T9">and</text:span><text:span text:style-name="T9"> </text:span><text:span text:style-name="T9">records</text:span><text:span text:style-name="T9"> </text:span><text:span text:style-name="T9">shall</text:span><text:span text:style-name="T9"> </text:span><text:span text:style-name="T9">be</text:span><text:span text:style-name="T9"> </text:span><text:span text:style-name="T9">kept</text:span><text:span text:style-name="T9"> </text:span><text:span text:style-name="T9">in</text:span><text:span text:style-name="T9"> </text:span><text:span text:style-name="T9">written</text:span><text:span text:style-name="T9"> </text:span><text:span text:style-name="T9">form</text:span><text:span text:style-name="T9"> </text:span><text:span text:style-name="T9">or</text:span><text:span text:style-name="T9"> </text:span><text:span text:style-name="T9">in</text:span><text:span text:style-name="T9"> </text:span><text:span text:style-name="T9">any</text:span><text:span text:style-name="T9"> </text:span><text:span text:style-name="T9">other</text:span><text:span text:style-name="T9"> </text:span><text:span text:style-name="T9">form</text:span><text:span text:style-name="T9"> </text:span><text:span text:style-name="T9">capable</text:span><text:span text:style-name="T9"> </text:span><text:span text:style-name="T9">of</text:span><text:span text:style-name="T9"> </text:span><text:span text:style-name="T9">being</text:span><text:span text:style-name="T9"> </text:span><text:span text:style-name="T9">converted</text:span><text:span text:style-name="T9"> </text:span><text:span text:style-name="T9">into</text:span><text:span text:style-name="T9"> </text:span><text:span text:style-name="T9">a</text:span><text:span text:style-name="T9"> </text:span><text:span text:style-name="T9">clearly</text:span><text:span text:style-name="T9"> </text:span><text:span text:style-name="T9">legible</text:span><text:span text:style-name="T9"> </text:span><text:span text:style-name="T9">and</text:span><text:span text:style-name="T9"> </text:span><text:span text:style-name="T9">tangible</text:span><text:span text:style-name="T9"> </text:span><text:span text:style-name="T9">form</text:span><text:span text:style-name="T9"> </text:span><text:span text:style-name="T9">or</text:span><text:span text:style-name="T9"> </text:span><text:span text:style-name="T9">any</text:span><text:span text:style-name="T9"> </text:span><text:span text:style-name="T9">combination</text:span><text:span text:style-name="T9"> </text:span><text:span text:style-name="T9">of</text:span><text:span text:style-name="T9"> </text:span><text:span text:style-name="T9">the</text:span><text:span text:style-name="T9"> </text:span><text:span text:style-name="T9">two</text:span><text:span text:style-name="T9">. </text:span><text:span text:style-name="T9">A</text:span><text:span text:style-name="T9"> </text:span><text:span text:style-name="T9">virtual</text:span><text:span text:style-name="T9"> </text:span><text:span text:style-name="T9">copy</text:span><text:span text:style-name="T9"> </text:span><text:span text:style-name="T9">of</text:span><text:span text:style-name="T9"> </text:span><text:span text:style-name="T9">the</text:span><text:span text:style-name="T9"> </text:span><text:span text:style-name="T9">minutes</text:span><text:span text:style-name="T9"> </text:span><text:span text:style-name="T9">and</text:span><text:span text:style-name="T9"> </text:span><text:span text:style-name="T9">finances</text:span><text:span text:style-name="T9"> </text:span><text:span text:style-name="T9">shall</text:span><text:span text:style-name="T9"> </text:span><text:span text:style-name="T9">be</text:span><text:span text:style-name="T9"> </text:span><text:span text:style-name="T9">available</text:span><text:span text:style-name="T9"> </text:span><text:span text:style-name="T9">as</text:span><text:span text:style-name="T9"> </text:span><text:span text:style-name="T9">an</text:span><text:span text:style-name="T9"> </text:span><text:span text:style-name="T9">open</text:span><text:span text:style-name="T9"> </text:span><text:span text:style-name="T9">source</text:span><text:span text:style-name="T9"> </text:span><text:span text:style-name="T9">document</text:span><text:span text:style-name="T9"> </text:span><text:span text:style-name="T9">and</text:span><text:span text:style-name="T9"> </text:span><text:span text:style-name="T9">regularly</text:span><text:span text:style-name="T9"> </text:span><text:span text:style-name="T9">updated</text:span><text:span text:style-name="T9">. </text:span><text:span text:style-name="T9">An</text:span><text:span text:style-name="T9"> </text:span><text:span text:style-name="T9">updated</text:span><text:span text:style-name="T9"> </text:span><text:span text:style-name="T9">virtual</text:span><text:span text:style-name="T9"> </text:span><text:span text:style-name="T9">copy</text:span><text:span text:style-name="T9"> </text:span><text:span text:style-name="T9">of</text:span><text:span text:style-name="T9"> </text:span><text:span text:style-name="T9">the</text:span><text:span text:style-name="T9"> </text:span><text:span text:style-name="T9">Articles</text:span><text:span text:style-name="T9"> </text:span><text:span text:style-name="T9">and</text:span><text:span text:style-name="T9"> </text:span><text:span text:style-name="T9">Bylaws</text:span><text:span text:style-name="T9"> </text:span><text:span text:style-name="T9">shall</text:span><text:span text:style-name="T9"> </text:span><text:span text:style-name="T9">also</text:span><text:span text:style-name="T9"> </text:span><text:span text:style-name="T9">be</text:span><text:span text:style-name="T9"> </text:span><text:span text:style-name="T9">maintained</text:span><text:span text:style-name="T9"> </text:span><text:span text:style-name="T9">as</text:span><text:span text:style-name="T9"> </text:span><text:span text:style-name="T9">an</text:span><text:span text:style-name="T9"> </text:span><text:span text:style-name="T9">open</text:span><text:span text:style-name="T9"> </text:span><text:span text:style-name="T9">source</text:span><text:span text:style-name="T9"> </text:span><text:span text:style-name="T9">document</text:span><text:span text:style-name="T9">.</text:span></text:p>
      <text:h text:style-name="P30" text:outline-level="10"><text:bookmark text:name="h.r6r0b71hz10p"/>Article 14 <text:s text:c="9"/><text:tab/>Inspection Rights</text:h>
      <text:p text:style-name="P14"><text:span text:style-name="T9">Section</text:span><text:span text:style-name="T9"> 14.1 <text:s text:c="5"/><text:tab/></text:span><text:span text:style-name="T9">Member</text:span><text:span text:style-name="T9">’</text:span><text:span text:style-name="T9">s</text:span><text:span text:style-name="T9"> </text:span><text:span text:style-name="T9">Right</text:span><text:span text:style-name="T9"> </text:span><text:span text:style-name="T9">to</text:span><text:span text:style-name="T9"> </text:span><text:span text:style-name="T9">Inspect</text:span></text:p>
      <text:p text:style-name="P14"><text:span text:style-name="T9">A</text:span><text:span text:style-name="T9">.</text:span><text:span text:style-name="T7"> <text:s text:c="6"/></text:span><text:span text:style-name="T9">Membership</text:span><text:span text:style-name="T9"> </text:span><text:span text:style-name="T9">Records</text:span></text:p>
      <text:p text:style-name="P14"><text:span text:style-name="T9">Membership</text:span><text:span text:style-name="T9"> </text:span><text:span text:style-name="T9">records</text:span><text:span text:style-name="T9"> </text:span><text:span text:style-name="T9">are</text:span><text:span text:style-name="T9"> </text:span><text:span text:style-name="T9">name</text:span><text:span text:style-name="T9"> </text:span><text:span text:style-name="T9">and</text:span><text:span text:style-name="T9"> </text:span><text:span text:style-name="T9">email</text:span><text:span text:style-name="T9"> </text:span><text:span text:style-name="T9">address</text:span><text:span text:style-name="T9"> </text:span><text:span text:style-name="T9">and</text:span><text:span text:style-name="T9"> </text:span><text:span text:style-name="T9">may</text:span><text:span text:style-name="T9"> </text:span><text:span text:style-name="T9">be</text:span><text:span text:style-name="T9"> </text:span><text:span text:style-name="T9">inspected</text:span><text:span text:style-name="T9"> </text:span><text:span text:style-name="T9">upon</text:span><text:span text:style-name="T9"> </text:span><text:span text:style-name="T9">legal</text:span><text:span text:style-name="T9"> </text:span><text:span text:style-name="T9">subpoena</text:span><text:span text:style-name="T9">.</text:span></text:p>
      <text:p text:style-name="P14"><text:span text:style-name="T9">B</text:span><text:span text:style-name="T9">.</text:span><text:span text:style-name="T7"> <text:s text:c="6"/></text:span><text:span text:style-name="T9">Accounting</text:span><text:span text:style-name="T9"> </text:span><text:span text:style-name="T9">Records</text:span><text:span text:style-name="T9"> </text:span><text:span text:style-name="T9">and</text:span><text:span text:style-name="T9"> </text:span><text:span text:style-name="T9">Minutes</text:span></text:p>
      <text:p text:style-name="P14"><text:span text:style-name="T9">In</text:span><text:span text:style-name="T9"> </text:span><text:span text:style-name="T9">addition</text:span><text:span text:style-name="T9"> </text:span><text:span text:style-name="T9">to</text:span><text:span text:style-name="T9"> </text:span><text:span text:style-name="T9">complete</text:span><text:span text:style-name="T9"> </text:span><text:span text:style-name="T9">access</text:span><text:span text:style-name="T9"> </text:span><text:span text:style-name="T9">to</text:span><text:span text:style-name="T9"> </text:span><text:span text:style-name="T9">a</text:span><text:span text:style-name="T9"> </text:span><text:span text:style-name="T9">virtual</text:span><text:span text:style-name="T9"> </text:span><text:span text:style-name="T9">open</text:span><text:span text:style-name="T9"> </text:span><text:span text:style-name="T9">source</text:span><text:span text:style-name="T9"> </text:span><text:span text:style-name="T9">version</text:span><text:span text:style-name="T9"> </text:span><text:span text:style-name="T9">of</text:span><text:span text:style-name="T9"> </text:span><text:span text:style-name="T9">the</text:span><text:span text:style-name="T9"> </text:span><text:span text:style-name="T9">accounting</text:span><text:span text:style-name="T9"> </text:span><text:span text:style-name="T9">records</text:span><text:span text:style-name="T9"> </text:span><text:span text:style-name="T9">and</text:span><text:span text:style-name="T9"> </text:span><text:span text:style-name="T9">minutes</text:span><text:span text:style-name="T9">, </text:span><text:span text:style-name="T9">on</text:span><text:span text:style-name="T9"> </text:span><text:span text:style-name="T9">written</text:span><text:span text:style-name="T9"> </text:span><text:span text:style-name="T9">demand</text:span><text:span text:style-name="T9"> </text:span><text:span text:style-name="T9">on</text:span><text:span text:style-name="T9"> </text:span><text:span text:style-name="T9">the</text:span><text:span text:style-name="T9"> </text:span><text:span text:style-name="T9">Corporation</text:span><text:span text:style-name="T9">, </text:span><text:span text:style-name="T9">any</text:span><text:span text:style-name="T9"> </text:span><text:span text:style-name="T9">member</text:span><text:span text:style-name="T9"> </text:span><text:span text:style-name="T9">may</text:span><text:span text:style-name="T9"> </text:span><text:span text:style-name="T9">inspect</text:span><text:span text:style-name="T9">, </text:span><text:span text:style-name="T9">copy</text:span><text:span text:style-name="T9">, </text:span><text:span text:style-name="T9">and</text:span><text:span text:style-name="T9"> </text:span><text:span text:style-name="T9">make</text:span><text:span text:style-name="T9"> </text:span><text:span text:style-name="T9">extracts</text:span><text:span text:style-name="T9"> </text:span><text:span text:style-name="T9">of</text:span><text:span text:style-name="T9"> </text:span><text:span text:style-name="T9">the</text:span><text:span text:style-name="T9"> </text:span><text:span text:style-name="T9">accounting</text:span><text:span text:style-name="T9"> </text:span><text:span text:style-name="T9">books</text:span><text:span text:style-name="T9"> </text:span><text:span text:style-name="T9">and</text:span><text:span text:style-name="T9"> </text:span><text:span text:style-name="T9">records</text:span><text:span text:style-name="T9"> </text:span><text:span text:style-name="T9">and</text:span><text:span text:style-name="T9"> </text:span><text:span text:style-name="T9">the</text:span><text:span text:style-name="T9"> </text:span><text:span text:style-name="T9">minutes</text:span><text:span text:style-name="T9"> </text:span><text:span text:style-name="T9">of</text:span><text:span text:style-name="T9"> </text:span><text:span text:style-name="T9">the</text:span><text:span text:style-name="T9"> </text:span><text:span text:style-name="T9">proceedings</text:span><text:span text:style-name="T9"> </text:span><text:span text:style-name="T9">of</text:span><text:span text:style-name="T9"> </text:span><text:span text:style-name="T9">the</text:span><text:span text:style-name="T9"> </text:span><text:span text:style-name="T9">members</text:span><text:span text:style-name="T9">, </text:span><text:span text:style-name="T9">Board</text:span><text:span text:style-name="T9"> </text:span><text:span text:style-name="T9">meetings</text:span><text:span text:style-name="T9">, </text:span><text:span text:style-name="T9">and</text:span><text:span text:style-name="T9"> </text:span><text:span text:style-name="T9">committee</text:span><text:span text:style-name="T9"> </text:span><text:span text:style-name="T9">meetings</text:span><text:span text:style-name="T9"> </text:span><text:span text:style-name="T9">at</text:span><text:span text:style-name="T9"> </text:span><text:span text:style-name="T9">any</text:span><text:span text:style-name="T9"> </text:span><text:span text:style-name="T9">reasonable</text:span><text:span text:style-name="T9"> </text:span><text:span text:style-name="T9">time</text:span><text:span text:style-name="T9"> </text:span><text:span text:style-name="T9">for</text:span><text:span text:style-name="T9"> </text:span><text:span text:style-name="T9">a</text:span><text:span text:style-name="T9"> </text:span><text:span text:style-name="T9">purpose</text:span><text:span text:style-name="T9"> </text:span><text:span text:style-name="T9">reasonably</text:span><text:span text:style-name="T9"> </text:span><text:span text:style-name="T9">related</text:span><text:span text:style-name="T9"> </text:span><text:span text:style-name="T9">to</text:span><text:span text:style-name="T9"> </text:span><text:span text:style-name="T9">the</text:span><text:span text:style-name="T9"> </text:span><text:span text:style-name="T9">member</text:span><text:span text:style-name="T9">'</text:span><text:span text:style-name="T9">s</text:span><text:span text:style-name="T9"> </text:span><text:span text:style-name="T9">interest</text:span><text:span text:style-name="T9"> </text:span><text:span text:style-name="T9">as</text:span><text:span text:style-name="T9"> </text:span><text:span text:style-name="T9">a</text:span><text:span text:style-name="T9"> </text:span><text:span text:style-name="T9">member</text:span><text:span text:style-name="T9">. </text:span><text:span text:style-name="T9">Any</text:span><text:span text:style-name="T9"> </text:span><text:span text:style-name="T9">such</text:span><text:span text:style-name="T9"> </text:span><text:span text:style-name="T9">inspection</text:span><text:span text:style-name="T9"> </text:span><text:span text:style-name="T9">and</text:span><text:span text:style-name="T9"> </text:span><text:span text:style-name="T9">copying</text:span><text:span text:style-name="T9"> </text:span><text:span text:style-name="T9">may</text:span><text:span text:style-name="T9"> </text:span><text:span text:style-name="T9">be</text:span><text:span text:style-name="T9"> </text:span><text:span text:style-name="T9">made</text:span><text:span text:style-name="T9"> </text:span><text:span text:style-name="T9">in</text:span><text:span text:style-name="T9"> </text:span><text:span text:style-name="T9">person</text:span><text:span text:style-name="T9"> </text:span><text:span text:style-name="T9">or</text:span><text:span text:style-name="T9"> </text:span><text:span text:style-name="T9">by</text:span><text:span text:style-name="T9"> </text:span><text:span text:style-name="T9">the</text:span><text:span text:style-name="T9"> </text:span><text:span text:style-name="T9">member</text:span><text:span text:style-name="T9">'</text:span><text:span text:style-name="T9">s</text:span><text:span text:style-name="T9"> </text:span><text:span text:style-name="T9">agent</text:span><text:span text:style-name="T9"> </text:span><text:span text:style-name="T9">or</text:span><text:span text:style-name="T9"> </text:span><text:span text:style-name="T9">attorney</text:span><text:span text:style-name="T9">. </text:span><text:span text:style-name="T9">This</text:span><text:span text:style-name="T9"> </text:span><text:span text:style-name="T9">right</text:span><text:span text:style-name="T9"> </text:span><text:span text:style-name="T9">of</text:span><text:span text:style-name="T9"> </text:span><text:span text:style-name="T9">inspection</text:span><text:span text:style-name="T9"> </text:span><text:span text:style-name="T9">extends</text:span><text:span text:style-name="T9"> </text:span><text:span text:style-name="T9">to</text:span><text:span text:style-name="T9"> </text:span><text:span text:style-name="T9">the</text:span><text:span text:style-name="T9"> </text:span><text:span text:style-name="T9">records</text:span><text:span text:style-name="T9"> </text:span><text:span text:style-name="T9">of</text:span><text:span text:style-name="T9"> </text:span><text:span text:style-name="T9">any</text:span><text:span text:style-name="T9"> </text:span><text:span text:style-name="T9">subsidiary</text:span><text:span text:style-name="T9"> </text:span><text:span text:style-name="T9">of</text:span><text:span text:style-name="T9"> </text:span><text:span text:style-name="T9">the</text:span><text:span text:style-name="T9"> </text:span><text:span text:style-name="T9">Corporation</text:span><text:span text:style-name="T9">.</text:span></text:p>
      <text:p text:style-name="P14"><text:span text:style-name="T9">C</text:span><text:span text:style-name="T9">.</text:span><text:span text:style-name="T7"> <text:s text:c="6"/></text:span><text:span text:style-name="T9">Maintenance</text:span><text:span text:style-name="T9"> </text:span><text:span text:style-name="T9">and</text:span><text:span text:style-name="T9"> </text:span><text:span text:style-name="T9">Inspection</text:span><text:span text:style-name="T9"> </text:span><text:span text:style-name="T9">of</text:span><text:span text:style-name="T9"> </text:span><text:span text:style-name="T9">Articles</text:span><text:span text:style-name="T9"> </text:span><text:span text:style-name="T9">and</text:span><text:span text:style-name="T9"> </text:span><text:span text:style-name="T9">Bylaws</text:span></text:p>
      <text:p text:style-name="P14"><text:span text:style-name="T9">This</text:span><text:span text:style-name="T9"> </text:span><text:span text:style-name="T9">Corporation</text:span><text:span text:style-name="T9"> </text:span><text:span text:style-name="T9">shall</text:span><text:span text:style-name="T9"> </text:span><text:span text:style-name="T9">keep</text:span><text:span text:style-name="T9"> </text:span><text:span text:style-name="T9">at</text:span><text:span text:style-name="T9"> </text:span><text:span text:style-name="T9">its</text:span><text:span text:style-name="T9"> </text:span><text:span text:style-name="T9">principal</text:span><text:span text:style-name="T9"> </text:span><text:span text:style-name="T9">California</text:span><text:span text:style-name="T9"> </text:span><text:span text:style-name="T9">office</text:span><text:span text:style-name="T9"> </text:span><text:span text:style-name="T9">the</text:span><text:span text:style-name="T9"> </text:span><text:span text:style-name="T9">original</text:span><text:span text:style-name="T9"> </text:span><text:span text:style-name="T9">or</text:span><text:span text:style-name="T9"> </text:span><text:span text:style-name="T9">a</text:span><text:span text:style-name="T9"> </text:span><text:span text:style-name="T9">copy</text:span><text:span text:style-name="T9"> </text:span><text:span text:style-name="T9">of</text:span><text:span text:style-name="T9"> </text:span><text:span text:style-name="T9">the</text:span><text:span text:style-name="T9"> </text:span><text:span text:style-name="T9">articles</text:span><text:span text:style-name="T9"> </text:span><text:span text:style-name="T9">of</text:span><text:span text:style-name="T9"> </text:span><text:span text:style-name="T9">inCorporation</text:span><text:span text:style-name="T9"> </text:span><text:span text:style-name="T9">and</text:span><text:span text:style-name="T9"> </text:span><text:span text:style-name="T9">bylaws</text:span><text:span text:style-name="T9">, </text:span><text:span text:style-name="T9">as</text:span><text:span text:style-name="T9"> </text:span><text:span text:style-name="T9">amended</text:span><text:span text:style-name="T9"> </text:span><text:span text:style-name="T9">to</text:span><text:span text:style-name="T9"> </text:span><text:span text:style-name="T9">the</text:span><text:span text:style-name="T9"> </text:span><text:span text:style-name="T9">current</text:span><text:span text:style-name="T9"> </text:span><text:span text:style-name="T9">date</text:span><text:span text:style-name="T9">, </text:span><text:span text:style-name="T9">which</text:span><text:span text:style-name="T9"> </text:span><text:span text:style-name="T9">shall</text:span><text:span text:style-name="T9"> </text:span><text:span text:style-name="T9">be</text:span><text:span text:style-name="T9"> </text:span><text:span text:style-name="T9">open</text:span><text:span text:style-name="T9"> </text:span><text:span text:style-name="T9">to</text:span><text:span text:style-name="T9"> </text:span><text:span text:style-name="T9">inspection</text:span><text:span text:style-name="T9"> </text:span><text:span text:style-name="T9">by</text:span><text:span text:style-name="T9"> </text:span><text:span text:style-name="T9">the</text:span><text:span text:style-name="T9"> </text:span><text:span text:style-name="T9">members</text:span><text:span text:style-name="T9"> </text:span><text:span text:style-name="T9">at</text:span><text:span text:style-name="T9"> </text:span><text:span text:style-name="T9">all</text:span><text:span text:style-name="T9"> </text:span><text:span text:style-name="T9">reasonable</text:span><text:span text:style-name="T9"> </text:span><text:span text:style-name="T9">times</text:span><text:span text:style-name="T9"> </text:span><text:span text:style-name="T9">during</text:span><text:span text:style-name="T9"> </text:span><text:span text:style-name="T9">office</text:span><text:span text:style-name="T9"> </text:span><text:span text:style-name="T9">hours</text:span><text:span text:style-name="T9">. </text:span><text:span text:style-name="T9">If</text:span><text:span text:style-name="T9"> </text:span><text:span text:style-name="T9">the</text:span><text:span text:style-name="T9"> </text:span><text:span text:style-name="T9">Corporation</text:span><text:span text:style-name="T9"> </text:span><text:span text:style-name="T9">has</text:span><text:span text:style-name="T9"> </text:span><text:span text:style-name="T9">no</text:span><text:span text:style-name="T9"> </text:span><text:span text:style-name="T9">business</text:span><text:span text:style-name="T9"> </text:span><text:span text:style-name="T9">office</text:span><text:span text:style-name="T9"> </text:span><text:span text:style-name="T9">in</text:span><text:span text:style-name="T9"> </text:span><text:span text:style-name="T9">California</text:span><text:span text:style-name="T9">, </text:span><text:span text:style-name="T9">the</text:span><text:span text:style-name="T9"> </text:span><text:span text:style-name="T9">secretary</text:span><text:span text:style-name="T9"> </text:span><text:span text:style-name="T9">shall</text:span><text:span text:style-name="T9">, </text:span><text:span text:style-name="T9">on</text:span><text:span text:style-name="T9"> </text:span><text:span text:style-name="T9">the</text:span><text:span text:style-name="T9"> </text:span><text:span text:style-name="T9">written</text:span><text:span text:style-name="T9"> </text:span><text:span text:style-name="T9">request</text:span><text:span text:style-name="T9"> </text:span><text:span text:style-name="T9">of</text:span><text:span text:style-name="T9"> </text:span><text:span text:style-name="T9">any</text:span><text:span text:style-name="T9"> </text:span><text:span text:style-name="T9">member</text:span><text:span text:style-name="T9">, </text:span><text:span text:style-name="T9">furnish</text:span><text:span text:style-name="T9"> </text:span><text:span text:style-name="T9">to</text:span><text:span text:style-name="T9"> </text:span><text:span text:style-name="T9">that</text:span><text:span text:style-name="T9"> </text:span><text:span text:style-name="T9">member</text:span><text:span text:style-name="T9"> </text:span><text:span text:style-name="T9">a</text:span><text:span text:style-name="T9"> </text:span><text:span text:style-name="T9">copy</text:span><text:span text:style-name="T9"> </text:span><text:span text:style-name="T9">of</text:span><text:span text:style-name="T9"> </text:span><text:span text:style-name="T9">the</text:span><text:span text:style-name="T9"> </text:span><text:span text:style-name="T9">articles</text:span><text:span text:style-name="T9"> </text:span><text:span text:style-name="T9">of</text:span><text:span text:style-name="T9"> </text:span><text:span text:style-name="T9">inCorporation</text:span><text:span text:style-name="T9"> </text:span><text:span text:style-name="T9">and</text:span><text:span text:style-name="T9"> </text:span><text:span text:style-name="T9">bylaws</text:span><text:span text:style-name="T9">, </text:span><text:span text:style-name="T9">as</text:span><text:span text:style-name="T9"> </text:span><text:span text:style-name="T9">amended</text:span><text:span text:style-name="T9"> </text:span><text:span text:style-name="T9">to</text:span><text:span text:style-name="T9"> </text:span><text:span text:style-name="T9">the</text:span><text:span text:style-name="T9"> </text:span><text:span text:style-name="T9">current</text:span><text:span text:style-name="T9"> </text:span><text:span text:style-name="T9">date</text:span><text:span text:style-name="T9">. </text:span><text:span text:style-name="T9">For</text:span><text:span text:style-name="T9"> </text:span><text:span text:style-name="T9">the</text:span><text:span text:style-name="T9"> </text:span><text:span text:style-name="T9">convenience</text:span><text:span text:style-name="T9"> </text:span><text:span text:style-name="T9">of</text:span><text:span text:style-name="T9"> </text:span><text:span text:style-name="T9">the</text:span><text:span text:style-name="T9"> </text:span><text:span text:style-name="T9">members</text:span><text:span text:style-name="T9">, </text:span><text:span text:style-name="T9">an</text:span><text:span text:style-name="T9"> </text:span><text:span text:style-name="T9">updated</text:span><text:span text:style-name="T9"> </text:span><text:span text:style-name="T9">virtual</text:span><text:span text:style-name="T9"> </text:span><text:span text:style-name="T9">copy</text:span><text:span text:style-name="T9"> </text:span><text:span text:style-name="T9">of</text:span><text:span text:style-name="T9"> </text:span><text:span text:style-name="T9">the</text:span><text:span text:style-name="T9"> </text:span><text:span text:style-name="T9">Articles</text:span><text:span text:style-name="T9"> </text:span><text:span text:style-name="T9">and</text:span><text:span text:style-name="T9"> </text:span><text:span text:style-name="T9">Bylaws</text:span><text:span text:style-name="T9"> </text:span><text:span text:style-name="T9">shall</text:span><text:span text:style-name="T9"> </text:span><text:span text:style-name="T9">be</text:span><text:span text:style-name="T9"> </text:span><text:span text:style-name="T9">maintained</text:span><text:span text:style-name="T9"> </text:span><text:span text:style-name="T9">as</text:span><text:span text:style-name="T9"> </text:span><text:span text:style-name="T9">an</text:span><text:span text:style-name="T9"> </text:span><text:span text:style-name="T9">open</text:span><text:span text:style-name="T9"> </text:span><text:span text:style-name="T9">source</text:span><text:span text:style-name="T9"> </text:span><text:span text:style-name="T9">document</text:span><text:span text:style-name="T9">.</text:span></text:p>
      <text:p text:style-name="P14"><text:span text:style-name="T9">Section</text:span><text:span text:style-name="T9"> 14.2 <text:s text:c="5"/><text:tab/></text:span><text:span text:style-name="T9">Board</text:span><text:span text:style-name="T9"> </text:span><text:span text:style-name="T9">member</text:span><text:span text:style-name="T9">’</text:span><text:span text:style-name="T9">s</text:span><text:span text:style-name="T9"> </text:span><text:span text:style-name="T9">Right</text:span><text:span text:style-name="T9"> </text:span><text:span text:style-name="T9">to</text:span><text:span text:style-name="T9"> </text:span><text:span text:style-name="T9">Inspect</text:span></text:p>
      <text:p text:style-name="P14"><text:span text:style-name="T9">Every</text:span><text:span text:style-name="T9"> </text:span><text:span text:style-name="T9">Board</text:span><text:span text:style-name="T9"> </text:span><text:span text:style-name="T9">member</text:span><text:span text:style-name="T9"> </text:span><text:span text:style-name="T9">shall</text:span><text:span text:style-name="T9"> </text:span><text:span text:style-name="T9">have</text:span><text:span text:style-name="T9"> </text:span><text:span text:style-name="T9">the</text:span><text:span text:style-name="T9"> </text:span><text:span text:style-name="T9">absolute</text:span><text:span text:style-name="T9"> </text:span><text:span text:style-name="T9">right</text:span><text:span text:style-name="T9"> </text:span><text:span text:style-name="T9">at</text:span><text:span text:style-name="T9"> </text:span><text:span text:style-name="T9">any</text:span><text:span text:style-name="T9"> </text:span><text:span text:style-name="T9">reasonable</text:span><text:span text:style-name="T9"> </text:span><text:span text:style-name="T9">time</text:span><text:span text:style-name="T9"> </text:span><text:span text:style-name="T9">to</text:span><text:span text:style-name="T9"> </text:span><text:span text:style-name="T9">inspect</text:span><text:span text:style-name="T9"> </text:span><text:span text:style-name="T9">the</text:span><text:span text:style-name="T9"> </text:span><text:span text:style-name="T9">Corporation</text:span><text:span text:style-name="T9">'</text:span><text:span text:style-name="T9">s</text:span><text:span text:style-name="T9"> </text:span><text:span text:style-name="T9">books</text:span><text:span text:style-name="T9">, </text:span><text:span text:style-name="T9">records</text:span><text:span text:style-name="T9">, </text:span><text:span text:style-name="T9">documents</text:span><text:span text:style-name="T9"> </text:span><text:span text:style-name="T9">of</text:span><text:span text:style-name="T9"> </text:span><text:span text:style-name="T9">every</text:span><text:span text:style-name="T9"> </text:span><text:span text:style-name="T9">kind</text:span><text:span text:style-name="T9">, </text:span><text:span text:style-name="T9">physical</text:span><text:span text:style-name="T9"> </text:span><text:span text:style-name="T9">properties</text:span><text:span text:style-name="T9">, </text:span><text:span text:style-name="T9">and</text:span><text:span text:style-name="T9"> </text:span><text:span text:style-name="T9">the</text:span><text:span text:style-name="T9"> </text:span><text:span text:style-name="T9">records</text:span><text:span text:style-name="T9"> </text:span><text:span text:style-name="T9">of</text:span><text:span text:style-name="T9"> </text:span><text:span text:style-name="T9">each</text:span><text:span text:style-name="T9"> </text:span><text:span text:style-name="T9">subsidiary</text:span><text:span text:style-name="T9">. </text:span><text:span text:style-name="T9">The</text:span><text:span text:style-name="T9"> </text:span><text:span text:style-name="T9">inspection</text:span><text:span text:style-name="T9"> </text:span><text:span text:style-name="T9">may</text:span><text:span text:style-name="T9"> </text:span><text:span text:style-name="T9">be</text:span><text:span text:style-name="T9"> </text:span><text:span text:style-name="T9">made</text:span><text:span text:style-name="T9"> </text:span><text:span text:style-name="T9">in</text:span><text:span text:style-name="T9"> </text:span><text:span text:style-name="T9">person</text:span><text:span text:style-name="T9"> </text:span><text:span text:style-name="T9">or</text:span><text:span text:style-name="T9"> </text:span><text:span text:style-name="T9">by</text:span><text:span text:style-name="T9"> </text:span><text:span text:style-name="T9">the</text:span><text:span text:style-name="T9"> </text:span><text:span text:style-name="T9">Board</text:span><text:span text:style-name="T9"> </text:span><text:span text:style-name="T9">member</text:span><text:span text:style-name="T9">'</text:span><text:span text:style-name="T9">s</text:span><text:span text:style-name="T9"> </text:span><text:span text:style-name="T9">agent</text:span><text:span text:style-name="T9"> </text:span><text:span text:style-name="T9">or</text:span><text:span text:style-name="T9"> </text:span><text:span text:style-name="T9">attorney</text:span><text:span text:style-name="T9">. </text:span><text:span text:style-name="T9">The</text:span><text:span text:style-name="T9"> </text:span><text:span text:style-name="T9">right</text:span><text:span text:style-name="T9"> </text:span><text:span text:style-name="T9">of</text:span><text:span text:style-name="T9"> </text:span><text:span text:style-name="T9">inspection</text:span><text:span text:style-name="T9"> </text:span><text:span text:style-name="T9">includes</text:span><text:span text:style-name="T9"> </text:span><text:span text:style-name="T9">the</text:span><text:span text:style-name="T9"> </text:span><text:span text:style-name="T9">right</text:span><text:span text:style-name="T9"> </text:span><text:span text:style-name="T9">to</text:span><text:span text:style-name="T9"> </text:span><text:span text:style-name="T9">copy</text:span><text:span text:style-name="T9"> </text:span><text:span text:style-name="T9">and</text:span><text:span text:style-name="T9"> </text:span><text:span text:style-name="T9">make</text:span><text:span text:style-name="T9"> </text:span><text:span text:style-name="T9">extracts</text:span><text:span text:style-name="T9"> </text:span><text:span text:style-name="T9">of</text:span><text:span text:style-name="T9"> </text:span><text:span text:style-name="T9">documents</text:span><text:span text:style-name="T9">.</text:span></text:p>
      <text:h text:style-name="P30" text:outline-level="10"><text:bookmark text:name="h.6r6vu8p89lxs"/>Article 15 <text:s text:c="9"/><text:tab/> Required Reports</text:h>
      <text:p text:style-name="P14"><text:soft-page-break/><text:span text:style-name="T9">Section</text:span><text:span text:style-name="T9"> 15.1 <text:s text:c="5"/><text:tab/></text:span><text:span text:style-name="T9">Annual</text:span><text:span text:style-name="T9"> </text:span><text:span text:style-name="T9">Report</text:span></text:p>
      <text:p text:style-name="P14"><text:span text:style-name="T9">The</text:span><text:span text:style-name="T9"> </text:span><text:span text:style-name="T9">Board</text:span><text:span text:style-name="T9"> </text:span><text:span text:style-name="T9">shall</text:span><text:span text:style-name="T9"> </text:span><text:span text:style-name="T9">cause</text:span><text:span text:style-name="T9"> </text:span><text:span text:style-name="T9">an</text:span><text:span text:style-name="T9"> </text:span><text:span text:style-name="T9">annual</text:span><text:span text:style-name="T9"> </text:span><text:span text:style-name="T9">report</text:span><text:span text:style-name="T9"> </text:span><text:span text:style-name="T9">to</text:span><text:span text:style-name="T9"> </text:span><text:span text:style-name="T9">be</text:span><text:span text:style-name="T9"> </text:span><text:span text:style-name="T9">sent</text:span><text:span text:style-name="T9"> </text:span><text:span text:style-name="T9">to</text:span><text:span text:style-name="T9"> </text:span><text:span text:style-name="T9">the</text:span><text:span text:style-name="T9"> </text:span><text:span text:style-name="T9">members</text:span><text:span text:style-name="T9"> </text:span><text:span text:style-name="T9">and</text:span><text:span text:style-name="T9"> </text:span><text:span text:style-name="T9">Board</text:span><text:span text:style-name="T9"> </text:span><text:span text:style-name="T9">members</text:span><text:span text:style-name="T9"> </text:span><text:span text:style-name="T9">within</text:span><text:span text:style-name="T9"> 120 </text:span><text:span text:style-name="T9">days</text:span><text:span text:style-name="T9"> </text:span><text:span text:style-name="T9">after</text:span><text:span text:style-name="T9"> </text:span><text:span text:style-name="T9">the</text:span><text:span text:style-name="T9"> </text:span><text:span text:style-name="T9">end</text:span><text:span text:style-name="T9"> </text:span><text:span text:style-name="T9">of</text:span><text:span text:style-name="T9"> </text:span><text:span text:style-name="T9">the</text:span><text:span text:style-name="T9"> </text:span><text:span text:style-name="T9">Corporation</text:span><text:span text:style-name="T9">'</text:span><text:span text:style-name="T9">s</text:span><text:span text:style-name="T9"> </text:span><text:span text:style-name="T9">fiscal</text:span><text:span text:style-name="T9"> </text:span><text:span text:style-name="T9">year</text:span><text:span text:style-name="T9">. </text:span><text:span text:style-name="T9">That</text:span><text:span text:style-name="T9"> </text:span><text:span text:style-name="T9">report</text:span><text:span text:style-name="T9"> </text:span><text:span text:style-name="T9">shall</text:span><text:span text:style-name="T9"> </text:span><text:span text:style-name="T9">contain</text:span><text:span text:style-name="T9"> </text:span><text:span text:style-name="T9">the</text:span><text:span text:style-name="T9"> </text:span><text:span text:style-name="T9">following</text:span><text:span text:style-name="T9"> </text:span><text:span text:style-name="T9">information</text:span><text:span text:style-name="T9">, </text:span><text:span text:style-name="T9">in</text:span><text:span text:style-name="T9"> </text:span><text:span text:style-name="T9">appropriate</text:span><text:span text:style-name="T9"> </text:span><text:span text:style-name="T9">detail</text:span><text:span text:style-name="T9">:</text:span></text:p>
      <text:p text:style-name="P15"><text:span text:style-name="T9">(</text:span><text:span text:style-name="T9">a</text:span><text:span text:style-name="T9">) </text:span><text:span text:style-name="T9">The</text:span><text:span text:style-name="T9"> </text:span><text:span text:style-name="T9">assets</text:span><text:span text:style-name="T9"> </text:span><text:span text:style-name="T9">and</text:span><text:span text:style-name="T9"> </text:span><text:span text:style-name="T9">liabilities</text:span><text:span text:style-name="T9">, </text:span><text:span text:style-name="T9">including</text:span><text:span text:style-name="T9"> </text:span><text:span text:style-name="T9">the</text:span><text:span text:style-name="T9"> </text:span><text:span text:style-name="T9">trust</text:span><text:span text:style-name="T9"> </text:span><text:span text:style-name="T9">funds</text:span><text:span text:style-name="T9">, </text:span><text:span text:style-name="T9">of</text:span><text:span text:style-name="T9"> </text:span><text:span text:style-name="T9">the</text:span><text:span text:style-name="T9"> </text:span><text:span text:style-name="T9">Corporation</text:span><text:span text:style-name="T9"> </text:span><text:span text:style-name="T9">as</text:span><text:span text:style-name="T9"> </text:span><text:span text:style-name="T9">of</text:span><text:span text:style-name="T9"> </text:span><text:span text:style-name="T9">the</text:span><text:span text:style-name="T9"> </text:span><text:span text:style-name="T9">end</text:span><text:span text:style-name="T9"> </text:span><text:span text:style-name="T9">of</text:span><text:span text:style-name="T9"> </text:span><text:span text:style-name="T9">the</text:span><text:span text:style-name="T9"> </text:span><text:span text:style-name="T9">fiscal</text:span><text:span text:style-name="T9"> </text:span><text:span text:style-name="T9">year</text:span><text:span text:style-name="T9">;</text:span></text:p>
      <text:p text:style-name="P15"><text:span text:style-name="T9">(</text:span><text:span text:style-name="T9">b</text:span><text:span text:style-name="T9">) </text:span><text:span text:style-name="T9">The</text:span><text:span text:style-name="T9"> </text:span><text:span text:style-name="T9">principal</text:span><text:span text:style-name="T9"> </text:span><text:span text:style-name="T9">changes</text:span><text:span text:style-name="T9"> </text:span><text:span text:style-name="T9">in</text:span><text:span text:style-name="T9"> </text:span><text:span text:style-name="T9">assets</text:span><text:span text:style-name="T9"> </text:span><text:span text:style-name="T9">and</text:span><text:span text:style-name="T9"> </text:span><text:span text:style-name="T9">liabilities</text:span><text:span text:style-name="T9">, </text:span><text:span text:style-name="T9">including</text:span><text:span text:style-name="T9"> </text:span><text:span text:style-name="T9">trust</text:span><text:span text:style-name="T9"> </text:span><text:span text:style-name="T9">funds</text:span><text:span text:style-name="T9">;</text:span></text:p>
      <text:p text:style-name="P15"><text:span text:style-name="T9">(</text:span><text:span text:style-name="T9">c</text:span><text:span text:style-name="T9">) </text:span><text:span text:style-name="T9">The</text:span><text:span text:style-name="T9"> </text:span><text:span text:style-name="T9">Corporation</text:span><text:span text:style-name="T9">'</text:span><text:span text:style-name="T9">s</text:span><text:span text:style-name="T9"> </text:span><text:span text:style-name="T9">revenue</text:span><text:span text:style-name="T9"> </text:span><text:span text:style-name="T9">or</text:span><text:span text:style-name="T9"> </text:span><text:span text:style-name="T9">receipts</text:span><text:span text:style-name="T9">, </text:span><text:span text:style-name="T9">both</text:span><text:span text:style-name="T9"> </text:span><text:span text:style-name="T9">unrestricted</text:span><text:span text:style-name="T9"> </text:span><text:span text:style-name="T9">and</text:span><text:span text:style-name="T9"> </text:span><text:span text:style-name="T9">restricted</text:span><text:span text:style-name="T9"> </text:span><text:span text:style-name="T9">to</text:span><text:span text:style-name="T9"> </text:span><text:span text:style-name="T9">particular</text:span><text:span text:style-name="T9"> </text:span><text:span text:style-name="T9">purposes</text:span><text:span text:style-name="T9">;</text:span></text:p>
      <text:p text:style-name="P15"><text:span text:style-name="T9">(</text:span><text:span text:style-name="T9">d</text:span><text:span text:style-name="T9">) </text:span><text:span text:style-name="T9">The</text:span><text:span text:style-name="T9"> </text:span><text:span text:style-name="T9">Corporation</text:span><text:span text:style-name="T9">'</text:span><text:span text:style-name="T9">s</text:span><text:span text:style-name="T9"> </text:span><text:span text:style-name="T9">expenses</text:span><text:span text:style-name="T9"> </text:span><text:span text:style-name="T9">or</text:span><text:span text:style-name="T9"> </text:span><text:span text:style-name="T9">disbursements</text:span><text:span text:style-name="T9"> </text:span><text:span text:style-name="T9">for</text:span><text:span text:style-name="T9"> </text:span><text:span text:style-name="T9">both</text:span><text:span text:style-name="T9"> </text:span><text:span text:style-name="T9">general</text:span><text:span text:style-name="T9"> </text:span><text:span text:style-name="T9">and</text:span><text:span text:style-name="T9"> </text:span><text:span text:style-name="T9">restricted</text:span><text:span text:style-name="T9"> </text:span><text:span text:style-name="T9">purposes</text:span><text:span text:style-name="T9">;</text:span></text:p>
      <text:p text:style-name="P15"><text:span text:style-name="T9">(</text:span><text:span text:style-name="T9">e</text:span><text:span text:style-name="T9">) </text:span><text:span text:style-name="T9">Any</text:span><text:span text:style-name="T9"> </text:span><text:span text:style-name="T9">information</text:span><text:span text:style-name="T9"> </text:span><text:span text:style-name="T9">required</text:span><text:span text:style-name="T9"> </text:span><text:span text:style-name="T9">by</text:span><text:span text:style-name="T9"> </text:span><text:span text:style-name="T9">Section</text:span><text:span text:style-name="T9"> 14.1.</text:span><text:span text:style-name="T9">c</text:span><text:span text:style-name="T9">. </text:span><text:span text:style-name="T9">of</text:span><text:span text:style-name="T9"> </text:span><text:span text:style-name="T9">these</text:span><text:span text:style-name="T9"> </text:span><text:span text:style-name="T9">bylaws</text:span><text:span text:style-name="T9">; </text:span><text:span text:style-name="T9">and</text:span></text:p>
      <text:p text:style-name="P7"><text:span text:style-name="T9">(</text:span><text:span text:style-name="T9">f</text:span><text:span text:style-name="T9">) </text:span><text:span text:style-name="T9">An</text:span><text:span text:style-name="T9"> </text:span><text:span text:style-name="T9">independent</text:span><text:span text:style-name="T9"> </text:span><text:span text:style-name="T9">accountants</text:span><text:span text:style-name="T9">' </text:span><text:span text:style-name="T9">report</text:span><text:span text:style-name="T9"> </text:span><text:span text:style-name="T9">or</text:span><text:span text:style-name="T9">, </text:span><text:span text:style-name="T9">if</text:span><text:span text:style-name="T9"> </text:span><text:span text:style-name="T9">none</text:span><text:span text:style-name="T9">, </text:span><text:span text:style-name="T9">the</text:span><text:span text:style-name="T9"> </text:span><text:span text:style-name="T9">certificate</text:span><text:span text:style-name="T9"> </text:span><text:span text:style-name="T9">of</text:span><text:span text:style-name="T9"> </text:span><text:span text:style-name="T9">an</text:span><text:span text:style-name="T9"> </text:span><text:span text:style-name="T9">authorized</text:span><text:span text:style-name="T9"> </text:span><text:span text:style-name="T9">officer</text:span><text:span text:style-name="T9"> </text:span><text:span text:style-name="T9">of</text:span><text:span text:style-name="T9"> </text:span><text:span text:style-name="T9">the</text:span><text:span text:style-name="T9"> </text:span><text:span text:style-name="T9">Corporation</text:span><text:span text:style-name="T9"> </text:span><text:span text:style-name="T9">that</text:span><text:span text:style-name="T9"> </text:span><text:span text:style-name="T9">such</text:span><text:span text:style-name="T9"> </text:span><text:span text:style-name="T9">statements</text:span><text:span text:style-name="T9"> </text:span><text:span text:style-name="T9">were</text:span><text:span text:style-name="T9"> </text:span><text:span text:style-name="T9">prepared</text:span><text:span text:style-name="T9"> </text:span><text:span text:style-name="T9">without</text:span><text:span text:style-name="T9"> </text:span><text:span text:style-name="T9">audit</text:span><text:span text:style-name="T9"> </text:span><text:span text:style-name="T9">from</text:span><text:span text:style-name="T9"> </text:span><text:span text:style-name="T9">the</text:span><text:span text:style-name="T9"> </text:span><text:span text:style-name="T9">Corporation</text:span><text:span text:style-name="T9">'</text:span><text:span text:style-name="T9">s</text:span><text:span text:style-name="T9"> </text:span><text:span text:style-name="T9">books</text:span><text:span text:style-name="T9"> </text:span><text:span text:style-name="T9">and</text:span><text:span text:style-name="T9"> </text:span><text:span text:style-name="T9">records</text:span><text:span text:style-name="T9">.</text:span></text:p>
      <text:p text:style-name="P14"><text:span text:style-name="T9">This</text:span><text:span text:style-name="T9"> </text:span><text:span text:style-name="T9">requirement</text:span><text:span text:style-name="T9"> </text:span><text:span text:style-name="T9">of</text:span><text:span text:style-name="T9"> </text:span><text:span text:style-name="T9">an</text:span><text:span text:style-name="T9"> </text:span><text:span text:style-name="T9">annual</text:span><text:span text:style-name="T9"> </text:span><text:span text:style-name="T9">report</text:span><text:span text:style-name="T9"> </text:span><text:span text:style-name="T9">shall</text:span><text:span text:style-name="T9"> </text:span><text:span text:style-name="T9">not</text:span><text:span text:style-name="T9"> </text:span><text:span text:style-name="T9">apply</text:span><text:span text:style-name="T9"> </text:span><text:span text:style-name="T9">if</text:span><text:span text:style-name="T9"> </text:span><text:span text:style-name="T9">the</text:span><text:span text:style-name="T9"> </text:span><text:span text:style-name="T9">Corporation</text:span><text:span text:style-name="T9"> </text:span><text:span text:style-name="T9">receives</text:span><text:span text:style-name="T9"> </text:span><text:span text:style-name="T9">less</text:span><text:span text:style-name="T9"> </text:span><text:span text:style-name="T9">than</text:span><text:span text:style-name="T9"> $25,000 </text:span><text:span text:style-name="T9">in</text:span><text:span text:style-name="T9"> </text:span><text:span text:style-name="T9">gross</text:span><text:span text:style-name="T9"> </text:span><text:span text:style-name="T9">receipts</text:span><text:span text:style-name="T9"> </text:span><text:span text:style-name="T9">during</text:span><text:span text:style-name="T9"> </text:span><text:span text:style-name="T9">the</text:span><text:span text:style-name="T9"> </text:span><text:span text:style-name="T9">fiscal</text:span><text:span text:style-name="T9"> </text:span><text:span text:style-name="T9">year</text:span><text:span text:style-name="T9">, </text:span><text:span text:style-name="T9">provided</text:span><text:span text:style-name="T9">, </text:span><text:span text:style-name="T9">however</text:span><text:span text:style-name="T9">, </text:span><text:span text:style-name="T9">that</text:span><text:span text:style-name="T9"> </text:span><text:span text:style-name="T9">the</text:span><text:span text:style-name="T9"> </text:span><text:span text:style-name="T9">information</text:span><text:span text:style-name="T9"> </text:span><text:span text:style-name="T9">specified</text:span><text:span text:style-name="T9"> </text:span><text:span text:style-name="T9">above</text:span><text:span text:style-name="T9"> </text:span><text:span text:style-name="T9">for</text:span><text:span text:style-name="T9"> </text:span><text:span text:style-name="T9">inclusion</text:span><text:span text:style-name="T9"> </text:span><text:span text:style-name="T9">in</text:span><text:span text:style-name="T9"> </text:span><text:span text:style-name="T9">an</text:span><text:span text:style-name="T9"> </text:span><text:span text:style-name="T9">annual</text:span><text:span text:style-name="T9"> </text:span><text:span text:style-name="T9">report</text:span><text:span text:style-name="T9"> </text:span><text:span text:style-name="T9">must</text:span><text:span text:style-name="T9"> </text:span><text:span text:style-name="T9">be</text:span><text:span text:style-name="T9"> </text:span><text:span text:style-name="T9">furnished</text:span><text:span text:style-name="T9"> </text:span><text:span text:style-name="T9">annually</text:span><text:span text:style-name="T9"> </text:span><text:span text:style-name="T9">to</text:span><text:span text:style-name="T9"> </text:span><text:span text:style-name="T9">all</text:span><text:span text:style-name="T9"> </text:span><text:span text:style-name="T9">Board</text:span><text:span text:style-name="T9"> </text:span><text:span text:style-name="T9">members</text:span><text:span text:style-name="T9"> </text:span><text:span text:style-name="T9">and</text:span><text:span text:style-name="T9"> </text:span><text:span text:style-name="T9">to</text:span><text:span text:style-name="T9"> </text:span><text:span text:style-name="T9">any</text:span><text:span text:style-name="T9"> </text:span><text:span text:style-name="T9">member</text:span><text:span text:style-name="T9"> </text:span><text:span text:style-name="T9">who</text:span><text:span text:style-name="T9"> </text:span><text:span text:style-name="T9">requests</text:span><text:span text:style-name="T9"> </text:span><text:span text:style-name="T9">it</text:span><text:span text:style-name="T9"> </text:span><text:span text:style-name="T9">in</text:span><text:span text:style-name="T9"> </text:span><text:span text:style-name="T9">writing</text:span><text:span text:style-name="T9">. </text:span><text:span text:style-name="T9">If</text:span><text:span text:style-name="T9"> </text:span><text:span text:style-name="T9">the</text:span><text:span text:style-name="T9"> </text:span><text:span text:style-name="T9">Board</text:span><text:span text:style-name="T9"> </text:span><text:span text:style-name="T9">approves</text:span><text:span text:style-name="T9">, </text:span><text:span text:style-name="T9">the</text:span><text:span text:style-name="T9"> </text:span><text:span text:style-name="T9">Corporation</text:span><text:span text:style-name="T9"> </text:span><text:span text:style-name="T9">may</text:span><text:span text:style-name="T9"> </text:span><text:span text:style-name="T9">send</text:span><text:span text:style-name="T9"> </text:span><text:span text:style-name="T9">the</text:span><text:span text:style-name="T9"> </text:span><text:span text:style-name="T9">report</text:span><text:span text:style-name="T9"> </text:span><text:span text:style-name="T9">and</text:span><text:span text:style-name="T9"> </text:span><text:span text:style-name="T9">any</text:span><text:span text:style-name="T9"> </text:span><text:span text:style-name="T9">accompanying</text:span><text:span text:style-name="T9"> </text:span><text:span text:style-name="T9">material</text:span><text:span text:style-name="T9"> </text:span><text:span text:style-name="T9">sent</text:span><text:span text:style-name="T9"> </text:span><text:span text:style-name="T9">pursuant</text:span><text:span text:style-name="T9"> </text:span><text:span text:style-name="T9">to</text:span><text:span text:style-name="T9"> </text:span><text:span text:style-name="T9">this</text:span><text:span text:style-name="T9"> </text:span><text:span text:style-name="T9">section</text:span><text:span text:style-name="T9"> </text:span><text:span text:style-name="T9">by</text:span><text:span text:style-name="T9"> </text:span><text:span text:style-name="T9">electronic</text:span><text:span text:style-name="T9"> </text:span><text:span text:style-name="T9">transmission</text:span><text:span text:style-name="T9">.</text:span></text:p>
      <text:p text:style-name="P14"><text:span text:style-name="T9">Section</text:span><text:span text:style-name="T9"> 15.2 <text:s text:c="5"/><text:tab/></text:span><text:span text:style-name="T9">Annual</text:span><text:span text:style-name="T9"> </text:span><text:span text:style-name="T9">Statement</text:span><text:span text:style-name="T9"> </text:span><text:span text:style-name="T9">of</text:span><text:span text:style-name="T9"> </text:span><text:span text:style-name="T9">Certain</text:span><text:span text:style-name="T9"> </text:span><text:span text:style-name="T9">Transactions</text:span><text:span text:style-name="T9"> </text:span><text:span text:style-name="T9">and</text:span><text:span text:style-name="T9"> </text:span><text:span text:style-name="T9">Indemnifications</text:span></text:p>
      <text:p text:style-name="P14"><text:span text:style-name="T9">As</text:span><text:span text:style-name="T9"> </text:span><text:span text:style-name="T9">part</text:span><text:span text:style-name="T9"> </text:span><text:span text:style-name="T9">of</text:span><text:span text:style-name="T9"> </text:span><text:span text:style-name="T9">the</text:span><text:span text:style-name="T9"> </text:span><text:span text:style-name="T9">annual</text:span><text:span text:style-name="T9"> </text:span><text:span text:style-name="T9">report</text:span><text:span text:style-name="T9"> </text:span><text:span text:style-name="T9">to</text:span><text:span text:style-name="T9"> </text:span><text:span text:style-name="T9">all</text:span><text:span text:style-name="T9"> </text:span><text:span text:style-name="T9">members</text:span><text:span text:style-name="T9">, </text:span><text:span text:style-name="T9">or</text:span><text:span text:style-name="T9"> </text:span><text:span text:style-name="T9">as</text:span><text:span text:style-name="T9"> </text:span><text:span text:style-name="T9">a</text:span><text:span text:style-name="T9"> </text:span><text:span text:style-name="T9">separate</text:span><text:span text:style-name="T9"> </text:span><text:span text:style-name="T9">document</text:span><text:span text:style-name="T9"> </text:span><text:span text:style-name="T9">if</text:span><text:span text:style-name="T9"> </text:span><text:span text:style-name="T9">no</text:span><text:span text:style-name="T9"> </text:span><text:span text:style-name="T9">annual</text:span><text:span text:style-name="T9"> </text:span><text:span text:style-name="T9">report</text:span><text:span text:style-name="T9"> </text:span><text:span text:style-name="T9">is</text:span><text:span text:style-name="T9"> </text:span><text:span text:style-name="T9">issued</text:span><text:span text:style-name="T9">, </text:span><text:span text:style-name="T9">the</text:span><text:span text:style-name="T9"> </text:span><text:span text:style-name="T9">Corporation</text:span><text:span text:style-name="T9"> </text:span><text:span text:style-name="T9">shall</text:span><text:span text:style-name="T9">, </text:span><text:span text:style-name="T9">within</text:span><text:span text:style-name="T9"> 120 </text:span><text:span text:style-name="T9">days</text:span><text:span text:style-name="T9"> </text:span><text:span text:style-name="T9">after</text:span><text:span text:style-name="T9"> </text:span><text:span text:style-name="T9">the</text:span><text:span text:style-name="T9"> </text:span><text:span text:style-name="T9">end</text:span><text:span text:style-name="T9"> </text:span><text:span text:style-name="T9">of</text:span><text:span text:style-name="T9"> </text:span><text:span text:style-name="T9">the</text:span><text:span text:style-name="T9"> </text:span><text:span text:style-name="T9">Corporation</text:span><text:span text:style-name="T9">'</text:span><text:span text:style-name="T9">s</text:span><text:span text:style-name="T9"> </text:span><text:span text:style-name="T9">fiscal</text:span><text:span text:style-name="T9"> </text:span><text:span text:style-name="T9">year</text:span><text:span text:style-name="T9">, </text:span><text:span text:style-name="T9">annually</text:span><text:span text:style-name="T9"> </text:span><text:span text:style-name="T9">prepare</text:span><text:span text:style-name="T9"> </text:span><text:span text:style-name="T9">and</text:span><text:span text:style-name="T9"> </text:span><text:span text:style-name="T9">mail</text:span><text:span text:style-name="T9">, </text:span><text:span text:style-name="T9">deliver</text:span><text:span text:style-name="T9">, </text:span><text:span text:style-name="T9">or</text:span><text:span text:style-name="T9"> </text:span><text:span text:style-name="T9">send</text:span><text:span text:style-name="T9"> </text:span><text:span text:style-name="T9">by</text:span><text:span text:style-name="T9"> </text:span><text:span text:style-name="T9">electronic</text:span><text:span text:style-name="T9"> </text:span><text:span text:style-name="T9">transmission</text:span><text:span text:style-name="T9"> </text:span><text:span text:style-name="T9">to</text:span><text:span text:style-name="T9"> </text:span><text:span text:style-name="T9">each</text:span><text:span text:style-name="T9"> </text:span><text:span text:style-name="T9">member</text:span><text:span text:style-name="T9"> </text:span><text:span text:style-name="T9">and</text:span><text:span text:style-name="T9"> </text:span><text:span text:style-name="T9">furnish</text:span><text:span text:style-name="T9"> </text:span><text:span text:style-name="T9">to</text:span><text:span text:style-name="T9"> </text:span><text:span text:style-name="T9">each</text:span><text:span text:style-name="T9"> </text:span><text:span text:style-name="T9">Board</text:span><text:span text:style-name="T9"> </text:span><text:span text:style-name="T9">member</text:span><text:span text:style-name="T9"> </text:span><text:span text:style-name="T9">a</text:span><text:span text:style-name="T9"> </text:span><text:span text:style-name="T9">statement</text:span><text:span text:style-name="T9"> </text:span><text:span text:style-name="T9">of</text:span><text:span text:style-name="T9"> </text:span><text:span text:style-name="T9">any</text:span><text:span text:style-name="T9"> </text:span><text:span text:style-name="T9">transaction</text:span><text:span text:style-name="T9"> </text:span><text:span text:style-name="T9">or</text:span><text:span text:style-name="T9"> </text:span><text:span text:style-name="T9">indemnification</text:span><text:span text:style-name="T9"> </text:span><text:span text:style-name="T9">of</text:span><text:span text:style-name="T9"> </text:span><text:span text:style-name="T9">the</text:span><text:span text:style-name="T9"> </text:span><text:span text:style-name="T9">following</text:span><text:span text:style-name="T9"> </text:span><text:span text:style-name="T9">kind</text:span><text:span text:style-name="T9">:</text:span></text:p>
      <text:p text:style-name="P16"><text:span text:style-name="T9">(</text:span><text:span text:style-name="T9">a</text:span><text:span text:style-name="T9">) </text:span><text:span text:style-name="T9">Any</text:span><text:span text:style-name="T9"> </text:span><text:span text:style-name="T9">transaction</text:span></text:p>
      <text:p text:style-name="P15"><text:span text:style-name="T9">(</text:span><text:span text:style-name="T9">i</text:span><text:span text:style-name="T9">) </text:span><text:span text:style-name="T9">in</text:span><text:span text:style-name="T9"> </text:span><text:span text:style-name="T9">which</text:span><text:span text:style-name="T9"> </text:span><text:span text:style-name="T9">the</text:span><text:span text:style-name="T9"> </text:span><text:span text:style-name="T9">Corporation</text:span><text:span text:style-name="T9">, </text:span><text:span text:style-name="T9">or</text:span><text:span text:style-name="T9"> </text:span><text:span text:style-name="T9">its</text:span><text:span text:style-name="T9"> </text:span><text:span text:style-name="T9">parent</text:span><text:span text:style-name="T9"> </text:span><text:span text:style-name="T9">or</text:span><text:span text:style-name="T9"> </text:span><text:span text:style-name="T9">subsidiary</text:span><text:span text:style-name="T9">, </text:span><text:span text:style-name="T9">was</text:span><text:span text:style-name="T9"> </text:span><text:span text:style-name="T9">a</text:span><text:span text:style-name="T9"> </text:span><text:span text:style-name="T9">party</text:span><text:span text:style-name="T9">,</text:span></text:p>
      <text:p text:style-name="P7"><text:span text:style-name="T9">(</text:span><text:span text:style-name="T9">ii</text:span><text:span text:style-name="T9">) </text:span><text:span text:style-name="T9">in</text:span><text:span text:style-name="T9"> </text:span><text:span text:style-name="T9">which</text:span><text:span text:style-name="T9"> </text:span><text:span text:style-name="T9">an</text:span><text:span text:style-name="T9"> "</text:span><text:span text:style-name="T9">interested</text:span><text:span text:style-name="T9"> </text:span><text:span text:style-name="T9">person</text:span><text:span text:style-name="T9">" </text:span><text:span text:style-name="T9">had</text:span><text:span text:style-name="T9"> </text:span><text:span text:style-name="T9">a</text:span><text:span text:style-name="T9"> </text:span><text:span text:style-name="T9">direct</text:span><text:span text:style-name="T9"> </text:span><text:span text:style-name="T9">or</text:span><text:span text:style-name="T9"> </text:span><text:span text:style-name="T9">indirect</text:span><text:span text:style-name="T9"> </text:span><text:span text:style-name="T9">material</text:span><text:span text:style-name="T9"> </text:span><text:span text:style-name="T9">financial</text:span><text:span text:style-name="T9"> </text:span><text:span text:style-name="T9">interest</text:span><text:span text:style-name="T9">, </text:span><text:span text:style-name="T9">and</text:span></text:p>
      <text:p text:style-name="P16"><text:span text:style-name="T9">(</text:span><text:span text:style-name="T9">iii</text:span><text:span text:style-name="T9">) </text:span><text:span text:style-name="T9">which</text:span><text:span text:style-name="T9"> </text:span><text:span text:style-name="T9">involved</text:span><text:span text:style-name="T9"> </text:span><text:span text:style-name="T9">more</text:span><text:span text:style-name="T9"> </text:span><text:span text:style-name="T9">than</text:span><text:span text:style-name="T9"> $50,000 </text:span><text:span text:style-name="T9">or</text:span><text:span text:style-name="T9"> </text:span><text:span text:style-name="T9">was</text:span><text:span text:style-name="T9"> </text:span><text:span text:style-name="T9">one</text:span><text:span text:style-name="T9"> </text:span><text:span text:style-name="T9">of</text:span><text:span text:style-name="T9"> </text:span><text:span text:style-name="T9">several</text:span><text:span text:style-name="T9"> </text:span><text:span text:style-name="T9">transactions</text:span><text:span text:style-name="T9"> </text:span><text:span text:style-name="T9">with</text:span><text:span text:style-name="T9"> </text:span><text:span text:style-name="T9">the</text:span><text:span text:style-name="T9"> </text:span><text:span text:style-name="T9">same</text:span><text:span text:style-name="T9"> </text:span><text:span text:style-name="T9">interested</text:span><text:span text:style-name="T9"> </text:span><text:span text:style-name="T9">person</text:span><text:span text:style-name="T9"> </text:span><text:span text:style-name="T9">involving</text:span><text:span text:style-name="T9">, </text:span><text:span text:style-name="T9">in</text:span><text:span text:style-name="T9"> </text:span><text:span text:style-name="T9">the</text:span><text:span text:style-name="T9"> </text:span><text:span text:style-name="T9">aggregate</text:span><text:span text:style-name="T9">, </text:span><text:span text:style-name="T9">more</text:span><text:span text:style-name="T9"> </text:span><text:span text:style-name="T9">than</text:span><text:span text:style-name="T9"> $50,000. </text:span><text:span text:style-name="T9">For</text:span><text:span text:style-name="T9"> </text:span><text:span text:style-name="T9">this</text:span><text:span text:style-name="T9"> </text:span><text:span text:style-name="T9">purpose</text:span><text:span text:style-name="T9">, </text:span><text:span text:style-name="T9">an</text:span><text:span text:style-name="T9"> "</text:span><text:span text:style-name="T9">interested</text:span><text:span text:style-name="T9"> </text:span><text:span text:style-name="T9">person</text:span><text:span text:style-name="T9">" </text:span><text:span text:style-name="T9">is</text:span><text:span text:style-name="T9"> </text:span><text:span text:style-name="T9">either</text:span></text:p>
      <text:p text:style-name="P15"><text:span text:style-name="T9">(1) </text:span><text:span text:style-name="T9">any</text:span><text:span text:style-name="T9"> </text:span><text:span text:style-name="T9">Board</text:span><text:span text:style-name="T9"> </text:span><text:span text:style-name="T9">member</text:span><text:span text:style-name="T9"> </text:span><text:span text:style-name="T9">or</text:span><text:span text:style-name="T9"> </text:span><text:span text:style-name="T9">officer</text:span><text:span text:style-name="T9"> </text:span><text:span text:style-name="T9">of</text:span><text:span text:style-name="T9"> </text:span><text:span text:style-name="T9">the</text:span><text:span text:style-name="T9"> </text:span><text:span text:style-name="T9">Corporation</text:span><text:span text:style-name="T9">, </text:span><text:span text:style-name="T9">its</text:span><text:span text:style-name="T9"> </text:span><text:span text:style-name="T9">parent</text:span><text:span text:style-name="T9"> </text:span><text:span text:style-name="T9">or</text:span><text:span text:style-name="T9"> </text:span><text:span text:style-name="T9">subsidiary</text:span><text:span text:style-name="T9"> (</text:span><text:span text:style-name="T9">but</text:span><text:span text:style-name="T9"> </text:span><text:span text:style-name="T9">mere</text:span><text:span text:style-name="T9"> </text:span><text:span text:style-name="T9">common</text:span><text:span text:style-name="T9"> </text:span><text:span text:style-name="T9">Board</text:span><text:span text:style-name="T9"> </text:span><text:span text:style-name="T9">membership</text:span><text:span text:style-name="T9"> </text:span><text:span text:style-name="T9">shall</text:span><text:span text:style-name="T9"> </text:span><text:span text:style-name="T9">not</text:span><text:span text:style-name="T9"> </text:span><text:span text:style-name="T9">be</text:span><text:span text:style-name="T9"> </text:span><text:span text:style-name="T9">considered</text:span><text:span text:style-name="T9"> </text:span><text:span text:style-name="T9">such</text:span><text:span text:style-name="T9"> </text:span><text:span text:style-name="T9">an</text:span><text:span text:style-name="T9"> </text:span><text:span text:style-name="T9">interest</text:span><text:span text:style-name="T9">); </text:span><text:span text:style-name="T9">or</text:span></text:p>
      <text:p text:style-name="P15"><text:span text:style-name="T9">(2) </text:span><text:span text:style-name="T9">any</text:span><text:span text:style-name="T9"> </text:span><text:span text:style-name="T9">holder</text:span><text:span text:style-name="T9"> </text:span><text:span text:style-name="T9">of</text:span><text:span text:style-name="T9"> </text:span><text:span text:style-name="T9">more</text:span><text:span text:style-name="T9"> </text:span><text:span text:style-name="T9">than</text:span><text:span text:style-name="T9"> 10 </text:span><text:span text:style-name="T9">percent</text:span><text:span text:style-name="T9"> </text:span><text:span text:style-name="T9">of</text:span><text:span text:style-name="T9"> </text:span><text:span text:style-name="T9">the</text:span><text:span text:style-name="T9"> </text:span><text:span text:style-name="T9">voting</text:span><text:span text:style-name="T9"> </text:span><text:span text:style-name="T9">power</text:span><text:span text:style-name="T9"> </text:span><text:span text:style-name="T9">of</text:span><text:span text:style-name="T9"> </text:span><text:span text:style-name="T9">the</text:span><text:span text:style-name="T9"> </text:span><text:span text:style-name="T9">Corporation</text:span><text:span text:style-name="T9">, </text:span><text:span text:style-name="T9">its</text:span><text:span text:style-name="T9"> </text:span><text:span text:style-name="T9">parent</text:span><text:span text:style-name="T9">, </text:span><text:span text:style-name="T9">or</text:span><text:span text:style-name="T9"> </text:span><text:span text:style-name="T9">its</text:span><text:span text:style-name="T9"> </text:span><text:span text:style-name="T9">subsidiary</text:span><text:span text:style-name="T9">. </text:span><text:span text:style-name="T9">The</text:span><text:span text:style-name="T9"> </text:span><text:span text:style-name="T9">statement</text:span><text:span text:style-name="T9"> </text:span><text:span text:style-name="T9">shall</text:span><text:span text:style-name="T9"> </text:span><text:span text:style-name="T9">include</text:span><text:span text:style-name="T9"> </text:span><text:span text:style-name="T9">a</text:span><text:span text:style-name="T9"> </text:span><text:span text:style-name="T9">brief</text:span><text:span text:style-name="T9"> </text:span><text:span text:style-name="T9">description</text:span><text:span text:style-name="T9"> </text:span><text:span text:style-name="T9">of</text:span><text:span text:style-name="T9"> </text:span><text:span text:style-name="T9">the</text:span><text:span text:style-name="T9"> </text:span><text:span text:style-name="T9">transaction</text:span><text:span text:style-name="T9">, </text:span><text:span text:style-name="T9">the</text:span><text:span text:style-name="T9"> </text:span><text:span text:style-name="T9">names</text:span><text:span text:style-name="T9"> </text:span><text:span text:style-name="T9">of</text:span><text:span text:style-name="T9"> </text:span><text:span text:style-name="T9">interested</text:span><text:span text:style-name="T9"> </text:span><text:span text:style-name="T9">persons</text:span><text:span text:style-name="T9"> </text:span><text:span text:style-name="T9">involved</text:span><text:span text:style-name="T9">, </text:span><text:span text:style-name="T9">their</text:span><text:span text:style-name="T9"> </text:span><text:span text:style-name="T9">relationship</text:span><text:span text:style-name="T9"> </text:span><text:span text:style-name="T9">to</text:span><text:span text:style-name="T9"> </text:span><text:span text:style-name="T9">the</text:span><text:span text:style-name="T9"> </text:span><text:span text:style-name="T9">Corporation</text:span><text:span text:style-name="T9">, </text:span><text:span text:style-name="T9">the</text:span><text:span text:style-name="T9"> </text:span><text:span text:style-name="T9">nature</text:span><text:span text:style-name="T9"> </text:span><text:span text:style-name="T9">of</text:span><text:span text:style-name="T9"> </text:span><text:span text:style-name="T9">their</text:span><text:span text:style-name="T9"> </text:span><text:span text:style-name="T9">interest</text:span><text:span text:style-name="T9"> </text:span><text:span text:style-name="T9">in</text:span><text:span text:style-name="T9"> </text:span><text:span text:style-name="T9">the</text:span><text:span text:style-name="T9"> </text:span><text:span text:style-name="T9">transaction</text:span><text:span text:style-name="T9"> </text:span><text:span text:style-name="T9">and</text:span><text:span text:style-name="T9">, </text:span><text:span text:style-name="T9">if</text:span><text:span text:style-name="T9"> </text:span><text:span text:style-name="T9">practicable</text:span><text:span text:style-name="T9">, </text:span><text:span text:style-name="T9">the</text:span><text:span text:style-name="T9"> </text:span><text:span text:style-name="T9">amount</text:span><text:span text:style-name="T9"> </text:span><text:span text:style-name="T9">of</text:span><text:span text:style-name="T9"> </text:span><text:span text:style-name="T9">that</text:span><text:span text:style-name="T9"> </text:span><text:span text:style-name="T9">interest</text:span><text:span text:style-name="T9">, </text:span><text:span text:style-name="T9">provided</text:span><text:span text:style-name="T9"> </text:span><text:span text:style-name="T9">that</text:span><text:span text:style-name="T9"> </text:span><text:span text:style-name="T9">if</text:span><text:span text:style-name="T9"> </text:span><text:span text:style-name="T9">the</text:span><text:span text:style-name="T9"> </text:span><text:span text:style-name="T9">transaction</text:span><text:span text:style-name="T9"> </text:span><text:span text:style-name="T9">was</text:span><text:span text:style-name="T9"> </text:span><text:span text:style-name="T9">with</text:span><text:span text:style-name="T9"> </text:span><text:span text:style-name="T9">a</text:span><text:span text:style-name="T9"> </text:span><text:span text:style-name="T9">partnership</text:span><text:span text:style-name="T9"> </text:span><text:span text:style-name="T9">in</text:span><text:span text:style-name="T9"> </text:span><text:span text:style-name="T9">which</text:span><text:span text:style-name="T9"> </text:span><text:span text:style-name="T9">the</text:span><text:span text:style-name="T9"> </text:span><text:span text:style-name="T9">interested</text:span><text:span text:style-name="T9"> </text:span><text:span text:style-name="T9">person</text:span><text:span text:style-name="T9"> </text:span><text:span text:style-name="T9">is</text:span><text:span text:style-name="T9"> </text:span><text:span text:style-name="T9">a</text:span><text:span text:style-name="T9"> </text:span><text:span text:style-name="T9">partner</text:span><text:span text:style-name="T9">, </text:span><text:span text:style-name="T9">only</text:span><text:span text:style-name="T9"> </text:span><text:span text:style-name="T9">the</text:span><text:span text:style-name="T9"> </text:span><text:span text:style-name="T9">interest</text:span><text:span text:style-name="T9"> </text:span><text:span text:style-name="T9">of</text:span><text:span text:style-name="T9"> </text:span><text:span text:style-name="T9">the</text:span><text:span text:style-name="T9"> </text:span><text:span text:style-name="T9">partnership</text:span><text:span text:style-name="T9"> </text:span><text:span text:style-name="T9">need</text:span><text:span text:style-name="T9"> </text:span><text:span text:style-name="T9">be</text:span><text:span text:style-name="T9"> </text:span><text:span text:style-name="T9">stated</text:span><text:span text:style-name="T9">.</text:span></text:p>
      <text:p text:style-name="P7"><text:soft-page-break/><text:span text:style-name="T9">(</text:span><text:span text:style-name="T9">b</text:span><text:span text:style-name="T9">) </text:span><text:span text:style-name="T9">Any</text:span><text:span text:style-name="T9"> </text:span><text:span text:style-name="T9">indemnifications</text:span><text:span text:style-name="T9"> </text:span><text:span text:style-name="T9">or</text:span><text:span text:style-name="T9"> </text:span><text:span text:style-name="T9">advances</text:span><text:span text:style-name="T9"> </text:span><text:span text:style-name="T9">aggregating</text:span><text:span text:style-name="T9"> </text:span><text:span text:style-name="T9">more</text:span><text:span text:style-name="T9"> </text:span><text:span text:style-name="T9">than</text:span><text:span text:style-name="T9"> $10,000 </text:span><text:span text:style-name="T9">paid</text:span><text:span text:style-name="T9"> </text:span><text:span text:style-name="T9">during</text:span><text:span text:style-name="T9"> </text:span><text:span text:style-name="T9">the</text:span><text:span text:style-name="T9"> </text:span><text:span text:style-name="T9">fiscal</text:span><text:span text:style-name="T9"> </text:span><text:span text:style-name="T9">year</text:span><text:span text:style-name="T9"> </text:span><text:span text:style-name="T9">to</text:span><text:span text:style-name="T9"> </text:span><text:span text:style-name="T9">any</text:span><text:span text:style-name="T9"> </text:span><text:span text:style-name="T9">officer</text:span><text:span text:style-name="T9"> </text:span><text:span text:style-name="T9">or</text:span><text:span text:style-name="T9"> </text:span><text:span text:style-name="T9">Board</text:span><text:span text:style-name="T9"> </text:span><text:span text:style-name="T9">member</text:span><text:span text:style-name="T9"> </text:span><text:span text:style-name="T9">of</text:span><text:span text:style-name="T9"> </text:span><text:span text:style-name="T9">the</text:span><text:span text:style-name="T9"> </text:span><text:span text:style-name="T9">Corporation</text:span><text:span text:style-name="T9"> </text:span><text:span text:style-name="T9">under</text:span><text:span text:style-name="T9"> </text:span><text:span text:style-name="T9">Article</text:span><text:span text:style-name="T9"> 11 </text:span><text:span text:style-name="T9">of</text:span><text:span text:style-name="T9"> </text:span><text:span text:style-name="T9">these</text:span><text:span text:style-name="T9"> </text:span><text:span text:style-name="T9">bylaws</text:span><text:span text:style-name="T9">, </text:span><text:span text:style-name="T9">unless</text:span><text:span text:style-name="T9"> </text:span><text:span text:style-name="T9">that</text:span><text:span text:style-name="T9"> </text:span><text:span text:style-name="T9">indemnification</text:span><text:span text:style-name="T9"> </text:span><text:span text:style-name="T9">has</text:span><text:span text:style-name="T9"> </text:span><text:span text:style-name="T9">already</text:span><text:span text:style-name="T9"> </text:span><text:span text:style-name="T9">been</text:span><text:span text:style-name="T9"> </text:span><text:span text:style-name="T9">approved</text:span><text:span text:style-name="T9"> </text:span><text:span text:style-name="T9">by</text:span><text:span text:style-name="T9"> </text:span><text:span text:style-name="T9">the</text:span><text:span text:style-name="T9"> </text:span><text:span text:style-name="T9">members</text:span><text:span text:style-name="T9"> </text:span><text:span text:style-name="T9">under</text:span><text:span text:style-name="T9"> </text:span><text:span text:style-name="T9">Corporations</text:span><text:span text:style-name="T9"> </text:span><text:span text:style-name="T9">Code</text:span><text:span text:style-name="T9"> </text:span><text:span text:style-name="T9">section</text:span><text:span text:style-name="T9"> 5238(</text:span><text:span text:style-name="T9">e</text:span><text:span text:style-name="T9">)(2).</text:span></text:p>
      <text:h text:style-name="P30" text:outline-level="10"><text:bookmark text:name="h.ayvrp8tl94qy"/>Article 16 <text:s text:c="9"/><text:tab/>Amendments</text:h>
      <text:p text:style-name="P14"><text:span text:style-name="T9">Section</text:span><text:span text:style-name="T9"> 16.1 <text:s text:c="5"/><text:tab/></text:span><text:span text:style-name="T9">Amendments</text:span><text:span text:style-name="T9"> </text:span><text:span text:style-name="T9">by</text:span><text:span text:style-name="T9"> </text:span><text:span text:style-name="T9">Board</text:span><text:span text:style-name="T9"> </text:span><text:span text:style-name="T9">members</text:span></text:p>
      <text:p text:style-name="P14"><text:span text:style-name="T9">Board</text:span><text:span text:style-name="T9"> </text:span><text:span text:style-name="T9">members</text:span><text:span text:style-name="T9"> </text:span><text:span text:style-name="T9">may</text:span><text:span text:style-name="T9"> </text:span><text:span text:style-name="T9">recommend</text:span><text:span text:style-name="T9"> <text:s/></text:span><text:span text:style-name="T9">amendments</text:span><text:span text:style-name="T9"> </text:span><text:span text:style-name="T9">to</text:span><text:span text:style-name="T9"> </text:span><text:span text:style-name="T9">the</text:span><text:span text:style-name="T9"> </text:span><text:span text:style-name="T9">Articles</text:span><text:span text:style-name="T9"> </text:span><text:span text:style-name="T9">of</text:span><text:span text:style-name="T9"> </text:span><text:span text:style-name="T9">InCorporation</text:span><text:span text:style-name="T9"> </text:span><text:span text:style-name="T9">or</text:span><text:span text:style-name="T9"> </text:span><text:span text:style-name="T9">Bylaws</text:span><text:span text:style-name="T9"> </text:span><text:span text:style-name="T9">and</text:span><text:span text:style-name="T9"> </text:span><text:span text:style-name="T9">have</text:span><text:span text:style-name="T9"> </text:span><text:span text:style-name="T9">the</text:span><text:span text:style-name="T9"> </text:span><text:span text:style-name="T9">right</text:span><text:span text:style-name="T9"> </text:span><text:span text:style-name="T9">to</text:span><text:span text:style-name="T9"> </text:span><text:span text:style-name="T9">vote</text:span><text:span text:style-name="T9"> </text:span><text:span text:style-name="T9">as</text:span><text:span text:style-name="T9"> </text:span><text:span text:style-name="T9">members</text:span><text:span text:style-name="T9"> </text:span><text:span text:style-name="T9">on</text:span><text:span text:style-name="T9"> </text:span><text:span text:style-name="T9">ballots</text:span><text:span text:style-name="T9"> </text:span><text:span text:style-name="T9">that</text:span><text:span text:style-name="T9"> </text:span><text:span text:style-name="T9">address</text:span><text:span text:style-name="T9"> </text:span><text:span text:style-name="T9">amendments</text:span><text:span text:style-name="T9"> </text:span><text:span text:style-name="T9">and</text:span><text:span text:style-name="T9"> </text:span><text:span text:style-name="T9">resolutions</text:span><text:span text:style-name="T9">.</text:span></text:p>
      <text:p text:style-name="P14"><text:span text:style-name="T9">Section</text:span><text:span text:style-name="T9"> 16.2 <text:s text:c="5"/><text:tab/></text:span><text:span text:style-name="T9">Amendments</text:span><text:span text:style-name="T9"> </text:span><text:span text:style-name="T9">by</text:span><text:span text:style-name="T9"> </text:span><text:span text:style-name="T9">Members</text:span></text:p>
      <text:p text:style-name="P14"><text:span text:style-name="T9">A</text:span><text:span text:style-name="T9">.</text:span><text:span text:style-name="T7"> <text:s text:c="6"/></text:span><text:span text:style-name="T9">As</text:span><text:span text:style-name="T9"> </text:span><text:span text:style-name="T9">seen</text:span><text:span text:style-name="T9"> </text:span><text:span text:style-name="T9">fit</text:span><text:span text:style-name="T9"> </text:span><text:span text:style-name="T9">for</text:span><text:span text:style-name="T9"> </text:span><text:span text:style-name="T9">the</text:span><text:span text:style-name="T9"> </text:span><text:span text:style-name="T9">furtherance</text:span><text:span text:style-name="T9"> </text:span><text:span text:style-name="T9">of</text:span><text:span text:style-name="T9"> </text:span><text:span text:style-name="T9">the</text:span><text:span text:style-name="T9"> </text:span><text:span text:style-name="T9">purpose</text:span><text:span text:style-name="T9"> </text:span><text:span text:style-name="T9">of</text:span><text:span text:style-name="T9"> </text:span><text:span text:style-name="T9">the</text:span><text:span text:style-name="T9"> </text:span><text:span text:style-name="T9">Corporation</text:span><text:span text:style-name="T9"> </text:span><text:span text:style-name="T9">outlined</text:span><text:span text:style-name="T9"> </text:span><text:span text:style-name="T9">in</text:span><text:span text:style-name="T9"> </text:span><text:span text:style-name="T9">Article</text:span><text:span text:style-name="T9"> 2, </text:span><text:span text:style-name="T9">members</text:span><text:span text:style-name="T9"> </text:span><text:span text:style-name="T9">may</text:span><text:span text:style-name="T9"> </text:span><text:span text:style-name="T9">recommend</text:span><text:span text:style-name="T9"> <text:s/></text:span><text:span text:style-name="T9">amendments</text:span><text:span text:style-name="T9"> </text:span><text:span text:style-name="T9">to</text:span><text:span text:style-name="T9"> </text:span><text:span text:style-name="T9">the</text:span><text:span text:style-name="T9"> </text:span><text:span text:style-name="T9">bylaws</text:span><text:span text:style-name="T9"> </text:span><text:span text:style-name="T9">to</text:span><text:span text:style-name="T9"> </text:span><text:span text:style-name="T9">be</text:span><text:span text:style-name="T9"> </text:span><text:span text:style-name="T9">ratified</text:span><text:span text:style-name="T9"> </text:span><text:span text:style-name="T9">at</text:span><text:span text:style-name="T9"> </text:span><text:span text:style-name="T9">the</text:span><text:span text:style-name="T9"> </text:span><text:span text:style-name="T9">Corporation</text:span><text:span text:style-name="T9">’</text:span><text:span text:style-name="T9">s</text:span><text:span text:style-name="T9"> </text:span><text:span text:style-name="T9">Annual</text:span><text:span text:style-name="T9"> </text:span><text:span text:style-name="T9">meeting</text:span><text:span text:style-name="T9"> </text:span><text:span text:style-name="T9">or</text:span><text:span text:style-name="T9"> </text:span><text:span text:style-name="T9">at</text:span><text:span text:style-name="T9"> </text:span><text:span text:style-name="T9">a</text:span><text:span text:style-name="T9"> </text:span><text:span text:style-name="T9">Special</text:span><text:span text:style-name="T9"> </text:span><text:span text:style-name="T9">meeting</text:span><text:span text:style-name="T9"> </text:span><text:span text:style-name="T9">called</text:span><text:span text:style-name="T9"> </text:span><text:span text:style-name="T9">for</text:span><text:span text:style-name="T9"> </text:span><text:span text:style-name="T9">such</text:span><text:span text:style-name="T9"> </text:span><text:span text:style-name="T9">purpose</text:span><text:span text:style-name="T9">.</text:span></text:p>
      <text:p text:style-name="P14"><text:span text:style-name="T9">B</text:span><text:span text:style-name="T9">.</text:span><text:span text:style-name="T7"> <text:s text:c="6"/></text:span><text:span text:style-name="T9">Any</text:span><text:span text:style-name="T9"> </text:span><text:span text:style-name="T9">amendment</text:span><text:span text:style-name="T9"> </text:span><text:span text:style-name="T9">must</text:span><text:span text:style-name="T9"> </text:span><text:span text:style-name="T9">not</text:span><text:span text:style-name="T9"> </text:span><text:span text:style-name="T9">result</text:span><text:span text:style-name="T9"> </text:span><text:span text:style-name="T9">in</text:span><text:span text:style-name="T9"> </text:span><text:span text:style-name="T9">a</text:span><text:span text:style-name="T9"> </text:span><text:span text:style-name="T9">conflict</text:span><text:span text:style-name="T9"> </text:span><text:span text:style-name="T9">with</text:span><text:span text:style-name="T9"> </text:span><text:span text:style-name="T9">California</text:span><text:span text:style-name="T9"> </text:span><text:span text:style-name="T9">Nonprofit</text:span><text:span text:style-name="T9"> </text:span><text:span text:style-name="T9">Corporations</text:span><text:span text:style-name="T9"> </text:span><text:span text:style-name="T9">Code</text:span><text:span text:style-name="T9">.</text:span></text:p>
      <text:p text:style-name="P14"><text:span text:style-name="T9">C</text:span><text:span text:style-name="T9">.</text:span><text:span text:style-name="T7"> <text:s text:c="6"/></text:span><text:span text:style-name="T9">All</text:span><text:span text:style-name="T9"> </text:span><text:span text:style-name="T9">recommendations</text:span><text:span text:style-name="T9"> </text:span><text:span text:style-name="T9">will</text:span><text:span text:style-name="T9"> </text:span><text:span text:style-name="T9">be</text:span><text:span text:style-name="T9"> </text:span><text:span text:style-name="T9">submitted</text:span><text:span text:style-name="T9"> </text:span><text:span text:style-name="T9">to</text:span><text:span text:style-name="T9"> </text:span><text:span text:style-name="T9">the</text:span><text:span text:style-name="T9"> </text:span><text:span text:style-name="T9">secretary</text:span><text:span text:style-name="T9"> </text:span><text:span text:style-name="T9">in</text:span><text:span text:style-name="T9"> </text:span><text:span text:style-name="T9">writing</text:span><text:span text:style-name="T9"> </text:span><text:span text:style-name="T9">at</text:span><text:span text:style-name="T9"> </text:span><text:span text:style-name="T9">least</text:span><text:span text:style-name="T9"> 21 </text:span><text:span text:style-name="T9">days</text:span><text:span text:style-name="T9"> </text:span><text:span text:style-name="T9">prior</text:span><text:span text:style-name="T9"> </text:span><text:span text:style-name="T9">to</text:span><text:span text:style-name="T9"> </text:span><text:span text:style-name="T9">the</text:span><text:span text:style-name="T9"> </text:span><text:span text:style-name="T9">Annual</text:span><text:span text:style-name="T9"> </text:span><text:span text:style-name="T9">meeting</text:span><text:span text:style-name="T9"> </text:span><text:span text:style-name="T9">or</text:span><text:span text:style-name="T9"> </text:span><text:span text:style-name="T9">a</text:span><text:span text:style-name="T9"> </text:span><text:span text:style-name="T9">Special</text:span><text:span text:style-name="T9"> </text:span><text:span text:style-name="T9">meeting</text:span><text:span text:style-name="T9"> </text:span><text:span text:style-name="T9">will</text:span><text:span text:style-name="T9"> </text:span><text:span text:style-name="T9">be</text:span><text:span text:style-name="T9"> </text:span><text:span text:style-name="T9">called</text:span><text:span text:style-name="T9"> </text:span><text:span text:style-name="T9">as</text:span><text:span text:style-name="T9"> </text:span><text:span text:style-name="T9">outlined</text:span><text:span text:style-name="T9"> </text:span><text:span text:style-name="T9">in</text:span><text:span text:style-name="T9"> </text:span><text:span text:style-name="T9">Section</text:span><text:span text:style-name="T9"> 6.10.</text:span><text:span text:style-name="T9">B</text:span><text:span text:style-name="T9">.2</text:span></text:p>
      <text:p text:style-name="P14"><text:span text:style-name="T9">D</text:span><text:span text:style-name="T9">.</text:span><text:span text:style-name="T7"> <text:s text:c="6"/></text:span><text:span text:style-name="T9">No</text:span><text:span text:style-name="T9"> </text:span><text:span text:style-name="T9">amendment</text:span><text:span text:style-name="T9"> </text:span><text:span text:style-name="T9">may</text:span><text:span text:style-name="T9"> </text:span><text:span text:style-name="T9">extend</text:span><text:span text:style-name="T9"> </text:span><text:span text:style-name="T9">the</text:span><text:span text:style-name="T9"> </text:span><text:span text:style-name="T9">term</text:span><text:span text:style-name="T9"> </text:span><text:span text:style-name="T9">of</text:span><text:span text:style-name="T9"> </text:span><text:span text:style-name="T9">a</text:span><text:span text:style-name="T9"> </text:span><text:span text:style-name="T9">Board</text:span><text:span text:style-name="T9"> </text:span><text:span text:style-name="T9">member</text:span><text:span text:style-name="T9"> </text:span><text:span text:style-name="T9">beyond</text:span><text:span text:style-name="T9"> </text:span><text:span text:style-name="T9">that</text:span><text:span text:style-name="T9"> </text:span><text:span text:style-name="T9">for</text:span><text:span text:style-name="T9"> </text:span><text:span text:style-name="T9">which</text:span><text:span text:style-name="T9"> </text:span><text:span text:style-name="T9">such</text:span><text:span text:style-name="T9"> </text:span><text:span text:style-name="T9">Board</text:span><text:span text:style-name="T9"> </text:span><text:span text:style-name="T9">member</text:span><text:span text:style-name="T9"> </text:span><text:span text:style-name="T9">was</text:span><text:span text:style-name="T9"> </text:span><text:span text:style-name="T9">elected</text:span><text:span text:style-name="T9">.</text:span></text:p>
      <text:p text:style-name="P14"><text:span text:style-name="T9">E</text:span><text:span text:style-name="T9">.</text:span><text:span text:style-name="T7"> <text:s text:c="7"/></text:span><text:span text:style-name="T9"><text:s/></text:span><text:span text:style-name="T9">If</text:span><text:span text:style-name="T9"> </text:span><text:span text:style-name="T9">bylaws</text:span><text:span text:style-name="T9"> </text:span><text:span text:style-name="T9">are</text:span><text:span text:style-name="T9"> </text:span><text:span text:style-name="T9">adopted</text:span><text:span text:style-name="T9">, </text:span><text:span text:style-name="T9">amended</text:span><text:span text:style-name="T9"> </text:span><text:span text:style-name="T9">or</text:span><text:span text:style-name="T9"> </text:span><text:span text:style-name="T9">repealed</text:span><text:span text:style-name="T9"> </text:span><text:span text:style-name="T9">at</text:span><text:span text:style-name="T9"> </text:span><text:span text:style-name="T9">a</text:span><text:span text:style-name="T9"> </text:span><text:span text:style-name="T9">meeting</text:span><text:span text:style-name="T9"> </text:span><text:span text:style-name="T9">of</text:span><text:span text:style-name="T9"> </text:span><text:span text:style-name="T9">the</text:span><text:span text:style-name="T9"> </text:span><text:span text:style-name="T9">Board</text:span><text:span text:style-name="T9">, </text:span><text:span text:style-name="T9">such</text:span><text:span text:style-name="T9"> </text:span><text:span text:style-name="T9">action</text:span><text:span text:style-name="T9"> </text:span><text:span text:style-name="T9">is</text:span><text:span text:style-name="T9"> </text:span><text:span text:style-name="T9">authorized</text:span><text:span text:style-name="T9"> </text:span><text:span text:style-name="T9">only</text:span><text:span text:style-name="T9"> </text:span><text:span text:style-name="T9">at</text:span><text:span text:style-name="T9"> </text:span><text:span text:style-name="T9">a</text:span><text:span text:style-name="T9"> </text:span><text:span text:style-name="T9">duly</text:span><text:span text:style-name="T9"> </text:span><text:span text:style-name="T9">called</text:span><text:span text:style-name="T9"> </text:span><text:span text:style-name="T9">and</text:span><text:span text:style-name="T9"> </text:span><text:span text:style-name="T9">held</text:span><text:span text:style-name="T9"> </text:span><text:span text:style-name="T9">meeting</text:span><text:span text:style-name="T9"> </text:span><text:span text:style-name="T9">for</text:span><text:span text:style-name="T9"> </text:span><text:span text:style-name="T9">which</text:span><text:span text:style-name="T9"> </text:span><text:span text:style-name="T9">written</text:span><text:span text:style-name="T9"> </text:span><text:span text:style-name="T9">notice</text:span><text:span text:style-name="T9"> </text:span><text:span text:style-name="T9">of</text:span><text:span text:style-name="T9"> </text:span><text:span text:style-name="T9">such</text:span><text:span text:style-name="T9"> </text:span><text:span text:style-name="T9">meeting</text:span><text:span text:style-name="T9">, </text:span><text:span text:style-name="T9">setting</text:span><text:span text:style-name="T9"> </text:span><text:span text:style-name="T9">forth</text:span><text:span text:style-name="T9"> </text:span><text:span text:style-name="T9">the</text:span><text:span text:style-name="T9"> </text:span><text:span text:style-name="T9">proposed</text:span><text:span text:style-name="T9"> </text:span><text:span text:style-name="T9">bylaw</text:span><text:span text:style-name="T9"> </text:span><text:span text:style-name="T9">revisions</text:span><text:span text:style-name="T9"> </text:span><text:span text:style-name="T9">with</text:span><text:span text:style-name="T9"> </text:span><text:span text:style-name="T9">explanations</text:span><text:span text:style-name="T9"> </text:span><text:span text:style-name="T9">therefor</text:span><text:span text:style-name="T9">, </text:span><text:span text:style-name="T9">is</text:span><text:span text:style-name="T9"> </text:span><text:span text:style-name="T9">given</text:span><text:span text:style-name="T9"> </text:span><text:span text:style-name="T9">in</text:span><text:span text:style-name="T9"> </text:span><text:span text:style-name="T9">accordance</text:span><text:span text:style-name="T9"> </text:span><text:span text:style-name="T9">with</text:span><text:span text:style-name="T9"> </text:span><text:span text:style-name="T9">these</text:span><text:span text:style-name="T9"> </text:span><text:span text:style-name="T9">Bylaws</text:span><text:span text:style-name="T9">, </text:span><text:span text:style-name="T9">unless</text:span><text:span text:style-name="T9"> </text:span><text:span text:style-name="T9">such</text:span><text:span text:style-name="T9"> </text:span><text:span text:style-name="T9">notice</text:span><text:span text:style-name="T9"> </text:span><text:span text:style-name="T9">is</text:span><text:span text:style-name="T9"> </text:span><text:span text:style-name="T9">waived</text:span><text:span text:style-name="T9"> </text:span><text:span text:style-name="T9">in</text:span><text:span text:style-name="T9"> </text:span><text:span text:style-name="T9">accordance</text:span><text:span text:style-name="T9"> </text:span><text:span text:style-name="T9">with</text:span><text:span text:style-name="T9"> </text:span><text:span text:style-name="T9">these</text:span><text:span text:style-name="T9"> </text:span><text:span text:style-name="T9">Bylaws</text:span><text:span text:style-name="T9">.</text:span></text:p>
      <text:p text:style-name="P23"><text:s text:c="28"/><text:tab/></text:p>
      <text:p text:style-name="P23"><text:s/></text:p>
      <text:p text:style-name="P24"><text:s/></text:p>
      <text:p text:style-name="P23"><text:s/></text:p>
      <text:p text:style-name="P22"><text:s/></text:p>
      <text:p text:style-name="P23"><text:s/></text:p>
      <text:p text:style-name="P1"><text:s/></text:p>
      <text:p text:style-name="P1"><text:s text:c="12"/><text:tab/></text:p>
      <text:p text:style-name="P1"><text:s/></text:p>
      <text:p text:style-name="P1"><text:s/></text:p>
      <text:p text:style-name="P1"><text:s/></text:p>
      <text:p text:style-name="P1"><text:s/></text:p>
      <text:p text:style-name="P1"><text:s text:c="3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Verdana" svg:font-family="Verdan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
    <meta:initial-creator/>
    <dc:creator>matt harbowy</dc:creator>
    <meta:editing-cycles>2</meta:editing-cycles>
    <meta:document-statistic meta:table-count="0" meta:image-count="0" meta:object-count="0" meta:page-count="17" meta:paragraph-count="332" meta:word-count="7775" meta:character-count="47993"/>
    <dc:date>2015-03-13T22:04:00</dc:date>
    <meta:editing-duration>PT8M4S</meta:editing-duration>
  </office:meta>
</office:document-meta>
</file>